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65in"/>
    </style:style>
    <style:style style:name="co2" style:family="table-column">
      <style:table-column-properties fo:break-before="auto" style:column-width="1.5807in"/>
    </style:style>
    <style:style style:name="co3" style:family="table-column">
      <style:table-column-properties fo:break-before="auto" style:column-width="0.822in"/>
    </style:style>
    <style:style style:name="co4" style:family="table-column">
      <style:table-column-properties fo:break-before="auto" style:column-width="0.8902in"/>
    </style:style>
    <style:style style:name="co5" style:family="table-column">
      <style:table-column-properties fo:break-before="auto" style:column-width="1.2547in"/>
    </style:style>
    <style:style style:name="co6" style:family="table-column">
      <style:table-column-properties fo:break-before="auto" style:column-width="0.752in"/>
    </style:style>
    <style:style style:name="co7" style:family="table-column">
      <style:table-column-properties fo:break-before="auto" style:column-width="0.698in"/>
    </style:style>
    <style:style style:name="co8" style:family="table-column">
      <style:table-column-properties fo:break-before="auto" style:column-width="0.9154in"/>
    </style:style>
    <style:style style:name="co9" style:family="table-column">
      <style:table-column-properties fo:break-before="auto" style:column-width="1.248in"/>
    </style:style>
    <style:style style:name="co10" style:family="table-column">
      <style:table-column-properties fo:break-before="auto" style:column-width="3.4252in"/>
    </style:style>
    <style:style style:name="co11" style:family="table-column">
      <style:table-column-properties fo:break-before="auto" style:column-width="1.9138in"/>
    </style:style>
    <style:style style:name="co12" style:family="table-column">
      <style:table-column-properties fo:break-before="auto" style:column-width="3.1382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4" table:number-columns-repeated="8" table:default-cell-style-name="Default"/>
        <table:table-column table:style-name="co9" table:default-cell-style-name="Default"/>
        <table:table-column table:style-name="co4" table:number-columns-repeated="31"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4" table:number-columns-repeated="971" table:default-cell-style-name="Default"/>
        <table:table-row table:style-name="ro1">
          <table:table-cell office:value-type="string">
            <text:p>pid</text:p>
          </table:table-cell>
          <table:table-cell office:value-type="string">
            <text:p>label</text:p>
          </table:table-cell>
          <table:table-cell office:value-type="string">
            <text:p>object_type</text:p>
          </table:table-cell>
          <table:table-cell office:value-type="string">
            <text:p>genre</text:p>
          </table:table-cell>
          <table:table-cell office:value-type="string">
            <text:p>worktags</text:p>
          </table:table-cell>
          <table:table-cell office:value-type="string">
            <text:p>iconclass_code</text:p>
          </table:table-cell>
          <table:table-cell office:value-type="string">
            <text:p>height_cm</text:p>
          </table:table-cell>
          <table:table-cell office:value-type="string">
            <text:p>width_cm</text:p>
          </table:table-cell>
          <table:table-cell office:value-type="string">
            <text:p>diameter_cm</text:p>
          </table:table-cell>
          <table:table-cell office:value-type="string">
            <text:p>location_country</text:p>
          </table:table-cell>
          <table:table-cell office:value-type="string">
            <text:p>location_city</text:p>
          </table:table-cell>
          <table:table-cell office:value-type="string">
            <text:p>location_collection</text:p>
          </table:table-cell>
          <table:table-cell office:value-type="string">
            <text:p>collection_notes</text:p>
          </table:table-cell>
          <table:table-cell office:value-type="string">
            <text:p>most_recent_sale_notes</text:p>
          </table:table-cell>
          <table:table-cell office:value-type="string">
            <text:p>collection_type</text:p>
          </table:table-cell>
          <table:table-cell office:value-type="string">
            <text:p>realdate</text:p>
          </table:table-cell>
          <table:table-cell office:value-type="string">
            <text:p>numeric_date</text:p>
          </table:table-cell>
          <table:table-cell office:value-type="string">
            <text:p>medium</text:p>
          </table:table-cell>
          <table:table-cell office:value-type="string">
            <text:p>support</text:p>
          </table:table-cell>
          <table:table-cell office:value-type="string">
            <text:p>support_notes</text:p>
          </table:table-cell>
          <table:table-cell office:value-type="string">
            <text:p>signature</text:p>
          </table:table-cell>
          <table:table-cell office:value-type="string">
            <text:p>signature_location</text:p>
          </table:table-cell>
          <table:table-cell office:value-type="string">
            <text:p>support_marks</text:p>
          </table:table-cell>
          <table:table-cell office:value-type="string">
            <text:p>further_inscription</text:p>
          </table:table-cell>
          <table:table-cell office:value-type="string">
            <text:p>print_notes</text:p>
          </table:table-cell>
          <table:table-cell office:value-type="string">
            <text:p>print_type</text:p>
          </table:table-cell>
          <table:table-cell office:value-type="string">
            <text:p>plate_dimensions</text:p>
          </table:table-cell>
          <table:table-cell office:value-type="string">
            <text:p>states</text:p>
          </table:table-cell>
          <table:table-cell office:value-type="string">
            <text:p>printmaker</text:p>
          </table:table-cell>
          <table:table-cell office:value-type="string">
            <text:p>publisher</text:p>
          </table:table-cell>
          <table:table-cell office:value-type="string">
            <text:p>series</text:p>
          </table:table-cell>
          <table:table-cell office:value-type="string">
            <text:p>collaborators</text:p>
          </table:table-cell>
          <table:table-cell office:value-type="string">
            <text:p>collaborator_notes</text:p>
          </table:table-cell>
          <table:table-cell office:value-type="string">
            <text:p>collectors_patrons</text:p>
          </table:table-cell>
          <table:table-cell office:value-type="string">
            <text:p>our_attribution</text:p>
          </table:table-cell>
          <table:table-cell office:value-type="string">
            <text:p>other_attribution_authorities</text:p>
          </table:table-cell>
          <table:table-cell office:value-type="string">
            <text:p>bibliography</text:p>
          </table:table-cell>
          <table:table-cell office:value-type="string">
            <text:p>biblio_reference</text:p>
          </table:table-cell>
          <table:table-cell office:value-type="string">
            <text:p>exhibition_history</text:p>
          </table:table-cell>
          <table:table-cell office:value-type="string">
            <text:p>ertz_1979</text:p>
          </table:table-cell>
          <table:table-cell office:value-type="string">
            <text:p>ertz_2008</text:p>
          </table:table-cell>
          <table:table-cell office:value-type="string">
            <text:p>bailey_walker</text:p>
          </table:table-cell>
          <table:table-cell office:value-type="string">
            <text:p>hollstein_no</text:p>
          </table:table-cell>
          <table:table-cell office:value-type="string">
            <text:p>provenance</text:p>
          </table:table-cell>
          <table:table-cell office:value-type="string">
            <text:p>provenance_text</text:p>
          </table:table-cell>
          <table:table-cell office:value-type="string">
            <text:p>related_works</text:p>
          </table:table-cell>
          <table:table-cell office:value-type="string">
            <text:p>related_works_notes</text:p>
          </table:table-cell>
          <table:table-cell office:value-type="string">
            <text:p>copies_and_variants</text:p>
          </table:table-cell>
          <table:table-cell office:value-type="string">
            <text:p>curatorial_files</text:p>
          </table:table-cell>
          <table:table-cell office:value-type="string">
            <text:p>general_notes</text:p>
          </table:table-cell>
          <table:table-cell office:value-type="string">
            <text:p>extra_links</text:p>
          </table:table-cell>
          <table:table-cell office:value-type="string">
            <text:p>external_resources_title</text:p>
          </table:table-cell>
          <table:table-cell office:value-type="string">
            <text:p>external_resources_url</text:p>
          </table:table-cell>
          <table:table-cell office:value-type="string">
            <text:p>thumbnail</text:p>
          </table:table-cell>
          <table:table-cell office:value-type="string">
            <text:p>fullwidth</text:p>
          </table:table-cell>
          <table:table-cell office:value-type="string">
            <text:p>collection</text:p>
          </table:table-cell>
          <table:table-cell office:value-type="string">
            <text:p>layout</text:p>
          </table:table-cell>
          <table:table-cell office:value-type="string">
            <text:p>order</text:p>
          </table:table-cell>
          <table:table-cell office:value-type="string">
            <text:p>original_image_file</text:p>
          </table:table-cell>
          <table:table-cell office:value-type="string">
            <text:p>image_source_title</text:p>
          </table:table-cell>
          <table:table-cell office:value-type="string">
            <text:p>image_source_url</text:p>
          </table:table-cell>
          <table:table-cell office:value-type="string">
            <text:p>discussion</text:p>
          </table:table-cell>
          <table:table-cell table:number-columns-repeated="962"/>
        </table:table-row>
        <table:table-row table:style-name="ro1">
          <table:table-cell office:value-type="float" office:value="9978">
            <text:p>9978</text:p>
          </table:table-cell>
          <table:table-cell office:value-type="string">
            <text:p>Twelve Proverbs</text:p>
          </table:table-cell>
          <table:table-cell office:value-type="string">
            <text:p>Painting</text:p>
          </table:table-cell>
          <table:table-cell office:value-type="string">
            <text:p>Proverb</text:p>
          </table:table-cell>
          <table:table-cell table:number-columns-repeated="2"/>
          <table:table-cell office:value-type="float" office:value="74.5">
            <text:p>74.5</text:p>
          </table:table-cell>
          <table:table-cell office:value-type="float" office:value="98.4">
            <text:p>98.4</text:p>
          </table:table-cell>
          <table:table-cell/>
          <table:table-cell office:value-type="string">
            <text:p>Belgium</text:p>
          </table:table-cell>
          <table:table-cell office:value-type="string">
            <text:p>Antwerp</text:p>
          </table:table-cell>
          <table:table-cell office:value-type="string">
            <text:p>Museum Mayer van den Bergh</text:p>
          </table:table-cell>
          <table:table-cell table:number-columns-repeated="2"/>
          <table:table-cell office:value-type="string">
            <text:p>Public</text:p>
          </table:table-cell>
          <table:table-cell table:number-columns-repeated="2" office:value-type="float" office:value="1558">
            <text:p>1558</text:p>
          </table:table-cell>
          <table:table-cell office:value-type="string">
            <text:p>Oil</text:p>
          </table:table-cell>
          <table:table-cell office:value-type="string">
            <text:p>Panel</text:p>
          </table:table-cell>
          <table:table-cell/>
          <table:table-cell office:value-type="string">
            <text:p>B..ueghel 1...8</text:p>
          </table:table-cell>
          <table:table-cell office:value-type="string">
            <text:p>Left of center in the medallion at lower right</text:p>
          </table:table-cell>
          <table:table-cell/>
          <table:table-cell office:value-type="string">
            <text:p>Inscribed at upper center: Haec perhibent vitae gestu ridenda faceto/ consilia et mores ingeniose notant [These everyday scenes give advice in a humorous way and cleverly criticise human behaviour]. <text:s/>For more inscriptions, see Sellink pg. 123.</text:p>
          </table:table-cell>
          <table:table-cell table:number-columns-repeated="11"/>
          <table:table-cell office:value-type="string">
            <text:p>Sellink, cat. #72: accepted., Rejected. Coppy by PB II. Tolnay 1935., Accepted. Friedländer 1937., Doubtful, Marijnissen 1988</text:p>
          </table:table-cell>
          <table:table-cell office:value-type="string">
            <text:p>Antwerp 1978, pp. 40-46|Gibson 1977, pp. 66|Marijnissen 1988, pp. 383-84|Seipel 1998, p. 160|Roberts-Jones 2002, pp. 212-13</text:p>
          </table:table-cell>
          <table:table-cell table:number-columns-repeated="6"/>
          <table:table-cell office:value-type="float" office:value="9381">
            <text:p>9381</text:p>
          </table:table-cell>
          <table:table-cell table:number-columns-repeated="5"/>
          <table:table-cell office:value-type="string">
            <text:p>Painting is a composite of twelve medalions, each 21 cm in diameter. Oak panel.</text:p>
          </table:table-cell>
          <table:table-cell/>
          <table:table-cell office:value-type="string">
            <text:p>Museum Mayer van den Bergh collection page</text:p>
          </table:table-cell>
          <table:table-cell office:value-type="string">
            <text:p>http://www.museummayervandenbergh.be/Museum_MayerVanDenBergh_EN/MayerVanDenBerghEN/What-is-there-to-see/Masterpieces/Twelve-proverbs-on-wooden-plates.html</text:p>
          </table:table-cell>
          <table:table-cell office:value-type="string">
            <text:p>img/derivatives/simple/9978/thumbnail.jpg</text:p>
          </table:table-cell>
          <table:table-cell office:value-type="string">
            <text:p>img/derivatives/simple/9978/fullwidth.jpg</text:p>
          </table:table-cell>
          <table:table-cell office:value-type="string">
            <text:p>pieterbruegel</text:p>
          </table:table-cell>
          <table:table-cell office:value-type="string">
            <text:p>brueghel_item</text:p>
          </table:table-cell>
          <table:table-cell/>
          <table:table-cell office:value-type="string">
            <text:p>Spreuken.jpg</text:p>
          </table:table-cell>
          <table:table-cell office:value-type="string">
            <text:p>Web Gallery of Art</text:p>
          </table:table-cell>
          <table:table-cell office:value-type="string">
            <text:p>http://www.wga.hu/art/b/bruegel/pieter_e/03/07prover.jpg</text:p>
          </table:table-cell>
          <table:table-cell table:number-columns-repeated="963"/>
        </table:table-row>
        <table:table-row table:style-name="ro1">
          <table:table-cell office:value-type="float" office:value="9979">
            <text:p>9979</text:p>
          </table:table-cell>
          <table:table-cell office:value-type="string">
            <text:p>Dulle Griet</text:p>
          </table:table-cell>
          <table:table-cell office:value-type="string">
            <text:p>Painting</text:p>
          </table:table-cell>
          <table:table-cell office:value-type="string">
            <text:p>Proverb</text:p>
          </table:table-cell>
          <table:table-cell office:value-type="string">
            <text:p>Death|Creatures|Bosch|Demons|Hell/Underworld|Household items</text:p>
          </table:table-cell>
          <table:table-cell office:value-type="string">
            <text:p>31D150, 33C1, 31A72</text:p>
          </table:table-cell>
          <table:table-cell office:value-type="float" office:value="117.4">
            <text:p>117.4</text:p>
          </table:table-cell>
          <table:table-cell office:value-type="float" office:value="162">
            <text:p>162</text:p>
          </table:table-cell>
          <table:table-cell/>
          <table:table-cell office:value-type="string">
            <text:p>Belgium</text:p>
          </table:table-cell>
          <table:table-cell office:value-type="string">
            <text:p>Antwerp</text:p>
          </table:table-cell>
          <table:table-cell office:value-type="string">
            <text:p>Museum Mayer van den Bergh</text:p>
          </table:table-cell>
          <table:table-cell table:number-columns-repeated="2"/>
          <table:table-cell office:value-type="string">
            <text:p>Public</text:p>
          </table:table-cell>
          <table:table-cell table:number-columns-repeated="2" office:value-type="float" office:value="1562">
            <text:p>1562</text:p>
          </table:table-cell>
          <table:table-cell office:value-type="string">
            <text:p>Oil</text:p>
          </table:table-cell>
          <table:table-cell office:value-type="string">
            <text:p>Panel</text:p>
          </table:table-cell>
          <table:table-cell/>
          <table:table-cell office:value-type="string">
            <text:p>B .....L MDLXII [?]</text:p>
          </table:table-cell>
          <table:table-cell office:value-type="string">
            <text:p>Lower left</text:p>
          </table:table-cell>
          <table:table-cell table:number-columns-repeated="13"/>
          <table:table-cell office:value-type="string">
            <text:p>Sellink, cat. #116: accepted., Accepted, c.1565-66. Tolnay 1935., Accepted, 1562?. Friedländer 1937., Accepted, 1562. Grossmann 1973., Accepted. Marijnissen 1988.</text:p>
          </table:table-cell>
          <table:table-cell office:value-type="string">
            <text:p>Gibson 1977, 102-08|Sullivan 1977|Antwerp 1978, 33-40|Marijnissen 1988, pp. 187-94|Serebrennikov 1993|Roberts-Jones 2002, pp. 89-97|Gibson 2006, pp. 124-44</text:p>
          </table:table-cell>
          <table:table-cell office:value-type="string">
            <text:p>10326 |10327 |10328 |10329 |10330 </text:p>
          </table:table-cell>
          <table:table-cell table:number-columns-repeated="5"/>
          <table:table-cell office:value-type="string">
            <text:p>9380|9382|9383|9384|9385</text:p>
          </table:table-cell>
          <table:table-cell office:value-type="string">
            <text:p>Collected by German emperor Rudolph II, Prague, by 1604 through 1648., Private collection, Sweden., Brogten Collection, 1800s?., Christian Hammer Collection, Stockholm., Sold with Chrisian Hammer Collection to Chevalier Mayer van den Bergh, October 5, 1894, Cologne. At time of sale the painting was attributed to Pieter Brughel the Younger., Gifted to Foundation of Musuem Mayer van den Bergh.</text:p>
          </table:table-cell>
          <table:table-cell table:number-columns-repeated="4"/>
          <table:table-cell office:value-type="string">
            <text:p>Carl van Mander mentions it in 1604 as forming part of the collection of German emperor, Rudolph II at Prague. It is probably to this picture that reference is made in a manuscript preserved at Skokloster Castle in Sweden, where mound the works to be found at the royal palace at Prague in 1647-48 is mentioned "A picture representing a fire, in which a female fury is seen surrounded by various monsters". The picture, in due course, passed from Prague into private collection in Sweden. In the nineteenth century it was in the Brogten Collection| thence it reached the Christian Hammer Collection in Stockholm where it hung with other works taken from Prague in the sack of the city.</text:p>
          </table:table-cell>
          <table:table-cell/>
          <table:table-cell office:value-type="string">
            <text:p>Museum Mayer van den Bergh collection page</text:p>
          </table:table-cell>
          <table:table-cell office:value-type="string">
            <text:p>http://www.museummayervandenbergh.be/Museum_MayerVanDenBergh_EN/MayerVanDenBerghEN/What-is-there-to-see/Masterpieces/Mad-Meg-(Dulle-Griet).html</text:p>
          </table:table-cell>
          <table:table-cell office:value-type="string">
            <text:p>img/derivatives/simple/9979/thumbnail.jpg</text:p>
          </table:table-cell>
          <table:table-cell office:value-type="string">
            <text:p>img/derivatives/simple/9979/fullwidth.jpg</text:p>
          </table:table-cell>
          <table:table-cell office:value-type="string">
            <text:p>pieterbruegel</text:p>
          </table:table-cell>
          <table:table-cell office:value-type="string">
            <text:p>brueghel_item</text:p>
          </table:table-cell>
          <table:table-cell/>
          <table:table-cell office:value-type="string">
            <text:p>Dulle_Griet.jpg</text:p>
          </table:table-cell>
          <table:table-cell office:value-type="string">
            <text:p>Wikimedia Commons</text:p>
          </table:table-cell>
          <table:table-cell office:value-type="string">
            <text:p>https://upload.wikimedia.org/wikipedia/commons/f/f6/Mad_meg.jpg</text:p>
          </table:table-cell>
          <table:table-cell table:number-columns-repeated="963"/>
        </table:table-row>
        <table:table-row table:style-name="ro1">
          <table:table-cell office:value-type="float" office:value="9981">
            <text:p>9981</text:p>
          </table:table-cell>
          <table:table-cell office:value-type="string">
            <text:p>Two Monkeys</text:p>
          </table:table-cell>
          <table:table-cell office:value-type="string">
            <text:p>Painting</text:p>
          </table:table-cell>
          <table:table-cell office:value-type="string">
            <text:p>Allegory</text:p>
          </table:table-cell>
          <table:table-cell office:value-type="string">
            <text:p>Monkey|City|Harbor|Antwerp|Scheldt River|Boat</text:p>
          </table:table-cell>
          <table:table-cell/>
          <table:table-cell office:value-type="float" office:value="19.9">
            <text:p>19.9</text:p>
          </table:table-cell>
          <table:table-cell office:value-type="float" office:value="23">
            <text:p>23</text:p>
          </table:table-cell>
          <table:table-cell/>
          <table:table-cell office:value-type="string">
            <text:p>Germany</text:p>
          </table:table-cell>
          <table:table-cell office:value-type="string">
            <text:p>Berlin</text:p>
          </table:table-cell>
          <table:table-cell office:value-type="string">
            <text:p>Gem&amp;#228;ldegalerie, Staatliche Museen zu Berlin</text:p>
          </table:table-cell>
          <table:table-cell office:value-type="float" office:value="2077">
            <text:p>2077</text:p>
          </table:table-cell>
          <table:table-cell/>
          <table:table-cell office:value-type="string">
            <text:p>Public</text:p>
          </table:table-cell>
          <table:table-cell table:number-columns-repeated="2" office:value-type="float" office:value="1562">
            <text:p>1562</text:p>
          </table:table-cell>
          <table:table-cell office:value-type="string">
            <text:p>Oil</text:p>
          </table:table-cell>
          <table:table-cell office:value-type="string">
            <text:p>Panel</text:p>
          </table:table-cell>
          <table:table-cell/>
          <table:table-cell office:value-type="string">
            <text:p>BRUEGEL MDLXII</text:p>
          </table:table-cell>
          <table:table-cell office:value-type="string">
            <text:p>Lower left</text:p>
          </table:table-cell>
          <table:table-cell table:number-columns-repeated="13"/>
          <table:table-cell office:value-type="string">
            <text:p>Sellink, cat. #118: accepted., Accepted. Tolnay 1935., Accepted. Friedländer 1937., Accepted. Grossmann 1973., Accepted. Marijnissen 1988.</text:p>
          </table:table-cell>
          <table:table-cell office:value-type="string">
            <text:p>Berlin 1975, pp. 68-70|Sullivan 1981|Monballieu 1983|Marijnissen 1988, pp. 201-03|Müller 1999, pp. 142-55|Roberts-Jones 2002, pp. 192-93</text:p>
          </table:table-cell>
          <table:table-cell table:number-columns-repeated="6"/>
          <table:table-cell office:value-type="float" office:value="9392">
            <text:p>9392</text:p>
          </table:table-cell>
          <table:table-cell table:number-columns-repeated="7"/>
          <table:table-cell office:value-type="string">
            <text:p>Staatliche Museum of Berlin collection page</text:p>
          </table:table-cell>
          <table:table-cell office:value-type="string">
            <text:p>http://www.smb-digital.de/eMuseumPlus</text:p>
          </table:table-cell>
          <table:table-cell office:value-type="string">
            <text:p>img/derivatives/simple/9981/thumbnail.jpg</text:p>
          </table:table-cell>
          <table:table-cell office:value-type="string">
            <text:p>img/derivatives/simple/9981/fullwidth.jpg</text:p>
          </table:table-cell>
          <table:table-cell office:value-type="string">
            <text:p>pieterbruegel</text:p>
          </table:table-cell>
          <table:table-cell office:value-type="string">
            <text:p>brueghel_item</text:p>
          </table:table-cell>
          <table:table-cell/>
          <table:table-cell office:value-type="string">
            <text:p>Two_Monkeys.jpg</text:p>
          </table:table-cell>
          <table:table-cell/>
          <table:table-cell office:value-type="string">
            <text:p>http://www.weetwo.org/john/art/bruegel/two_monkeys.jpg</text:p>
          </table:table-cell>
          <table:table-cell table:number-columns-repeated="963"/>
        </table:table-row>
        <table:table-row table:style-name="ro1">
          <table:table-cell office:value-type="float" office:value="9982">
            <text:p>9982</text:p>
          </table:table-cell>
          <table:table-cell office:value-type="string">
            <text:p>The Proverbs</text:p>
          </table:table-cell>
          <table:table-cell office:value-type="string">
            <text:p>Painting</text:p>
          </table:table-cell>
          <table:table-cell office:value-type="string">
            <text:p>Proverb</text:p>
          </table:table-cell>
          <table:table-cell office:value-type="string">
            <text:p>Encyclopedic|Proverbs|Swine|House|Frans Hogenberg|Pieter the Younger|Fire|Beggars|Burghers|Friars|Servants|Household items|Boat</text:p>
          </table:table-cell>
          <table:table-cell office:value-type="float" office:value="86">
            <text:p>86</text:p>
          </table:table-cell>
          <table:table-cell office:value-type="float" office:value="117.5">
            <text:p>117.5</text:p>
          </table:table-cell>
          <table:table-cell office:value-type="float" office:value="163.5">
            <text:p>163.5</text:p>
          </table:table-cell>
          <table:table-cell/>
          <table:table-cell office:value-type="string">
            <text:p>Germany</text:p>
          </table:table-cell>
          <table:table-cell office:value-type="string">
            <text:p>Berlin</text:p>
          </table:table-cell>
          <table:table-cell office:value-type="string">
            <text:p>Gem&amp;#228;ldegalerie, Staatliche Museen zu Berlin</text:p>
          </table:table-cell>
          <table:table-cell office:value-type="float" office:value="1720">
            <text:p>1720</text:p>
          </table:table-cell>
          <table:table-cell/>
          <table:table-cell office:value-type="string">
            <text:p>Public</text:p>
          </table:table-cell>
          <table:table-cell table:number-columns-repeated="2" office:value-type="float" office:value="1559">
            <text:p>1559</text:p>
          </table:table-cell>
          <table:table-cell office:value-type="string">
            <text:p>Oil</text:p>
          </table:table-cell>
          <table:table-cell office:value-type="string">
            <text:p>Panel</text:p>
          </table:table-cell>
          <table:table-cell/>
          <table:table-cell office:value-type="string">
            <text:p>BRUEGEL 1559</text:p>
          </table:table-cell>
          <table:table-cell office:value-type="string">
            <text:p>Lower right</text:p>
          </table:table-cell>
          <table:table-cell table:number-columns-repeated="13"/>
          <table:table-cell office:value-type="string">
            <text:p>Sellink, cat. #76: accepted.</text:p>
          </table:table-cell>
          <table:table-cell office:value-type="string">
            <text:p>Berlin 1975, 69|Gibson 1977, pp. 65-89|Marijnissen 1988, pp. 133-45|Ertz 1998, pp. 312-19|Müller 1999, pp. 155-71|Duckwitz 2001-02|Meadow 2002|Roberts-Jones 2002, pp. 202-12|Grosshans 2003|Mieder 2004</text:p>
          </table:table-cell>
          <table:table-cell table:number-columns-repeated="6"/>
          <table:table-cell office:value-type="float" office:value="9393">
            <text:p>9393</text:p>
          </table:table-cell>
          <table:table-cell table:number-columns-repeated="2"/>
          <table:table-cell office:value-type="string">
            <text:p>Copies made in the workshop of his son Pieter Brueghel (Ertz 1998, Van den Brink 2001-02)</text:p>
          </table:table-cell>
          <table:table-cell table:number-columns-repeated="6"/>
          <table:table-cell office:value-type="string">
            <text:p>img/derivatives/simple/9982/thumbnail.jpg</text:p>
          </table:table-cell>
          <table:table-cell office:value-type="string">
            <text:p>img/derivatives/simple/9982/fullwidth.jpg</text:p>
          </table:table-cell>
          <table:table-cell office:value-type="string">
            <text:p>pieterbruegel</text:p>
          </table:table-cell>
          <table:table-cell office:value-type="string">
            <text:p>brueghel_item</text:p>
          </table:table-cell>
          <table:table-cell/>
          <table:table-cell office:value-type="string">
            <text:p>The_Proverbs.jpg</text:p>
          </table:table-cell>
          <table:table-cell/>
          <table:table-cell office:value-type="string">
            <text:p>https://louisefountainproverbs.files.wordpress.com/2013/03/netherlandish-proverbs-15592.jpg</text:p>
          </table:table-cell>
          <table:table-cell table:number-columns-repeated="963"/>
        </table:table-row>
        <table:table-row table:style-name="ro1">
          <table:table-cell office:value-type="float" office:value="9983">
            <text:p>9983</text:p>
          </table:table-cell>
          <table:table-cell office:value-type="string">
            <text:p>The Fall of Icarus</text:p>
          </table:table-cell>
          <table:table-cell office:value-type="string">
            <text:p>Painting</text:p>
          </table:table-cell>
          <table:table-cell office:value-type="string">
            <text:p>Classical Mythology</text:p>
          </table:table-cell>
          <table:table-cell office:value-type="string">
            <text:p>Catastrophe|Death|Coast|Field|Farmers|Boat</text:p>
          </table:table-cell>
          <table:table-cell office:value-type="string">
            <text:p>95A(ICARUS)68</text:p>
          </table:table-cell>
          <table:table-cell office:value-type="float" office:value="73.5">
            <text:p>73.5</text:p>
          </table:table-cell>
          <table:table-cell office:value-type="float" office:value="112">
            <text:p>112</text:p>
          </table:table-cell>
          <table:table-cell/>
          <table:table-cell office:value-type="string">
            <text:p>Belgium</text:p>
          </table:table-cell>
          <table:table-cell office:value-type="string">
            <text:p>Brussels</text:p>
          </table:table-cell>
          <table:table-cell office:value-type="string">
            <text:p>Mus&amp;#233;es Royaux des Beaux-Arts de Belgique</text:p>
          </table:table-cell>
          <table:table-cell table:number-columns-repeated="2"/>
          <table:table-cell office:value-type="string">
            <text:p>Public</text:p>
          </table:table-cell>
          <table:table-cell table:number-columns-repeated="2" office:value-type="float" office:value="1555">
            <text:p>1555</text:p>
          </table:table-cell>
          <table:table-cell office:value-type="string">
            <text:p>Oil</text:p>
          </table:table-cell>
          <table:table-cell office:value-type="string">
            <text:p>Canvas</text:p>
          </table:table-cell>
          <table:table-cell table:number-columns-repeated="16"/>
          <table:table-cell office:value-type="string">
            <text:p>Accepted, ca. 1555. Tolnay 1935., Accepted, ca. 1558?. Friedländer 1937., Doubtful. Grossmann 1973., Doubtful, 1555. Marijnissen 1988.</text:p>
          </table:table-cell>
          <table:table-cell table:number-columns-repeated="7"/>
          <table:table-cell office:value-type="string">
            <text:p>9394|9395</text:p>
          </table:table-cell>
          <table:table-cell office:value-type="string">
            <text:p>Purchased from The Sackville Gallery, London, 1912.</text:p>
          </table:table-cell>
          <table:table-cell table:number-columns-repeated="6"/>
          <table:table-cell office:value-type="string">
            <text:p>Musées Royaux des Beaux-Arts de Belgique collection page</text:p>
          </table:table-cell>
          <table:table-cell office:value-type="string">
            <text:p>http://www.fine-arts-museum.be/fr/la-collection/pieter-i-bruegel-la-chute-dicare</text:p>
          </table:table-cell>
          <table:table-cell office:value-type="string">
            <text:p>img/derivatives/simple/9983/thumbnail.jpg</text:p>
          </table:table-cell>
          <table:table-cell office:value-type="string">
            <text:p>img/derivatives/simple/9983/fullwidth.jpg</text:p>
          </table:table-cell>
          <table:table-cell office:value-type="string">
            <text:p>pieterbruegel</text:p>
          </table:table-cell>
          <table:table-cell office:value-type="string">
            <text:p>brueghel_item</text:p>
          </table:table-cell>
          <table:table-cell/>
          <table:table-cell office:value-type="string">
            <text:p>The_Fall_of_Icarus.jpg</text:p>
          </table:table-cell>
          <table:table-cell office:value-type="string">
            <text:p>Wikimedia Commons</text:p>
          </table:table-cell>
          <table:table-cell office:value-type="string">
            <text:p>https://upload.wikimedia.org/wikipedia/commons/c/c2/Pieter_Bruegel_de_Oude_-_De_val_van_Icarus.jpg</text:p>
          </table:table-cell>
          <table:table-cell table:number-columns-repeated="963"/>
        </table:table-row>
        <table:table-row table:style-name="ro1">
          <table:table-cell office:value-type="float" office:value="9984">
            <text:p>9984</text:p>
          </table:table-cell>
          <table:table-cell office:value-type="string">
            <text:p>Fall of the Rebel Angels</text:p>
          </table:table-cell>
          <table:table-cell office:value-type="string">
            <text:p>Painting</text:p>
          </table:table-cell>
          <table:table-cell office:value-type="string">
            <text:p>Religious</text:p>
          </table:table-cell>
          <table:table-cell office:value-type="string">
            <text:p>Apocalyptic|Creatures|Bosch|Frans Floris|Angels|Archangel Michael|Book of Revelation|Demons</text:p>
          </table:table-cell>
          <table:table-cell office:value-type="string">
            <text:p>11G31</text:p>
          </table:table-cell>
          <table:table-cell office:value-type="float" office:value="117">
            <text:p>117</text:p>
          </table:table-cell>
          <table:table-cell office:value-type="float" office:value="162">
            <text:p>162</text:p>
          </table:table-cell>
          <table:table-cell/>
          <table:table-cell office:value-type="string">
            <text:p>Belgium</text:p>
          </table:table-cell>
          <table:table-cell office:value-type="string">
            <text:p>Brussels</text:p>
          </table:table-cell>
          <table:table-cell office:value-type="string">
            <text:p>Mus&amp;#233;es Royaux des Beaux-Arts de Belgique</text:p>
          </table:table-cell>
          <table:table-cell table:number-columns-repeated="2"/>
          <table:table-cell office:value-type="string">
            <text:p>Public</text:p>
          </table:table-cell>
          <table:table-cell table:number-columns-repeated="2" office:value-type="float" office:value="1562">
            <text:p>1562</text:p>
          </table:table-cell>
          <table:table-cell office:value-type="string">
            <text:p>Oil</text:p>
          </table:table-cell>
          <table:table-cell office:value-type="string">
            <text:p>Panel</text:p>
          </table:table-cell>
          <table:table-cell/>
          <table:table-cell office:value-type="string">
            <text:p>M.D. LXII / BRUEGEL</text:p>
          </table:table-cell>
          <table:table-cell office:value-type="string">
            <text:p>Lower left</text:p>
          </table:table-cell>
          <table:table-cell table:number-columns-repeated="13"/>
          <table:table-cell office:value-type="string">
            <text:p>Sellink, cat. #114: accepted., Accepted. Tolnay 1935., Accepted. Friedländer 1937., Accepted. Grossmann 1973., Accepted. Marijnissen 1988.</text:p>
          </table:table-cell>
          <table:table-cell table:number-columns-repeated="7"/>
          <table:table-cell office:value-type="string">
            <text:p>9396|9397</text:p>
          </table:table-cell>
          <table:table-cell office:value-type="string">
            <text:p>Purchased from M. Félix Stappaerts, Bruxelles, 1846.</text:p>
          </table:table-cell>
          <table:table-cell table:number-columns-repeated="6"/>
          <table:table-cell office:value-type="string">
            <text:p>Musées Royaux des Beaux-Arts de Belgique collection page</text:p>
          </table:table-cell>
          <table:table-cell office:value-type="string">
            <text:p>http://www.fine-arts-museum.be/fr/la-collection/pieter-i-bruegel-la-chute-des-anges-rebelles</text:p>
          </table:table-cell>
          <table:table-cell office:value-type="string">
            <text:p>img/derivatives/simple/9984/thumbnail.jpg</text:p>
          </table:table-cell>
          <table:table-cell office:value-type="string">
            <text:p>img/derivatives/simple/9984/fullwidth.jpg</text:p>
          </table:table-cell>
          <table:table-cell office:value-type="string">
            <text:p>pieterbruegel</text:p>
          </table:table-cell>
          <table:table-cell office:value-type="string">
            <text:p>brueghel_item</text:p>
          </table:table-cell>
          <table:table-cell/>
          <table:table-cell office:value-type="string">
            <text:p>Fall_of_the_Rebel_Angels.jpg</text:p>
          </table:table-cell>
          <table:table-cell office:value-type="string">
            <text:p>Wikimedia Commons</text:p>
          </table:table-cell>
          <table:table-cell office:value-type="string">
            <text:p>https://upload.wikimedia.org/wikipedia/commons/9/9d/Pieter_Bruegel_the_Elder_-_The_Fall_of_the_Rebel_Angels_-_RMFAB_584_(derivative_work).jpg</text:p>
          </table:table-cell>
          <table:table-cell table:number-columns-repeated="963"/>
        </table:table-row>
        <table:table-row table:style-name="ro1">
          <table:table-cell office:value-type="float" office:value="9985">
            <text:p>9985</text:p>
          </table:table-cell>
          <table:table-cell office:value-type="string">
            <text:p>The Census at Bethlehem</text:p>
          </table:table-cell>
          <table:table-cell office:value-type="string">
            <text:p>Painting</text:p>
          </table:table-cell>
          <table:table-cell office:value-type="string">
            <text:p>Religious</text:p>
          </table:table-cell>
          <table:table-cell office:value-type="string">
            <text:p>Activities|Everyday life|Seasons|Winter|Inn|Village|Pieter the Younger|Bethlehem|Children|Holy family|New Testament|Virgin Mary|Landscape|Wagon</text:p>
          </table:table-cell>
          <table:table-cell office:value-type="string">
            <text:p>73B123</text:p>
          </table:table-cell>
          <table:table-cell office:value-type="float" office:value="115.3">
            <text:p>115.3</text:p>
          </table:table-cell>
          <table:table-cell office:value-type="float" office:value="164.5">
            <text:p>164.5</text:p>
          </table:table-cell>
          <table:table-cell/>
          <table:table-cell office:value-type="string">
            <text:p>Belgium</text:p>
          </table:table-cell>
          <table:table-cell office:value-type="string">
            <text:p>Brussels</text:p>
          </table:table-cell>
          <table:table-cell office:value-type="string">
            <text:p>Mus&amp;#233;es Royaux des Beaux-Arts de Belgique</text:p>
          </table:table-cell>
          <table:table-cell table:number-columns-repeated="2"/>
          <table:table-cell office:value-type="string">
            <text:p>Public</text:p>
          </table:table-cell>
          <table:table-cell table:number-columns-repeated="2" office:value-type="float" office:value="1566">
            <text:p>1566</text:p>
          </table:table-cell>
          <table:table-cell office:value-type="string">
            <text:p>Oil</text:p>
          </table:table-cell>
          <table:table-cell office:value-type="string">
            <text:p>Panel</text:p>
          </table:table-cell>
          <table:table-cell/>
          <table:table-cell office:value-type="string">
            <text:p>BRUEGEL / 1566</text:p>
          </table:table-cell>
          <table:table-cell office:value-type="string">
            <text:p>Lower right</text:p>
          </table:table-cell>
          <table:table-cell table:number-columns-repeated="13"/>
          <table:table-cell office:value-type="string">
            <text:p>Sellink, cat. #152: accepted., Accepted. Tolnay 1935., Accepted. Friedländer 1937., Accepted. Grossmann 1973., Accepted. Marijnissen 1988.</text:p>
          </table:table-cell>
          <table:table-cell office:value-type="string">
            <text:p>Gibson 1977, pp. 144-45|Marijnissen 1988, pp. 296-303|Van den Brink 2001-02, 134-48|Currie 2001-02|Roberts-Jones 2002, pp. 180-87</text:p>
          </table:table-cell>
          <table:table-cell table:number-columns-repeated="6"/>
          <table:table-cell office:value-type="string">
            <text:p>9398|9399</text:p>
          </table:table-cell>
          <table:table-cell office:value-type="string">
            <text:p>Collection of van Colen de Bouchout, Antwerp, 1892, Purchased from Edmond Huybrechts, Antwerp, May 12, 1902, # 3.</text:p>
          </table:table-cell>
          <table:table-cell/>
          <table:table-cell office:value-type="string">
            <text:p>Copy by Pieter the Younger in Musee de Beaux Arts of Caen</text:p>
          </table:table-cell>
          <table:table-cell table:number-columns-repeated="4"/>
          <table:table-cell office:value-type="string">
            <text:p>Musées Royaux des Beaux-Arts de Belgique collection page</text:p>
          </table:table-cell>
          <table:table-cell office:value-type="string">
            <text:p>http://www.fine-arts-museum.be/fr/la-collection/pieter-i-bruegel-le-denombrement-de-bethleem</text:p>
          </table:table-cell>
          <table:table-cell office:value-type="string">
            <text:p>img/derivatives/simple/9985/thumbnail.jpg</text:p>
          </table:table-cell>
          <table:table-cell office:value-type="string">
            <text:p>img/derivatives/simple/9985/fullwidth.jpg</text:p>
          </table:table-cell>
          <table:table-cell office:value-type="string">
            <text:p>pieterbruegel</text:p>
          </table:table-cell>
          <table:table-cell office:value-type="string">
            <text:p>brueghel_item</text:p>
          </table:table-cell>
          <table:table-cell/>
          <table:table-cell office:value-type="string">
            <text:p>24_The_Census_at_Bethlehem.jpg</text:p>
          </table:table-cell>
          <table:table-cell office:value-type="string">
            <text:p>Wikimedia Commons</text:p>
          </table:table-cell>
          <table:table-cell table:number-columns-repeated="964"/>
        </table:table-row>
        <table:table-row table:style-name="ro1">
          <table:table-cell office:value-type="float" office:value="9986">
            <text:p>9986</text:p>
          </table:table-cell>
          <table:table-cell office:value-type="string">
            <text:p>The Adoration of the Magi</text:p>
          </table:table-cell>
          <table:table-cell office:value-type="string">
            <text:p>Painting</text:p>
          </table:table-cell>
          <table:table-cell office:value-type="string">
            <text:p>Religious</text:p>
          </table:table-cell>
          <table:table-cell office:value-type="string">
            <text:p>Bethlehem|Crowd|Christ|Holy family|New Testament|Virgin Mary</text:p>
          </table:table-cell>
          <table:table-cell office:value-type="string">
            <text:p>73B57</text:p>
          </table:table-cell>
          <table:table-cell office:value-type="float" office:value="124">
            <text:p>124</text:p>
          </table:table-cell>
          <table:table-cell office:value-type="float" office:value="169">
            <text:p>169</text:p>
          </table:table-cell>
          <table:table-cell/>
          <table:table-cell office:value-type="string">
            <text:p>Belgium</text:p>
          </table:table-cell>
          <table:table-cell office:value-type="string">
            <text:p>Brussels</text:p>
          </table:table-cell>
          <table:table-cell office:value-type="string">
            <text:p>Mus&amp;#233;es Royaux des Beaux-Arts de Belgique</text:p>
          </table:table-cell>
          <table:table-cell table:number-columns-repeated="2"/>
          <table:table-cell office:value-type="string">
            <text:p>Public</text:p>
          </table:table-cell>
          <table:table-cell table:number-columns-repeated="2"/>
          <table:table-cell office:value-type="string">
            <text:p>Watercolor</text:p>
          </table:table-cell>
          <table:table-cell office:value-type="string">
            <text:p>Cloth</text:p>
          </table:table-cell>
          <table:table-cell table:number-columns-repeated="16"/>
          <table:table-cell office:value-type="string">
            <text:p>Sellink: rejected., Rejected, JB? Tolnay 1935., Accepted, ca. 1557. Friedländer 1937., Accepted, ca. 1556? Grossmann 1973., Doubtful, 1556. <text:s/>Marijnissen 1988.</text:p>
          </table:table-cell>
          <table:table-cell office:value-type="string">
            <text:p>Philippot 1969|Marijnissen 1969|Gibson 1977, pp. 139-40|Marijinessen 1988, pp. 376-77|Roberts-Jones 2002, pp. 62-65</text:p>
          </table:table-cell>
          <table:table-cell office:value-type="string">
            <text:p>8299 </text:p>
          </table:table-cell>
          <table:table-cell table:number-columns-repeated="5"/>
          <table:table-cell office:value-type="string">
            <text:p>9400|9401</text:p>
          </table:table-cell>
          <table:table-cell office:value-type="string">
            <text:p>Acquired from Edouard Fétis, Bruxelles, Gallery J. et A. Le Roy, 1909, #10., Donated by the society Les amis des Musées royaux.</text:p>
          </table:table-cell>
          <table:table-cell table:number-columns-repeated="6"/>
          <table:table-cell office:value-type="string">
            <text:p>Musées Royaux des Beaux-Arts de Belgique collection page</text:p>
          </table:table-cell>
          <table:table-cell office:value-type="string">
            <text:p>http://www.fine-arts-museum.be/fr/la-collection/pieter-i-bruegel-ladoration-des-mages</text:p>
          </table:table-cell>
          <table:table-cell office:value-type="string">
            <text:p>img/derivatives/simple/9986/thumbnail.jpg</text:p>
          </table:table-cell>
          <table:table-cell office:value-type="string">
            <text:p>img/derivatives/simple/9986/fullwidth.jpg</text:p>
          </table:table-cell>
          <table:table-cell office:value-type="string">
            <text:p>pieterbruegel</text:p>
          </table:table-cell>
          <table:table-cell office:value-type="string">
            <text:p>brueghel_item</text:p>
          </table:table-cell>
          <table:table-cell/>
          <table:table-cell office:value-type="string">
            <text:p>The_Adoration_of_the_Magi.jpg</text:p>
          </table:table-cell>
          <table:table-cell table:number-columns-repeated="965"/>
        </table:table-row>
        <table:table-row table:style-name="ro1">
          <table:table-cell office:value-type="float" office:value="9987">
            <text:p>9987</text:p>
          </table:table-cell>
          <table:table-cell office:value-type="string">
            <text:p>Yawning Man</text:p>
          </table:table-cell>
          <table:table-cell office:value-type="string">
            <text:p>Painting</text:p>
          </table:table-cell>
          <table:table-cell office:value-type="string">
            <text:p>Study</text:p>
          </table:table-cell>
          <table:table-cell office:value-type="string">
            <text:p>Everyday life|Tronie</text:p>
          </table:table-cell>
          <table:table-cell/>
          <table:table-cell office:value-type="float" office:value="12.6">
            <text:p>12.6</text:p>
          </table:table-cell>
          <table:table-cell office:value-type="float" office:value="9.2">
            <text:p>9.2</text:p>
          </table:table-cell>
          <table:table-cell/>
          <table:table-cell office:value-type="string">
            <text:p>Belgium</text:p>
          </table:table-cell>
          <table:table-cell office:value-type="string">
            <text:p>Brussels</text:p>
          </table:table-cell>
          <table:table-cell office:value-type="string">
            <text:p>Mus&amp;#233;es Royaux des Beaux-Arts de Belgique</text:p>
          </table:table-cell>
          <table:table-cell table:number-columns-repeated="2"/>
          <table:table-cell office:value-type="string">
            <text:p>Public</text:p>
          </table:table-cell>
          <table:table-cell table:number-columns-repeated="2"/>
          <table:table-cell office:value-type="string">
            <text:p>Oil</text:p>
          </table:table-cell>
          <table:table-cell office:value-type="string">
            <text:p>Panel</text:p>
          </table:table-cell>
          <table:table-cell/>
          <table:table-cell office:value-type="string">
            <text:p>P</text:p>
          </table:table-cell>
          <table:table-cell office:value-type="string">
            <text:p>Center right</text:p>
          </table:table-cell>
          <table:table-cell table:number-columns-repeated="13"/>
          <table:table-cell office:value-type="string">
            <text:p>Sellink: rejected.</text:p>
          </table:table-cell>
          <table:table-cell office:value-type="string">
            <text:p>Ertz 1998, p. 123|Gibson 2006, pp. 57-59</text:p>
          </table:table-cell>
          <table:table-cell table:number-columns-repeated="6"/>
          <table:table-cell office:value-type="string">
            <text:p>9402|9403</text:p>
          </table:table-cell>
          <table:table-cell office:value-type="string">
            <text:p>Collected by Peter Paul Rubens., Acquired by the Musées Royaux des Beaux-Arts de Belgique from the Paul Drey Gallery, 1949.</text:p>
          </table:table-cell>
          <table:table-cell table:number-columns-repeated="4"/>
          <table:table-cell office:value-type="string">
            <text:p>Possibly Pieter Brueghel the Younger</text:p>
          </table:table-cell>
          <table:table-cell/>
          <table:table-cell office:value-type="string">
            <text:p>Musées Royaux des Beaux-Arts de Belgique collection page</text:p>
          </table:table-cell>
          <table:table-cell office:value-type="string">
            <text:p>http://www.fine-arts-museum.be/fr/la-collection/pieter-i-bruegel-dapres-le-bailleur</text:p>
          </table:table-cell>
          <table:table-cell office:value-type="string">
            <text:p>img/derivatives/simple/9987/thumbnail.jpg</text:p>
          </table:table-cell>
          <table:table-cell office:value-type="string">
            <text:p>img/derivatives/simple/9987/fullwidth.jpg</text:p>
          </table:table-cell>
          <table:table-cell office:value-type="string">
            <text:p>pieterbruegel</text:p>
          </table:table-cell>
          <table:table-cell office:value-type="string">
            <text:p>brueghel_item</text:p>
          </table:table-cell>
          <table:table-cell/>
          <table:table-cell office:value-type="string">
            <text:p>Yawning_Man.jpg</text:p>
          </table:table-cell>
          <table:table-cell/>
          <table:table-cell office:value-type="string">
            <text:p>http://www.neurology.org/content/46/6/1767/F1.large.jpg</text:p>
          </table:table-cell>
          <table:table-cell table:number-columns-repeated="963"/>
        </table:table-row>
        <table:table-row table:style-name="ro1">
          <table:table-cell office:value-type="float" office:value="9988">
            <text:p>9988</text:p>
          </table:table-cell>
          <table:table-cell office:value-type="string">
            <text:p>Winter Landscape with a Bird Trap</text:p>
          </table:table-cell>
          <table:table-cell office:value-type="string">
            <text:p>Painting</text:p>
          </table:table-cell>
          <table:table-cell office:value-type="string">
            <text:p>Landscape</text:p>
          </table:table-cell>
          <table:table-cell table:number-columns-repeated="2"/>
          <table:table-cell office:value-type="float" office:value="37">
            <text:p>37</text:p>
          </table:table-cell>
          <table:table-cell office:value-type="float" office:value="55.5">
            <text:p>55.5</text:p>
          </table:table-cell>
          <table:table-cell/>
          <table:table-cell office:value-type="string">
            <text:p>Belgium</text:p>
          </table:table-cell>
          <table:table-cell office:value-type="string">
            <text:p>Brussels</text:p>
          </table:table-cell>
          <table:table-cell office:value-type="string">
            <text:p>Mus&amp;#233;es Royaux des Beaux-Arts de Belgique</text:p>
          </table:table-cell>
          <table:table-cell table:number-columns-repeated="2"/>
          <table:table-cell office:value-type="string">
            <text:p>Public</text:p>
          </table:table-cell>
          <table:table-cell table:number-columns-repeated="2" office:value-type="float" office:value="1565">
            <text:p>1565</text:p>
          </table:table-cell>
          <table:table-cell office:value-type="string">
            <text:p>Oil</text:p>
          </table:table-cell>
          <table:table-cell office:value-type="string">
            <text:p>Panel</text:p>
          </table:table-cell>
          <table:table-cell/>
          <table:table-cell office:value-type="string">
            <text:p>BRUEGEL / M.D.LXV</text:p>
          </table:table-cell>
          <table:table-cell office:value-type="string">
            <text:p>Lower right</text:p>
          </table:table-cell>
          <table:table-cell table:number-columns-repeated="13"/>
          <table:table-cell office:value-type="string">
            <text:p>Sellink, cat. #139: accepted., Accepted. Tolnay 1935., Accepted. Friedländer 1937., Accepted. Grossmann 1973., Accepted. Marijnissen 1988.</text:p>
          </table:table-cell>
          <table:table-cell office:value-type="string">
            <text:p>Gibson 1977, p. 148|Marijnissen 1988, pp. 279-82|Van den Brink 2001-02, pp. 160-72|Roberts-Jones 2002, pp. 44-48</text:p>
          </table:table-cell>
          <table:table-cell table:number-columns-repeated="6"/>
          <table:table-cell office:value-type="string">
            <text:p>9404|9405</text:p>
          </table:table-cell>
          <table:table-cell office:value-type="string">
            <text:p>Private collection, Bruxelles, before 1973., Donated by Mme Delporte-Livrauw and Dr Franz Delporte, Bruxelles, 1973.</text:p>
          </table:table-cell>
          <table:table-cell table:number-columns-repeated="6"/>
          <table:table-cell office:value-type="string">
            <text:p>Musées Royaux des Beaux-Arts de Belgique collection page</text:p>
          </table:table-cell>
          <table:table-cell office:value-type="string">
            <text:p>http://www.fine-arts-museum.be/fr/la-collection/pieter-i-bruegel-paysage-dhiver-avec-patineurs-et-trappe-aux-oiseaux</text:p>
          </table:table-cell>
          <table:table-cell office:value-type="string">
            <text:p>img/derivatives/simple/9988/thumbnail.jpg</text:p>
          </table:table-cell>
          <table:table-cell office:value-type="string">
            <text:p>img/derivatives/simple/9988/fullwidth.jpg</text:p>
          </table:table-cell>
          <table:table-cell office:value-type="string">
            <text:p>pieterbruegel</text:p>
          </table:table-cell>
          <table:table-cell office:value-type="string">
            <text:p>brueghel_item</text:p>
          </table:table-cell>
          <table:table-cell/>
          <table:table-cell office:value-type="string">
            <text:p>Winter_Landscape_with_a_Bird_Trap.jpg</text:p>
          </table:table-cell>
          <table:table-cell office:value-type="string">
            <text:p>Wikimedia Commons</text:p>
          </table:table-cell>
          <table:table-cell office:value-type="string">
            <text:p>https://upload.wikimedia.org/wikipedia/commons/6/6e/Pieter_Brueghel,_the_Younger_-_Winter_Landscape_with_Bird_Trap_-_Google_Art_Project.jpg</text:p>
          </table:table-cell>
          <table:table-cell table:number-columns-repeated="963"/>
        </table:table-row>
        <table:table-row table:style-name="ro1">
          <table:table-cell office:value-type="float" office:value="9989">
            <text:p>9989</text:p>
          </table:table-cell>
          <table:table-cell office:value-type="string">
            <text:p>The Wedding Procession</text:p>
          </table:table-cell>
          <table:table-cell office:value-type="string">
            <text:p>Painting</text:p>
          </table:table-cell>
          <table:table-cell office:value-type="string">
            <text:p>Urban, Common and Peasant Life</text:p>
          </table:table-cell>
          <table:table-cell office:value-type="string">
            <text:p>Wedding|Village|Windmill|Farm|Field|Forest|Crowd|Road|Wagon</text:p>
          </table:table-cell>
          <table:table-cell/>
          <table:table-cell office:value-type="float" office:value="61.5">
            <text:p>61.5</text:p>
          </table:table-cell>
          <table:table-cell office:value-type="float" office:value="114">
            <text:p>114</text:p>
          </table:table-cell>
          <table:table-cell/>
          <table:table-cell office:value-type="string">
            <text:p>Belgium</text:p>
          </table:table-cell>
          <table:table-cell office:value-type="string">
            <text:p>Brussels</text:p>
          </table:table-cell>
          <table:table-cell office:value-type="string">
            <text:p>Mus&amp;#233;e de la Ville de Bruxelles</text:p>
          </table:table-cell>
          <table:table-cell office:value-type="string">
            <text:p>K 1966/1</text:p>
          </table:table-cell>
          <table:table-cell/>
          <table:table-cell office:value-type="string">
            <text:p>Public</text:p>
          </table:table-cell>
          <table:table-cell table:number-columns-repeated="2"/>
          <table:table-cell office:value-type="string">
            <text:p>Oil</text:p>
          </table:table-cell>
          <table:table-cell office:value-type="string">
            <text:p>Panel</text:p>
          </table:table-cell>
          <table:table-cell table:number-columns-repeated="16"/>
          <table:table-cell office:value-type="string">
            <text:p>Sellink: rejected.</text:p>
          </table:table-cell>
          <table:table-cell office:value-type="string">
            <text:p>Seipel 1998, p. 160|Ertz 1998, pp. 86-87|Ertz 2000, vol. 2 p. 702</text:p>
          </table:table-cell>
          <table:table-cell table:number-columns-repeated="12"/>
          <table:table-cell office:value-type="string">
            <text:p>Almost universally rejected, but the city of Brussels maintains that it may be an authentic work| possibly attributed to Jan the Elder by Ertz</text:p>
          </table:table-cell>
          <table:table-cell table:number-columns-repeated="3"/>
          <table:table-cell office:value-type="string">
            <text:p>img/derivatives/simple/9989/thumbnail.jpg</text:p>
          </table:table-cell>
          <table:table-cell office:value-type="string">
            <text:p>img/derivatives/simple/9989/fullwidth.jpg</text:p>
          </table:table-cell>
          <table:table-cell office:value-type="string">
            <text:p>pieterbruegel</text:p>
          </table:table-cell>
          <table:table-cell office:value-type="string">
            <text:p>brueghel_item</text:p>
          </table:table-cell>
          <table:table-cell/>
          <table:table-cell office:value-type="string">
            <text:p>The_Wedding_Procession.jpg</text:p>
          </table:table-cell>
          <table:table-cell/>
          <table:table-cell office:value-type="string">
            <text:p>https://www.pubhist.com/works/20/large/20056.jpg</text:p>
          </table:table-cell>
          <table:table-cell table:number-columns-repeated="963"/>
        </table:table-row>
        <table:table-row table:style-name="ro1">
          <table:table-cell office:value-type="float" office:value="9990">
            <text:p>9990</text:p>
          </table:table-cell>
          <table:table-cell office:value-type="string">
            <text:p>The Sermon of Saint John the Baptist</text:p>
          </table:table-cell>
          <table:table-cell office:value-type="string">
            <text:p>Painting</text:p>
          </table:table-cell>
          <table:table-cell office:value-type="string">
            <text:p>Religious</text:p>
          </table:table-cell>
          <table:table-cell office:value-type="string">
            <text:p>Preaching|Infanta Isabella|Forest|Mountain|River|Crowd|Non-Westerners|John the Baptist|New Testament</text:p>
          </table:table-cell>
          <table:table-cell/>
          <table:table-cell office:value-type="float" office:value="95">
            <text:p>95</text:p>
          </table:table-cell>
          <table:table-cell office:value-type="float" office:value="160.5">
            <text:p>160.5</text:p>
          </table:table-cell>
          <table:table-cell/>
          <table:table-cell office:value-type="string">
            <text:p>Hungary</text:p>
          </table:table-cell>
          <table:table-cell office:value-type="string">
            <text:p>Budapest</text:p>
          </table:table-cell>
          <table:table-cell office:value-type="string">
            <text:p>Sz&amp;#233;pm&amp;#252;v&amp;#233;szeti M&amp;#250;zeum</text:p>
          </table:table-cell>
          <table:table-cell office:value-type="float" office:value="51.2829">
            <text:p>51.2829</text:p>
          </table:table-cell>
          <table:table-cell/>
          <table:table-cell office:value-type="string">
            <text:p>Public</text:p>
          </table:table-cell>
          <table:table-cell table:number-columns-repeated="2" office:value-type="float" office:value="1566">
            <text:p>1566</text:p>
          </table:table-cell>
          <table:table-cell office:value-type="string">
            <text:p>Oil</text:p>
          </table:table-cell>
          <table:table-cell office:value-type="string">
            <text:p>Panel</text:p>
          </table:table-cell>
          <table:table-cell/>
          <table:table-cell office:value-type="string">
            <text:p>BRUEGEL / MD.LXVI</text:p>
          </table:table-cell>
          <table:table-cell office:value-type="string">
            <text:p>Lower right</text:p>
          </table:table-cell>
          <table:table-cell table:number-columns-repeated="13"/>
          <table:table-cell office:value-type="string">
            <text:p>Sellink, cat. #153: accepted., Accepted. Tolnay 1935., Accepted. Friedländer 1937., Accepted. Grossmann 1973., Accepted. Marijnissen 1988.</text:p>
          </table:table-cell>
          <table:table-cell office:value-type="string">
            <text:p>Budapest 1968, pp. 101-03|Gibson 1977, p. 144|Marijnissen 1988, pp. 304-07|Roberts-Jones 2002, pp. 251-55|Marijnissen 2003</text:p>
          </table:table-cell>
          <table:table-cell/>
          <table:table-cell office:value-type="string">
            <text:p>Hungary, Millenary Exhibition, 1896, Exhibition of Art from private Hungarian castles and collections, Szombatherly, 1912, Loaned from collection of Count Iván Batthyányi which was housed in his palace in Nagycsákány</text:p>
          </table:table-cell>
          <table:table-cell table:number-columns-repeated="4"/>
          <table:table-cell office:value-type="string">
            <text:p>9406|9407</text:p>
          </table:table-cell>
          <table:table-cell office:value-type="string">
            <text:p>Collection of Batthyáni counts in Németujvår, Güssing, Austria, before 1896., Collection of Szépmüvészeti Múzeum, Budapest, Hungary, 1951.</text:p>
          </table:table-cell>
          <table:table-cell/>
          <table:table-cell office:value-type="string">
            <text:p>Copied by Pieter Brueghel the Younger</text:p>
          </table:table-cell>
          <table:table-cell table:number-columns-repeated="2"/>
          <table:table-cell office:value-type="string">
            <text:p>Possible provenance from Micheal Auner that painting was in Hungary from 1569-70 as part of private collection of Hungarian Batthyányi family. Another possible provenance is that painting is part of Infante Isabella's collection, mentioned in the inventory of Coudenberg palace in Brussels as "predicatie van St Jan"; however, there is a discrepancy in the size of the canvas. Mentioned by Antwerp art collector Peeter Stevens in the margins of his copy of Van Mander's Schilder-Boeck, between 1625 and 1668.</text:p>
          </table:table-cell>
          <table:table-cell/>
          <table:table-cell office:value-type="string">
            <text:p>Szépmüvészeti Museum collection page</text:p>
          </table:table-cell>
          <table:table-cell office:value-type="string">
            <text:p>http://www.szepmuveszeti.hu/adatlap_eng/the_sermon_of_saint_john_9633</text:p>
          </table:table-cell>
          <table:table-cell office:value-type="string">
            <text:p>img/derivatives/simple/9990/thumbnail.jpg</text:p>
          </table:table-cell>
          <table:table-cell office:value-type="string">
            <text:p>img/derivatives/simple/9990/fullwidth.jpg</text:p>
          </table:table-cell>
          <table:table-cell office:value-type="string">
            <text:p>pieterbruegel</text:p>
          </table:table-cell>
          <table:table-cell office:value-type="string">
            <text:p>brueghel_item</text:p>
          </table:table-cell>
          <table:table-cell/>
          <table:table-cell office:value-type="string">
            <text:p>The_Sermon_of_Saint_John_the_Baptist.jpg</text:p>
          </table:table-cell>
          <table:table-cell office:value-type="string">
            <text:p>Wikimedia Commons</text:p>
          </table:table-cell>
          <table:table-cell office:value-type="string">
            <text:p>https://upload.wikimedia.org/wikipedia/commons/f/fb/Pieter_Bruegel_the_Elder_-_The_Sermon_of_Saint_John_the_Baptist_-_Google_Art_Project.jpg</text:p>
          </table:table-cell>
          <table:table-cell table:number-columns-repeated="963"/>
        </table:table-row>
        <table:table-row table:style-name="ro1">
          <table:table-cell office:value-type="float" office:value="9991">
            <text:p>9991</text:p>
          </table:table-cell>
          <table:table-cell office:value-type="string">
            <text:p>The Wedding Dance</text:p>
          </table:table-cell>
          <table:table-cell office:value-type="string">
            <text:p>Painting</text:p>
          </table:table-cell>
          <table:table-cell office:value-type="string">
            <text:p>Urban, Common and Peasant Life</text:p>
          </table:table-cell>
          <table:table-cell office:value-type="string">
            <text:p>Dancing|Wedding|Crowd</text:p>
          </table:table-cell>
          <table:table-cell office:value-type="string">
            <text:p>42D253</text:p>
          </table:table-cell>
          <table:table-cell office:value-type="float" office:value="119.4">
            <text:p>119.4</text:p>
          </table:table-cell>
          <table:table-cell office:value-type="float" office:value="157.5">
            <text:p>157.5</text:p>
          </table:table-cell>
          <table:table-cell/>
          <table:table-cell office:value-type="string">
            <text:p>United States</text:p>
          </table:table-cell>
          <table:table-cell office:value-type="string">
            <text:p>Detroit, MI</text:p>
          </table:table-cell>
          <table:table-cell office:value-type="string">
            <text:p>Detroit Institute of Arts Museum</text:p>
          </table:table-cell>
          <table:table-cell office:value-type="float" office:value="30374">
            <text:p>30374</text:p>
          </table:table-cell>
          <table:table-cell/>
          <table:table-cell office:value-type="string">
            <text:p>Public</text:p>
          </table:table-cell>
          <table:table-cell table:number-columns-repeated="2" office:value-type="float" office:value="1566">
            <text:p>1566</text:p>
          </table:table-cell>
          <table:table-cell office:value-type="string">
            <text:p>Oil</text:p>
          </table:table-cell>
          <table:table-cell office:value-type="string">
            <text:p>Panel</text:p>
          </table:table-cell>
          <table:table-cell/>
          <table:table-cell office:value-type="string">
            <text:p>M.D.LXVI.</text:p>
          </table:table-cell>
          <table:table-cell office:value-type="string">
            <text:p>Lower right</text:p>
          </table:table-cell>
          <table:table-cell table:number-columns-repeated="13"/>
          <table:table-cell office:value-type="string">
            <text:p>Sellink, cat. #151: accepted.</text:p>
          </table:table-cell>
          <table:table-cell office:value-type="string">
            <text:p>Scheyer 1965|Gibson 1977, pp. 159-62|Marijnissen 1988, pp. 293-95|Gibson 1991, pp. 11-52|Roberts-Jones 2002, pp. 256-60</text:p>
          </table:table-cell>
          <table:table-cell/>
          <table:table-cell office:value-type="string">
            <text:p>Chicago, Century of Progress Exhibition, 1933, <text:s/>nr. 34, Brussels, Cinq Siècles d'Art, 1935, <text:s/>nr. 137, New York, Masterpieces of Art, 1939, nr. 25, San Francisco, Golden Gate International Exposition, 1940, nr. 129, Chicago, Art of the United Nations, 1944-45</text:p>
          </table:table-cell>
          <table:table-cell table:number-columns-repeated="4"/>
          <table:table-cell office:value-type="float" office:value="9522">
            <text:p>9522</text:p>
          </table:table-cell>
          <table:table-cell office:value-type="string">
            <text:p>England, Private Collection, London, Arthur J. Sulley (dealer).</text:p>
          </table:table-cell>
          <table:table-cell table:number-columns-repeated="5"/>
          <table:table-cell office:value-type="string">
            <text:p>For more bibliography see: http://www.dia.org/object-info/d33ac9fb-e03b-4287-923e-c5e42b7f65e6.aspx?position=1</text:p>
          </table:table-cell>
          <table:table-cell office:value-type="string">
            <text:p>Detroit Institute of Arts Museum collection page</text:p>
          </table:table-cell>
          <table:table-cell office:value-type="string">
            <text:p>http://www.dia.org/object-info/d33ac9fb-e03b-4287-923e-c5e42b7f65e6.aspx</text:p>
          </table:table-cell>
          <table:table-cell office:value-type="string">
            <text:p>img/derivatives/simple/9991/thumbnail.jpg</text:p>
          </table:table-cell>
          <table:table-cell office:value-type="string">
            <text:p>img/derivatives/simple/9991/fullwidth.jpg</text:p>
          </table:table-cell>
          <table:table-cell office:value-type="string">
            <text:p>pieterbruegel</text:p>
          </table:table-cell>
          <table:table-cell office:value-type="string">
            <text:p>brueghel_item</text:p>
          </table:table-cell>
          <table:table-cell/>
          <table:table-cell office:value-type="string">
            <text:p>The_Wedding_Dance.jpg</text:p>
          </table:table-cell>
          <table:table-cell office:value-type="string">
            <text:p>Wikimedia Commons</text:p>
          </table:table-cell>
          <table:table-cell office:value-type="string">
            <text:p>https://upload.wikimedia.org/wikipedia/commons/c/cd/Pieter_Bruegel_de_Oude_-_De_bruiloft_dans_(Detroit).jpg</text:p>
          </table:table-cell>
          <table:table-cell table:number-columns-repeated="963"/>
        </table:table-row>
        <table:table-row table:style-name="ro1">
          <table:table-cell office:value-type="float" office:value="9992">
            <text:p>9992</text:p>
          </table:table-cell>
          <table:table-cell office:value-type="string">
            <text:p>The Magpie on the Gallows</text:p>
          </table:table-cell>
          <table:table-cell office:value-type="string">
            <text:p>Painting</text:p>
          </table:table-cell>
          <table:table-cell office:value-type="string">
            <text:p>Landscape</text:p>
          </table:table-cell>
          <table:table-cell office:value-type="string">
            <text:p>Dancing|Death|Birds|Castle|Church|Village|Watermill|Forest|Mountain|River|Staffage</text:p>
          </table:table-cell>
          <table:table-cell/>
          <table:table-cell office:value-type="float" office:value="45.9">
            <text:p>45.9</text:p>
          </table:table-cell>
          <table:table-cell office:value-type="float" office:value="50.8">
            <text:p>50.8</text:p>
          </table:table-cell>
          <table:table-cell/>
          <table:table-cell office:value-type="string">
            <text:p>Germany</text:p>
          </table:table-cell>
          <table:table-cell office:value-type="string">
            <text:p>Darmstadt</text:p>
          </table:table-cell>
          <table:table-cell office:value-type="string">
            <text:p>Hessisches Landesmuseum</text:p>
          </table:table-cell>
          <table:table-cell table:number-columns-repeated="2"/>
          <table:table-cell office:value-type="string">
            <text:p>Public</text:p>
          </table:table-cell>
          <table:table-cell table:number-columns-repeated="2" office:value-type="float" office:value="1568">
            <text:p>1568</text:p>
          </table:table-cell>
          <table:table-cell office:value-type="string">
            <text:p>Oil</text:p>
          </table:table-cell>
          <table:table-cell office:value-type="string">
            <text:p>Panel</text:p>
          </table:table-cell>
          <table:table-cell/>
          <table:table-cell office:value-type="string">
            <text:p>BRUEGEL</text:p>
          </table:table-cell>
          <table:table-cell office:value-type="string">
            <text:p>Lower right</text:p>
          </table:table-cell>
          <table:table-cell table:number-columns-repeated="13"/>
          <table:table-cell office:value-type="string">
            <text:p>Sellink, cat. #167: accepted., Accepted. Tolnay 1935., Accepted. Friedländer 1937., Accepted. Grossmann 1973., Accepted. Marijnissen 1988.</text:p>
          </table:table-cell>
          <table:table-cell office:value-type="string">
            <text:p>Gibson 1977, pp. 193-95|Marijnissen 1988, pp. 370-75|Gibson 1989, p. 75|Kavaler 1999, pp. 217-33|Budnick 2000|Roberts-Jones 2002, pp. 177-79|Wiemann 2005-06, p. 8</text:p>
          </table:table-cell>
          <table:table-cell table:number-columns-repeated="6"/>
          <table:table-cell office:value-type="float" office:value="9408">
            <text:p>9408</text:p>
          </table:table-cell>
          <table:table-cell office:value-type="string">
            <text:p>Bequethed to Bruegel's wife Mayken Boecke, as recorded by Van Mander.</text:p>
          </table:table-cell>
          <table:table-cell table:number-columns-repeated="8"/>
          <table:table-cell office:value-type="string">
            <text:p>img/derivatives/simple/9992/thumbnail.jpg</text:p>
          </table:table-cell>
          <table:table-cell office:value-type="string">
            <text:p>img/derivatives/simple/9992/fullwidth.jpg</text:p>
          </table:table-cell>
          <table:table-cell office:value-type="string">
            <text:p>pieterbruegel</text:p>
          </table:table-cell>
          <table:table-cell office:value-type="string">
            <text:p>brueghel_item</text:p>
          </table:table-cell>
          <table:table-cell/>
          <table:table-cell office:value-type="string">
            <text:p>65_The_Magpie_on_the_Gallows_by_Pieter_Bruegel_the_Elder_Brussels_1568_oil_on_oak_-_Hessisches_Landesmuseum_Darmstadt_-_Darmstadt_Germany.jpg</text:p>
          </table:table-cell>
          <table:table-cell/>
          <table:table-cell office:value-type="string">
            <text:p>http://www.museumsyndicate.com/images/6/59082.jpg</text:p>
          </table:table-cell>
          <table:table-cell table:number-columns-repeated="963"/>
        </table:table-row>
        <table:table-row table:style-name="ro1">
          <table:table-cell office:value-type="float" office:value="9993">
            <text:p>9993</text:p>
          </table:table-cell>
          <table:table-cell office:value-type="string">
            <text:p>Peasant Couple Attacked by Robbers</text:p>
          </table:table-cell>
          <table:table-cell office:value-type="string">
            <text:p>Painting</text:p>
          </table:table-cell>
          <table:table-cell office:value-type="string">
            <text:p>Urban, Common and Peasant Life</text:p>
          </table:table-cell>
          <table:table-cell office:value-type="string">
            <text:p>Robbery|Traveling|Field|Forest</text:p>
          </table:table-cell>
          <table:table-cell/>
          <table:table-cell office:value-type="float" office:value="96">
            <text:p>96</text:p>
          </table:table-cell>
          <table:table-cell office:value-type="float" office:value="128">
            <text:p>128</text:p>
          </table:table-cell>
          <table:table-cell/>
          <table:table-cell office:value-type="string">
            <text:p>Sweden</text:p>
          </table:table-cell>
          <table:table-cell office:value-type="string">
            <text:p>Stockholm</text:p>
          </table:table-cell>
          <table:table-cell office:value-type="string">
            <text:p>Stockholms Universitets</text:p>
          </table:table-cell>
          <table:table-cell table:number-columns-repeated="2"/>
          <table:table-cell office:value-type="string">
            <text:p>Unknown/Not Applicable</text:p>
          </table:table-cell>
          <table:table-cell table:number-columns-repeated="2"/>
          <table:table-cell office:value-type="string">
            <text:p>Oil</text:p>
          </table:table-cell>
          <table:table-cell office:value-type="string">
            <text:p>Panel</text:p>
          </table:table-cell>
          <table:table-cell/>
          <table:table-cell office:value-type="string">
            <text:p>M.D.LX VII/ BRUEGEL</text:p>
          </table:table-cell>
          <table:table-cell office:value-type="string">
            <text:p>Lower right</text:p>
          </table:table-cell>
          <table:table-cell/>
          <table:table-cell office:value-type="string">
            <text:p>Original inscription of "P. Brueghel/1630" in lower right hand corner removed in 1971 restoration when "M.D.LX VII/ BRUEGEL" signature discovered underneath.</text:p>
          </table:table-cell>
          <table:table-cell table:number-columns-repeated="11"/>
          <table:table-cell office:value-type="string">
            <text:p>Sellink, cat. #X8: rejected., Accepted. Grossmann 1980.</text:p>
          </table:table-cell>
          <table:table-cell office:value-type="string">
            <text:p>Darling 1976|Roberts-Jones 1980, p. 7|Gibson 1991, p. 44|Wied 1997-98, pp. 10-13|Seipel 1998, p. 159|Weibull 1999|Ertz 2000, vol. 2, pp. 775-86, 792-94|Allart 2001, p. 53</text:p>
          </table:table-cell>
          <table:table-cell office:value-type="string">
            <text:p>10406 |10407 |10408 |10409 </text:p>
          </table:table-cell>
          <table:table-cell table:number-columns-repeated="15"/>
          <table:table-cell office:value-type="string">
            <text:p>img/derivatives/simple/9993/thumbnail.jpg</text:p>
          </table:table-cell>
          <table:table-cell office:value-type="string">
            <text:p>img/derivatives/simple/9993/fullwidth.jpg</text:p>
          </table:table-cell>
          <table:table-cell office:value-type="string">
            <text:p>pieterbruegel</text:p>
          </table:table-cell>
          <table:table-cell office:value-type="string">
            <text:p>brueghel_item</text:p>
          </table:table-cell>
          <table:table-cell/>
          <table:table-cell office:value-type="string">
            <text:p>A_Peasant_Couple_Attacked_by_Robbers.jpeg</text:p>
          </table:table-cell>
          <table:table-cell/>
          <table:table-cell office:value-type="string">
            <text:p>http://www.weetwo.org/john/art/bruegel/peasant_couple_attacked.jpg</text:p>
          </table:table-cell>
          <table:table-cell table:number-columns-repeated="963"/>
        </table:table-row>
        <table:table-row table:style-name="ro1">
          <table:table-cell office:value-type="float" office:value="9994">
            <text:p>9994</text:p>
          </table:table-cell>
          <table:table-cell office:value-type="string">
            <text:p>The Adoration of the Kings</text:p>
          </table:table-cell>
          <table:table-cell office:value-type="string">
            <text:p>Painting</text:p>
          </table:table-cell>
          <table:table-cell office:value-type="string">
            <text:p>Religious</text:p>
          </table:table-cell>
          <table:table-cell office:value-type="string">
            <text:p>Donkey|Bethlehem|Crowd|Non-Westerners|Christ|Holy family|New Testament|Virgin Mary|Armor|Jewels</text:p>
          </table:table-cell>
          <table:table-cell office:value-type="string">
            <text:p>73B57</text:p>
          </table:table-cell>
          <table:table-cell office:value-type="float" office:value="111.1">
            <text:p>111.1</text:p>
          </table:table-cell>
          <table:table-cell office:value-type="float" office:value="83.2">
            <text:p>83.2</text:p>
          </table:table-cell>
          <table:table-cell/>
          <table:table-cell office:value-type="string">
            <text:p>England</text:p>
          </table:table-cell>
          <table:table-cell office:value-type="string">
            <text:p>London</text:p>
          </table:table-cell>
          <table:table-cell office:value-type="string">
            <text:p>National Gallery</text:p>
          </table:table-cell>
          <table:table-cell table:number-columns-repeated="2"/>
          <table:table-cell office:value-type="string">
            <text:p>Public</text:p>
          </table:table-cell>
          <table:table-cell table:number-columns-repeated="2" office:value-type="float" office:value="1564">
            <text:p>1564</text:p>
          </table:table-cell>
          <table:table-cell office:value-type="string">
            <text:p>Oil</text:p>
          </table:table-cell>
          <table:table-cell office:value-type="string">
            <text:p>Panel</text:p>
          </table:table-cell>
          <table:table-cell/>
          <table:table-cell office:value-type="string">
            <text:p>BRUEGEL . M . D . LXIIII</text:p>
          </table:table-cell>
          <table:table-cell office:value-type="string">
            <text:p>Lower right</text:p>
          </table:table-cell>
          <table:table-cell table:number-columns-repeated="13"/>
          <table:table-cell office:value-type="string">
            <text:p>Sellink, cat. #130: accepted., Accepted. Tolnay 1935., Accepted. Friedländer 1937., Accepted. Grossmann 1973., Accepted. Marijnissen 1988.</text:p>
          </table:table-cell>
          <table:table-cell office:value-type="string">
            <text:p>London 1968, pp. 21-22|Gibson 1977, pp. 133-34|Marijnissen 1988, pp. 233-35|Pinson 1994|Müller 1999, pp. 126-34</text:p>
          </table:table-cell>
          <table:table-cell office:value-type="string">
            <text:p>8298 </text:p>
          </table:table-cell>
          <table:table-cell table:number-columns-repeated="5"/>
          <table:table-cell office:value-type="float" office:value="9409">
            <text:p>9409</text:p>
          </table:table-cell>
          <table:table-cell office:value-type="string">
            <text:p>Purchased with contributions from The Art Fund and Arthur Serena through The Art Fund, 1920.</text:p>
          </table:table-cell>
          <table:table-cell table:number-columns-repeated="4"/>
          <table:table-cell office:value-type="string">
            <text:p>Oak panel. Recently published cat from National Gallery-- The Sixteenth Century Netherlandish Paintings with French Paintings before 1600’ by Lorne Campbell</text:p>
          </table:table-cell>
          <table:table-cell/>
          <table:table-cell office:value-type="string">
            <text:p>National Gallery collection page</text:p>
          </table:table-cell>
          <table:table-cell office:value-type="string">
            <text:p>http://www.nationalgallery.org.uk/paintings/pieter-bruegel-the-elder-the-adoration-of-the-kings/*/key-facts</text:p>
          </table:table-cell>
          <table:table-cell office:value-type="string">
            <text:p>img/derivatives/simple/9994/thumbnail.jpg</text:p>
          </table:table-cell>
          <table:table-cell office:value-type="string">
            <text:p>img/derivatives/simple/9994/fullwidth.jpg</text:p>
          </table:table-cell>
          <table:table-cell office:value-type="string">
            <text:p>pieterbruegel</text:p>
          </table:table-cell>
          <table:table-cell office:value-type="string">
            <text:p>brueghel_item</text:p>
          </table:table-cell>
          <table:table-cell/>
          <table:table-cell office:value-type="string">
            <text:p>The_Adoration_of_the_Kings.jpg</text:p>
          </table:table-cell>
          <table:table-cell table:number-columns-repeated="965"/>
        </table:table-row>
        <table:table-row table:style-name="ro1">
          <table:table-cell office:value-type="float" office:value="9995">
            <text:p>9995</text:p>
          </table:table-cell>
          <table:table-cell office:value-type="string">
            <text:p>Landscape: A River Among Mountains</text:p>
          </table:table-cell>
          <table:table-cell office:value-type="string">
            <text:p>Painting</text:p>
          </table:table-cell>
          <table:table-cell office:value-type="string">
            <text:p>Landscape</text:p>
          </table:table-cell>
          <table:table-cell office:value-type="string">
            <text:p>Mountain|River</text:p>
          </table:table-cell>
          <table:table-cell/>
          <table:table-cell office:value-type="float" office:value="50.8">
            <text:p>50.8</text:p>
          </table:table-cell>
          <table:table-cell office:value-type="float" office:value="68.6">
            <text:p>68.6</text:p>
          </table:table-cell>
          <table:table-cell/>
          <table:table-cell office:value-type="string">
            <text:p>England</text:p>
          </table:table-cell>
          <table:table-cell office:value-type="string">
            <text:p>London</text:p>
          </table:table-cell>
          <table:table-cell office:value-type="string">
            <text:p>National Gallery</text:p>
          </table:table-cell>
          <table:table-cell table:number-columns-repeated="2"/>
          <table:table-cell office:value-type="string">
            <text:p>Public</text:p>
          </table:table-cell>
          <table:table-cell table:number-columns-repeated="2" office:value-type="float" office:value="1600">
            <text:p>1600</text:p>
          </table:table-cell>
          <table:table-cell office:value-type="string">
            <text:p>Oil</text:p>
          </table:table-cell>
          <table:table-cell office:value-type="string">
            <text:p>Panel</text:p>
          </table:table-cell>
          <table:table-cell table:number-columns-repeated="16"/>
          <table:table-cell office:value-type="string">
            <text:p>National Gallery of Art website as imitator of Pieter Bruegel</text:p>
          </table:table-cell>
          <table:table-cell office:value-type="string">
            <text:p>L. Campbell, ‘National Gallery Catalogues. The Sixteenth Century Netherlandish Schools’, London (forthcoming)</text:p>
          </table:table-cell>
          <table:table-cell table:number-columns-repeated="6"/>
          <table:table-cell office:value-type="float" office:value="9410">
            <text:p>9410</text:p>
          </table:table-cell>
          <table:table-cell office:value-type="string">
            <text:p>Purchased by the National Gallery, 1889.</text:p>
          </table:table-cell>
          <table:table-cell/>
          <table:table-cell office:value-type="string">
            <text:p>Similar work after Pieter Bruegel the Elder, ‘River Landscape with Draftsman’, about 1553, Musée des Beaux-Arts et d'Archéologie, Besançon</text:p>
          </table:table-cell>
          <table:table-cell table:number-columns-repeated="2"/>
          <table:table-cell office:value-type="string">
            <text:p>Poplar panel. Online article about attribution: http://www.nationalgallery.org.uk/paintings/research/landscape-a-river-among-mountains</text:p>
          </table:table-cell>
          <table:table-cell/>
          <table:table-cell office:value-type="string">
            <text:p>National Gallery collection page</text:p>
          </table:table-cell>
          <table:table-cell office:value-type="string">
            <text:p>http://www.nationalgallery.org.uk/paintings/imitator-of-pieter-bruegel-the-elder-landscape-a-river-among-mountains/*/key-facts</text:p>
          </table:table-cell>
          <table:table-cell office:value-type="string">
            <text:p>img/derivatives/simple/9995/thumbnail.jpg</text:p>
          </table:table-cell>
          <table:table-cell office:value-type="string">
            <text:p>img/derivatives/simple/9995/fullwidth.jpg</text:p>
          </table:table-cell>
          <table:table-cell office:value-type="string">
            <text:p>pieterbruegel</text:p>
          </table:table-cell>
          <table:table-cell office:value-type="string">
            <text:p>brueghel_item</text:p>
          </table:table-cell>
          <table:table-cell/>
          <table:table-cell office:value-type="string">
            <text:p>Landscape_A_River_Among_Mountains.jpg</text:p>
          </table:table-cell>
          <table:table-cell office:value-type="string">
            <text:p>See National Gallery's image licensing system</text:p>
          </table:table-cell>
          <table:table-cell table:number-columns-repeated="964"/>
        </table:table-row>
        <table:table-row table:style-name="ro1">
          <table:table-cell office:value-type="float" office:value="9997">
            <text:p>9997</text:p>
          </table:table-cell>
          <table:table-cell office:value-type="string">
            <text:p>The Flight into Egypt</text:p>
          </table:table-cell>
          <table:table-cell office:value-type="string">
            <text:p>Painting</text:p>
          </table:table-cell>
          <table:table-cell office:value-type="string">
            <text:p>Religious</text:p>
          </table:table-cell>
          <table:table-cell office:value-type="string">
            <text:p>Donkey|Forest|Mountain|River|Christ|Holy family|New Testament|Virgin Mary|Landscape</text:p>
          </table:table-cell>
          <table:table-cell office:value-type="string">
            <text:p>73B64</text:p>
          </table:table-cell>
          <table:table-cell office:value-type="float" office:value="37.1">
            <text:p>37.1</text:p>
          </table:table-cell>
          <table:table-cell office:value-type="float" office:value="55.6">
            <text:p>55.6</text:p>
          </table:table-cell>
          <table:table-cell/>
          <table:table-cell office:value-type="string">
            <text:p>England</text:p>
          </table:table-cell>
          <table:table-cell office:value-type="string">
            <text:p>London</text:p>
          </table:table-cell>
          <table:table-cell office:value-type="string">
            <text:p>Courtauld Institute of Art</text:p>
          </table:table-cell>
          <table:table-cell office:value-type="string">
            <text:p>Seilern Collection</text:p>
          </table:table-cell>
          <table:table-cell/>
          <table:table-cell office:value-type="string">
            <text:p>Public</text:p>
          </table:table-cell>
          <table:table-cell table:number-columns-repeated="2" office:value-type="float" office:value="1563">
            <text:p>1563</text:p>
          </table:table-cell>
          <table:table-cell office:value-type="string">
            <text:p>Oil</text:p>
          </table:table-cell>
          <table:table-cell office:value-type="string">
            <text:p>Panel</text:p>
          </table:table-cell>
          <table:table-cell/>
          <table:table-cell office:value-type="string">
            <text:p>BRUEGEL MDLXIII</text:p>
          </table:table-cell>
          <table:table-cell office:value-type="string">
            <text:p>Lower right</text:p>
          </table:table-cell>
          <table:table-cell table:number-columns-repeated="13"/>
          <table:table-cell office:value-type="string">
            <text:p>Sellink, cat. #123: accepted., Accepted. Grossmann 1973., Accepted. Marijnissen 1988.</text:p>
          </table:table-cell>
          <table:table-cell office:value-type="string">
            <text:p>Grossmann 1973, pp. 194-95|Marijnissen 1988, p. 209|Gibson 1989, pp. 66-67</text:p>
          </table:table-cell>
          <table:table-cell table:number-columns-repeated="6"/>
          <table:table-cell office:value-type="string">
            <text:p>9415|9416|9417|9418</text:p>
          </table:table-cell>
          <table:table-cell office:value-type="string">
            <text:p>1563 Painted for patron Cardinal Perronot de Granvelle, 1640 Antwerp Collection of Peter Paul Rubens: "A Landschap with the flight into Egipt by old Brugel", Collection of Count Antoine Seilern, before 1978., Donated to Courtauld Insitute, 1978.</text:p>
          </table:table-cell>
          <table:table-cell table:number-columns-repeated="6"/>
          <table:table-cell office:value-type="string">
            <text:p>The Courtauld object page</text:p>
          </table:table-cell>
          <table:table-cell office:value-type="string">
            <text:p>http://www.artandarchitecture.org.uk/images/gallery/6b06f360.html</text:p>
          </table:table-cell>
          <table:table-cell office:value-type="string">
            <text:p>img/derivatives/simple/9997/thumbnail.jpg</text:p>
          </table:table-cell>
          <table:table-cell office:value-type="string">
            <text:p>img/derivatives/simple/9997/fullwidth.jpg</text:p>
          </table:table-cell>
          <table:table-cell office:value-type="string">
            <text:p>pieterbruegel</text:p>
          </table:table-cell>
          <table:table-cell office:value-type="string">
            <text:p>brueghel_item</text:p>
          </table:table-cell>
          <table:table-cell/>
          <table:table-cell office:value-type="string">
            <text:p>The_Flight_into_Egypt.jpg</text:p>
          </table:table-cell>
          <table:table-cell office:value-type="string">
            <text:p>WikiArt</text:p>
          </table:table-cell>
          <table:table-cell office:value-type="string">
            <text:p>http://www.wikiart.org/en/pieter-bruegel-the-elder/landscape-with-the-flight-into-egypt-1563</text:p>
          </table:table-cell>
          <table:table-cell table:number-columns-repeated="963"/>
        </table:table-row>
        <table:table-row table:style-name="ro1">
          <table:table-cell office:value-type="float" office:value="9998">
            <text:p>9998</text:p>
          </table:table-cell>
          <table:table-cell office:value-type="string">
            <text:p>Christ and the Woman Taken in Adultery</text:p>
          </table:table-cell>
          <table:table-cell office:value-type="string">
            <text:p>Painting</text:p>
          </table:table-cell>
          <table:table-cell office:value-type="string">
            <text:p>Religious</text:p>
          </table:table-cell>
          <table:table-cell office:value-type="string">
            <text:p>Moralizing|Borromeo|Christ|New Testament|Pharisees</text:p>
          </table:table-cell>
          <table:table-cell office:value-type="string">
            <text:p>73C7222</text:p>
          </table:table-cell>
          <table:table-cell office:value-type="float" office:value="24.1">
            <text:p>24.1</text:p>
          </table:table-cell>
          <table:table-cell office:value-type="float" office:value="34.4">
            <text:p>34.4</text:p>
          </table:table-cell>
          <table:table-cell/>
          <table:table-cell office:value-type="string">
            <text:p>England</text:p>
          </table:table-cell>
          <table:table-cell office:value-type="string">
            <text:p>London</text:p>
          </table:table-cell>
          <table:table-cell office:value-type="string">
            <text:p>Courtauld Institute of Art</text:p>
          </table:table-cell>
          <table:table-cell office:value-type="string">
            <text:p>Seilern Collection</text:p>
          </table:table-cell>
          <table:table-cell/>
          <table:table-cell office:value-type="string">
            <text:p>Public</text:p>
          </table:table-cell>
          <table:table-cell table:number-columns-repeated="2" office:value-type="float" office:value="1565">
            <text:p>1565</text:p>
          </table:table-cell>
          <table:table-cell office:value-type="string">
            <text:p>Oil</text:p>
          </table:table-cell>
          <table:table-cell office:value-type="string">
            <text:p>Panel</text:p>
          </table:table-cell>
          <table:table-cell/>
          <table:table-cell office:value-type="string">
            <text:p>BRUEGEL. M.D.LXV.</text:p>
          </table:table-cell>
          <table:table-cell office:value-type="string">
            <text:p>Lower left</text:p>
          </table:table-cell>
          <table:table-cell/>
          <table:table-cell office:value-type="string">
            <text:p>Inscribed in the center, near Christ's right hand: DIE SONDER SONDE IS / DIE [He that is without sin (among you), let him...]</text:p>
          </table:table-cell>
          <table:table-cell table:number-columns-repeated="11"/>
          <table:table-cell office:value-type="string">
            <text:p>Sellink, cat. #140: accepted., Accepted. Grossmann 1973., Accepted. Marijnissen 1988.</text:p>
          </table:table-cell>
          <table:table-cell office:value-type="string">
            <text:p>Grossmann 1952|Gibson 1977, pp. 134-39|Marijnissen 1988, pp. 288-89|Roberts-Jones 2002, pp. 138-39</text:p>
          </table:table-cell>
          <table:table-cell table:number-columns-repeated="6"/>
          <table:table-cell office:value-type="string">
            <text:p>9419|9420</text:p>
          </table:table-cell>
          <table:table-cell office:value-type="string">
            <text:p>Collection of Count Antoine Seilern, before 1978., Donated to Courtauld Insitute, 1978.</text:p>
          </table:table-cell>
          <table:table-cell office:value-type="float" office:value="3026">
            <text:p>3026</text:p>
          </table:table-cell>
          <table:table-cell office:value-type="string">
            <text:p>in the 17th century Jan gives it to the Italian Cardinal Federico Borromeo. <text:s/>Borromeo has a copy made and returns original to Jan Brueghel. <text:s/>Both sons made copies of the composition: Jan the Elder painted a grisaille copy now int he Alte Pinakotheck, Munich and Pieter the Younger made a copy in color (maybe based on a print) (Ertz, 1998, 9)</text:p>
          </table:table-cell>
          <table:table-cell table:number-columns-repeated="2"/>
          <table:table-cell office:value-type="string">
            <text:p>One of three Bruegels painted in grisaille style. One of the few paintings which remained in Bruegel's family for a long time.</text:p>
          </table:table-cell>
          <table:table-cell/>
          <table:table-cell office:value-type="string">
            <text:p>The Courtauld object page</text:p>
          </table:table-cell>
          <table:table-cell office:value-type="string">
            <text:p>http://www.artandarchitecture.org.uk/images/gallery/2edc26bc.html</text:p>
          </table:table-cell>
          <table:table-cell office:value-type="string">
            <text:p>img/derivatives/simple/9998/thumbnail.jpg</text:p>
          </table:table-cell>
          <table:table-cell office:value-type="string">
            <text:p>img/derivatives/simple/9998/fullwidth.jpg</text:p>
          </table:table-cell>
          <table:table-cell office:value-type="string">
            <text:p>pieterbruegel</text:p>
          </table:table-cell>
          <table:table-cell office:value-type="string">
            <text:p>brueghel_item</text:p>
          </table:table-cell>
          <table:table-cell/>
          <table:table-cell office:value-type="string">
            <text:p>Christ_and_the_Woman_Taken_in_Adultery.jpg</text:p>
          </table:table-cell>
          <table:table-cell office:value-type="string">
            <text:p>Wikimedia Commons</text:p>
          </table:table-cell>
          <table:table-cell office:value-type="string">
            <text:p>https://upload.wikimedia.org/wikipedia/commons/f/f8/Christ_and_the_Woman_Taken_in_Adultery_Bruegel.jpg</text:p>
          </table:table-cell>
          <table:table-cell table:number-columns-repeated="963"/>
        </table:table-row>
        <table:table-row table:style-name="ro1">
          <table:table-cell office:value-type="float" office:value="9999">
            <text:p>9999</text:p>
          </table:table-cell>
          <table:table-cell office:value-type="string">
            <text:p>The Massacre of the Innocents</text:p>
          </table:table-cell>
          <table:table-cell office:value-type="string">
            <text:p>Painting</text:p>
          </table:table-cell>
          <table:table-cell office:value-type="string">
            <text:p>Religious</text:p>
          </table:table-cell>
          <table:table-cell office:value-type="string">
            <text:p>Catastrophe|Death|Moralizing|Winter|Dog|Horse|Village|River|Children|Crowd|Knight|Soldiers|New Testament</text:p>
          </table:table-cell>
          <table:table-cell office:value-type="string">
            <text:p>73B63</text:p>
          </table:table-cell>
          <table:table-cell office:value-type="float" office:value="109.2">
            <text:p>109.2</text:p>
          </table:table-cell>
          <table:table-cell office:value-type="float" office:value="156.7">
            <text:p>156.7</text:p>
          </table:table-cell>
          <table:table-cell/>
          <table:table-cell office:value-type="string">
            <text:p>England</text:p>
          </table:table-cell>
          <table:table-cell office:value-type="string">
            <text:p>London</text:p>
          </table:table-cell>
          <table:table-cell office:value-type="string">
            <text:p>Royal Collection</text:p>
          </table:table-cell>
          <table:table-cell office:value-type="string">
            <text:p>LC9 HC 1290</text:p>
          </table:table-cell>
          <table:table-cell/>
          <table:table-cell office:value-type="string">
            <text:p>Public</text:p>
          </table:table-cell>
          <table:table-cell table:number-columns-repeated="2" office:value-type="float" office:value="1566">
            <text:p>1566</text:p>
          </table:table-cell>
          <table:table-cell office:value-type="string">
            <text:p>Oil</text:p>
          </table:table-cell>
          <table:table-cell office:value-type="string">
            <text:p>Panel</text:p>
          </table:table-cell>
          <table:table-cell/>
          <table:table-cell office:value-type="string">
            <text:p>BRUEGEL</text:p>
          </table:table-cell>
          <table:table-cell office:value-type="string">
            <text:p>Lower right</text:p>
          </table:table-cell>
          <table:table-cell table:number-columns-repeated="13"/>
          <table:table-cell office:value-type="string">
            <text:p>Sellink, cat. #154: accepted., Rejected, copy. Tolnay 1935., Not mentioned. Friedländer 1937., Accepted, ca. 1565-1567. Grossmann 1973., Accepted, ca. 1565. Marijnissen 1988.</text:p>
          </table:table-cell>
          <table:table-cell office:value-type="string">
            <text:p>Gibson 1977, pp. 140-44|Campbell 1985, p. 9|Marijnissen 1988, pp. 283-87|Kunzle 2001|Roberts-Jones 2002, pp. 128-34</text:p>
          </table:table-cell>
          <table:table-cell/>
          <table:table-cell office:value-type="string">
            <text:p>R.A. King's Pictures, R.A. Flemish Art, 1953-54</text:p>
          </table:table-cell>
          <table:table-cell table:number-columns-repeated="4"/>
          <table:table-cell office:value-type="string">
            <text:p>9421|9422|9423|9424</text:p>
          </table:table-cell>
          <table:table-cell office:value-type="string">
            <text:p>Collection of the Emperor Rudoph II at Prague and Queen Christina of Sweden, before 1648., Moved to Sweden, became property of Queen Christina, 1648., Acquired by William Frizell from Queen Christina's collection in Antwerp during her travels to Rome, 1660., Acquired <text:s/>by Charles II, 1662.</text:p>
          </table:table-cell>
          <table:table-cell/>
          <table:table-cell office:value-type="string">
            <text:p>Copied by Pieter the Younger</text:p>
          </table:table-cell>
          <table:table-cell table:number-columns-repeated="4"/>
          <table:table-cell office:value-type="string">
            <text:p>The Royal Collection object page</text:p>
          </table:table-cell>
          <table:table-cell office:value-type="string">
            <text:p>http://www.royalcollection.org.uk/collection/405787/massacre-of-the-innocents</text:p>
          </table:table-cell>
          <table:table-cell office:value-type="string">
            <text:p>img/derivatives/simple/9999/thumbnail.jpg</text:p>
          </table:table-cell>
          <table:table-cell office:value-type="string">
            <text:p>img/derivatives/simple/9999/fullwidth.jpg</text:p>
          </table:table-cell>
          <table:table-cell office:value-type="string">
            <text:p>pieterbruegel</text:p>
          </table:table-cell>
          <table:table-cell office:value-type="string">
            <text:p>brueghel_item</text:p>
          </table:table-cell>
          <table:table-cell/>
          <table:table-cell office:value-type="string">
            <text:p>The_Massacre_of_the_Innocents.jpg</text:p>
          </table:table-cell>
          <table:table-cell office:value-type="string">
            <text:p>Royal Collection</text:p>
          </table:table-cell>
          <table:table-cell office:value-type="string">
            <text:p>https://www.royalcollection.org.uk/collection/405787/massacre-of-the-innocents</text:p>
          </table:table-cell>
          <table:table-cell table:number-columns-repeated="963"/>
        </table:table-row>
        <table:table-row table:style-name="ro1">
          <table:table-cell office:value-type="float" office:value="10000">
            <text:p>10000</text:p>
          </table:table-cell>
          <table:table-cell office:value-type="string">
            <text:p>The Triumph of Death</text:p>
          </table:table-cell>
          <table:table-cell office:value-type="string">
            <text:p>Painting</text:p>
          </table:table-cell>
          <table:table-cell office:value-type="string">
            <text:p>Allegory</text:p>
          </table:table-cell>
          <table:table-cell office:value-type="string">
            <text:p>Battle|Catastrophe|Death|Creatures|Dog|Horse|Coast|Field|Fire|Mountain|Beggars|Burghers|Crowd|Fools|Merchants|Skeletons|Armor|Coins|Household items|Musical instruments|Boat|Wagon</text:p>
          </table:table-cell>
          <table:table-cell/>
          <table:table-cell office:value-type="float" office:value="117">
            <text:p>117</text:p>
          </table:table-cell>
          <table:table-cell office:value-type="float" office:value="162">
            <text:p>162</text:p>
          </table:table-cell>
          <table:table-cell/>
          <table:table-cell office:value-type="string">
            <text:p>Spain</text:p>
          </table:table-cell>
          <table:table-cell office:value-type="string">
            <text:p>Madrid</text:p>
          </table:table-cell>
          <table:table-cell office:value-type="string">
            <text:p>Museo del Prado</text:p>
          </table:table-cell>
          <table:table-cell office:value-type="string">
            <text:p>1221 (given in Sellink) <text:s/>/ <text:s/>P01393 (from Prado website)</text:p>
          </table:table-cell>
          <table:table-cell/>
          <table:table-cell office:value-type="string">
            <text:p>Public</text:p>
          </table:table-cell>
          <table:table-cell table:number-columns-repeated="2" office:value-type="float" office:value="1562">
            <text:p>1562</text:p>
          </table:table-cell>
          <table:table-cell office:value-type="string">
            <text:p>Oil</text:p>
          </table:table-cell>
          <table:table-cell office:value-type="string">
            <text:p>Panel</text:p>
          </table:table-cell>
          <table:table-cell table:number-columns-repeated="16"/>
          <table:table-cell office:value-type="string">
            <text:p>Sellink, cat. #115: accepted., Accepted, ca. 1561-62. Tolnay 1935., Accepted, ca. 1562. Friedländer 1937., Accepted, ca. 1562. Grossmann 1973., Accepted. Marijnissen 1988.</text:p>
          </table:table-cell>
          <table:table-cell office:value-type="string">
            <text:p>Gibson 1977, pp. 109-19|Marijnissen 1988, pp. 195-200|Gibson 1991, pp. 53-86|Van Schoute/ Verougstraete 1993|Corcoran 1995|Roberts-Jones 2002, pp. 98-104</text:p>
          </table:table-cell>
          <table:table-cell table:number-columns-repeated="6"/>
          <table:table-cell office:value-type="string">
            <text:p>9523|9524|9525</text:p>
          </table:table-cell>
          <table:table-cell office:value-type="string">
            <text:p>Acquired by Queen Isabel Farnesio, Royal Collection, 1746-1759., Collection of Isabel Farnesio, Royal Palace of La Granja de San Ildefonso, Segovia, "Cuarto bajo-pieza segunda inmediata a la galería”, 1766., Collection of Prado Museum, Madrid, 1827.</text:p>
          </table:table-cell>
          <table:table-cell table:number-columns-repeated="6"/>
          <table:table-cell office:value-type="string">
            <text:p>Museo del Prado collection page</text:p>
          </table:table-cell>
          <table:table-cell office:value-type="string">
            <text:p>https://www.museodelprado.es/en/the-collection/online-gallery/on-line-gallery/obra/the-triumph-of-death/</text:p>
          </table:table-cell>
          <table:table-cell office:value-type="string">
            <text:p>img/derivatives/simple/10000/thumbnail.jpg</text:p>
          </table:table-cell>
          <table:table-cell office:value-type="string">
            <text:p>img/derivatives/simple/10000/fullwidth.jpg</text:p>
          </table:table-cell>
          <table:table-cell office:value-type="string">
            <text:p>pieterbruegel</text:p>
          </table:table-cell>
          <table:table-cell office:value-type="string">
            <text:p>brueghel_item</text:p>
          </table:table-cell>
          <table:table-cell/>
          <table:table-cell office:value-type="string">
            <text:p>Prado_Triumph_of_Death.jpg</text:p>
          </table:table-cell>
          <table:table-cell office:value-type="string">
            <text:p>Wikimedia Commons</text:p>
          </table:table-cell>
          <table:table-cell office:value-type="string">
            <text:p>https://upload.wikimedia.org/wikipedia/commons/1/10/Thetriumphofdeath.jpg</text:p>
          </table:table-cell>
          <table:table-cell table:number-columns-repeated="963"/>
        </table:table-row>
        <table:table-row table:style-name="ro1">
          <table:table-cell office:value-type="float" office:value="10001">
            <text:p>10001</text:p>
          </table:table-cell>
          <table:table-cell office:value-type="string">
            <text:p>The Wine of Saint Martin's Day</text:p>
          </table:table-cell>
          <table:table-cell office:value-type="string">
            <text:p>Painting</text:p>
          </table:table-cell>
          <table:table-cell office:value-type="string">
            <text:p>Urban, Common and Peasant Life</text:p>
          </table:table-cell>
          <table:table-cell office:value-type="string">
            <text:p>Feasting|Autumn|Dog|Horse|Village|Beggars|Crowd</text:p>
          </table:table-cell>
          <table:table-cell/>
          <table:table-cell office:value-type="float" office:value="148">
            <text:p>148</text:p>
          </table:table-cell>
          <table:table-cell office:value-type="float" office:value="270.5">
            <text:p>270.5</text:p>
          </table:table-cell>
          <table:table-cell/>
          <table:table-cell office:value-type="string">
            <text:p>Spain</text:p>
          </table:table-cell>
          <table:table-cell office:value-type="string">
            <text:p>Madrid</text:p>
          </table:table-cell>
          <table:table-cell office:value-type="string">
            <text:p>Museo del Prado</text:p>
          </table:table-cell>
          <table:table-cell table:number-columns-repeated="2"/>
          <table:table-cell office:value-type="string">
            <text:p>Public</text:p>
          </table:table-cell>
          <table:table-cell table:number-columns-repeated="2"/>
          <table:table-cell office:value-type="string">
            <text:p>Glue-size tempera</text:p>
          </table:table-cell>
          <table:table-cell table:number-columns-repeated="25"/>
          <table:table-cell office:value-type="string">
            <text:p>9425|9426|9427|9428</text:p>
          </table:table-cell>
          <table:table-cell office:value-type="string">
            <text:p>Acquired by Duke Vincenzo II, Mantua, 1608., Gonzaga Collection, Galleria della Mostra in the ducal palace, Mantua, 1626., Acquired in Italy by Luis Grancisco de la Carda y Aragón, 9th Duke of Medinaceli (1660-1711), then Spanish Ambassador in Rome (1687-1696) and Viceroy in Naples (1696-1702). <text:s/>Inventoried in his collection as #39., Spain, by 1702.</text:p>
          </table:table-cell>
          <table:table-cell table:number-columns-repeated="5"/>
          <table:table-cell office:value-type="string">
            <text:p>https://www.museodelprado.es/en/research/estudios/el-vino-de-la-fiesta-de-san-martin-pieter-bruegel-el-viejo/, http://www.culturekiosque.com/art/news/pbruegel_winefeast_ckiosque545.html</text:p>
          </table:table-cell>
          <table:table-cell office:value-type="string">
            <text:p>Museo del Prado exhibition page</text:p>
          </table:table-cell>
          <table:table-cell office:value-type="string">
            <text:p>https://www.museodelprado.es/en/exhibitions/exhibitions/at-the-museum/instalacion-especial-emel-vino-en-la-fiesta-de-san-martinem-de-bruegel-el-viejo/instalacion-temporal/</text:p>
          </table:table-cell>
          <table:table-cell office:value-type="string">
            <text:p>img/derivatives/simple/10001/thumbnail.jpg</text:p>
          </table:table-cell>
          <table:table-cell office:value-type="string">
            <text:p>img/derivatives/simple/10001/fullwidth.jpg</text:p>
          </table:table-cell>
          <table:table-cell office:value-type="string">
            <text:p>pieterbruegel</text:p>
          </table:table-cell>
          <table:table-cell office:value-type="string">
            <text:p>brueghel_item</text:p>
          </table:table-cell>
          <table:table-cell/>
          <table:table-cell office:value-type="string">
            <text:p>The_Wine_of_Saint_Martins_Day.jpg</text:p>
          </table:table-cell>
          <table:table-cell office:value-type="string">
            <text:p>Wikimedia Commons</text:p>
          </table:table-cell>
          <table:table-cell office:value-type="string">
            <text:p>https://upload.wikimedia.org/wikipedia/commons/b/b8/Bruegelsanmartin.jpg</text:p>
          </table:table-cell>
          <table:table-cell table:number-columns-repeated="963"/>
        </table:table-row>
        <table:table-row table:style-name="ro1">
          <table:table-cell office:value-type="float" office:value="10002">
            <text:p>10002</text:p>
          </table:table-cell>
          <table:table-cell office:value-type="string">
            <text:p>The Land of Cockaigne (Munich)</text:p>
          </table:table-cell>
          <table:table-cell office:value-type="string">
            <text:p>Painting</text:p>
          </table:table-cell>
          <table:table-cell office:value-type="string">
            <text:p>Proverb</text:p>
          </table:table-cell>
          <table:table-cell office:value-type="string">
            <text:p>Feasting|Resting|Swine|Coast|Mountain|Farmers|Knight|Soldiers|Household items|Boat</text:p>
          </table:table-cell>
          <table:table-cell office:value-type="string">
            <text:p>25N1</text:p>
          </table:table-cell>
          <table:table-cell office:value-type="float" office:value="52">
            <text:p>52</text:p>
          </table:table-cell>
          <table:table-cell office:value-type="float" office:value="78">
            <text:p>78</text:p>
          </table:table-cell>
          <table:table-cell/>
          <table:table-cell office:value-type="string">
            <text:p>Germany</text:p>
          </table:table-cell>
          <table:table-cell office:value-type="string">
            <text:p>Munich</text:p>
          </table:table-cell>
          <table:table-cell office:value-type="string">
            <text:p>Alte Pinakothek</text:p>
          </table:table-cell>
          <table:table-cell table:number-columns-repeated="2"/>
          <table:table-cell office:value-type="string">
            <text:p>Public</text:p>
          </table:table-cell>
          <table:table-cell table:number-columns-repeated="2" office:value-type="float" office:value="1567">
            <text:p>1567</text:p>
          </table:table-cell>
          <table:table-cell office:value-type="string">
            <text:p>Oil</text:p>
          </table:table-cell>
          <table:table-cell office:value-type="string">
            <text:p>Panel</text:p>
          </table:table-cell>
          <table:table-cell/>
          <table:table-cell office:value-type="string">
            <text:p>M.DKXVII. / BRUEGEL</text:p>
          </table:table-cell>
          <table:table-cell office:value-type="string">
            <text:p>Lower left</text:p>
          </table:table-cell>
          <table:table-cell table:number-columns-repeated="13"/>
          <table:table-cell office:value-type="string">
            <text:p>Sellink, cat. #159: accepted., Accepted. Tolnay 1935., Accepted. Friedländer 1937., Accepted. Grossmann 1973., Accepted. Marijnissen 1988.</text:p>
          </table:table-cell>
          <table:table-cell office:value-type="string">
            <text:p>Lebeer 1955|Munich 1973, pp. 16-17|Gibson 1977, pp. 178-80|Marijnissen 1988, pp. 333-37|Frank 1991|Kostyshyn 1994, pp. 254-304|Roberts-Jones 2002, pp. 238-41</text:p>
          </table:table-cell>
          <table:table-cell table:number-columns-repeated="8"/>
          <table:table-cell office:value-type="float" office:value="10165">
            <text:p>10165</text:p>
          </table:table-cell>
          <table:table-cell office:value-type="string">
            <text:p>Print by Pieter van der Heyden? published by Volcxken Diericx (widow of Hieronymous Cock)</text:p>
          </table:table-cell>
          <table:table-cell table:number-columns-repeated="6"/>
          <table:table-cell office:value-type="string">
            <text:p>img/derivatives/simple/10002/thumbnail.jpg</text:p>
          </table:table-cell>
          <table:table-cell office:value-type="string">
            <text:p>img/derivatives/simple/10002/fullwidth.jpg</text:p>
          </table:table-cell>
          <table:table-cell office:value-type="string">
            <text:p>pieterbruegel</text:p>
          </table:table-cell>
          <table:table-cell office:value-type="string">
            <text:p>brueghel_item</text:p>
          </table:table-cell>
          <table:table-cell/>
          <table:table-cell office:value-type="string">
            <text:p>The_Land_of_Cockaigne_Munich.jpg</text:p>
          </table:table-cell>
          <table:table-cell office:value-type="string">
            <text:p>Wikimedia Commons</text:p>
          </table:table-cell>
          <table:table-cell table:number-columns-repeated="964"/>
        </table:table-row>
        <table:table-row table:style-name="ro1">
          <table:table-cell office:value-type="float" office:value="10003">
            <text:p>10003</text:p>
          </table:table-cell>
          <table:table-cell office:value-type="string">
            <text:p>Head of a Peasant Woman</text:p>
          </table:table-cell>
          <table:table-cell office:value-type="string">
            <text:p>Painting</text:p>
          </table:table-cell>
          <table:table-cell office:value-type="string">
            <text:p>Study</text:p>
          </table:table-cell>
          <table:table-cell office:value-type="string">
            <text:p>Everyday life|Tronie</text:p>
          </table:table-cell>
          <table:table-cell/>
          <table:table-cell office:value-type="float" office:value="22">
            <text:p>22</text:p>
          </table:table-cell>
          <table:table-cell office:value-type="float" office:value="18">
            <text:p>18</text:p>
          </table:table-cell>
          <table:table-cell/>
          <table:table-cell office:value-type="string">
            <text:p>Germany</text:p>
          </table:table-cell>
          <table:table-cell office:value-type="string">
            <text:p>Munich</text:p>
          </table:table-cell>
          <table:table-cell office:value-type="string">
            <text:p>Alte Pinakothek</text:p>
          </table:table-cell>
          <table:table-cell table:number-columns-repeated="2"/>
          <table:table-cell office:value-type="string">
            <text:p>Public</text:p>
          </table:table-cell>
          <table:table-cell table:number-columns-repeated="2" office:value-type="float" office:value="1568">
            <text:p>1568</text:p>
          </table:table-cell>
          <table:table-cell office:value-type="string">
            <text:p>Oil</text:p>
          </table:table-cell>
          <table:table-cell office:value-type="string">
            <text:p>Panel</text:p>
          </table:table-cell>
          <table:table-cell table:number-columns-repeated="16"/>
          <table:table-cell office:value-type="string">
            <text:p>Sellink, cat. #168: accepted., Rejected. Tolnay 1935., Accepted, ca. 1563. Friedländer 1937., Accepted. Grossmann 1973., Accepted, ca. 1568. Marijnissen 1988.</text:p>
          </table:table-cell>
          <table:table-cell office:value-type="string">
            <text:p>Munich 1973, p. 17|Gibson 1977, p. 121|Marijnissen 1988, pp. 346-47|Roberts-Jones 2002, pp. 279-80|Gibson 2006, pp. 57-59</text:p>
          </table:table-cell>
          <table:table-cell table:number-columns-repeated="16"/>
          <table:table-cell office:value-type="string">
            <text:p>img/derivatives/simple/10003/thumbnail.jpg</text:p>
          </table:table-cell>
          <table:table-cell office:value-type="string">
            <text:p>img/derivatives/simple/10003/fullwidth.jpg</text:p>
          </table:table-cell>
          <table:table-cell office:value-type="string">
            <text:p>pieterbruegel</text:p>
          </table:table-cell>
          <table:table-cell office:value-type="string">
            <text:p>brueghel_item</text:p>
          </table:table-cell>
          <table:table-cell/>
          <table:table-cell office:value-type="string">
            <text:p>Head_of_a_Peasant_Woman.jpg</text:p>
          </table:table-cell>
          <table:table-cell/>
          <table:table-cell office:value-type="string">
            <text:p>http://www.abcgallery.com/B/bruegel/bruegel162.JPG</text:p>
          </table:table-cell>
          <table:table-cell table:number-columns-repeated="963"/>
        </table:table-row>
        <table:table-row table:style-name="ro1">
          <table:table-cell office:value-type="float" office:value="10004">
            <text:p>10004</text:p>
          </table:table-cell>
          <table:table-cell office:value-type="string">
            <text:p>The Misanthropist</text:p>
          </table:table-cell>
          <table:table-cell office:value-type="string">
            <text:p>Painting</text:p>
          </table:table-cell>
          <table:table-cell office:value-type="string">
            <text:p>Proverb</text:p>
          </table:table-cell>
          <table:table-cell office:value-type="string">
            <text:p>Robbery|Windmill|Field|Shepherds</text:p>
          </table:table-cell>
          <table:table-cell/>
          <table:table-cell office:value-type="float" office:value="86">
            <text:p>86</text:p>
          </table:table-cell>
          <table:table-cell office:value-type="float" office:value="85">
            <text:p>85</text:p>
          </table:table-cell>
          <table:table-cell/>
          <table:table-cell office:value-type="string">
            <text:p>Italy</text:p>
          </table:table-cell>
          <table:table-cell office:value-type="string">
            <text:p>Naples</text:p>
          </table:table-cell>
          <table:table-cell office:value-type="string">
            <text:p>Museo Nazionale di Capodimonte</text:p>
          </table:table-cell>
          <table:table-cell table:number-columns-repeated="2"/>
          <table:table-cell office:value-type="string">
            <text:p>Public</text:p>
          </table:table-cell>
          <table:table-cell table:number-columns-repeated="2" office:value-type="float" office:value="1568">
            <text:p>1568</text:p>
          </table:table-cell>
          <table:table-cell office:value-type="string">
            <text:p>Glue-size tempera</text:p>
          </table:table-cell>
          <table:table-cell office:value-type="string">
            <text:p>Cloth</text:p>
          </table:table-cell>
          <table:table-cell/>
          <table:table-cell office:value-type="string">
            <text:p>BRUEGEL / 1568</text:p>
          </table:table-cell>
          <table:table-cell office:value-type="string">
            <text:p>Lower right</text:p>
          </table:table-cell>
          <table:table-cell/>
          <table:table-cell office:value-type="string">
            <text:p>Inscribed, presumably in a later hand: Om dat de werelt is soe ongetru/ daer om gha ic in den ru [I cover myself in mourning because the world is faithless]</text:p>
          </table:table-cell>
          <table:table-cell table:number-columns-repeated="11"/>
          <table:table-cell office:value-type="string">
            <text:p>Sellink, cat. #164: accepted., Accepted. Tolnay 1935., Accepted. Friedländer 1937., Accepted. Grossmann 1973., Accepted. Marijnissen 1988.</text:p>
          </table:table-cell>
          <table:table-cell office:value-type="string">
            <text:p>Gibson 1977, pp. 188-89|Marijnissen 1988, pp. 360-64|Roberts-Jones 2002, pp. 236-37</text:p>
          </table:table-cell>
          <table:table-cell table:number-columns-repeated="6"/>
          <table:table-cell office:value-type="string">
            <text:p>9429|9430|9431</text:p>
          </table:table-cell>
          <table:table-cell office:value-type="string">
            <text:p>Collection of Giobanni Battista Massi, Parma, before 1612., Seized under court order, 1612., Naples, after 1612., Collection of Museo Nazionale di Capodimonte, Naples, present.</text:p>
          </table:table-cell>
          <table:table-cell table:number-columns-repeated="8"/>
          <table:table-cell office:value-type="string">
            <text:p>img/derivatives/simple/10004/thumbnail.jpg</text:p>
          </table:table-cell>
          <table:table-cell office:value-type="string">
            <text:p>img/derivatives/simple/10004/fullwidth.jpg</text:p>
          </table:table-cell>
          <table:table-cell office:value-type="string">
            <text:p>pieterbruegel</text:p>
          </table:table-cell>
          <table:table-cell office:value-type="string">
            <text:p>brueghel_item</text:p>
          </table:table-cell>
          <table:table-cell/>
          <table:table-cell office:value-type="string">
            <text:p>The_Misanthropist.jpg</text:p>
          </table:table-cell>
          <table:table-cell office:value-type="string">
            <text:p>Wikimedia Commons</text:p>
          </table:table-cell>
          <table:table-cell table:number-columns-repeated="964"/>
        </table:table-row>
        <table:table-row table:style-name="ro1">
          <table:table-cell office:value-type="float" office:value="10005">
            <text:p>10005</text:p>
          </table:table-cell>
          <table:table-cell office:value-type="string">
            <text:p>The Parable of the Blind</text:p>
          </table:table-cell>
          <table:table-cell office:value-type="string">
            <text:p>Painting</text:p>
          </table:table-cell>
          <table:table-cell office:value-type="string">
            <text:p>Proverb</text:p>
          </table:table-cell>
          <table:table-cell office:value-type="string">
            <text:p>Traveling|Church|Village|Field|Beggars|New Testament|Pharisees</text:p>
          </table:table-cell>
          <table:table-cell office:value-type="string">
            <text:p>31A41111</text:p>
          </table:table-cell>
          <table:table-cell office:value-type="float" office:value="86">
            <text:p>86</text:p>
          </table:table-cell>
          <table:table-cell office:value-type="float" office:value="156">
            <text:p>156</text:p>
          </table:table-cell>
          <table:table-cell/>
          <table:table-cell office:value-type="string">
            <text:p>Italy</text:p>
          </table:table-cell>
          <table:table-cell office:value-type="string">
            <text:p>Naples</text:p>
          </table:table-cell>
          <table:table-cell office:value-type="string">
            <text:p>Museo Nazionale di Capodimonte</text:p>
          </table:table-cell>
          <table:table-cell table:number-columns-repeated="2"/>
          <table:table-cell office:value-type="string">
            <text:p>Public</text:p>
          </table:table-cell>
          <table:table-cell table:number-columns-repeated="2" office:value-type="float" office:value="1568">
            <text:p>1568</text:p>
          </table:table-cell>
          <table:table-cell office:value-type="string">
            <text:p>Glue-size tempera</text:p>
          </table:table-cell>
          <table:table-cell office:value-type="string">
            <text:p>Cloth</text:p>
          </table:table-cell>
          <table:table-cell/>
          <table:table-cell office:value-type="string">
            <text:p>Bruegel M.D. LXVIII</text:p>
          </table:table-cell>
          <table:table-cell office:value-type="string">
            <text:p>Lower left</text:p>
          </table:table-cell>
          <table:table-cell table:number-columns-repeated="13"/>
          <table:table-cell office:value-type="string">
            <text:p>Sellink, cat. #165: accepted., Accepted. Tolnay 1935., Accepted. Friedländer 1937., Accepted. Grossmann 1973., Accepted. Marijnissen 1988.</text:p>
          </table:table-cell>
          <table:table-cell office:value-type="string">
            <text:p>Gibson 1977, pp. 185-89|Marijnissen 1988, pp. 365-69|Roberts-Jones 2002, pp. 56-62</text:p>
          </table:table-cell>
          <table:table-cell table:number-columns-repeated="6"/>
          <table:table-cell office:value-type="string">
            <text:p>9432|9433|9434|9435|9436</text:p>
          </table:table-cell>
          <table:table-cell office:value-type="string">
            <text:p>Collection of Giobanni Battista Massi, Parma, before 1612., Seized under court order, 1612., Naples, after 1612., Confiscated by Hermann Goering and the German Army, ca. 1945, Collection of Museo Nazionale di Capodimonte, Naples, present.</text:p>
          </table:table-cell>
          <table:table-cell/>
          <table:table-cell office:value-type="string">
            <text:p>Copy by Pieter Brueghel the Younger, c. 1616</text:p>
          </table:table-cell>
          <table:table-cell table:number-columns-repeated="6"/>
          <table:table-cell office:value-type="string">
            <text:p>img/derivatives/simple/10005/thumbnail.jpg</text:p>
          </table:table-cell>
          <table:table-cell office:value-type="string">
            <text:p>img/derivatives/simple/10005/fullwidth.jpg</text:p>
          </table:table-cell>
          <table:table-cell office:value-type="string">
            <text:p>pieterbruegel</text:p>
          </table:table-cell>
          <table:table-cell office:value-type="string">
            <text:p>brueghel_item</text:p>
          </table:table-cell>
          <table:table-cell/>
          <table:table-cell office:value-type="string">
            <text:p>The_Parable_of_The_Blind.jpg</text:p>
          </table:table-cell>
          <table:table-cell office:value-type="string">
            <text:p>Web Gallery of Art</text:p>
          </table:table-cell>
          <table:table-cell office:value-type="string">
            <text:p>http://www.wga.hu/art/b/bruegel/pieter_e/11/01parabl.jpg</text:p>
          </table:table-cell>
          <table:table-cell table:number-columns-repeated="963"/>
        </table:table-row>
        <table:table-row table:style-name="ro1">
          <table:table-cell office:value-type="float" office:value="10006">
            <text:p>10006</text:p>
          </table:table-cell>
          <table:table-cell office:value-type="string">
            <text:p>Haymaking (June/July)</text:p>
          </table:table-cell>
          <table:table-cell office:value-type="string">
            <text:p>Painting</text:p>
          </table:table-cell>
          <table:table-cell office:value-type="string">
            <text:p>Landscape</text:p>
          </table:table-cell>
          <table:table-cell office:value-type="string">
            <text:p>Everyday life|Farming|Harvesting|Seasons|Series|Summer|Horse|Church|Village|Jongelinck|Field|Mountain|River|Road|Wagon</text:p>
          </table:table-cell>
          <table:table-cell office:value-type="string">
            <text:p>23K31, 23K23</text:p>
          </table:table-cell>
          <table:table-cell office:value-type="float" office:value="114">
            <text:p>114</text:p>
          </table:table-cell>
          <table:table-cell office:value-type="float" office:value="158">
            <text:p>158</text:p>
          </table:table-cell>
          <table:table-cell/>
          <table:table-cell office:value-type="string">
            <text:p>Czech Republic</text:p>
          </table:table-cell>
          <table:table-cell office:value-type="string">
            <text:p>Prague</text:p>
          </table:table-cell>
          <table:table-cell office:value-type="string">
            <text:p>Nelahozeves Castle, Lobkowicz Collection</text:p>
          </table:table-cell>
          <table:table-cell table:number-columns-repeated="2"/>
          <table:table-cell office:value-type="string">
            <text:p>Public</text:p>
          </table:table-cell>
          <table:table-cell table:number-columns-repeated="2" office:value-type="float" office:value="1565">
            <text:p>1565</text:p>
          </table:table-cell>
          <table:table-cell office:value-type="string">
            <text:p>Oil</text:p>
          </table:table-cell>
          <table:table-cell office:value-type="string">
            <text:p>Panel</text:p>
          </table:table-cell>
          <table:table-cell table:number-columns-repeated="11"/>
          <table:table-cell office:value-type="string">
            <text:p>The Months</text:p>
          </table:table-cell>
          <table:table-cell table:number-columns-repeated="4"/>
          <table:table-cell office:value-type="string">
            <text:p>Sellink, cat. #134: accepted., Accepted. Tolnay 1935., Accepted. Friedländer 1937., Accepted. Grossmann 1973., Accepted. Marijnissen 1988.</text:p>
          </table:table-cell>
          <table:table-cell office:value-type="string">
            <text:p>Gibson 1977, pp. 146-59|Vienna 1981, pp. 86-94|Marijnissen 1988, pp. 252-78|Gibson 1989, pp. 69-74|Buchanan 1990|Seipel 1998, pp. 84-113|Goldstein 2000|Falkenburg 2001|Herold 2002|Roberts-Jones 2002, pp. 152-75</text:p>
          </table:table-cell>
          <table:table-cell table:number-columns-repeated="6"/>
          <table:table-cell office:value-type="float" office:value="9437">
            <text:p>9437</text:p>
          </table:table-cell>
          <table:table-cell office:value-type="string">
            <text:p>Comissioned by Niclaes Johnelink, Anterwep, by 1566.</text:p>
          </table:table-cell>
          <table:table-cell table:number-columns-repeated="8"/>
          <table:table-cell office:value-type="string">
            <text:p>img/derivatives/simple/10006/thumbnail.jpg</text:p>
          </table:table-cell>
          <table:table-cell office:value-type="string">
            <text:p>img/derivatives/simple/10006/fullwidth.jpg</text:p>
          </table:table-cell>
          <table:table-cell office:value-type="string">
            <text:p>pieterbruegel</text:p>
          </table:table-cell>
          <table:table-cell office:value-type="string">
            <text:p>brueghel_item</text:p>
          </table:table-cell>
          <table:table-cell/>
          <table:table-cell office:value-type="string">
            <text:p>The_Haymaking.jpg</text:p>
          </table:table-cell>
          <table:table-cell office:value-type="string">
            <text:p>Wikimedia Commons</text:p>
          </table:table-cell>
          <table:table-cell office:value-type="string">
            <text:p>https://upload.wikimedia.org/wikipedia/commons/a/af/Die_Heuernte.jpg</text:p>
          </table:table-cell>
          <table:table-cell table:number-columns-repeated="963"/>
        </table:table-row>
        <table:table-row table:style-name="ro1">
          <table:table-cell office:value-type="float" office:value="10008">
            <text:p>10008</text:p>
          </table:table-cell>
          <table:table-cell office:value-type="string">
            <text:p>Three Soldiers</text:p>
          </table:table-cell>
          <table:table-cell office:value-type="string">
            <text:p>Painting</text:p>
          </table:table-cell>
          <table:table-cell office:value-type="string">
            <text:p>Urban, Common and Peasant Life</text:p>
          </table:table-cell>
          <table:table-cell office:value-type="string">
            <text:p>Grisaille|Soldiers|Armor</text:p>
          </table:table-cell>
          <table:table-cell/>
          <table:table-cell office:value-type="float" office:value="20.3">
            <text:p>20.3</text:p>
          </table:table-cell>
          <table:table-cell office:value-type="float" office:value="17.8">
            <text:p>17.8</text:p>
          </table:table-cell>
          <table:table-cell/>
          <table:table-cell office:value-type="string">
            <text:p>United States</text:p>
          </table:table-cell>
          <table:table-cell office:value-type="string">
            <text:p>New York, NY</text:p>
          </table:table-cell>
          <table:table-cell office:value-type="string">
            <text:p>The Frick Collection</text:p>
          </table:table-cell>
          <table:table-cell table:number-columns-repeated="2"/>
          <table:table-cell office:value-type="string">
            <text:p>Public</text:p>
          </table:table-cell>
          <table:table-cell table:number-columns-repeated="2" office:value-type="float" office:value="1568">
            <text:p>1568</text:p>
          </table:table-cell>
          <table:table-cell office:value-type="string">
            <text:p>Oil</text:p>
          </table:table-cell>
          <table:table-cell office:value-type="string">
            <text:p>Panel</text:p>
          </table:table-cell>
          <table:table-cell/>
          <table:table-cell office:value-type="string">
            <text:p>BRUEGEL M.D. [L]XVIII</text:p>
          </table:table-cell>
          <table:table-cell office:value-type="string">
            <text:p>Lower left</text:p>
          </table:table-cell>
          <table:table-cell table:number-columns-repeated="13"/>
          <table:table-cell office:value-type="string">
            <text:p>Sellink, cat. #170: accepted.</text:p>
          </table:table-cell>
          <table:table-cell office:value-type="string">
            <text:p>Munhall 1966|New York 1968, vol. 1, pp. 142-46|Gibson 1977, p. 134|Chastel 1983, p. 264|Campbell 1985, p. 13</text:p>
          </table:table-cell>
          <table:table-cell table:number-columns-repeated="6"/>
          <table:table-cell office:value-type="string">
            <text:p>9451|9452|9453|9454|9455</text:p>
          </table:table-cell>
          <table:table-cell office:value-type="string">
            <text:p>Collection of Charles I, United Kingdom, until 1900., Private collection, England, 1950s., Purchased by Mr. Marks antiques dealer, c.1960., Purchased by Stephen Bangarth and others Christie's, sale, June 26, 1964, #6., Purchased by The Frick Collection, New York, 1965.</text:p>
          </table:table-cell>
          <table:table-cell table:number-columns-repeated="4"/>
          <table:table-cell office:value-type="string">
            <text:p>Painted in grisaille. Image of back of work available at Frick website.</text:p>
          </table:table-cell>
          <table:table-cell/>
          <table:table-cell office:value-type="string">
            <text:p>Frick Collection, online collection page</text:p>
          </table:table-cell>
          <table:table-cell office:value-type="string">
            <text:p>http://collections.frick.org/view/objects/asitem/items$0040:61</text:p>
          </table:table-cell>
          <table:table-cell office:value-type="string">
            <text:p>img/derivatives/simple/10008/thumbnail.jpg</text:p>
          </table:table-cell>
          <table:table-cell office:value-type="string">
            <text:p>img/derivatives/simple/10008/fullwidth.jpg</text:p>
          </table:table-cell>
          <table:table-cell office:value-type="string">
            <text:p>pieterbruegel</text:p>
          </table:table-cell>
          <table:table-cell office:value-type="string">
            <text:p>brueghel_item</text:p>
          </table:table-cell>
          <table:table-cell/>
          <table:table-cell office:value-type="string">
            <text:p>Three_Soldiers.jpg</text:p>
          </table:table-cell>
          <table:table-cell office:value-type="string">
            <text:p>Wikimedia Commons</text:p>
          </table:table-cell>
          <table:table-cell office:value-type="string">
            <text:p>https://upload.wikimedia.org/wikipedia/commons/d/d1/Pieter_Bruegel_de_Oude_-_De_drie_soldaten.jpg</text:p>
          </table:table-cell>
          <table:table-cell table:number-columns-repeated="963"/>
        </table:table-row>
        <table:table-row table:style-name="ro1">
          <table:table-cell office:value-type="float" office:value="10009">
            <text:p>10009</text:p>
          </table:table-cell>
          <table:table-cell office:value-type="string">
            <text:p>The Beggars</text:p>
          </table:table-cell>
          <table:table-cell office:value-type="string">
            <text:p>Painting</text:p>
          </table:table-cell>
          <table:table-cell office:value-type="string">
            <text:p>Urban, Common and Peasant Life</text:p>
          </table:table-cell>
          <table:table-cell office:value-type="string">
            <text:p>Forest|Beggars|Road</text:p>
          </table:table-cell>
          <table:table-cell/>
          <table:table-cell office:value-type="float" office:value="18.5">
            <text:p>18.5</text:p>
          </table:table-cell>
          <table:table-cell office:value-type="float" office:value="21.5">
            <text:p>21.5</text:p>
          </table:table-cell>
          <table:table-cell/>
          <table:table-cell office:value-type="string">
            <text:p>France</text:p>
          </table:table-cell>
          <table:table-cell office:value-type="string">
            <text:p>Paris</text:p>
          </table:table-cell>
          <table:table-cell office:value-type="string">
            <text:p>Mus&amp;#233;e du Louvre</text:p>
          </table:table-cell>
          <table:table-cell table:number-columns-repeated="2"/>
          <table:table-cell office:value-type="string">
            <text:p>Public</text:p>
          </table:table-cell>
          <table:table-cell table:number-columns-repeated="2" office:value-type="float" office:value="1568">
            <text:p>1568</text:p>
          </table:table-cell>
          <table:table-cell office:value-type="string">
            <text:p>Oil</text:p>
          </table:table-cell>
          <table:table-cell office:value-type="string">
            <text:p>Panel</text:p>
          </table:table-cell>
          <table:table-cell/>
          <table:table-cell office:value-type="string">
            <text:p>BRUEGEL M.D.LXVIII</text:p>
          </table:table-cell>
          <table:table-cell office:value-type="string">
            <text:p>Lower left</text:p>
          </table:table-cell>
          <table:table-cell table:number-columns-repeated="13"/>
          <table:table-cell office:value-type="string">
            <text:p>Sellink, cat. #166: accepted., Accepted. Tolnay 1935., Accepted. Friedländer 1937., Accepted. Grossmann 1973., Accepted. Marijnissen 1988.</text:p>
          </table:table-cell>
          <table:table-cell office:value-type="string">
            <text:p>Gibson 1977, pp. 182-85|Paris 1979, 37|Marijnissen 1988, pp354-59|Roberts-Jones 2002, pp. 230-31</text:p>
          </table:table-cell>
          <table:table-cell table:number-columns-repeated="6"/>
          <table:table-cell office:value-type="string">
            <text:p>9456|9457|9458</text:p>
          </table:table-cell>
          <table:table-cell office:value-type="string">
            <text:p>Collection of Christina of Sweden, until 1652., Collection of Paul Mantz, before 1892., Gifted to Musée du Louvre by Paul Mantz, Paris, 1892., Collection of Musée du Louvre , Paris, present.</text:p>
          </table:table-cell>
          <table:table-cell table:number-columns-repeated="6"/>
          <table:table-cell office:value-type="string">
            <text:p>The Louvre collection page</text:p>
          </table:table-cell>
          <table:table-cell office:value-type="string">
            <text:p>http://www.louvre.fr/en/oeuvre-notices/beggars</text:p>
          </table:table-cell>
          <table:table-cell office:value-type="string">
            <text:p>img/derivatives/simple/10009/thumbnail.jpg</text:p>
          </table:table-cell>
          <table:table-cell office:value-type="string">
            <text:p>img/derivatives/simple/10009/fullwidth.jpg</text:p>
          </table:table-cell>
          <table:table-cell office:value-type="string">
            <text:p>pieterbruegel</text:p>
          </table:table-cell>
          <table:table-cell office:value-type="string">
            <text:p>brueghel_item</text:p>
          </table:table-cell>
          <table:table-cell/>
          <table:table-cell office:value-type="string">
            <text:p>The_Beggars.jpg</text:p>
          </table:table-cell>
          <table:table-cell office:value-type="string">
            <text:p>The Louvre</text:p>
          </table:table-cell>
          <table:table-cell office:value-type="string">
            <text:p>http://www.louvre.fr/sites/default/files/imagecache/940x768/medias/medias_images/images/louvre-les-mendiants.jpg</text:p>
          </table:table-cell>
          <table:table-cell table:number-columns-repeated="963"/>
        </table:table-row>
        <table:table-row table:style-name="ro1">
          <table:table-cell office:value-type="float" office:value="10010">
            <text:p>10010</text:p>
          </table:table-cell>
          <table:table-cell office:value-type="string">
            <text:p>The Visit to the Farmstead</text:p>
          </table:table-cell>
          <table:table-cell office:value-type="string">
            <text:p>Painting</text:p>
          </table:table-cell>
          <table:table-cell office:value-type="string">
            <text:p>Urban, Common and Peasant Life</text:p>
          </table:table-cell>
          <table:table-cell office:value-type="string">
            <text:p>Grisaille</text:p>
          </table:table-cell>
          <table:table-cell/>
          <table:table-cell office:value-type="float" office:value="28.5">
            <text:p>28.5</text:p>
          </table:table-cell>
          <table:table-cell office:value-type="float" office:value="42.7">
            <text:p>42.7</text:p>
          </table:table-cell>
          <table:table-cell/>
          <table:table-cell office:value-type="string">
            <text:p>France</text:p>
          </table:table-cell>
          <table:table-cell office:value-type="string">
            <text:p>Paris</text:p>
          </table:table-cell>
          <table:table-cell office:value-type="string">
            <text:p>Fondation Custodia (Collection Frits Lugt)</text:p>
          </table:table-cell>
          <table:table-cell office:value-type="float" office:value="431">
            <text:p>431</text:p>
          </table:table-cell>
          <table:table-cell/>
          <table:table-cell office:value-type="string">
            <text:p>Public</text:p>
          </table:table-cell>
          <table:table-cell table:number-columns-repeated="2"/>
          <table:table-cell office:value-type="string">
            <text:p>Oil</text:p>
          </table:table-cell>
          <table:table-cell office:value-type="string">
            <text:p>Panel</text:p>
          </table:table-cell>
          <table:table-cell table:number-columns-repeated="16"/>
          <table:table-cell office:value-type="string">
            <text:p>Sellink, cat. #X6: rejected.</text:p>
          </table:table-cell>
          <table:table-cell office:value-type="string">
            <text:p>Malier 1969, p. 259|Wied 1997-98, pp. 14-15|Ertz 1998, pp. 80-85|Ertz 2000, vol. 1, pp. 474-81, 486</text:p>
          </table:table-cell>
          <table:table-cell table:number-columns-repeated="12"/>
          <table:table-cell office:value-type="string">
            <text:p>Painted in grisaille.</text:p>
          </table:table-cell>
          <table:table-cell table:number-columns-repeated="3"/>
          <table:table-cell office:value-type="string">
            <text:p>img/derivatives/simple/10010/thumbnail.jpg</text:p>
          </table:table-cell>
          <table:table-cell office:value-type="string">
            <text:p>img/derivatives/simple/10010/fullwidth.jpg</text:p>
          </table:table-cell>
          <table:table-cell office:value-type="string">
            <text:p>pieterbruegel</text:p>
          </table:table-cell>
          <table:table-cell office:value-type="string">
            <text:p>brueghel_item</text:p>
          </table:table-cell>
          <table:table-cell/>
          <table:table-cell office:value-type="string">
            <text:p>The_Visit_to_the_Farmstead.jpg</text:p>
          </table:table-cell>
          <table:table-cell/>
          <table:table-cell office:value-type="string">
            <text:p>http://www.fondationcustodia.fr/ununiversintime/plaatjes/7_brueghel_431.jpg</text:p>
          </table:table-cell>
          <table:table-cell table:number-columns-repeated="963"/>
        </table:table-row>
        <table:table-row table:style-name="ro1">
          <table:table-cell office:value-type="float" office:value="10011">
            <text:p>10011</text:p>
          </table:table-cell>
          <table:table-cell office:value-type="string">
            <text:p>Scene with small figures</text:p>
          </table:table-cell>
          <table:table-cell office:value-type="string">
            <text:p>Painting</text:p>
          </table:table-cell>
          <table:table-cell office:value-type="string">
            <text:p>Study</text:p>
          </table:table-cell>
          <table:table-cell table:number-columns-repeated="5"/>
          <table:table-cell office:value-type="string">
            <text:p>France</text:p>
          </table:table-cell>
          <table:table-cell office:value-type="string">
            <text:p>Rennes</text:p>
          </table:table-cell>
          <table:table-cell office:value-type="string">
            <text:p>Mus&amp;#233;e des Beaux-Arts</text:p>
          </table:table-cell>
          <table:table-cell table:number-columns-repeated="2"/>
          <table:table-cell office:value-type="string">
            <text:p>Public</text:p>
          </table:table-cell>
          <table:table-cell table:number-columns-repeated="28"/>
          <table:table-cell office:value-type="string">
            <text:p>9459|9460</text:p>
          </table:table-cell>
          <table:table-cell office:value-type="string">
            <text:p>Private collection of Christophe-Paul de Robien, France, before 1791., Acquired by Musée des beaux-arts, Rennes, 1791.</text:p>
          </table:table-cell>
          <table:table-cell table:number-columns-repeated="5"/>
          <table:table-cell office:value-type="string">
            <text:p>http://www.culture.gouv.fr/public/mistral/joconde_fr?ACTION=RETROUVER&amp;FIELD_98=TOUT&amp;VALUE_98=Bruegel&amp;NUMBER=8&amp;GRP=0&amp;REQ=%28%28Bruegel%29%20%3aTOUT%20%29&amp;USRNAME=nobody&amp;USRPWD=4%24%2534P&amp;SPEC=5&amp;SYN=1&amp;IMLY=&amp;MAX1=1&amp;MAX2=1&amp;MAX3=100&amp;DOM=All</text:p>
          </table:table-cell>
          <table:table-cell office:value-type="string">
            <text:p>Joconde</text:p>
          </table:table-cell>
          <table:table-cell office:value-type="string">
            <text:p>http://www.culture.gouv.fr/public/mistral/joconde_fr</text:p>
          </table:table-cell>
          <table:table-cell office:value-type="string">
            <text:p>img/derivatives/simple/10011/thumbnail.jpg</text:p>
          </table:table-cell>
          <table:table-cell office:value-type="string">
            <text:p>img/derivatives/simple/10011/fullwidth.jpg</text:p>
          </table:table-cell>
          <table:table-cell office:value-type="string">
            <text:p>pieterbruegel</text:p>
          </table:table-cell>
          <table:table-cell office:value-type="string">
            <text:p>brueghel_item</text:p>
          </table:table-cell>
          <table:table-cell/>
          <table:table-cell office:value-type="string">
            <text:p>Scene_with_Small_Figures.jpg</text:p>
          </table:table-cell>
          <table:table-cell office:value-type="string">
            <text:p>French Ministry of Culture</text:p>
          </table:table-cell>
          <table:table-cell office:value-type="string">
            <text:p>http://www.culture.gouv.fr/Wave/image/joconde/0665/m021101_0006286_p.jpg</text:p>
          </table:table-cell>
          <table:table-cell table:number-columns-repeated="963"/>
        </table:table-row>
        <table:table-row table:style-name="ro1">
          <table:table-cell office:value-type="float" office:value="10012">
            <text:p>10012</text:p>
          </table:table-cell>
          <table:table-cell office:value-type="string">
            <text:p>The Tower of Babel</text:p>
          </table:table-cell>
          <table:table-cell office:value-type="string">
            <text:p>Painting</text:p>
          </table:table-cell>
          <table:table-cell office:value-type="string">
            <text:p>Religious</text:p>
          </table:table-cell>
          <table:table-cell office:value-type="string">
            <text:p>Tower|Coast|Harbor|Old Testament|Boat</text:p>
          </table:table-cell>
          <table:table-cell office:value-type="string">
            <text:p>71B421</text:p>
          </table:table-cell>
          <table:table-cell office:value-type="float" office:value="59.9">
            <text:p>59.9</text:p>
          </table:table-cell>
          <table:table-cell office:value-type="float" office:value="74.6">
            <text:p>74.6</text:p>
          </table:table-cell>
          <table:table-cell/>
          <table:table-cell office:value-type="string">
            <text:p>Netherlands</text:p>
          </table:table-cell>
          <table:table-cell office:value-type="string">
            <text:p>Rotterdam</text:p>
          </table:table-cell>
          <table:table-cell office:value-type="string">
            <text:p>Museum Boijmans Van Beuningen</text:p>
          </table:table-cell>
          <table:table-cell table:number-columns-repeated="2"/>
          <table:table-cell office:value-type="string">
            <text:p>Public</text:p>
          </table:table-cell>
          <table:table-cell table:number-columns-repeated="2" office:value-type="float" office:value="1568">
            <text:p>1568</text:p>
          </table:table-cell>
          <table:table-cell office:value-type="string">
            <text:p>Oil</text:p>
          </table:table-cell>
          <table:table-cell office:value-type="string">
            <text:p>Panel</text:p>
          </table:table-cell>
          <table:table-cell table:number-columns-repeated="16"/>
          <table:table-cell office:value-type="string">
            <text:p>Sellink, cat. #125: accepted., Accepted, ca. 1563. Friedländer 1937., Accepted, ca. 1563. Grossmann 1973., Accepted. Marijnissen 1988.</text:p>
          </table:table-cell>
          <table:table-cell office:value-type="string">
            <text:p>Gibson 1977, pp. 93-97|Marijnissen 1988, pp. 219-22|Gibson 1989, pp. 67-68|Rotterdam 1994, pp. 400-403|Roberts-Jones 2002, pp. 22-51</text:p>
          </table:table-cell>
          <table:table-cell/>
          <table:table-cell office:value-type="string">
            <text:p>Van Eyck tot Bruegel, 1994, The Collection Enriched, 2011</text:p>
          </table:table-cell>
          <table:table-cell table:number-columns-repeated="4"/>
          <table:table-cell office:value-type="float" office:value="9461">
            <text:p>9461</text:p>
          </table:table-cell>
          <table:table-cell office:value-type="string">
            <text:p>Acquired from collection of D.G. van Beuningen, 1958</text:p>
          </table:table-cell>
          <table:table-cell table:number-columns-repeated="6"/>
          <table:table-cell office:value-type="string">
            <text:p>Museum Boijmans van Beuningen collection page </text:p>
          </table:table-cell>
          <table:table-cell office:value-type="string">
            <text:p>http://collectie.boijmans.nl/en/collection/2443-(ok)</text:p>
          </table:table-cell>
          <table:table-cell office:value-type="string">
            <text:p>img/derivatives/simple/10012/thumbnail.jpg</text:p>
          </table:table-cell>
          <table:table-cell office:value-type="string">
            <text:p>img/derivatives/simple/10012/fullwidth.jpg</text:p>
          </table:table-cell>
          <table:table-cell office:value-type="string">
            <text:p>pieterbruegel</text:p>
          </table:table-cell>
          <table:table-cell office:value-type="string">
            <text:p>brueghel_item</text:p>
          </table:table-cell>
          <table:table-cell/>
          <table:table-cell office:value-type="string">
            <text:p>Tower_of_Babel.jpg</text:p>
          </table:table-cell>
          <table:table-cell office:value-type="string">
            <text:p>Wikimedia Commons</text:p>
          </table:table-cell>
          <table:table-cell office:value-type="string">
            <text:p>https://upload.wikimedia.org/wikipedia/commons/2/29/Pieter_Bruegel_the_Elder_-_The_Tower_of_Babel_(Rotterdam)_-_Google_Art_Project.jpg</text:p>
          </table:table-cell>
          <table:table-cell table:number-columns-repeated="963"/>
        </table:table-row>
        <table:table-row table:style-name="ro1">
          <table:table-cell office:value-type="float" office:value="10013">
            <text:p>10013</text:p>
          </table:table-cell>
          <table:table-cell office:value-type="string">
            <text:p>View of the Bay of Naples</text:p>
          </table:table-cell>
          <table:table-cell office:value-type="string">
            <text:p>Painting</text:p>
          </table:table-cell>
          <table:table-cell office:value-type="string">
            <text:p>Seascape</text:p>
          </table:table-cell>
          <table:table-cell office:value-type="string">
            <text:p>City|Harbor|Sailors|Boat|Ship</text:p>
          </table:table-cell>
          <table:table-cell/>
          <table:table-cell office:value-type="float" office:value="42">
            <text:p>42</text:p>
          </table:table-cell>
          <table:table-cell office:value-type="float" office:value="71">
            <text:p>71</text:p>
          </table:table-cell>
          <table:table-cell/>
          <table:table-cell office:value-type="string">
            <text:p>Italy</text:p>
          </table:table-cell>
          <table:table-cell office:value-type="string">
            <text:p>Rome</text:p>
          </table:table-cell>
          <table:table-cell office:value-type="string">
            <text:p>Galleria Doria Pamphilj</text:p>
          </table:table-cell>
          <table:table-cell office:value-type="string">
            <text:p>FC 546</text:p>
          </table:table-cell>
          <table:table-cell/>
          <table:table-cell office:value-type="string">
            <text:p>Public</text:p>
          </table:table-cell>
          <table:table-cell table:number-columns-repeated="2"/>
          <table:table-cell office:value-type="string">
            <text:p>Oil</text:p>
          </table:table-cell>
          <table:table-cell office:value-type="string">
            <text:p>Panel</text:p>
          </table:table-cell>
          <table:table-cell table:number-columns-repeated="16"/>
          <table:table-cell office:value-type="string">
            <text:p>Sellink, cat. #X7: rejected., Accepted. Tolnay 1935., Accepted, ca. 1558. Friedländer 1937., Accepted, ca. 1562-63. Grossmann 1973., Doubtful, ca. 1562. Marijnissen 1988.</text:p>
          </table:table-cell>
          <table:table-cell office:value-type="string">
            <text:p>Gibson 1977, pp. 27 and 93|Marijnissen 1988, p. 381|Roberts-Jones 2002, pp. 282-83</text:p>
          </table:table-cell>
          <table:table-cell/>
          <table:table-cell office:value-type="string">
            <text:p>Cassel, France, Musée de Flandre, "Flanders and the Sea," 2015</text:p>
          </table:table-cell>
          <table:table-cell table:number-columns-repeated="4"/>
          <table:table-cell office:value-type="string">
            <text:p>9462|9463|9464|9465</text:p>
          </table:table-cell>
          <table:table-cell office:value-type="string">
            <text:p>Collection of Cardinal Perrenot de Granville?, Low Countries, 1607., Collection of Cardinal Francesco Maria del Monte, Rome, 1627., Collection of Peter Paul Rubens?, 1640., Collection of Galleria Doria Pamphilj, Rome.</text:p>
          </table:table-cell>
          <table:table-cell table:number-columns-repeated="5"/>
          <table:table-cell office:value-type="string">
            <text:p>http://www.doriapamphilj.it/roma/en/pieter-brueghel-returned-to-port/</text:p>
          </table:table-cell>
          <table:table-cell table:number-columns-repeated="2"/>
          <table:table-cell office:value-type="string">
            <text:p>img/derivatives/simple/10013/thumbnail.jpg</text:p>
          </table:table-cell>
          <table:table-cell office:value-type="string">
            <text:p>img/derivatives/simple/10013/fullwidth.jpg</text:p>
          </table:table-cell>
          <table:table-cell office:value-type="string">
            <text:p>pieterbruegel</text:p>
          </table:table-cell>
          <table:table-cell office:value-type="string">
            <text:p>brueghel_item</text:p>
          </table:table-cell>
          <table:table-cell/>
          <table:table-cell office:value-type="string">
            <text:p>View_of_the_Bay_of_Naples.jpg</text:p>
          </table:table-cell>
          <table:table-cell office:value-type="string">
            <text:p>Doria Pamphilj</text:p>
          </table:table-cell>
          <table:table-cell office:value-type="string">
            <text:p>http://www.doriapamphilj.it/roma/it/wp-content/uploads/2015/05/ADP-Fc-546-post-restauro.jpg</text:p>
          </table:table-cell>
          <table:table-cell table:number-columns-repeated="963"/>
        </table:table-row>
        <table:table-row table:style-name="ro1">
          <table:table-cell office:value-type="float" office:value="10014">
            <text:p>10014</text:p>
          </table:table-cell>
          <table:table-cell office:value-type="string">
            <text:p>Landscape with the Parable of the Sower</text:p>
          </table:table-cell>
          <table:table-cell office:value-type="string">
            <text:p>Painting</text:p>
          </table:table-cell>
          <table:table-cell office:value-type="string">
            <text:p>Landscape</text:p>
          </table:table-cell>
          <table:table-cell office:value-type="string">
            <text:p>Farming|Castle|Church|Village|Forest|Harbor|Mountain|River|Boat</text:p>
          </table:table-cell>
          <table:table-cell office:value-type="string">
            <text:p>73C811</text:p>
          </table:table-cell>
          <table:table-cell office:value-type="float" office:value="73.7">
            <text:p>73.7</text:p>
          </table:table-cell>
          <table:table-cell office:value-type="float" office:value="102.9">
            <text:p>102.9</text:p>
          </table:table-cell>
          <table:table-cell/>
          <table:table-cell office:value-type="string">
            <text:p>United States</text:p>
          </table:table-cell>
          <table:table-cell office:value-type="string">
            <text:p>San Diego, CA</text:p>
          </table:table-cell>
          <table:table-cell office:value-type="string">
            <text:p>Timken Museum of Art</text:p>
          </table:table-cell>
          <table:table-cell office:value-type="string">
            <text:p>1957: 002</text:p>
          </table:table-cell>
          <table:table-cell/>
          <table:table-cell office:value-type="string">
            <text:p>Public</text:p>
          </table:table-cell>
          <table:table-cell table:number-columns-repeated="2" office:value-type="float" office:value="1557">
            <text:p>1557</text:p>
          </table:table-cell>
          <table:table-cell office:value-type="string">
            <text:p>Oil</text:p>
          </table:table-cell>
          <table:table-cell office:value-type="string">
            <text:p>Panel</text:p>
          </table:table-cell>
          <table:table-cell table:number-columns-repeated="16"/>
          <table:table-cell office:value-type="string">
            <text:p>Sellink, cat. #61: tentatively ascribed, accepted.</text:p>
          </table:table-cell>
          <table:table-cell office:value-type="string">
            <text:p>Gibson 1977, pp. 42-43|Marijnissen 1988, p. 382|San Diego 1996, p. 11|Roberts-Jones 2002, pp. 123-24</text:p>
          </table:table-cell>
          <table:table-cell/>
          <table:table-cell office:value-type="string">
            <text:p>The painting came to the United States just before World War II. <text:s/>It was then shown in San Francisco and Washington DC.</text:p>
          </table:table-cell>
          <table:table-cell table:number-columns-repeated="4"/>
          <table:table-cell office:value-type="string">
            <text:p>9466|9467|9468</text:p>
          </table:table-cell>
          <table:table-cell office:value-type="string">
            <text:p>Purchased by Fernand Stuyck del Bruyère at Fievez Gallerey, Brussels, Antwerp, 1924., Acquired by the Putnam Foundation, 1957., Collection of Timken Museum of Art, San Diego, 1965.</text:p>
          </table:table-cell>
          <table:table-cell table:number-columns-repeated="4"/>
          <table:table-cell office:value-type="string">
            <text:p>Provenance note: "[1] The picture first came to notice when it was bought by Fernand Stuyck at public auction at the Fievez Gallery, Brussels, in 1924. It was then catalogued simply as Flemish school, seventeenth century. In December of that year, when it was cleaned by the elder Mr. Buesco, conservator for the Belgian royal family, the signature and date were revealed. The painting came to the United States just before World War II. It was then shown in San Francisco and Washington, D.C."</text:p>
          </table:table-cell>
          <table:table-cell/>
          <table:table-cell office:value-type="string">
            <text:p>Timken Museum collection page</text:p>
          </table:table-cell>
          <table:table-cell office:value-type="string">
            <text:p>http://www.timkenmuseum.org/collection/dutchflemish/parable-sower-1557</text:p>
          </table:table-cell>
          <table:table-cell office:value-type="string">
            <text:p>img/derivatives/simple/10014/thumbnail.jpg</text:p>
          </table:table-cell>
          <table:table-cell office:value-type="string">
            <text:p>img/derivatives/simple/10014/fullwidth.jpg</text:p>
          </table:table-cell>
          <table:table-cell office:value-type="string">
            <text:p>pieterbruegel</text:p>
          </table:table-cell>
          <table:table-cell office:value-type="string">
            <text:p>brueghel_item</text:p>
          </table:table-cell>
          <table:table-cell/>
          <table:table-cell office:value-type="string">
            <text:p>Landscape_with_the_Parable_of_the_Sower.jpg</text:p>
          </table:table-cell>
          <table:table-cell office:value-type="string">
            <text:p>Timken Museum</text:p>
          </table:table-cell>
          <table:table-cell office:value-type="string">
            <text:p>http://www.timkenmuseum.org/sites/default/files/Bruegel_0.jpg</text:p>
          </table:table-cell>
          <table:table-cell table:number-columns-repeated="963"/>
        </table:table-row>
        <table:table-row table:style-name="ro1">
          <table:table-cell office:value-type="float" office:value="10015">
            <text:p>10015</text:p>
          </table:table-cell>
          <table:table-cell office:value-type="string">
            <text:p>The Battle Between Carnival and Lent</text:p>
          </table:table-cell>
          <table:table-cell office:value-type="string">
            <text:p>Painting</text:p>
          </table:table-cell>
          <table:table-cell office:value-type="string">
            <text:p>Urban, Common and Peasant Life</text:p>
          </table:table-cell>
          <table:table-cell office:value-type="string">
            <text:p>Battle|Feasting|Games|Market|Church|Inn|Village|Beggars|Burghers|Children|Fools|Household items</text:p>
          </table:table-cell>
          <table:table-cell office:value-type="string">
            <text:p>11Q7621</text:p>
          </table:table-cell>
          <table:table-cell office:value-type="float" office:value="118">
            <text:p>118</text:p>
          </table:table-cell>
          <table:table-cell office:value-type="float" office:value="164.4">
            <text:p>164.4</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office:value-type="float" office:value="1559">
            <text:p>1559</text:p>
          </table:table-cell>
          <table:table-cell office:value-type="string">
            <text:p>Oil</text:p>
          </table:table-cell>
          <table:table-cell office:value-type="string">
            <text:p>Panel</text:p>
          </table:table-cell>
          <table:table-cell/>
          <table:table-cell office:value-type="string">
            <text:p>BRUEGEL 1559</text:p>
          </table:table-cell>
          <table:table-cell office:value-type="string">
            <text:p>Lower right</text:p>
          </table:table-cell>
          <table:table-cell/>
          <table:table-cell office:value-type="string">
            <text:p>Inscribed on the banner on the inn on the left: dit is in d[e] blau schut [At the sign of The Blue Barge]</text:p>
          </table:table-cell>
          <table:table-cell table:number-columns-repeated="11"/>
          <table:table-cell office:value-type="string">
            <text:p>Sellink, cat. #77: accepted., Accepted. Tolnay 1935., Accepted. Friedländer 1937., Accepted. Grossmann 1973., Accepted. Marijnissen 1988.</text:p>
          </table:table-cell>
          <table:table-cell office:value-type="string">
            <text:p>Gibson 1977, pp. 65-89|Vienna 198, pp. 61-68|Marijnissen 1988, pp. 146-57|Wied 1996b|Härting 1996|Seipel 1998, pp. 18-31|Kavaler 1999, pp. 111-48|Roberts-Jones 2002, pp. 114-20</text:p>
          </table:table-cell>
          <table:table-cell table:number-columns-repeated="7"/>
          <table:table-cell office:value-type="string">
            <text:p>Collection of Rudolf II., Vienna treasury, Vienna, 1748., Acquired by the Kunsthistorisches Museum from the Vienna treasury, Vienna, after 1748.</text:p>
          </table:table-cell>
          <table:table-cell table:number-columns-repeated="6"/>
          <table:table-cell office:value-type="string">
            <text:p>Kunsthistorisches Museum collection page</text:p>
          </table:table-cell>
          <table:table-cell office:value-type="string">
            <text:p>http://bilddatenbank.khm.at/viewArtefact</text:p>
          </table:table-cell>
          <table:table-cell office:value-type="string">
            <text:p>img/derivatives/simple/10015/thumbnail.jpg</text:p>
          </table:table-cell>
          <table:table-cell office:value-type="string">
            <text:p>img/derivatives/simple/10015/fullwidth.jpg</text:p>
          </table:table-cell>
          <table:table-cell office:value-type="string">
            <text:p>pieterbruegel</text:p>
          </table:table-cell>
          <table:table-cell office:value-type="string">
            <text:p>brueghel_item</text:p>
          </table:table-cell>
          <table:table-cell/>
          <table:table-cell office:value-type="string">
            <text:p>Battle_Between_Carnival_and_Lent.jpg</text:p>
          </table:table-cell>
          <table:table-cell office:value-type="string">
            <text:p>Wikimedia Commons</text:p>
          </table:table-cell>
          <table:table-cell table:number-columns-repeated="964"/>
        </table:table-row>
        <table:table-row table:style-name="ro1">
          <table:table-cell office:value-type="float" office:value="10016">
            <text:p>10016</text:p>
          </table:table-cell>
          <table:table-cell office:value-type="string">
            <text:p>Children's Games</text:p>
          </table:table-cell>
          <table:table-cell office:value-type="string">
            <text:p>Painting</text:p>
          </table:table-cell>
          <table:table-cell office:value-type="string">
            <text:p>Urban, Common and Peasant Life</text:p>
          </table:table-cell>
          <table:table-cell office:value-type="string">
            <text:p>Games|City|Children|Crowd</text:p>
          </table:table-cell>
          <table:table-cell/>
          <table:table-cell office:value-type="float" office:value="118">
            <text:p>118</text:p>
          </table:table-cell>
          <table:table-cell office:value-type="float" office:value="161">
            <text:p>161</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office:value-type="float" office:value="1560">
            <text:p>1560</text:p>
          </table:table-cell>
          <table:table-cell office:value-type="string">
            <text:p>Oil</text:p>
          </table:table-cell>
          <table:table-cell office:value-type="string">
            <text:p>Panel</text:p>
          </table:table-cell>
          <table:table-cell/>
          <table:table-cell office:value-type="string">
            <text:p>BRUEGEL 1560</text:p>
          </table:table-cell>
          <table:table-cell office:value-type="string">
            <text:p>Lower right</text:p>
          </table:table-cell>
          <table:table-cell table:number-columns-repeated="13"/>
          <table:table-cell office:value-type="string">
            <text:p>Sellink, cat. #94: accepted., Accepted. Tolnay 1935., Accepted. Friedländer 1937., Accepted. Grossmann 1973., Accepted. Marijnissen 1988.</text:p>
          </table:table-cell>
          <table:table-cell office:value-type="string">
            <text:p>Gibson 1977, pp. 65-89|Vienna 1981, pp. 68-72|Marijnissen 1988, pp. 161-63|Snow 1997|Hills 1998|Seipel 1998, pp. 32-45|Müller 1999, pp. 40-54|Roberts-Jones 2002, pp. 221-26</text:p>
          </table:table-cell>
          <table:table-cell table:number-columns-repeated="6"/>
          <table:table-cell office:value-type="float" office:value="9469">
            <text:p>9469</text:p>
          </table:table-cell>
          <table:table-cell office:value-type="string">
            <text:p>Acquired by Archduke Ernst, Brussels, 1594.</text:p>
          </table:table-cell>
          <table:table-cell table:number-columns-repeated="6"/>
          <table:table-cell office:value-type="string">
            <text:p>Kunsthistorisches Museum collection page</text:p>
          </table:table-cell>
          <table:table-cell office:value-type="string">
            <text:p>http://bilddatenbank.khm.at/viewArtefact</text:p>
          </table:table-cell>
          <table:table-cell office:value-type="string">
            <text:p>img/derivatives/simple/10016/thumbnail.jpg</text:p>
          </table:table-cell>
          <table:table-cell office:value-type="string">
            <text:p>img/derivatives/simple/10016/fullwidth.jpg</text:p>
          </table:table-cell>
          <table:table-cell office:value-type="string">
            <text:p>pieterbruegel</text:p>
          </table:table-cell>
          <table:table-cell office:value-type="string">
            <text:p>brueghel_item</text:p>
          </table:table-cell>
          <table:table-cell/>
          <table:table-cell office:value-type="string">
            <text:p>Childrens_Games.jpg</text:p>
          </table:table-cell>
          <table:table-cell office:value-type="string">
            <text:p>Wikimedia Commons</text:p>
          </table:table-cell>
          <table:table-cell table:number-columns-repeated="964"/>
        </table:table-row>
        <table:table-row table:style-name="ro1">
          <table:table-cell office:value-type="float" office:value="10017">
            <text:p>10017</text:p>
          </table:table-cell>
          <table:table-cell office:value-type="string">
            <text:p>The Suicide of Saul in the Battle against the Philistines at Gilboa</text:p>
          </table:table-cell>
          <table:table-cell office:value-type="string">
            <text:p>Painting</text:p>
          </table:table-cell>
          <table:table-cell office:value-type="string">
            <text:p>Religious</text:p>
          </table:table-cell>
          <table:table-cell office:value-type="string">
            <text:p>Battle|Castle|Mountain|River|Soldiers|Old Testament|Armor|Road</text:p>
          </table:table-cell>
          <table:table-cell office:value-type="string">
            <text:p>71H322</text:p>
          </table:table-cell>
          <table:table-cell office:value-type="float" office:value="33.5">
            <text:p>33.5</text:p>
          </table:table-cell>
          <table:table-cell office:value-type="float" office:value="55">
            <text:p>55</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office:value-type="float" office:value="1562">
            <text:p>1562</text:p>
          </table:table-cell>
          <table:table-cell office:value-type="string">
            <text:p>Oil</text:p>
          </table:table-cell>
          <table:table-cell office:value-type="string">
            <text:p>Panel</text:p>
          </table:table-cell>
          <table:table-cell/>
          <table:table-cell office:value-type="string">
            <text:p>BRUEGEL. M.CCCCC.LXII</text:p>
          </table:table-cell>
          <table:table-cell office:value-type="string">
            <text:p>Lower left</text:p>
          </table:table-cell>
          <table:table-cell/>
          <table:table-cell office:value-type="string">
            <text:p>Inscribed at lower left: SAUL. XXXI. CAPIT.</text:p>
          </table:table-cell>
          <table:table-cell table:number-columns-repeated="11"/>
          <table:table-cell office:value-type="string">
            <text:p>Sellink, cat. #113: accepted., Accepted. Tolnay 1935., Accepted. Friedländer 1937., Accepted. Grossmann 1973., Accepted. Marijnissen 1988.</text:p>
          </table:table-cell>
          <table:table-cell office:value-type="string">
            <text:p>Gibson 1977, pp. 88-90|Vienna 1981, pp. 72-76|Marijnissen 1988, pp. 172-79|Gibson 1989, p. 74|Seipel 1998, pp. 46-55</text:p>
          </table:table-cell>
          <table:table-cell table:number-columns-repeated="6"/>
          <table:table-cell office:value-type="string">
            <text:p>9470|9471|9472</text:p>
          </table:table-cell>
          <table:table-cell office:value-type="string">
            <text:p>Collection of Peter Paul Rubens, inventory #212?, 1640., Colleciton of Collection of Nicolaas Jongelinck, 1566., Collection of the city of Antwerp, Antwerp, 1566.</text:p>
          </table:table-cell>
          <table:table-cell table:number-columns-repeated="6"/>
          <table:table-cell office:value-type="string">
            <text:p>Kunsthistorisches Museum collection page</text:p>
          </table:table-cell>
          <table:table-cell office:value-type="string">
            <text:p>http://bilddatenbank.khm.at/viewArtefact</text:p>
          </table:table-cell>
          <table:table-cell office:value-type="string">
            <text:p>img/derivatives/simple/10017/thumbnail.jpg</text:p>
          </table:table-cell>
          <table:table-cell office:value-type="string">
            <text:p>img/derivatives/simple/10017/fullwidth.jpg</text:p>
          </table:table-cell>
          <table:table-cell office:value-type="string">
            <text:p>pieterbruegel</text:p>
          </table:table-cell>
          <table:table-cell office:value-type="string">
            <text:p>brueghel_item</text:p>
          </table:table-cell>
          <table:table-cell/>
          <table:table-cell office:value-type="string">
            <text:p>The_Suicide_of_Saul.jpg</text:p>
          </table:table-cell>
          <table:table-cell office:value-type="string">
            <text:p>Wikimedia Commons</text:p>
          </table:table-cell>
          <table:table-cell office:value-type="string">
            <text:p>https://upload.wikimedia.org/wikipedia/commons/c/ca/Pieter_Bruegel_the_Elder_-_The_Suicide_of_Saul_-_WGA3325.jpg</text:p>
          </table:table-cell>
          <table:table-cell table:number-columns-repeated="963"/>
        </table:table-row>
        <table:table-row table:style-name="ro1">
          <table:table-cell office:value-type="float" office:value="10018">
            <text:p>10018</text:p>
          </table:table-cell>
          <table:table-cell office:value-type="string">
            <text:p>The Building of the Tower of Babel</text:p>
          </table:table-cell>
          <table:table-cell office:value-type="string">
            <text:p>Painting</text:p>
          </table:table-cell>
          <table:table-cell office:value-type="string">
            <text:p>Religious</text:p>
          </table:table-cell>
          <table:table-cell office:value-type="string">
            <text:p>Church|City|Tower|Coast|Farm|Field|Harbor|River|Old Testament|Boat</text:p>
          </table:table-cell>
          <table:table-cell office:value-type="string">
            <text:p>71B421</text:p>
          </table:table-cell>
          <table:table-cell office:value-type="float" office:value="114">
            <text:p>114</text:p>
          </table:table-cell>
          <table:table-cell office:value-type="float" office:value="155">
            <text:p>155</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office:value-type="float" office:value="1563">
            <text:p>1563</text:p>
          </table:table-cell>
          <table:table-cell office:value-type="string">
            <text:p>Oil</text:p>
          </table:table-cell>
          <table:table-cell office:value-type="string">
            <text:p>Panel</text:p>
          </table:table-cell>
          <table:table-cell/>
          <table:table-cell office:value-type="string">
            <text:p>BRUEGEL. FE. MCCCCC.LXIII.</text:p>
          </table:table-cell>
          <table:table-cell office:value-type="string">
            <text:p>Lower left</text:p>
          </table:table-cell>
          <table:table-cell table:number-columns-repeated="13"/>
          <table:table-cell office:value-type="string">
            <text:p>Sellink, cat. #124: accepted., Accepted. Tolnay 1935., Accepted. Friedländer 1937., Accepted. Grossmann 1973., Accepted. Marijnissen 1988.</text:p>
          </table:table-cell>
          <table:table-cell office:value-type="string">
            <text:p>Gibson 1977, pp. 93-97|Vienna 1981, pp. 76-81|Marijnissen 1988, pp. 210-18|Gibson 1989, pp. 67-68|Seipel 1998, pp. 56-67|Roberts-Jones 2002, pp. 242-51</text:p>
          </table:table-cell>
          <table:table-cell office:value-type="string">
            <text:p>10121 </text:p>
          </table:table-cell>
          <table:table-cell table:number-columns-repeated="5"/>
          <table:table-cell office:value-type="string">
            <text:p>9473|9474|9475|9476</text:p>
          </table:table-cell>
          <table:table-cell office:value-type="string">
            <text:p>Collection of Nicolaas Jongelinck, 1566., Collection of the city of Antwerp, Antwerp, 1566., Collection of Rudolf II, Prague., Collection of Archduke Leopold Wilhelm, Vienna, 1659.</text:p>
          </table:table-cell>
          <table:table-cell table:number-columns-repeated="6"/>
          <table:table-cell office:value-type="string">
            <text:p>Kunsthistorisches Museum collection page</text:p>
          </table:table-cell>
          <table:table-cell office:value-type="string">
            <text:p>http://bilddatenbank.khm.at/viewArtefact</text:p>
          </table:table-cell>
          <table:table-cell office:value-type="string">
            <text:p>img/derivatives/simple/10018/thumbnail.jpg</text:p>
          </table:table-cell>
          <table:table-cell office:value-type="string">
            <text:p>img/derivatives/simple/10018/fullwidth.jpg</text:p>
          </table:table-cell>
          <table:table-cell office:value-type="string">
            <text:p>pieterbruegel</text:p>
          </table:table-cell>
          <table:table-cell office:value-type="string">
            <text:p>brueghel_item</text:p>
          </table:table-cell>
          <table:table-cell/>
          <table:table-cell office:value-type="string">
            <text:p>The_Tower_of_Babel.jpg</text:p>
          </table:table-cell>
          <table:table-cell office:value-type="string">
            <text:p>Wikimedia Commons</text:p>
          </table:table-cell>
          <table:table-cell office:value-type="string">
            <text:p>https://upload.wikimedia.org/wikipedia/commons/thumb/f/fc/Pieter_Bruegel_the_Elder_-_The_Tower_of_Babel_(Vienna)_-_Google_Art_Project_-_edited.jpg/1280px-Pieter_Bruegel_the_Elder_-_The_Tower_of_Babel_(Vienna)_-_Google_Art_Project_-_edited.jpg</text:p>
          </table:table-cell>
          <table:table-cell table:number-columns-repeated="963"/>
        </table:table-row>
        <table:table-row table:style-name="ro1">
          <table:table-cell office:value-type="float" office:value="10019">
            <text:p>10019</text:p>
          </table:table-cell>
          <table:table-cell office:value-type="string">
            <text:p>Christ Carrying the Cross</text:p>
          </table:table-cell>
          <table:table-cell office:value-type="string">
            <text:p>Painting</text:p>
          </table:table-cell>
          <table:table-cell office:value-type="string">
            <text:p>Religious</text:p>
          </table:table-cell>
          <table:table-cell office:value-type="string">
            <text:p>Robbery|Death|Windmill|Holy Roman Emperor Rudolf II|Jongelinck|Field|Mountain|Beggars|Burghers|Children|Crowd|Merchants|Soldiers|Christ|John the Evangelist|New Testament|Virgin Mary|Wagon</text:p>
          </table:table-cell>
          <table:table-cell office:value-type="string">
            <text:p>73D41</text:p>
          </table:table-cell>
          <table:table-cell office:value-type="float" office:value="124">
            <text:p>124</text:p>
          </table:table-cell>
          <table:table-cell office:value-type="float" office:value="170">
            <text:p>170</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office:value-type="float" office:value="1564">
            <text:p>1564</text:p>
          </table:table-cell>
          <table:table-cell office:value-type="string">
            <text:p>Oil</text:p>
          </table:table-cell>
          <table:table-cell office:value-type="string">
            <text:p>Panel</text:p>
          </table:table-cell>
          <table:table-cell/>
          <table:table-cell office:value-type="string">
            <text:p>BRUEGEL. MD. LXIIII</text:p>
          </table:table-cell>
          <table:table-cell office:value-type="string">
            <text:p>Lower right</text:p>
          </table:table-cell>
          <table:table-cell table:number-columns-repeated="13"/>
          <table:table-cell office:value-type="string">
            <text:p>Sellink, cat. #127: accepted., Accepted. Tolnay 1935., Accepted. Friedländer 1937., Accepted. Grossmann 1973., Accepted. Marijnissen 1988.</text:p>
          </table:table-cell>
          <table:table-cell office:value-type="string">
            <text:p>Gibson 1977, pp. 123-33|Vienna 1981, pp. 81-86|Seipel 1998, pp. 68-83|Müller 1999, pp. 136-42|Gibson 2000|Roberts-Jones 2002, pp. 36-44</text:p>
          </table:table-cell>
          <table:table-cell table:number-columns-repeated="6"/>
          <table:table-cell office:value-type="string">
            <text:p>9477|9478|9479|9480|9481|9482|9483</text:p>
          </table:table-cell>
          <table:table-cell office:value-type="string">
            <text:p>Collection of Nicolaas Jongelinck, 1566., Collection of the city of Antwerp, Antwerp, 1566., Collection of Archduke Ernst, Brussels?, 1595., Collection of Rudolf II, after 1595., Vienna treasury, Vienna, 1748., Pressburg (?), 1781., Kunsthistorisches Museum, Vienna, 1783.</text:p>
          </table:table-cell>
          <table:table-cell table:number-columns-repeated="6"/>
          <table:table-cell office:value-type="string">
            <text:p>Kunsthistorisches Museum collection page</text:p>
          </table:table-cell>
          <table:table-cell office:value-type="string">
            <text:p>http://bilddatenbank.khm.at/viewArtefact</text:p>
          </table:table-cell>
          <table:table-cell office:value-type="string">
            <text:p>img/derivatives/simple/10019/thumbnail.jpg</text:p>
          </table:table-cell>
          <table:table-cell office:value-type="string">
            <text:p>img/derivatives/simple/10019/fullwidth.jpg</text:p>
          </table:table-cell>
          <table:table-cell office:value-type="string">
            <text:p>pieterbruegel</text:p>
          </table:table-cell>
          <table:table-cell office:value-type="string">
            <text:p>brueghel_item</text:p>
          </table:table-cell>
          <table:table-cell/>
          <table:table-cell office:value-type="string">
            <text:p>Christ_Carrying_the_Cross.jpg</text:p>
          </table:table-cell>
          <table:table-cell office:value-type="string">
            <text:p>Wikimedia Commons</text:p>
          </table:table-cell>
          <table:table-cell table:number-columns-repeated="964"/>
        </table:table-row>
        <table:table-row table:style-name="ro1">
          <table:table-cell office:value-type="float" office:value="10020">
            <text:p>10020</text:p>
          </table:table-cell>
          <table:table-cell office:value-type="string">
            <text:p>The Return of the Herd (October/ November)</text:p>
          </table:table-cell>
          <table:table-cell office:value-type="string">
            <text:p>Painting</text:p>
          </table:table-cell>
          <table:table-cell office:value-type="string">
            <text:p>Landscape</text:p>
          </table:table-cell>
          <table:table-cell office:value-type="string">
            <text:p>Seasons|Series|Cattle|Horse|Jongelinck|Forest|Mountain|River|Road</text:p>
          </table:table-cell>
          <table:table-cell/>
          <table:table-cell office:value-type="float" office:value="117">
            <text:p>117</text:p>
          </table:table-cell>
          <table:table-cell office:value-type="float" office:value="159">
            <text:p>159</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office:value-type="float" office:value="1565">
            <text:p>1565</text:p>
          </table:table-cell>
          <table:table-cell office:value-type="string">
            <text:p>Oil</text:p>
          </table:table-cell>
          <table:table-cell office:value-type="string">
            <text:p>Panel</text:p>
          </table:table-cell>
          <table:table-cell/>
          <table:table-cell office:value-type="string">
            <text:p>BRUEGEL MDLXV</text:p>
          </table:table-cell>
          <table:table-cell office:value-type="string">
            <text:p>Lower left</text:p>
          </table:table-cell>
          <table:table-cell table:number-columns-repeated="8"/>
          <table:table-cell office:value-type="string">
            <text:p>The Months</text:p>
          </table:table-cell>
          <table:table-cell table:number-columns-repeated="4"/>
          <table:table-cell office:value-type="string">
            <text:p>Sellink, cat. #136: accepted., Accepted. Tolnay 1935., Accepted. Friedländer 1937., Accepted. Grossmann 1973., Accepted. Marijnissen 1988.</text:p>
          </table:table-cell>
          <table:table-cell office:value-type="string">
            <text:p>Gibson 1977, pp. 146-59|Vienna 1981, pp. 86-94|Marijnissen 1988, pp. 252-78|Gibson 1989, pp. 69-74|Buchanan 1990|Seipel 1998, pp. 84-113|Goldstein 2000|Falkenburg 2001|Herold 2002|Roberts-Jones 2002, pp. 152-75|Vienna 1981, pp. 95-99</text:p>
          </table:table-cell>
          <table:table-cell table:number-columns-repeated="6"/>
          <table:table-cell office:value-type="string">
            <text:p>9484|9485|9486|9487|9488</text:p>
          </table:table-cell>
          <table:table-cell office:value-type="string">
            <text:p>Collection of Nicolaas Jongelinck, before 1594., Gifted by the City of Antwerp to Archduke Ernst, 1594., Collection of Archduke Ernst, 1595., Collection of Rudolf II., Collection of Leopold Wilhelm.</text:p>
          </table:table-cell>
          <table:table-cell table:number-columns-repeated="6"/>
          <table:table-cell office:value-type="string">
            <text:p>Kunsthistorisches Museum collection page</text:p>
          </table:table-cell>
          <table:table-cell office:value-type="string">
            <text:p>http://bilddatenbank.khm.at/viewArtefact</text:p>
          </table:table-cell>
          <table:table-cell office:value-type="string">
            <text:p>img/derivatives/simple/10020/thumbnail.jpg</text:p>
          </table:table-cell>
          <table:table-cell office:value-type="string">
            <text:p>img/derivatives/simple/10020/fullwidth.jpg</text:p>
          </table:table-cell>
          <table:table-cell office:value-type="string">
            <text:p>pieterbruegel</text:p>
          </table:table-cell>
          <table:table-cell office:value-type="string">
            <text:p>brueghel_item</text:p>
          </table:table-cell>
          <table:table-cell/>
          <table:table-cell office:value-type="string">
            <text:p>The_Return_of_the_Herd.jpg</text:p>
          </table:table-cell>
          <table:table-cell/>
          <table:table-cell office:value-type="string">
            <text:p>http://williambryantlogan.com/wp-content/uploads/2012/10/the-return-of-the-herd.jpg</text:p>
          </table:table-cell>
          <table:table-cell table:number-columns-repeated="963"/>
        </table:table-row>
        <table:table-row table:style-name="ro1">
          <table:table-cell office:value-type="float" office:value="10021">
            <text:p>10021</text:p>
          </table:table-cell>
          <table:table-cell office:value-type="string">
            <text:p>Hunters in the Snow (December/ January) </text:p>
          </table:table-cell>
          <table:table-cell office:value-type="string">
            <text:p>Painting</text:p>
          </table:table-cell>
          <table:table-cell office:value-type="string">
            <text:p>Landscape</text:p>
          </table:table-cell>
          <table:table-cell office:value-type="string">
            <text:p>Hunting|Skating|Seasons|Series|Winter|Dog|Church|Jongelinck|Field|Mountain</text:p>
          </table:table-cell>
          <table:table-cell/>
          <table:table-cell office:value-type="float" office:value="117">
            <text:p>117</text:p>
          </table:table-cell>
          <table:table-cell office:value-type="float" office:value="162">
            <text:p>162</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table:table-cell office:value-type="string">
            <text:p>Oil</text:p>
          </table:table-cell>
          <table:table-cell office:value-type="string">
            <text:p>Panel</text:p>
          </table:table-cell>
          <table:table-cell/>
          <table:table-cell office:value-type="string">
            <text:p>BRUEGEL. M.D. LXV</text:p>
          </table:table-cell>
          <table:table-cell office:value-type="string">
            <text:p>Lower center</text:p>
          </table:table-cell>
          <table:table-cell table:number-columns-repeated="8"/>
          <table:table-cell office:value-type="string">
            <text:p>The Months</text:p>
          </table:table-cell>
          <table:table-cell table:number-columns-repeated="4"/>
          <table:table-cell office:value-type="string">
            <text:p>Sellink, cat. #137: accepted., Accepted. Tolnay 1935., Accepted. Friedländer 1937., Accepted. Grossmann 1973., Accepted. Marijnissen 1988.</text:p>
          </table:table-cell>
          <table:table-cell office:value-type="string">
            <text:p>Gibson 1977, pp. 146-59|Vienna 1981, pp. 86-94|Marijnissen 1988, pp. 252-78|Gibson 1989, pp. 69-74|Buchanan 1990|Seipel 1998, pp. 84-113|Goldstein 2000|Falkenburg 2001|Herold 2002|Roberts-Jones 2002, pp. 152-75|Vienna 1981, pp. 99-103</text:p>
          </table:table-cell>
          <table:table-cell table:number-columns-repeated="6"/>
          <table:table-cell office:value-type="string">
            <text:p>9489|9490|9491|9492|9493</text:p>
          </table:table-cell>
          <table:table-cell office:value-type="string">
            <text:p>Collection of Nicolaas Jongelinck, 1566., Collection of the city of Antwerp, Antwerp, 1566., Gifted by City of Antwerp to Archduke Ernst, 1594., Collection of Rudolf II, after 1594., Collection of Archduke Leopold Wilhelm, 1659.</text:p>
          </table:table-cell>
          <table:table-cell table:number-columns-repeated="6"/>
          <table:table-cell office:value-type="string">
            <text:p>Kunsthistorisches Museum collection page</text:p>
          </table:table-cell>
          <table:table-cell office:value-type="string">
            <text:p>http://bilddatenbank.khm.at/viewArtefact</text:p>
          </table:table-cell>
          <table:table-cell office:value-type="string">
            <text:p>img/derivatives/simple/10021/thumbnail.jpg</text:p>
          </table:table-cell>
          <table:table-cell office:value-type="string">
            <text:p>img/derivatives/simple/10021/fullwidth.jpg</text:p>
          </table:table-cell>
          <table:table-cell office:value-type="string">
            <text:p>pieterbruegel</text:p>
          </table:table-cell>
          <table:table-cell office:value-type="string">
            <text:p>brueghel_item</text:p>
          </table:table-cell>
          <table:table-cell/>
          <table:table-cell office:value-type="string">
            <text:p>Hunters_in_the_Snow.jpg</text:p>
          </table:table-cell>
          <table:table-cell office:value-type="string">
            <text:p>Wikimedia Commons</text:p>
          </table:table-cell>
          <table:table-cell office:value-type="string">
            <text:p>https://upload.wikimedia.org/wikipedia/commons/thumb/d/d8/Pieter_Bruegel_the_Elder_-_Hunters_in_the_Snow_(Winter)_-_Google_Art_Project.jpg/1280px-Pieter_Bruegel_the_Elder_-_Hunters_in_the_Snow_(Winter)_-_Google_Art_Project.jpg</text:p>
          </table:table-cell>
          <table:table-cell table:number-columns-repeated="963"/>
        </table:table-row>
        <table:table-row table:style-name="ro1">
          <table:table-cell office:value-type="float" office:value="10022">
            <text:p>10022</text:p>
          </table:table-cell>
          <table:table-cell office:value-type="string">
            <text:p>The Gloomy Day (February/ March)</text:p>
          </table:table-cell>
          <table:table-cell office:value-type="string">
            <text:p>Painting</text:p>
          </table:table-cell>
          <table:table-cell office:value-type="string">
            <text:p>Landscape</text:p>
          </table:table-cell>
          <table:table-cell office:value-type="string">
            <text:p>Seasons|Series|Winter|Castle|Village|Jongelinck|Field|Mountain|River|Storm|Children|Boat</text:p>
          </table:table-cell>
          <table:table-cell/>
          <table:table-cell office:value-type="float" office:value="118">
            <text:p>118</text:p>
          </table:table-cell>
          <table:table-cell office:value-type="float" office:value="163">
            <text:p>163</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table:table-cell office:value-type="string">
            <text:p>Oil</text:p>
          </table:table-cell>
          <table:table-cell office:value-type="string">
            <text:p>Panel</text:p>
          </table:table-cell>
          <table:table-cell/>
          <table:table-cell office:value-type="string">
            <text:p>BRUEGEL MDLXV</text:p>
          </table:table-cell>
          <table:table-cell office:value-type="string">
            <text:p>Lower left</text:p>
          </table:table-cell>
          <table:table-cell table:number-columns-repeated="8"/>
          <table:table-cell office:value-type="string">
            <text:p>The Months</text:p>
          </table:table-cell>
          <table:table-cell table:number-columns-repeated="4"/>
          <table:table-cell office:value-type="string">
            <text:p>Sellink, cat. #138: accepted., Accepted. Tolnay 1935., Accepted. Friedländer 1937., Accepted. Grossmann 1973., Accepted. Marijnissen 1988.</text:p>
          </table:table-cell>
          <table:table-cell office:value-type="string">
            <text:p>Gibson 1977, pp. 146-59|Vienna 1981, pp. 86-94|Marijnissen 1988, pp. 252-78|Gibson 1989, pp. 69-74|Buchanan 1990|Seipel 1998, pp. 84-113|Goldstein 2000|Falkenburg 2001|Herold 2002|Roberts-Jones 2002, pp. 152-75|Vienna 1981, pp. 94-95</text:p>
          </table:table-cell>
          <table:table-cell table:number-columns-repeated="6"/>
          <table:table-cell office:value-type="string">
            <text:p>9494|9495|9496|9497|9498</text:p>
          </table:table-cell>
          <table:table-cell office:value-type="string">
            <text:p>Collection of Nicolaas Jongelinck, 1566., Collection of the city of Antwerp, Antwerp, 1566., Gifted by City of Antwerp to Archduke Ernst, 1594., Collection of Rudolf II, after 1594., Collection of Archduke Leopold Wilhelm, 1659.</text:p>
          </table:table-cell>
          <table:table-cell table:number-columns-repeated="6"/>
          <table:table-cell office:value-type="string">
            <text:p>Kunsthistorisches Museum collection page</text:p>
          </table:table-cell>
          <table:table-cell office:value-type="string">
            <text:p>http://bilddatenbank.khm.at/viewArtefact</text:p>
          </table:table-cell>
          <table:table-cell office:value-type="string">
            <text:p>img/derivatives/simple/10022/thumbnail.jpg</text:p>
          </table:table-cell>
          <table:table-cell office:value-type="string">
            <text:p>img/derivatives/simple/10022/fullwidth.jpg</text:p>
          </table:table-cell>
          <table:table-cell office:value-type="string">
            <text:p>pieterbruegel</text:p>
          </table:table-cell>
          <table:table-cell office:value-type="string">
            <text:p>brueghel_item</text:p>
          </table:table-cell>
          <table:table-cell/>
          <table:table-cell office:value-type="string">
            <text:p>Dark_Day_0.jpg</text:p>
          </table:table-cell>
          <table:table-cell/>
          <table:table-cell office:value-type="string">
            <text:p>https://viewfromaburrow.files.wordpress.com/2013/11/the-gloomy-day-februarymarch.jpg</text:p>
          </table:table-cell>
          <table:table-cell table:number-columns-repeated="963"/>
        </table:table-row>
        <table:table-row table:style-name="ro1">
          <table:table-cell office:value-type="float" office:value="10023">
            <text:p>10023</text:p>
          </table:table-cell>
          <table:table-cell office:value-type="string">
            <text:p>The Conversion of Saul</text:p>
          </table:table-cell>
          <table:table-cell office:value-type="string">
            <text:p>Painting</text:p>
          </table:table-cell>
          <table:table-cell office:value-type="string">
            <text:p>Religious</text:p>
          </table:table-cell>
          <table:table-cell office:value-type="string">
            <text:p>Horse|Archduke Ernst|Holy Roman Emperor Rudolf II|Mountain|Soldiers|Apostles|New Testament|Armor|Road</text:p>
          </table:table-cell>
          <table:table-cell office:value-type="string">
            <text:p>73F221</text:p>
          </table:table-cell>
          <table:table-cell office:value-type="float" office:value="108">
            <text:p>108</text:p>
          </table:table-cell>
          <table:table-cell office:value-type="float" office:value="156">
            <text:p>156</text:p>
          </table:table-cell>
          <table:table-cell/>
          <table:table-cell office:value-type="string">
            <text:p>Austria</text:p>
          </table:table-cell>
          <table:table-cell office:value-type="string">
            <text:p>Vienna</text:p>
          </table:table-cell>
          <table:table-cell office:value-type="string">
            <text:p>Kunsthistorisches Museum</text:p>
          </table:table-cell>
          <table:table-cell office:value-type="float" office:value="3690">
            <text:p>3690</text:p>
          </table:table-cell>
          <table:table-cell/>
          <table:table-cell office:value-type="string">
            <text:p>Public</text:p>
          </table:table-cell>
          <table:table-cell table:number-columns-repeated="2"/>
          <table:table-cell office:value-type="string">
            <text:p>Oil</text:p>
          </table:table-cell>
          <table:table-cell office:value-type="string">
            <text:p>Panel</text:p>
          </table:table-cell>
          <table:table-cell/>
          <table:table-cell office:value-type="string">
            <text:p>BRUEGEL. MD. LXVII</text:p>
          </table:table-cell>
          <table:table-cell office:value-type="string">
            <text:p>Lower right</text:p>
          </table:table-cell>
          <table:table-cell table:number-columns-repeated="13"/>
          <table:table-cell office:value-type="string">
            <text:p>Sellink, cat. #158: accepted., Accepted. Tolnay 1935., Accepted. Friedländer 1937., Accepted. Grossmann 1973., Accepted. Marijnissen 1988.</text:p>
          </table:table-cell>
          <table:table-cell office:value-type="string">
            <text:p>Gibson 1977, pp. 180-82|Vienna 1981, pp. 104-07|Marijnissen 1988, pp. 310-15|Seipel 1998, pp. 114-21|Roberts-Jones 2002, pp. 140-43</text:p>
          </table:table-cell>
          <table:table-cell table:number-columns-repeated="6"/>
          <table:table-cell office:value-type="string">
            <text:p>9526|9527</text:p>
          </table:table-cell>
          <table:table-cell office:value-type="string">
            <text:p>Acquired by Archduke Ernst, Brussels, 1594., Moved from Prague to Vienna, 1876.</text:p>
          </table:table-cell>
          <table:table-cell table:number-columns-repeated="6"/>
          <table:table-cell office:value-type="string">
            <text:p>Kunsthistorisches Museum collection page</text:p>
          </table:table-cell>
          <table:table-cell office:value-type="string">
            <text:p>http://bilddatenbank.khm.at/viewArtefact</text:p>
          </table:table-cell>
          <table:table-cell office:value-type="string">
            <text:p>img/derivatives/simple/10023/thumbnail.jpg</text:p>
          </table:table-cell>
          <table:table-cell office:value-type="string">
            <text:p>img/derivatives/simple/10023/fullwidth.jpg</text:p>
          </table:table-cell>
          <table:table-cell office:value-type="string">
            <text:p>pieterbruegel</text:p>
          </table:table-cell>
          <table:table-cell office:value-type="string">
            <text:p>brueghel_item</text:p>
          </table:table-cell>
          <table:table-cell/>
          <table:table-cell office:value-type="string">
            <text:p>The_Conversion_of_Saul_0.jpg</text:p>
          </table:table-cell>
          <table:table-cell office:value-type="string">
            <text:p>Wikimedia Commons</text:p>
          </table:table-cell>
          <table:table-cell office:value-type="string">
            <text:p>https://upload.wikimedia.org/wikipedia/commons/5/5c/Pieter_Bruegel_the_Elder_-_The_Conversion_of_Saul_-_WGA3329.jpg</text:p>
          </table:table-cell>
          <table:table-cell table:number-columns-repeated="963"/>
        </table:table-row>
        <table:table-row table:style-name="ro1">
          <table:table-cell office:value-type="float" office:value="10024">
            <text:p>10024</text:p>
          </table:table-cell>
          <table:table-cell office:value-type="string">
            <text:p>The Wedding Banquet </text:p>
          </table:table-cell>
          <table:table-cell office:value-type="string">
            <text:p>Painting</text:p>
          </table:table-cell>
          <table:table-cell office:value-type="string">
            <text:p>Urban, Common and Peasant Life</text:p>
          </table:table-cell>
          <table:table-cell office:value-type="string">
            <text:p>Feasting|Wedding|Children|Crowd|Household items|Musical instruments</text:p>
          </table:table-cell>
          <table:table-cell office:value-type="string">
            <text:p>42D25</text:p>
          </table:table-cell>
          <table:table-cell office:value-type="float" office:value="114">
            <text:p>114</text:p>
          </table:table-cell>
          <table:table-cell office:value-type="float" office:value="164">
            <text:p>164</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table:table-cell office:value-type="string">
            <text:p>Oil</text:p>
          </table:table-cell>
          <table:table-cell office:value-type="string">
            <text:p>Panel</text:p>
          </table:table-cell>
          <table:table-cell table:number-columns-repeated="16"/>
          <table:table-cell office:value-type="string">
            <text:p>Sellink, cat. #161: accepted., Accepted. Tolnay 1935., Accepted, ca. 1568. Friedländer 1937., Accepted, ca. 1567. Grossmann 1973., Accepted, ca. 1567. Marijnissen 1988.</text:p>
          </table:table-cell>
          <table:table-cell office:value-type="string">
            <text:p>Gibson 1977, pp. 161-66|Vienna 1981, pp. 110-15|Marijnissen 1988, pp. 316-26|Gibson 1991|Seipel 1998, pp. 128-37|Roberts-Jones 2002, pp. 264-71|Majzels 2003|Ilsink 2006</text:p>
          </table:table-cell>
          <table:table-cell table:number-columns-repeated="6"/>
          <table:table-cell office:value-type="string">
            <text:p>9499|9500|9501</text:p>
          </table:table-cell>
          <table:table-cell office:value-type="string">
            <text:p>Acquired by Archduke Ernst, Brussels, 1594., Collection of Emperor Rudolf II ?, Collection of Archduke Leopold Wilhelm, 1659.</text:p>
          </table:table-cell>
          <table:table-cell table:number-columns-repeated="6"/>
          <table:table-cell office:value-type="string">
            <text:p>Kunsthistorisches Museum collection page</text:p>
          </table:table-cell>
          <table:table-cell office:value-type="string">
            <text:p>http://bilddatenbank.khm.at/viewArtefact</text:p>
          </table:table-cell>
          <table:table-cell office:value-type="string">
            <text:p>img/derivatives/simple/10024/thumbnail.jpg</text:p>
          </table:table-cell>
          <table:table-cell office:value-type="string">
            <text:p>img/derivatives/simple/10024/fullwidth.jpg</text:p>
          </table:table-cell>
          <table:table-cell office:value-type="string">
            <text:p>pieterbruegel</text:p>
          </table:table-cell>
          <table:table-cell office:value-type="string">
            <text:p>brueghel_item</text:p>
          </table:table-cell>
          <table:table-cell/>
          <table:table-cell office:value-type="string">
            <text:p>The_Wedding_Banquet.jpg</text:p>
          </table:table-cell>
          <table:table-cell office:value-type="string">
            <text:p>Wikimedia Commons</text:p>
          </table:table-cell>
          <table:table-cell office:value-type="string">
            <text:p>https://upload.wikimedia.org/wikipedia/commons/7/70/Pieter_Bruegel_the_Elder_-_Peasant_Wedding_-_Google_Art_Project_2.jpg</text:p>
          </table:table-cell>
          <table:table-cell table:number-columns-repeated="963"/>
        </table:table-row>
        <table:table-row table:style-name="ro1">
          <table:table-cell office:value-type="float" office:value="10025">
            <text:p>10025</text:p>
          </table:table-cell>
          <table:table-cell office:value-type="string">
            <text:p>The Village Kermis</text:p>
          </table:table-cell>
          <table:table-cell office:value-type="string">
            <text:p>Painting</text:p>
          </table:table-cell>
          <table:table-cell office:value-type="string">
            <text:p>Urban, Common and Peasant Life</text:p>
          </table:table-cell>
          <table:table-cell office:value-type="string">
            <text:p>Dancing|Feasting|Lust|Church|Village|Household items|Musical instruments</text:p>
          </table:table-cell>
          <table:table-cell office:value-type="string">
            <text:p>43A3</text:p>
          </table:table-cell>
          <table:table-cell office:value-type="float" office:value="114">
            <text:p>114</text:p>
          </table:table-cell>
          <table:table-cell office:value-type="float" office:value="164">
            <text:p>164</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table:table-cell office:value-type="string">
            <text:p>Oil</text:p>
          </table:table-cell>
          <table:table-cell office:value-type="string">
            <text:p>Panel</text:p>
          </table:table-cell>
          <table:table-cell/>
          <table:table-cell office:value-type="string">
            <text:p>BRUEGEL</text:p>
          </table:table-cell>
          <table:table-cell office:value-type="string">
            <text:p>Lower right</text:p>
          </table:table-cell>
          <table:table-cell table:number-columns-repeated="13"/>
          <table:table-cell office:value-type="string">
            <text:p>Sellink, cat. #162: accepted., Accepted. Tolnay 1935., Accepted, ca. 1568. Friedländer 1937., Accepted, ca. 1567. Grossmann 1973., Accepted, ca. 1567. Marijnissen 1988.</text:p>
          </table:table-cell>
          <table:table-cell office:value-type="string">
            <text:p>Gibson 1977, p. 161-66|Vienna 1981, pp. 115-18|Marijnissen 1988, pp. 327-32|Gibson 1991|Seipel 1998, pp. 138-47|Kavaler 1999, pp. 184-211|Roberts-Jones 2002, pp. 271-78</text:p>
          </table:table-cell>
          <table:table-cell table:number-columns-repeated="6"/>
          <table:table-cell office:value-type="string">
            <text:p>9502|9503|9504</text:p>
          </table:table-cell>
          <table:table-cell office:value-type="string">
            <text:p>n New Castle, Vienna, 1610-1619., Collection of Vienna treasury, before 1748., Moved into the gallery, Vienna, 1748.</text:p>
          </table:table-cell>
          <table:table-cell table:number-columns-repeated="4"/>
          <table:table-cell office:value-type="string">
            <text:p>Dating on the museum website says 1568 and gives the support as Oak</text:p>
          </table:table-cell>
          <table:table-cell/>
          <table:table-cell office:value-type="string">
            <text:p>Kunsthistorisches Museum collection page</text:p>
          </table:table-cell>
          <table:table-cell office:value-type="string">
            <text:p>http://bilddatenbank.khm.at/viewArtefact</text:p>
          </table:table-cell>
          <table:table-cell office:value-type="string">
            <text:p>img/derivatives/simple/10025/thumbnail.jpg</text:p>
          </table:table-cell>
          <table:table-cell office:value-type="string">
            <text:p>img/derivatives/simple/10025/fullwidth.jpg</text:p>
          </table:table-cell>
          <table:table-cell office:value-type="string">
            <text:p>pieterbruegel</text:p>
          </table:table-cell>
          <table:table-cell office:value-type="string">
            <text:p>brueghel_item</text:p>
          </table:table-cell>
          <table:table-cell/>
          <table:table-cell office:value-type="string">
            <text:p>The_Village_Kermis.jpg</text:p>
          </table:table-cell>
          <table:table-cell office:value-type="string">
            <text:p>Wikimedia Commons</text:p>
          </table:table-cell>
          <table:table-cell table:number-columns-repeated="964"/>
        </table:table-row>
        <table:table-row table:style-name="ro1">
          <table:table-cell office:value-type="float" office:value="10026">
            <text:p>10026</text:p>
          </table:table-cell>
          <table:table-cell office:value-type="string">
            <text:p>The Peasant and the Birdnester</text:p>
          </table:table-cell>
          <table:table-cell office:value-type="string">
            <text:p>Painting</text:p>
          </table:table-cell>
          <table:table-cell office:value-type="string">
            <text:p>Proverb</text:p>
          </table:table-cell>
          <table:table-cell office:value-type="string">
            <text:p>Robbery|Village|Farm|Field|Forest|River</text:p>
          </table:table-cell>
          <table:table-cell/>
          <table:table-cell office:value-type="float" office:value="59.3">
            <text:p>59.3</text:p>
          </table:table-cell>
          <table:table-cell office:value-type="float" office:value="68.3">
            <text:p>68.3</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table:table-cell office:value-type="string">
            <text:p>Oil</text:p>
          </table:table-cell>
          <table:table-cell office:value-type="string">
            <text:p>Panel</text:p>
          </table:table-cell>
          <table:table-cell/>
          <table:table-cell office:value-type="string">
            <text:p>BRUEGEL MD.LXVIII</text:p>
          </table:table-cell>
          <table:table-cell office:value-type="string">
            <text:p>Lower left</text:p>
          </table:table-cell>
          <table:table-cell table:number-columns-repeated="13"/>
          <table:table-cell office:value-type="string">
            <text:p>Sellink, cat. #163: accepted., Accepted. Tolnay 1935., Accepted. Friedländer 1937., Accepted. Grossmann 1973., Accepted. Marijnissen 1988.</text:p>
          </table:table-cell>
          <table:table-cell office:value-type="string">
            <text:p>Gibson 1977, pp. 192-93|Vienna 1981, pp. 107-110|Marijnessen 1988, pp. 348-53|Schlüter/Vinken 1996|Seipel 1998, pp. 122-27|Kavaler 1999, pp. 249-54|Müller 1999, pp. 82-89|Roberts-Jones 2002, pp. 188-91</text:p>
          </table:table-cell>
          <table:table-cell table:number-columns-repeated="6"/>
          <table:table-cell office:value-type="float" office:value="9505">
            <text:p>9505</text:p>
          </table:table-cell>
          <table:table-cell office:value-type="string">
            <text:p>Collection of Leopold Wilhelm.</text:p>
          </table:table-cell>
          <table:table-cell table:number-columns-repeated="6"/>
          <table:table-cell office:value-type="string">
            <text:p>Kunsthistorisches Museum collection page</text:p>
          </table:table-cell>
          <table:table-cell office:value-type="string">
            <text:p>http://bilddatenbank.khm.at/viewArtefact</text:p>
          </table:table-cell>
          <table:table-cell office:value-type="string">
            <text:p>img/derivatives/simple/10026/thumbnail.jpg</text:p>
          </table:table-cell>
          <table:table-cell office:value-type="string">
            <text:p>img/derivatives/simple/10026/fullwidth.jpg</text:p>
          </table:table-cell>
          <table:table-cell office:value-type="string">
            <text:p>pieterbruegel</text:p>
          </table:table-cell>
          <table:table-cell office:value-type="string">
            <text:p>brueghel_item</text:p>
          </table:table-cell>
          <table:table-cell/>
          <table:table-cell office:value-type="string">
            <text:p>The_Birdnester.jpg</text:p>
          </table:table-cell>
          <table:table-cell office:value-type="string">
            <text:p>Wikimedia Commons</text:p>
          </table:table-cell>
          <table:table-cell office:value-type="string">
            <text:p>https://upload.wikimedia.org/wikipedia/commons/4/40/Pieter_Bruegel_the_Elder_-_The_Peasant_and_the_Birdnester_-_WGA3519.jpg</text:p>
          </table:table-cell>
          <table:table-cell table:number-columns-repeated="963"/>
        </table:table-row>
        <table:table-row table:style-name="ro1">
          <table:table-cell office:value-type="float" office:value="10027">
            <text:p>10027</text:p>
          </table:table-cell>
          <table:table-cell office:value-type="string">
            <text:p>Storm at Sea</text:p>
          </table:table-cell>
          <table:table-cell office:value-type="string">
            <text:p>Painting</text:p>
          </table:table-cell>
          <table:table-cell office:value-type="string">
            <text:p>Seascape</text:p>
          </table:table-cell>
          <table:table-cell office:value-type="string">
            <text:p>Birds|Whale|Church|Storm|Boat</text:p>
          </table:table-cell>
          <table:table-cell office:value-type="string">
            <text:p>26C32</text:p>
          </table:table-cell>
          <table:table-cell office:value-type="float" office:value="71">
            <text:p>71</text:p>
          </table:table-cell>
          <table:table-cell office:value-type="float" office:value="91">
            <text:p>91</text:p>
          </table:table-cell>
          <table:table-cell/>
          <table:table-cell office:value-type="string">
            <text:p>Austria</text:p>
          </table:table-cell>
          <table:table-cell office:value-type="string">
            <text:p>Vienna</text:p>
          </table:table-cell>
          <table:table-cell office:value-type="string">
            <text:p>Kunsthistorisches Museum</text:p>
          </table:table-cell>
          <table:table-cell table:number-columns-repeated="2"/>
          <table:table-cell office:value-type="string">
            <text:p>Public</text:p>
          </table:table-cell>
          <table:table-cell table:number-columns-repeated="2"/>
          <table:table-cell office:value-type="string">
            <text:p>Oil</text:p>
          </table:table-cell>
          <table:table-cell office:value-type="string">
            <text:p>Panel</text:p>
          </table:table-cell>
          <table:table-cell table:number-columns-repeated="16"/>
          <table:table-cell office:value-type="string">
            <text:p>Sellink, cat. #X9: rejected.</text:p>
          </table:table-cell>
          <table:table-cell office:value-type="string">
            <text:p>Gibson 1977, pp. 196-97|Vienna 1981, pp. 125-38|Marijnissen 1988, pp. 380-81</text:p>
          </table:table-cell>
          <table:table-cell table:number-columns-repeated="6"/>
          <table:table-cell office:value-type="string">
            <text:p>9506|9507</text:p>
          </table:table-cell>
          <table:table-cell office:value-type="string">
            <text:p>Belvedere Depot, 1884, detectable in the gallery</text:p>
          </table:table-cell>
          <table:table-cell table:number-columns-repeated="4"/>
          <table:table-cell office:value-type="string">
            <text:p>dendrochronological research shows that the wood was not felled before c. 1580-- Demus proposes an attribution to Joos de Moper</text:p>
          </table:table-cell>
          <table:table-cell/>
          <table:table-cell office:value-type="string">
            <text:p>Kunsthistorisches Museum collection page</text:p>
          </table:table-cell>
          <table:table-cell office:value-type="string">
            <text:p>http://bilddatenbank.khm.at/viewArtefact</text:p>
          </table:table-cell>
          <table:table-cell office:value-type="string">
            <text:p>img/derivatives/simple/10027/thumbnail.jpg</text:p>
          </table:table-cell>
          <table:table-cell office:value-type="string">
            <text:p>img/derivatives/simple/10027/fullwidth.jpg</text:p>
          </table:table-cell>
          <table:table-cell office:value-type="string">
            <text:p>pieterbruegel</text:p>
          </table:table-cell>
          <table:table-cell office:value-type="string">
            <text:p>brueghel_item</text:p>
          </table:table-cell>
          <table:table-cell/>
          <table:table-cell office:value-type="string">
            <text:p>Bruegel_Momper_storm.jpg</text:p>
          </table:table-cell>
          <table:table-cell office:value-type="string">
            <text:p>ArtStor</text:p>
          </table:table-cell>
          <table:table-cell/>
          <table:table-cell office:value-type="float" office:value="758">
            <text:p>758</text:p>
          </table:table-cell>
          <table:table-cell table:number-columns-repeated="962"/>
        </table:table-row>
        <table:table-row table:style-name="ro1">
          <table:table-cell office:value-type="float" office:value="10029">
            <text:p>10029</text:p>
          </table:table-cell>
          <table:table-cell office:value-type="string">
            <text:p>The Adoration of the Magi in the Snow</text:p>
          </table:table-cell>
          <table:table-cell office:value-type="string">
            <text:p>Painting</text:p>
          </table:table-cell>
          <table:table-cell office:value-type="string">
            <text:p>Religious</text:p>
          </table:table-cell>
          <table:table-cell office:value-type="string">
            <text:p>Everyday life|Winter|Village|Crowd|New Testament</text:p>
          </table:table-cell>
          <table:table-cell office:value-type="string">
            <text:p>73B23</text:p>
          </table:table-cell>
          <table:table-cell office:value-type="float" office:value="33">
            <text:p>33</text:p>
          </table:table-cell>
          <table:table-cell office:value-type="float" office:value="55">
            <text:p>55</text:p>
          </table:table-cell>
          <table:table-cell/>
          <table:table-cell office:value-type="string">
            <text:p>Switzerland</text:p>
          </table:table-cell>
          <table:table-cell office:value-type="string">
            <text:p>Winterthur</text:p>
          </table:table-cell>
          <table:table-cell office:value-type="string">
            <text:p>Am R&amp;#246;merholz</text:p>
          </table:table-cell>
          <table:table-cell table:number-columns-repeated="2"/>
          <table:table-cell office:value-type="string">
            <text:p>Public</text:p>
          </table:table-cell>
          <table:table-cell table:number-columns-repeated="2" office:value-type="float" office:value="1563">
            <text:p>1563</text:p>
          </table:table-cell>
          <table:table-cell office:value-type="string">
            <text:p>Oil</text:p>
          </table:table-cell>
          <table:table-cell office:value-type="string">
            <text:p>Panel</text:p>
          </table:table-cell>
          <table:table-cell/>
          <table:table-cell office:value-type="string">
            <text:p>M.D.LXIII/ BRUEGEL</text:p>
          </table:table-cell>
          <table:table-cell office:value-type="string">
            <text:p>Lower left</text:p>
          </table:table-cell>
          <table:table-cell/>
          <table:table-cell office:value-type="string">
            <text:p>"243" painted in black on the center of the reverse.</text:p>
          </table:table-cell>
          <table:table-cell table:number-columns-repeated="11"/>
          <table:table-cell office:value-type="string">
            <text:p>Sellink, cat. #126: accepted., Doubtful. Tolnay 1935., Accepted. Friedländer 1937., Accepted. Grossmann 1973., Accepted. Marijnissen 1988.</text:p>
          </table:table-cell>
          <table:table-cell office:value-type="string">
            <text:p>Gibson 1977, pp. 148-49|Marijissen 1988, pp. 308-09|Van den Brink 2001-2|Roberts-Jones 2002, pp. 176-77|Winterhur 2003, pp. 149-59</text:p>
          </table:table-cell>
          <table:table-cell table:number-columns-repeated="6"/>
          <table:table-cell office:value-type="string">
            <text:p>9508|9509</text:p>
          </table:table-cell>
          <table:table-cell office:value-type="string">
            <text:p>Collection of Everard Jabach, July 17, 1696, inv# 243., Acquired by Oskar Reinhart from the Paul Cassier gallery, Berlin, Germany, 1930.</text:p>
          </table:table-cell>
          <table:table-cell/>
          <table:table-cell office:value-type="string">
            <text:p>"copied more often than any other composition by Bruegel... Thirty-six versions are known, about twenty-five of which are attributed to Bruegel's son Pieter the Younger."</text:p>
          </table:table-cell>
          <table:table-cell table:number-columns-repeated="2"/>
          <table:table-cell office:value-type="string">
            <text:p>Annotation by Antwerp art collector Peeter Stevens in his copy of Van Mander's Schilder-Boeck mentions that he saw 'een cleyn stuxken daer het sneeut' ('a small painting in which it is snowing'). Painting may have been in possession of Johan Moritz Graf Saurma according to label on the reverse.</text:p>
          </table:table-cell>
          <table:table-cell/>
          <table:table-cell office:value-type="string">
            <text:p>Am Römerholz collection page</text:p>
          </table:table-cell>
          <table:table-cell office:value-type="string">
            <text:p>http://www.bundesmuseen.ch/roemerholz/index/00868/index.html</text:p>
          </table:table-cell>
          <table:table-cell office:value-type="string">
            <text:p>img/derivatives/simple/10029/thumbnail.jpg</text:p>
          </table:table-cell>
          <table:table-cell office:value-type="string">
            <text:p>img/derivatives/simple/10029/fullwidth.jpg</text:p>
          </table:table-cell>
          <table:table-cell office:value-type="string">
            <text:p>pieterbruegel</text:p>
          </table:table-cell>
          <table:table-cell office:value-type="string">
            <text:p>brueghel_item</text:p>
          </table:table-cell>
          <table:table-cell/>
          <table:table-cell office:value-type="string">
            <text:p>The_Adoration_of_the_Magi_in_the_Snow.jpg</text:p>
          </table:table-cell>
          <table:table-cell office:value-type="string">
            <text:p>Web Gallery of Art</text:p>
          </table:table-cell>
          <table:table-cell office:value-type="string">
            <text:p>http://www.wga.hu/art/b/bruegel/pieter_e/08/07snow.jpg</text:p>
          </table:table-cell>
          <table:table-cell table:number-columns-repeated="963"/>
        </table:table-row>
        <table:table-row table:style-name="ro1">
          <table:table-cell office:value-type="float" office:value="10030">
            <text:p>10030</text:p>
          </table:table-cell>
          <table:table-cell office:value-type="string">
            <text:p>Christ Appearing to his Disciples at the Sea of Tiberias</text:p>
          </table:table-cell>
          <table:table-cell office:value-type="string">
            <text:p>Painting</text:p>
          </table:table-cell>
          <table:table-cell office:value-type="string">
            <text:p>Landscape</text:p>
          </table:table-cell>
          <table:table-cell/>
          <table:table-cell office:value-type="string">
            <text:p>73B23</text:p>
          </table:table-cell>
          <table:table-cell office:value-type="float" office:value="67">
            <text:p>67</text:p>
          </table:table-cell>
          <table:table-cell office:value-type="float" office:value="100">
            <text:p>100</text:p>
          </table:table-cell>
          <table:table-cell table:number-columns-repeated="4"/>
          <table:table-cell office:value-type="string">
            <text:p>Private Collection</text:p>
          </table:table-cell>
          <table:table-cell/>
          <table:table-cell office:value-type="string">
            <text:p>Private</text:p>
          </table:table-cell>
          <table:table-cell table:number-columns-repeated="2"/>
          <table:table-cell office:value-type="string">
            <text:p>Oil</text:p>
          </table:table-cell>
          <table:table-cell office:value-type="string">
            <text:p>Panel</text:p>
          </table:table-cell>
          <table:table-cell/>
          <table:table-cell office:value-type="string">
            <text:p>P. Brueghel 1553</text:p>
          </table:table-cell>
          <table:table-cell table:number-columns-repeated="14"/>
          <table:table-cell office:value-type="string">
            <text:p>Sellink: rejected.</text:p>
          </table:table-cell>
          <table:table-cell office:value-type="string">
            <text:p>De Tolnay 1955|Gibson 1977, pp. 29-30|Roberts-Jones 1980, p. 1|Gibson 1989, p. 122, n. 39|Seipel 1998, p. 155</text:p>
          </table:table-cell>
          <table:table-cell table:number-columns-repeated="12"/>
          <table:table-cell office:value-type="string">
            <text:p>Sellink classifies the work as an imitation or forgery produced after 1600.</text:p>
          </table:table-cell>
          <table:table-cell table:number-columns-repeated="3"/>
          <table:table-cell office:value-type="string">
            <text:p>img/derivatives/simple/10030/thumbnail.jpg</text:p>
          </table:table-cell>
          <table:table-cell office:value-type="string">
            <text:p>img/derivatives/simple/10030/fullwidth.jpg</text:p>
          </table:table-cell>
          <table:table-cell office:value-type="string">
            <text:p>pieterbruegel</text:p>
          </table:table-cell>
          <table:table-cell office:value-type="string">
            <text:p>brueghel_item</text:p>
          </table:table-cell>
          <table:table-cell/>
          <table:table-cell office:value-type="string">
            <text:p>Christ_Appearing_to_his_Disciples_at_the_Sea_of_Tiberias.jpg</text:p>
          </table:table-cell>
          <table:table-cell table:number-columns-repeated="965"/>
        </table:table-row>
        <table:table-row table:style-name="ro1">
          <table:table-cell office:value-type="float" office:value="10031">
            <text:p>10031</text:p>
          </table:table-cell>
          <table:table-cell office:value-type="string">
            <text:p>The Death of the Virgin (Banbury)</text:p>
          </table:table-cell>
          <table:table-cell office:value-type="string">
            <text:p>Painting</text:p>
          </table:table-cell>
          <table:table-cell office:value-type="string">
            <text:p>Religious</text:p>
          </table:table-cell>
          <table:table-cell office:value-type="string">
            <text:p>Death|Durer|Rubens|Schongauer|Ortelius|John the Evangelist|Peter|The Golden Legend|Virgin Mary</text:p>
          </table:table-cell>
          <table:table-cell/>
          <table:table-cell office:value-type="float" office:value="36">
            <text:p>36</text:p>
          </table:table-cell>
          <table:table-cell office:value-type="float" office:value="55">
            <text:p>55</text:p>
          </table:table-cell>
          <table:table-cell/>
          <table:table-cell office:value-type="string">
            <text:p>England</text:p>
          </table:table-cell>
          <table:table-cell office:value-type="string">
            <text:p>Banbury</text:p>
          </table:table-cell>
          <table:table-cell office:value-type="string">
            <text:p>Upton House, National Trust</text:p>
          </table:table-cell>
          <table:table-cell table:number-columns-repeated="2"/>
          <table:table-cell office:value-type="string">
            <text:p>Public</text:p>
          </table:table-cell>
          <table:table-cell table:number-columns-repeated="2" office:value-type="float" office:value="1564">
            <text:p>1564</text:p>
          </table:table-cell>
          <table:table-cell office:value-type="string">
            <text:p>Oil</text:p>
          </table:table-cell>
          <table:table-cell office:value-type="string">
            <text:p>Panel</text:p>
          </table:table-cell>
          <table:table-cell/>
          <table:table-cell office:value-type="string">
            <text:p>BRUEGEL</text:p>
          </table:table-cell>
          <table:table-cell office:value-type="string">
            <text:p>Lower left</text:p>
          </table:table-cell>
          <table:table-cell table:number-columns-repeated="11"/>
          <table:table-cell office:value-type="string">
            <text:p>Abraham Ortelius</text:p>
          </table:table-cell>
          <table:table-cell/>
          <table:table-cell office:value-type="string">
            <text:p>Sellink, cat. #128: accepted., Rejected, Copy. Tolnay 1935., Accepted. Friedländer 1937., Accepted, ca. 1564. Grossmann 1973., Accepted. Marijnissen 1988.</text:p>
          </table:table-cell>
          <table:table-cell office:value-type="string">
            <text:p>Grossmann 1952, pp. 221-23, 227, no.6|Gibson 1977, pp. 132-34|Marijnissen 1988, pp. 236-37|Roberts-Jones 2002, pp. 134-38|Constable 1930 W.G. Constable, ‘Northern Painting in the Lee Collection’, International Studio, March 1930, pp. 41, repd., 43|Glück 1930, pp. 284-86, repd.|Popham 1931, pp. 184-8|Michel 1931 , pp. 85-86, pl. 58|Glück 1932, p. 62, no.16 repd.|Tolnay 1935, pp. 51-2, 92, no.38, pl.148|Friedländer 1937 Max J. Friedländer, Die altniederländische malerei, 14 vols., Berlin and Leiden, 1924-37 (Early Netherlandish Painting, 1967-76), vol. XIV, pp. 29, 60, no.23, pl. XXIII</text:p>
          </table:table-cell>
          <table:table-cell table:number-columns-repeated="6"/>
          <table:table-cell office:value-type="string">
            <text:p>9386|9387|9388|9389|9390|9391</text:p>
          </table:table-cell>
          <table:table-cell office:value-type="string">
            <text:p>Collected by Abraham Ortelius,1590., Collection of Isabella Brant, first wife of Sir Peter Paul Rubens, 1641(?)., Collection of Jean-Baptiste Anthoine, Antwerp, 1691., Collection of Robert Langton Douglas, circa 1930., Collection of Lord Lee of Fareham, 1930, from whom it was acquired by Lord Bearsted the same year., Given to Upton House to the National Trust by Walter Samuel, 1948.</text:p>
          </table:table-cell>
          <table:table-cell office:value-type="float" office:value="10127">
            <text:p>10127</text:p>
          </table:table-cell>
          <table:table-cell office:value-type="string">
            <text:p>Engraving by Philips Galle, published by Philips Galle and Abraham Ortelius</text:p>
          </table:table-cell>
          <table:table-cell table:number-columns-repeated="2"/>
          <table:table-cell office:value-type="string">
            <text:p>Rubens made a copy. One of three Bruegels painted in grisaille style. October 5, 1894 Christian Hammer collection was sold at Cologne: the picture, at this time attributed to Pieter Bruegel the Younger, went for 390 marks to Antwerp collector Chevalier Mayer van den Bergh.</text:p>
          </table:table-cell>
          <table:table-cell/>
          <table:table-cell office:value-type="string">
            <text:p>National Trust collection page</text:p>
          </table:table-cell>
          <table:table-cell office:value-type="string">
            <text:p>http://www.nationaltrustcollections.org.uk/object/446749</text:p>
          </table:table-cell>
          <table:table-cell office:value-type="string">
            <text:p>img/derivatives/simple/10031/thumbnail.jpg</text:p>
          </table:table-cell>
          <table:table-cell office:value-type="string">
            <text:p>img/derivatives/simple/10031/fullwidth.jpg</text:p>
          </table:table-cell>
          <table:table-cell office:value-type="string">
            <text:p>pieterbruegel</text:p>
          </table:table-cell>
          <table:table-cell office:value-type="string">
            <text:p>brueghel_item</text:p>
          </table:table-cell>
          <table:table-cell/>
          <table:table-cell office:value-type="string">
            <text:p>The_Death_of_the_Virgin_Banbury.jpg</text:p>
          </table:table-cell>
          <table:table-cell/>
          <table:table-cell office:value-type="string">
            <text:p>http://www.weetwo.org/john/art/bruegel/death_of_the_virgin.jpg</text:p>
          </table:table-cell>
          <table:table-cell table:number-columns-repeated="963"/>
        </table:table-row>
        <table:table-row table:style-name="ro1">
          <table:table-cell office:value-type="float" office:value="10032">
            <text:p>10032</text:p>
          </table:table-cell>
          <table:table-cell office:value-type="string">
            <text:p>The Drunk Cast into the Pigsty</text:p>
          </table:table-cell>
          <table:table-cell office:value-type="string">
            <text:p>Painting</text:p>
          </table:table-cell>
          <table:table-cell office:value-type="string">
            <text:p>Proverb</text:p>
          </table:table-cell>
          <table:table-cell office:value-type="string">
            <text:p>Fortune|Swine</text:p>
          </table:table-cell>
          <table:table-cell table:number-columns-repeated="8"/>
          <table:table-cell office:value-type="string">
            <text:p>Christie's, London, 10 July 2002, no. 37</text:p>
          </table:table-cell>
          <table:table-cell office:value-type="string">
            <text:p>Private</text:p>
          </table:table-cell>
          <table:table-cell table:number-columns-repeated="2" office:value-type="float" office:value="1557">
            <text:p>1557</text:p>
          </table:table-cell>
          <table:table-cell office:value-type="string">
            <text:p>Oil</text:p>
          </table:table-cell>
          <table:table-cell office:value-type="string">
            <text:p>Panel</text:p>
          </table:table-cell>
          <table:table-cell/>
          <table:table-cell office:value-type="string">
            <text:p>BRUEG ... M.D.L.VII</text:p>
          </table:table-cell>
          <table:table-cell office:value-type="string">
            <text:p>Signature indistinct, partly visible only under X-ray</text:p>
          </table:table-cell>
          <table:table-cell table:number-columns-repeated="13"/>
          <table:table-cell office:value-type="string">
            <text:p>Sellink, cat. #62: problematic, but accepted.</text:p>
          </table:table-cell>
          <table:table-cell office:value-type="string">
            <text:p>Van Schoute/ Verougstraete 2000|Avery-Squash 2001|Marijnissen 2003|Bianconi, Tout l'oeœuvre peint de Bruegel l'Ancien, Paris, 1981, p. 110, no. 72, as a lost work known from the engraving|J. de Coo 1975, pp. 103-4, fig. 57, as Pieter Bruegel I (?)|'Bruegel the Elder The Drunkard being Pushed into the Pigsty', The National Gallery Review, April 2000-March 2001, London, 2001, p. 20|S. Avery-Quash, 'Découverte d'une oeœuvre de Brueghel l'Ancien', L'Estampille/L'Objet d'Art, 359, June 2001, pp. 60-5</text:p>
          </table:table-cell>
          <table:table-cell/>
          <table:table-cell office:value-type="string">
            <text:p>London, National Gallery, 2000-01, inv. no. L919, on loan.</text:p>
          </table:table-cell>
          <table:table-cell table:number-columns-repeated="4"/>
          <table:table-cell office:value-type="string">
            <text:p>9411|9412|9413|9414</text:p>
          </table:table-cell>
          <table:table-cell office:value-type="string">
            <text:p>Collected by Chevalier Jean-Charles van der Renne de Daelenbroeck (1769-1827), Château de Daelenbroeck, Herkenbosch., Left at Daelenbroeck to Cécile van der Renne de Daelenbroeck (1878-1949), who married in 1902 Chevalier Stanislas van Outryve d'Ydewalle (1871-1959)., Left to St André lez Bruges., Christie's, London, July 10, 2002, #37.</text:p>
          </table:table-cell>
          <table:table-cell/>
          <table:table-cell office:value-type="string">
            <text:p>Engraving, The Drunk Cast into the Pigsty, Johannes Wierix, published by Martin Peeters. (Sellink pg.113). <text:s/>Also painting from workshop of Pieter the Younger</text:p>
          </table:table-cell>
          <table:table-cell table:number-columns-repeated="2"/>
          <table:table-cell office:value-type="string">
            <text:p>Recently assigned to Bruegel</text:p>
          </table:table-cell>
          <table:table-cell/>
          <table:table-cell office:value-type="string">
            <text:p>Christie's sale page</text:p>
          </table:table-cell>
          <table:table-cell office:value-type="string">
            <text:p>http://www.christies.com/lotfinder/lot/pieter-bruegel-i-the-drunkard-pushed-into-3957137-details.aspx</text:p>
          </table:table-cell>
          <table:table-cell office:value-type="string">
            <text:p>img/derivatives/simple/10032/thumbnail.jpg</text:p>
          </table:table-cell>
          <table:table-cell office:value-type="string">
            <text:p>img/derivatives/simple/10032/fullwidth.jpg</text:p>
          </table:table-cell>
          <table:table-cell office:value-type="string">
            <text:p>pieterbruegel</text:p>
          </table:table-cell>
          <table:table-cell office:value-type="string">
            <text:p>brueghel_item</text:p>
          </table:table-cell>
          <table:table-cell/>
          <table:table-cell office:value-type="string">
            <text:p>The_Drunk_Cast_into_the_Pigsty.jpg</text:p>
          </table:table-cell>
          <table:table-cell office:value-type="string">
            <text:p>Wikimedia Commons</text:p>
          </table:table-cell>
          <table:table-cell office:value-type="string">
            <text:p>https://upload.wikimedia.org/wikipedia/commons/e/e4/Pieter_Brueghel_the_elder_-_1568_-_The_Drunkard_pushed_into_the_pigsty.jpg</text:p>
          </table:table-cell>
          <table:table-cell table:number-columns-repeated="963"/>
        </table:table-row>
        <table:table-row table:style-name="ro1">
          <table:table-cell office:value-type="float" office:value="10033">
            <text:p>10033</text:p>
          </table:table-cell>
          <table:table-cell office:value-type="string">
            <text:p>The Harvesters (August/ September)</text:p>
          </table:table-cell>
          <table:table-cell office:value-type="string">
            <text:p>Painting</text:p>
          </table:table-cell>
          <table:table-cell office:value-type="string">
            <text:p>Landscape</text:p>
          </table:table-cell>
          <table:table-cell office:value-type="string">
            <text:p>Everyday life|Farming|Resting|Autumn|Seasons|Series|City|Village|Archduke Ernst|Holy Roman Emperor Rudolf II|Coast|Field|Boat</text:p>
          </table:table-cell>
          <table:table-cell office:value-type="string">
            <text:p>23K3</text:p>
          </table:table-cell>
          <table:table-cell office:value-type="float" office:value="119">
            <text:p>119</text:p>
          </table:table-cell>
          <table:table-cell office:value-type="float" office:value="162">
            <text:p>162</text:p>
          </table:table-cell>
          <table:table-cell/>
          <table:table-cell office:value-type="string">
            <text:p>United States</text:p>
          </table:table-cell>
          <table:table-cell office:value-type="string">
            <text:p>New York, NY</text:p>
          </table:table-cell>
          <table:table-cell office:value-type="string">
            <text:p>Metropolitan Museum of Art</text:p>
          </table:table-cell>
          <table:table-cell table:number-columns-repeated="2"/>
          <table:table-cell office:value-type="string">
            <text:p>Unknown/Not Applicable</text:p>
          </table:table-cell>
          <table:table-cell table:number-columns-repeated="2"/>
          <table:table-cell office:value-type="string">
            <text:p>Oil</text:p>
          </table:table-cell>
          <table:table-cell office:value-type="string">
            <text:p>Panel</text:p>
          </table:table-cell>
          <table:table-cell/>
          <table:table-cell office:value-type="string">
            <text:p>BRUEGEL/ [MD] LXV</text:p>
          </table:table-cell>
          <table:table-cell office:value-type="string">
            <text:p>Lower right</text:p>
          </table:table-cell>
          <table:table-cell table:number-columns-repeated="8"/>
          <table:table-cell office:value-type="string">
            <text:p>The Months</text:p>
          </table:table-cell>
          <table:table-cell table:number-columns-repeated="4"/>
          <table:table-cell office:value-type="string">
            <text:p>Sellink, cat. #135: accepted., Accepted. Tolnay 1935., Accepted. Friedländer 1937., Accepted. Grossmann 1973., Accepted. Marijnissen 1988.</text:p>
          </table:table-cell>
          <table:table-cell office:value-type="string">
            <text:p>Gibson 1977, pp. 146-59|Vienna 1981, pp. 86-94|Marijnissen 1988, pp. 252-78|Gibson 1989, pp. 69-74|Buchanan 1990|Seipel 1998, pp. 84-113|Goldstein 2000|Falkenburg 2001|Herold 2002|Roberts-Jones 2002, pp. 152-75|New York 1998, pp. 386-91</text:p>
          </table:table-cell>
          <table:table-cell/>
          <table:table-cell office:value-type="string">
            <text:p>New York, The Metropolitan Museum of Art, "The Taste of Today in Masterpieces of Painting before 1900," July 10–October 2, 1932, no catalogue, New York, The Metropolitan Museum of Art, "Landscape Paintings," May 14–September 30, 1934, <text:s/>nr. 17, New York, The Metropolitan Museum of Art, "Art Treasures of the Metropolitan," November 7, 1952–September 7, 1953, <text:s/>nr. 105, Boston, Museum of Fine Arts, <text:s/>"Masterpieces of Painting in The Metropolitan Museum of Art," September 16–November 1, 1970, unnumbered cat., New York, The Metropolitan Museum of Art, "Masterpieces of Fifty Centuries," November 15, 1970–February 15, 1971, <text:s/>nr. 236, New York, The Metropolitan Museum of Art, "From Van Eyck to Bruegel: Early Netherlandish Painting in The Metropolitan Museum of Art," September 22, 1998–February 21, 1999, <text:s/>nr. 102.</text:p>
          </table:table-cell>
          <table:table-cell table:number-columns-repeated="4"/>
          <table:table-cell office:value-type="string">
            <text:p>9438|9439|9440|9441|9442|9443|9444|9445|9446|9447|9448|9449|9450</text:p>
          </table:table-cell>
          <table:table-cell office:value-type="string">
            <text:p>Commissioned by Niclaes Jongelinck, Antwerp, by 1566., Collection of Hane von Wijke, Antwerp, until 1594., Sold for fl 1,400 to Antwerp City Council as a gift for Archduke Ernst, Antwerp, 1594., Collection of Archduke Ernst, Brussels, until 1595., Collection of Emperor Rudolph II, Prague, until 1612., Collection of Archduke Leopold Wilhelm, Brussels and Vienna, until 1662., Collection of Emperor Leopold I, Vienna, until 1705., Imperial collection, Vienna, until 1809., Collection of Comte Antoine-François Andréossy, Vienna and Paris, until 1816., Pérignon, Paris, sale March 11, 1816, #1., Collection of Jacques Doucet, Paris, until 1911., Purchased by Paul Jean Cels, Brussels, 1912., Purchased by The Metropolitan Museum of Art, New York, 1919.</text:p>
          </table:table-cell>
          <table:table-cell table:number-columns-repeated="6"/>
          <table:table-cell office:value-type="string">
            <text:p>The Metropolitan Museum of Art collection page</text:p>
          </table:table-cell>
          <table:table-cell office:value-type="string">
            <text:p>http://www.metmuseum.org/art/collection/search/435809</text:p>
          </table:table-cell>
          <table:table-cell office:value-type="string">
            <text:p>img/derivatives/simple/10033/thumbnail.jpg</text:p>
          </table:table-cell>
          <table:table-cell office:value-type="string">
            <text:p>img/derivatives/simple/10033/fullwidth.jpg</text:p>
          </table:table-cell>
          <table:table-cell office:value-type="string">
            <text:p>pieterbruegel</text:p>
          </table:table-cell>
          <table:table-cell office:value-type="string">
            <text:p>brueghel_item</text:p>
          </table:table-cell>
          <table:table-cell/>
          <table:table-cell office:value-type="string">
            <text:p>The_Harvesters.jpg</text:p>
          </table:table-cell>
          <table:table-cell office:value-type="string">
            <text:p>The Met</text:p>
          </table:table-cell>
          <table:table-cell office:value-type="string">
            <text:p>http://www.metmuseum.org/art/collection/search/435809</text:p>
          </table:table-cell>
          <table:table-cell table:number-columns-repeated="963"/>
        </table:table-row>
        <table:table-row table:style-name="ro1">
          <table:table-cell office:value-type="float" office:value="10034">
            <text:p>10034</text:p>
          </table:table-cell>
          <table:table-cell office:value-type="string">
            <text:p>The Temptation of Saint Anthony</text:p>
          </table:table-cell>
          <table:table-cell office:value-type="string">
            <text:p>Painting</text:p>
          </table:table-cell>
          <table:table-cell office:value-type="string">
            <text:p>Religious</text:p>
          </table:table-cell>
          <table:table-cell table:number-columns-repeated="2"/>
          <table:table-cell office:value-type="float" office:value="58.5">
            <text:p>58.5</text:p>
          </table:table-cell>
          <table:table-cell office:value-type="float" office:value="85.7">
            <text:p>85.7</text:p>
          </table:table-cell>
          <table:table-cell/>
          <table:table-cell office:value-type="string">
            <text:p>United States</text:p>
          </table:table-cell>
          <table:table-cell office:value-type="string">
            <text:p>Washington, DC</text:p>
          </table:table-cell>
          <table:table-cell office:value-type="string">
            <text:p>National Gallery of Art</text:p>
          </table:table-cell>
          <table:table-cell office:value-type="string">
            <text:p>1952.2.19</text:p>
          </table:table-cell>
          <table:table-cell/>
          <table:table-cell office:value-type="string">
            <text:p>Public</text:p>
          </table:table-cell>
          <table:table-cell table:number-columns-repeated="2"/>
          <table:table-cell office:value-type="string">
            <text:p>Oil</text:p>
          </table:table-cell>
          <table:table-cell office:value-type="string">
            <text:p>Panel</text:p>
          </table:table-cell>
          <table:table-cell table:number-columns-repeated="16"/>
          <table:table-cell office:value-type="string">
            <text:p>Follower of Pieter Bruegel, per NGA Archive.</text:p>
          </table:table-cell>
          <table:table-cell table:number-columns-repeated="2"/>
          <table:table-cell office:value-type="string">
            <text:p>De Van Eyck à Bruegel, Musée de l'Orangerie, Paris, 1935, nr. 16 (as Pieter Bruegel the Elder), Exposition Universelle et Internationale de Bruxelles, Cinq Siécles d'Art, Brussels, 1935, nr. 151 (as Pieter Bruegel the Elder), An Exhibition of Paintings by Living Masters of the Past, The Baltimore Museum of Art, 1943, nr. 9 (as Pieter Bruegel the Elder), 8 Masterpieces of Painting, Portland Art Museum, 1944, not paginated (as Pieter Bruegel the Elder), Themes and Variations in Painting and Sculpture, The Baltimore Museum of Art, 1948, nr. 98 (as Pieter Bruegel the Elder)</text:p>
          </table:table-cell>
          <table:table-cell table:number-columns-repeated="4"/>
          <table:table-cell office:value-type="string">
            <text:p>9528|9529|9530|9531|9532|9533</text:p>
          </table:table-cell>
          <table:table-cell office:value-type="string">
            <text:p>Private collection, Brussels., Robert Frank, London, by 1935, M. Knoedler &amp; Co., New York, on consignment from Robert Frank, 1937-1945, Owned with Pinakos [Rudolf Heinemann], 1945-1950, Purchased 1950 by the Samuel H. Kress Foundation, New York, Gift 1952 by exchange to NGA.</text:p>
          </table:table-cell>
          <table:table-cell table:number-columns-repeated="6"/>
          <table:table-cell office:value-type="string">
            <text:p>National Gallery of Art collection page</text:p>
          </table:table-cell>
          <table:table-cell office:value-type="string">
            <text:p>http://www.nga.gov/content/ngaweb/Collection/art-object-page.41602.html</text:p>
          </table:table-cell>
          <table:table-cell office:value-type="string">
            <text:p>img/derivatives/simple/10034/thumbnail.jpg</text:p>
          </table:table-cell>
          <table:table-cell office:value-type="string">
            <text:p>img/derivatives/simple/10034/fullwidth.jpg</text:p>
          </table:table-cell>
          <table:table-cell office:value-type="string">
            <text:p>pieterbruegel</text:p>
          </table:table-cell>
          <table:table-cell office:value-type="string">
            <text:p>brueghel_item</text:p>
          </table:table-cell>
          <table:table-cell/>
          <table:table-cell office:value-type="string">
            <text:p>4_anthony.jpg</text:p>
          </table:table-cell>
          <table:table-cell office:value-type="string">
            <text:p>National Gallery of Art</text:p>
          </table:table-cell>
          <table:table-cell office:value-type="string">
            <text:p>http://www.nga.gov/content/ngaweb/Collection/art-object-page.41602.html</text:p>
          </table:table-cell>
          <table:table-cell table:number-columns-repeated="963"/>
        </table:table-row>
        <table:table-row table:style-name="ro1">
          <table:table-cell office:value-type="float" office:value="10035">
            <text:p>10035</text:p>
          </table:table-cell>
          <table:table-cell office:value-type="string">
            <text:p>River Landscape</text:p>
          </table:table-cell>
          <table:table-cell office:value-type="string">
            <text:p>Drawing</text:p>
          </table:table-cell>
          <table:table-cell office:value-type="string">
            <text:p>Landscape</text:p>
          </table:table-cell>
          <table:table-cell table:number-columns-repeated="2"/>
          <table:table-cell office:value-type="float" office:value="17.6">
            <text:p>17.6</text:p>
          </table:table-cell>
          <table:table-cell office:value-type="float" office:value="26.4">
            <text:p>26.4</text:p>
          </table:table-cell>
          <table:table-cell/>
          <table:table-cell office:value-type="string">
            <text:p>France</text:p>
          </table:table-cell>
          <table:table-cell office:value-type="string">
            <text:p>Paris</text:p>
          </table:table-cell>
          <table:table-cell office:value-type="string">
            <text:p>Mus&amp;#233;e du Louvre</text:p>
          </table:table-cell>
          <table:table-cell office:value-type="float" office:value="19733">
            <text:p>19733</text:p>
          </table:table-cell>
          <table:table-cell/>
          <table:table-cell office:value-type="string">
            <text:p>Public</text:p>
          </table:table-cell>
          <table:table-cell table:number-columns-repeated="2"/>
          <table:table-cell office:value-type="string">
            <text:p>Brown ink pen; blue tinted paper</text:p>
          </table:table-cell>
          <table:table-cell office:value-type="string">
            <text:p>Paper</text:p>
          </table:table-cell>
          <table:table-cell/>
          <table:table-cell office:value-type="string">
            <text:p>P. Bruegel f.</text:p>
          </table:table-cell>
          <table:table-cell office:value-type="string">
            <text:p>Top right, by another hand</text:p>
          </table:table-cell>
          <table:table-cell office:value-type="string">
            <text:p>No watermark.</text:p>
          </table:table-cell>
          <table:table-cell table:number-columns-repeated="12"/>
          <table:table-cell office:value-type="string">
            <text:p>Mielke, cat. #1: P. Bruegel.</text:p>
          </table:table-cell>
          <table:table-cell table:number-columns-repeated="2"/>
          <table:table-cell office:value-type="string">
            <text:p>Bruxelles 1935, Paris 1971, Berlin 1975, nr. 24, Paris 1980, Paris 1990, nr. 8</text:p>
          </table:table-cell>
          <table:table-cell table:number-columns-repeated="4"/>
          <table:table-cell office:value-type="float" office:value="9534">
            <text:p>9534</text:p>
          </table:table-cell>
          <table:table-cell office:value-type="string">
            <text:p>Old collection of the kings, Initials L.2961, Stamp of the Louvre L.1899 and 2207.</text:p>
          </table:table-cell>
          <table:table-cell table:number-columns-repeated="4"/>
          <table:table-cell office:value-type="string">
            <text:p>water color and gray brush by another hand according to Mielke. Also the blue tinted paper was after "nachträglich"...does this matter?</text:p>
          </table:table-cell>
          <table:table-cell/>
          <table:table-cell office:value-type="string">
            <text:p>The Louvre collection page</text:p>
          </table:table-cell>
          <table:table-cell office:value-type="string">
            <text:p>http://arts-graphiques.louvre.fr/detail/oeuvres/3/109875-Bords-dune-riviere-tranquille</text:p>
          </table:table-cell>
          <table:table-cell office:value-type="string">
            <text:p>img/derivatives/simple/10035/thumbnail.jpg</text:p>
          </table:table-cell>
          <table:table-cell office:value-type="string">
            <text:p>img/derivatives/simple/10035/fullwidth.jpg</text:p>
          </table:table-cell>
          <table:table-cell office:value-type="string">
            <text:p>pieterbruegel</text:p>
          </table:table-cell>
          <table:table-cell office:value-type="string">
            <text:p>brueghel_item</text:p>
          </table:table-cell>
          <table:table-cell/>
          <table:table-cell office:value-type="string">
            <text:p>1_River_Landscape.jpg</text:p>
          </table:table-cell>
          <table:table-cell office:value-type="string">
            <text:p>Wikimedia Commons</text:p>
          </table:table-cell>
          <table:table-cell office:value-type="string">
            <text:p>http://commons.wikimedia.org/wiki/Pieter_Bruegel_(I)</text:p>
          </table:table-cell>
          <table:table-cell table:number-columns-repeated="963"/>
        </table:table-row>
        <table:table-row table:style-name="ro1">
          <table:table-cell office:value-type="float" office:value="10036">
            <text:p>10036</text:p>
          </table:table-cell>
          <table:table-cell office:value-type="string">
            <text:p>Southern Cloister in a Valley</text:p>
          </table:table-cell>
          <table:table-cell office:value-type="string">
            <text:p>Drawing</text:p>
          </table:table-cell>
          <table:table-cell office:value-type="string">
            <text:p>Landscape</text:p>
          </table:table-cell>
          <table:table-cell table:number-columns-repeated="2"/>
          <table:table-cell office:value-type="float" office:value="18.5">
            <text:p>18.5</text:p>
          </table:table-cell>
          <table:table-cell office:value-type="float" office:value="32.6">
            <text:p>32.6</text:p>
          </table:table-cell>
          <table:table-cell/>
          <table:table-cell office:value-type="string">
            <text:p>Germany</text:p>
          </table:table-cell>
          <table:table-cell office:value-type="string">
            <text:p>Berlin</text:p>
          </table:table-cell>
          <table:table-cell office:value-type="string">
            <text:p>Kupferstichkabinett, Staatliche Museen zu Berlin</text:p>
          </table:table-cell>
          <table:table-cell table:number-columns-repeated="2"/>
          <table:table-cell office:value-type="string">
            <text:p>Public</text:p>
          </table:table-cell>
          <table:table-cell table:number-columns-repeated="2"/>
          <table:table-cell office:value-type="string">
            <text:p>Brown ink pen, watercolor, gray brush; French paper</text:p>
          </table:table-cell>
          <table:table-cell office:value-type="string">
            <text:p>Paper</text:p>
          </table:table-cell>
          <table:table-cell/>
          <table:table-cell office:value-type="string">
            <text:p>brueghel 1552</text:p>
          </table:table-cell>
          <table:table-cell office:value-type="string">
            <text:p>Bottom left, signed by artist</text:p>
          </table:table-cell>
          <table:table-cell office:value-type="string">
            <text:p>Watermark: Briquet 9378.</text:p>
          </table:table-cell>
          <table:table-cell table:number-columns-repeated="12"/>
          <table:table-cell office:value-type="string">
            <text:p>Mielke, cat. #2: P. Bruegel.</text:p>
          </table:table-cell>
          <table:table-cell table:number-columns-repeated="2"/>
          <table:table-cell office:value-type="string">
            <text:p>Berlin 1975, nr. 23, Tokyo 1995, nr. B2</text:p>
          </table:table-cell>
          <table:table-cell table:number-columns-repeated="4"/>
          <table:table-cell office:value-type="string">
            <text:p>9535|9536</text:p>
          </table:table-cell>
          <table:table-cell office:value-type="string">
            <text:p>A. von Beckerath (L.2504), aquired 1902.</text:p>
          </table:table-cell>
          <table:table-cell table:number-columns-repeated="4"/>
          <table:table-cell office:value-type="string">
            <text:p>Signature later painted over in red-brow ink. </text:p>
          </table:table-cell>
          <table:table-cell table:number-columns-repeated="3"/>
          <table:table-cell office:value-type="string">
            <text:p>img/derivatives/simple/10036/thumbnail.jpg</text:p>
          </table:table-cell>
          <table:table-cell office:value-type="string">
            <text:p>img/derivatives/simple/10036/fullwidth.jpg</text:p>
          </table:table-cell>
          <table:table-cell office:value-type="string">
            <text:p>pieterbruegel</text:p>
          </table:table-cell>
          <table:table-cell office:value-type="string">
            <text:p>brueghel_item</text:p>
          </table:table-cell>
          <table:table-cell/>
          <table:table-cell office:value-type="string">
            <text:p>2_Southern_Cloister_in_a_Valley.jpg</text:p>
          </table:table-cell>
          <table:table-cell office:value-type="string">
            <text:p>Wikimedia Commons</text:p>
          </table:table-cell>
          <table:table-cell office:value-type="string">
            <text:p>http://commons.wikimedia.org/wiki/Pieter_Bruegel_(I)</text:p>
          </table:table-cell>
          <table:table-cell table:number-columns-repeated="963"/>
        </table:table-row>
        <table:table-row table:style-name="ro1">
          <table:table-cell office:value-type="float" office:value="10037">
            <text:p>10037</text:p>
          </table:table-cell>
          <table:table-cell office:value-type="string">
            <text:p>Wooden Landscape with Mills</text:p>
          </table:table-cell>
          <table:table-cell office:value-type="string">
            <text:p>Drawing</text:p>
          </table:table-cell>
          <table:table-cell office:value-type="string">
            <text:p>Landscape</text:p>
          </table:table-cell>
          <table:table-cell table:number-columns-repeated="2"/>
          <table:table-cell office:value-type="float" office:value="21.3">
            <text:p>21.3</text:p>
          </table:table-cell>
          <table:table-cell office:value-type="float" office:value="28.1">
            <text:p>28.1</text:p>
          </table:table-cell>
          <table:table-cell/>
          <table:table-cell office:value-type="string">
            <text:p>Italy</text:p>
          </table:table-cell>
          <table:table-cell office:value-type="string">
            <text:p>Milan</text:p>
          </table:table-cell>
          <table:table-cell office:value-type="string">
            <text:p>Ambrosiana</text:p>
          </table:table-cell>
          <table:table-cell table:number-columns-repeated="2"/>
          <table:table-cell office:value-type="string">
            <text:p>Public</text:p>
          </table:table-cell>
          <table:table-cell table:number-columns-repeated="2"/>
          <table:table-cell office:value-type="string">
            <text:p>Dark brown ink pen</text:p>
          </table:table-cell>
          <table:table-cell office:value-type="string">
            <text:p>Paper</text:p>
          </table:table-cell>
          <table:table-cell/>
          <table:table-cell office:value-type="string">
            <text:p>b..g...52</text:p>
          </table:table-cell>
          <table:table-cell office:value-type="string">
            <text:p>Bottom left under the dog</text:p>
          </table:table-cell>
          <table:table-cell office:value-type="string">
            <text:p>No watermark.</text:p>
          </table:table-cell>
          <table:table-cell office:value-type="string">
            <text:p>"9" in right lower corner</text:p>
          </table:table-cell>
          <table:table-cell table:number-columns-repeated="11"/>
          <table:table-cell office:value-type="string">
            <text:p>Mielke, cat. #3: P. Bruegel.</text:p>
          </table:table-cell>
          <table:table-cell table:number-columns-repeated="2"/>
          <table:table-cell office:value-type="string">
            <text:p>Berlin 1975, nr. 27, Washington/New York 1984-85, nr. 88</text:p>
          </table:table-cell>
          <table:table-cell table:number-columns-repeated="4"/>
          <table:table-cell office:value-type="float" office:value="9537">
            <text:p>9537</text:p>
          </table:table-cell>
          <table:table-cell office:value-type="string">
            <text:p>Old property of the Ambrosiana , extracted from a tape.</text:p>
          </table:table-cell>
          <table:table-cell table:number-columns-repeated="8"/>
          <table:table-cell office:value-type="string">
            <text:p>img/derivatives/simple/10037/thumbnail.jpg</text:p>
          </table:table-cell>
          <table:table-cell office:value-type="string">
            <text:p>img/derivatives/simple/10037/fullwidth.jpg</text:p>
          </table:table-cell>
          <table:table-cell office:value-type="string">
            <text:p>pieterbruegel</text:p>
          </table:table-cell>
          <table:table-cell office:value-type="string">
            <text:p>brueghel_item</text:p>
          </table:table-cell>
          <table:table-cell/>
          <table:table-cell office:value-type="string">
            <text:p>3_Wooden_Landscape_with_Mills.jpg</text:p>
          </table:table-cell>
          <table:table-cell office:value-type="string">
            <text:p>Wikimedia Commons</text:p>
          </table:table-cell>
          <table:table-cell office:value-type="string">
            <text:p>http://commons.wikimedia.org/wiki/Pieter_Bruegel_(I)</text:p>
          </table:table-cell>
          <table:table-cell table:number-columns-repeated="963"/>
        </table:table-row>
        <table:table-row table:style-name="ro1">
          <table:table-cell office:value-type="float" office:value="10038">
            <text:p>10038</text:p>
          </table:table-cell>
          <table:table-cell office:value-type="string">
            <text:p>Path through a Village</text:p>
          </table:table-cell>
          <table:table-cell office:value-type="string">
            <text:p>Drawing</text:p>
          </table:table-cell>
          <table:table-cell office:value-type="string">
            <text:p>Village, Town and Cityscape</text:p>
          </table:table-cell>
          <table:table-cell table:number-columns-repeated="2"/>
          <table:table-cell office:value-type="float" office:value="20.7">
            <text:p>20.7</text:p>
          </table:table-cell>
          <table:table-cell office:value-type="float" office:value="33.1">
            <text:p>33.1</text:p>
          </table:table-cell>
          <table:table-cell/>
          <table:table-cell office:value-type="string">
            <text:p>Netherlands</text:p>
          </table:table-cell>
          <table:table-cell office:value-type="string">
            <text:p>Leiden</text:p>
          </table:table-cell>
          <table:table-cell office:value-type="string">
            <text:p>Prentenkabinet der Rijksuniversiteit</text:p>
          </table:table-cell>
          <table:table-cell table:number-columns-repeated="2"/>
          <table:table-cell office:value-type="string">
            <text:p>Public</text:p>
          </table:table-cell>
          <table:table-cell table:number-columns-repeated="2"/>
          <table:table-cell office:value-type="string">
            <text:p>Brown ink pen</text:p>
          </table:table-cell>
          <table:table-cell office:value-type="string">
            <text:p>Paper</text:p>
          </table:table-cell>
          <table:table-cell/>
          <table:table-cell office:value-type="string">
            <text:p>brueghel</text:p>
          </table:table-cell>
          <table:table-cell office:value-type="string">
            <text:p>Bottom center, later painted over in reddish ink</text:p>
          </table:table-cell>
          <table:table-cell office:value-type="string">
            <text:p>Watermark: Briquet 9378.</text:p>
          </table:table-cell>
          <table:table-cell office:value-type="string">
            <text:p>Bottom left a later inscrprition "P. Bruegel". <text:s/></text:p>
          </table:table-cell>
          <table:table-cell table:number-columns-repeated="11"/>
          <table:table-cell office:value-type="string">
            <text:p>Mielke, cat. #4: P. Bruegel.</text:p>
          </table:table-cell>
          <table:table-cell table:number-columns-repeated="2"/>
          <table:table-cell office:value-type="string">
            <text:p>Berlin 1975, nr. 55</text:p>
          </table:table-cell>
          <table:table-cell table:number-columns-repeated="4"/>
          <table:table-cell office:value-type="string">
            <text:p>9538|9539</text:p>
          </table:table-cell>
          <table:table-cell office:value-type="string">
            <text:p>Beets, Auction Mensing, Amsterdam 9th - 11th April 1940 No 21. Welcker ( L. Suppl . 2793 c ).</text:p>
          </table:table-cell>
          <table:table-cell table:number-columns-repeated="4"/>
          <table:table-cell office:value-type="string">
            <text:p>ink corrosion </text:p>
          </table:table-cell>
          <table:table-cell table:number-columns-repeated="3"/>
          <table:table-cell office:value-type="string">
            <text:p>img/derivatives/simple/10038/thumbnail.jpg</text:p>
          </table:table-cell>
          <table:table-cell office:value-type="string">
            <text:p>img/derivatives/simple/10038/fullwidth.jpg</text:p>
          </table:table-cell>
          <table:table-cell office:value-type="string">
            <text:p>pieterbruegel</text:p>
          </table:table-cell>
          <table:table-cell office:value-type="string">
            <text:p>brueghel_item</text:p>
          </table:table-cell>
          <table:table-cell/>
          <table:table-cell office:value-type="string">
            <text:p>4_Path_through_a_Village.jpg</text:p>
          </table:table-cell>
          <table:table-cell office:value-type="string">
            <text:p>Wikimedia Commons</text:p>
          </table:table-cell>
          <table:table-cell office:value-type="string">
            <text:p>http://commons.wikimedia.org/wiki/Pieter_Bruegel_(I)</text:p>
          </table:table-cell>
          <table:table-cell table:number-columns-repeated="963"/>
        </table:table-row>
        <table:table-row table:style-name="ro1">
          <table:table-cell office:value-type="float" office:value="10039">
            <text:p>10039</text:p>
          </table:table-cell>
          <table:table-cell office:value-type="string">
            <text:p>Mule Caravan on a Hillside</text:p>
          </table:table-cell>
          <table:table-cell office:value-type="string">
            <text:p>Drawing</text:p>
          </table:table-cell>
          <table:table-cell office:value-type="string">
            <text:p>Landscape</text:p>
          </table:table-cell>
          <table:table-cell table:number-columns-repeated="2"/>
          <table:table-cell office:value-type="float" office:value="21.8">
            <text:p>21.8</text:p>
          </table:table-cell>
          <table:table-cell office:value-type="float" office:value="30.1">
            <text:p>30.1</text:p>
          </table:table-cell>
          <table:table-cell/>
          <table:table-cell office:value-type="string">
            <text:p>Netherlands</text:p>
          </table:table-cell>
          <table:table-cell office:value-type="string">
            <text:p>Rotterdam</text:p>
          </table:table-cell>
          <table:table-cell office:value-type="string">
            <text:p>Museum Boijmans Van Beuningen</text:p>
          </table:table-cell>
          <table:table-cell table:number-columns-repeated="2"/>
          <table:table-cell office:value-type="string">
            <text:p>Public</text:p>
          </table:table-cell>
          <table:table-cell table:number-columns-repeated="2"/>
          <table:table-cell office:value-type="string">
            <text:p>Brown-black ink pen</text:p>
          </table:table-cell>
          <table:table-cell office:value-type="string">
            <text:p>Paper</text:p>
          </table:table-cell>
          <table:table-cell/>
          <table:table-cell office:value-type="string">
            <text:p>b...hel 15...(52?)</text:p>
          </table:table-cell>
          <table:table-cell office:value-type="string">
            <text:p>Bottom left of middle, signed by artist, later painted over in reddish ink</text:p>
          </table:table-cell>
          <table:table-cell office:value-type="string">
            <text:p>Unidentifiable watermark.</text:p>
          </table:table-cell>
          <table:table-cell table:number-columns-repeated="12"/>
          <table:table-cell office:value-type="string">
            <text:p>Mielke, cat. #5: P. Bruegel.</text:p>
          </table:table-cell>
          <table:table-cell table:number-columns-repeated="2"/>
          <table:table-cell office:value-type="string">
            <text:p>Berlin 1975, nr. 56</text:p>
          </table:table-cell>
          <table:table-cell table:number-columns-repeated="4"/>
          <table:table-cell office:value-type="string">
            <text:p>9540|9541</text:p>
          </table:table-cell>
          <table:table-cell office:value-type="string">
            <text:p>Koenigs (L.1023a, Suppl.), gift from D.G. van Beuningen 1941.</text:p>
          </table:table-cell>
          <table:table-cell table:number-columns-repeated="8"/>
          <table:table-cell office:value-type="string">
            <text:p>img/derivatives/simple/10039/thumbnail.jpg</text:p>
          </table:table-cell>
          <table:table-cell office:value-type="string">
            <text:p>img/derivatives/simple/10039/fullwidth.jpg</text:p>
          </table:table-cell>
          <table:table-cell office:value-type="string">
            <text:p>pieterbruegel</text:p>
          </table:table-cell>
          <table:table-cell office:value-type="string">
            <text:p>brueghel_item</text:p>
          </table:table-cell>
          <table:table-cell/>
          <table:table-cell office:value-type="string">
            <text:p>5_Mule_Caravan_on_a_Hillside.jpg</text:p>
          </table:table-cell>
          <table:table-cell office:value-type="string">
            <text:p>Wikimedia Commons</text:p>
          </table:table-cell>
          <table:table-cell office:value-type="string">
            <text:p>http://commons.wikimedia.org/wiki/File:Pieter_Bruegel_the_Elder_-_ca._1552_-_Mule_Caravan_on_Hillside.jpg</text:p>
          </table:table-cell>
          <table:table-cell table:number-columns-repeated="963"/>
        </table:table-row>
        <table:table-row table:style-name="ro1">
          <table:table-cell office:value-type="float" office:value="10040">
            <text:p>10040</text:p>
          </table:table-cell>
          <table:table-cell office:value-type="string">
            <text:p>Mule Caravan on a Hillside (Copy) (Munich)</text:p>
          </table:table-cell>
          <table:table-cell office:value-type="string">
            <text:p>Drawing</text:p>
          </table:table-cell>
          <table:table-cell office:value-type="string">
            <text:p>Landscape</text:p>
          </table:table-cell>
          <table:table-cell table:number-columns-repeated="2"/>
          <table:table-cell office:value-type="float" office:value="21.7">
            <text:p>21.7</text:p>
          </table:table-cell>
          <table:table-cell office:value-type="float" office:value="30.2">
            <text:p>30.2</text:p>
          </table:table-cell>
          <table:table-cell/>
          <table:table-cell office:value-type="string">
            <text:p>Germany</text:p>
          </table:table-cell>
          <table:table-cell office:value-type="string">
            <text:p>Munich</text:p>
          </table:table-cell>
          <table:table-cell office:value-type="string">
            <text:p>Staatlichen Graphischen Sammlungen</text:p>
          </table:table-cell>
          <table:table-cell table:number-columns-repeated="2"/>
          <table:table-cell office:value-type="string">
            <text:p>Public</text:p>
          </table:table-cell>
          <table:table-cell table:number-columns-repeated="2"/>
          <table:table-cell office:value-type="string">
            <text:p>Pen, green and blue wash</text:p>
          </table:table-cell>
          <table:table-cell office:value-type="string">
            <text:p>Paper</text:p>
          </table:table-cell>
          <table:table-cell/>
          <table:table-cell office:value-type="string">
            <text:p>brueghel</text:p>
          </table:table-cell>
          <table:table-cell office:value-type="string">
            <text:p>Bottom left of center</text:p>
          </table:table-cell>
          <table:table-cell/>
          <table:table-cell office:value-type="string">
            <text:p>Inscribed on the rock "BRVEGHEL 1603" </text:p>
          </table:table-cell>
          <table:table-cell table:number-columns-repeated="11"/>
          <table:table-cell office:value-type="string">
            <text:p>Mielke, cat. #5a: copy after P. Bruegel.</text:p>
          </table:table-cell>
          <table:table-cell table:number-columns-repeated="17"/>
          <table:table-cell office:value-type="string">
            <text:p>img/derivatives/simple/10040/thumbnail.jpg</text:p>
          </table:table-cell>
          <table:table-cell office:value-type="string">
            <text:p>img/derivatives/simple/10040/fullwidth.jpg</text:p>
          </table:table-cell>
          <table:table-cell office:value-type="string">
            <text:p>pieterbruegel</text:p>
          </table:table-cell>
          <table:table-cell office:value-type="string">
            <text:p>brueghel_item</text:p>
          </table:table-cell>
          <table:table-cell/>
          <table:table-cell office:value-type="string">
            <text:p>5a_Mule_Caravan_on_a_Hillside_Copy_Munich.jpg</text:p>
          </table:table-cell>
          <table:table-cell table:number-columns-repeated="965"/>
        </table:table-row>
        <table:table-row table:style-name="ro1">
          <table:table-cell office:value-type="float" office:value="10041">
            <text:p>10041</text:p>
          </table:table-cell>
          <table:table-cell office:value-type="string">
            <text:p>Mule Caravan on a Hillside (Copy) (Paris)</text:p>
          </table:table-cell>
          <table:table-cell office:value-type="string">
            <text:p>Drawing</text:p>
          </table:table-cell>
          <table:table-cell office:value-type="string">
            <text:p>Landscape</text:p>
          </table:table-cell>
          <table:table-cell table:number-columns-repeated="2"/>
          <table:table-cell office:value-type="float" office:value="18.4">
            <text:p>18.4</text:p>
          </table:table-cell>
          <table:table-cell office:value-type="float" office:value="24.3">
            <text:p>24.3</text:p>
          </table:table-cell>
          <table:table-cell/>
          <table:table-cell office:value-type="string">
            <text:p>France</text:p>
          </table:table-cell>
          <table:table-cell office:value-type="string">
            <text:p>Paris</text:p>
          </table:table-cell>
          <table:table-cell office:value-type="string">
            <text:p>Fondation Custodia (Collection Frits Lugt)</text:p>
          </table:table-cell>
          <table:table-cell table:number-columns-repeated="2"/>
          <table:table-cell office:value-type="string">
            <text:p>Public</text:p>
          </table:table-cell>
          <table:table-cell table:number-columns-repeated="2"/>
          <table:table-cell office:value-type="string">
            <text:p>Pen, wash</text:p>
          </table:table-cell>
          <table:table-cell office:value-type="string">
            <text:p>Paper</text:p>
          </table:table-cell>
          <table:table-cell table:number-columns-repeated="16"/>
          <table:table-cell office:value-type="string">
            <text:p>Mielke, cat. #5b: copy after P. Bruegel.</text:p>
          </table:table-cell>
          <table:table-cell table:number-columns-repeated="17"/>
          <table:table-cell office:value-type="string">
            <text:p>img/derivatives/simple/10041/thumbnail.jpg</text:p>
          </table:table-cell>
          <table:table-cell office:value-type="string">
            <text:p>img/derivatives/simple/10041/fullwidth.jpg</text:p>
          </table:table-cell>
          <table:table-cell office:value-type="string">
            <text:p>pieterbruegel</text:p>
          </table:table-cell>
          <table:table-cell office:value-type="string">
            <text:p>brueghel_item</text:p>
          </table:table-cell>
          <table:table-cell/>
          <table:table-cell office:value-type="string">
            <text:p>5b_Mule_Caravan_on_a_Hillside_Copy_Paris.jpg</text:p>
          </table:table-cell>
          <table:table-cell table:number-columns-repeated="965"/>
        </table:table-row>
        <table:table-row table:style-name="ro1">
          <table:table-cell office:value-type="float" office:value="10042">
            <text:p>10042</text:p>
          </table:table-cell>
          <table:table-cell office:value-type="string">
            <text:p>Mountain Landscape with Ridge and Valley</text:p>
          </table:table-cell>
          <table:table-cell office:value-type="string">
            <text:p>Drawing</text:p>
          </table:table-cell>
          <table:table-cell office:value-type="string">
            <text:p>Landscape</text:p>
          </table:table-cell>
          <table:table-cell table:number-columns-repeated="2"/>
          <table:table-cell office:value-type="float" office:value="20.4">
            <text:p>20.4</text:p>
          </table:table-cell>
          <table:table-cell office:value-type="float" office:value="29.5">
            <text:p>29.5</text:p>
          </table:table-cell>
          <table:table-cell/>
          <table:table-cell office:value-type="string">
            <text:p>Germany</text:p>
          </table:table-cell>
          <table:table-cell office:value-type="string">
            <text:p>Braunschweig</text:p>
          </table:table-cell>
          <table:table-cell office:value-type="string">
            <text:p>Herzog Anton Ulrich Museum (Kupferstichkabinett)</text:p>
          </table:table-cell>
          <table:table-cell table:number-columns-repeated="2"/>
          <table:table-cell office:value-type="string">
            <text:p>Public</text:p>
          </table:table-cell>
          <table:table-cell table:number-columns-repeated="2"/>
          <table:table-cell office:value-type="string">
            <text:p>Brown ink pen</text:p>
          </table:table-cell>
          <table:table-cell office:value-type="string">
            <text:p>Paper</text:p>
          </table:table-cell>
          <table:table-cell table:number-columns-repeated="3"/>
          <table:table-cell office:value-type="string">
            <text:p>No watermark.</text:p>
          </table:table-cell>
          <table:table-cell table:number-columns-repeated="12"/>
          <table:table-cell office:value-type="string">
            <text:p>Mielke, cat. #6: P. Bruegel.</text:p>
          </table:table-cell>
          <table:table-cell table:number-columns-repeated="2"/>
          <table:table-cell office:value-type="string">
            <text:p>Berlin 1975, nr. 31</text:p>
          </table:table-cell>
          <table:table-cell table:number-columns-repeated="4"/>
          <table:table-cell office:value-type="float" office:value="9542">
            <text:p>9542</text:p>
          </table:table-cell>
          <table:table-cell/>
          <table:table-cell office:value-type="float" office:value="10044">
            <text:p>10044</text:p>
          </table:table-cell>
          <table:table-cell table:number-columns-repeated="3"/>
          <table:table-cell office:value-type="string">
            <text:p>There is no signature| however, Mielke claims that due to the similarities with Mielke 7 (Baumlandschaft mit aufsblick aufs meer) that it must be from the same year (1552) and from Bruegel. <text:s/>Flechsig had also already attributed it to Bruegel according to the Mielke. <text:s/></text:p>
          </table:table-cell>
          <table:table-cell table:number-columns-repeated="3"/>
          <table:table-cell office:value-type="string">
            <text:p>img/derivatives/simple/10042/thumbnail.jpg</text:p>
          </table:table-cell>
          <table:table-cell office:value-type="string">
            <text:p>img/derivatives/simple/10042/fullwidth.jpg</text:p>
          </table:table-cell>
          <table:table-cell office:value-type="string">
            <text:p>pieterbruegel</text:p>
          </table:table-cell>
          <table:table-cell office:value-type="string">
            <text:p>brueghel_item</text:p>
          </table:table-cell>
          <table:table-cell/>
          <table:table-cell office:value-type="string">
            <text:p>6_Mountain_Landscape_with_Ridge_and_Valley.jpg</text:p>
          </table:table-cell>
          <table:table-cell office:value-type="string">
            <text:p>Wikimedia Commons</text:p>
          </table:table-cell>
          <table:table-cell office:value-type="string">
            <text:p>http://commons.wikimedia.org/wiki/Pieter_Bruegel_(I)</text:p>
          </table:table-cell>
          <table:table-cell table:number-columns-repeated="963"/>
        </table:table-row>
        <table:table-row table:style-name="ro1">
          <table:table-cell office:value-type="float" office:value="10043">
            <text:p>10043</text:p>
          </table:table-cell>
          <table:table-cell office:value-type="string">
            <text:p>Pastoral Landscape</text:p>
          </table:table-cell>
          <table:table-cell office:value-type="string">
            <text:p>Drawing</text:p>
          </table:table-cell>
          <table:table-cell office:value-type="string">
            <text:p>Landscape</text:p>
          </table:table-cell>
          <table:table-cell table:number-columns-repeated="2"/>
          <table:table-cell office:value-type="float" office:value="21.5">
            <text:p>21.5</text:p>
          </table:table-cell>
          <table:table-cell office:value-type="float" office:value="31">
            <text:p>31</text:p>
          </table:table-cell>
          <table:table-cell/>
          <table:table-cell office:value-type="string">
            <text:p>Norway</text:p>
          </table:table-cell>
          <table:table-cell office:value-type="string">
            <text:p>Oslo</text:p>
          </table:table-cell>
          <table:table-cell office:value-type="string">
            <text:p>Nasjonalgalleriet</text:p>
          </table:table-cell>
          <table:table-cell table:number-columns-repeated="2"/>
          <table:table-cell office:value-type="string">
            <text:p>Public</text:p>
          </table:table-cell>
          <table:table-cell table:number-columns-repeated="2"/>
          <table:table-cell office:value-type="string">
            <text:p>Brown ink pen</text:p>
          </table:table-cell>
          <table:table-cell office:value-type="string">
            <text:p>Paper</text:p>
          </table:table-cell>
          <table:table-cell/>
          <table:table-cell office:value-type="string">
            <text:p>..rueghel 1552</text:p>
          </table:table-cell>
          <table:table-cell office:value-type="string">
            <text:p>Bottom left, by artist, painted over later in lighter ink</text:p>
          </table:table-cell>
          <table:table-cell office:value-type="string">
            <text:p>Watermark: Shield (with Latin cross and letters, cf. Piccard XI, 659, 666). </text:p>
          </table:table-cell>
          <table:table-cell table:number-columns-repeated="12"/>
          <table:table-cell office:value-type="string">
            <text:p>Mielke, cat. #7: P. Bruegel.</text:p>
          </table:table-cell>
          <table:table-cell table:number-columns-repeated="7"/>
          <table:table-cell office:value-type="string">
            <text:p>9543|9544</text:p>
          </table:table-cell>
          <table:table-cell office:value-type="string">
            <text:p>Aquired from the heirs of Norweigian landscape painters Joh. Christain Dahl in 1903.</text:p>
          </table:table-cell>
          <table:table-cell table:number-columns-repeated="8"/>
          <table:table-cell office:value-type="string">
            <text:p>img/derivatives/simple/10043/thumbnail.jpg</text:p>
          </table:table-cell>
          <table:table-cell office:value-type="string">
            <text:p>img/derivatives/simple/10043/fullwidth.jpg</text:p>
          </table:table-cell>
          <table:table-cell office:value-type="string">
            <text:p>pieterbruegel</text:p>
          </table:table-cell>
          <table:table-cell office:value-type="string">
            <text:p>brueghel_item</text:p>
          </table:table-cell>
          <table:table-cell/>
          <table:table-cell office:value-type="string">
            <text:p>7_Pastoral_Landscape.jpg</text:p>
          </table:table-cell>
          <table:table-cell office:value-type="string">
            <text:p>Wikimedia Commons</text:p>
          </table:table-cell>
          <table:table-cell office:value-type="string">
            <text:p>http://commons.wikimedia.org/wiki/Pieter_Bruegel_(I)</text:p>
          </table:table-cell>
          <table:table-cell table:number-columns-repeated="963"/>
        </table:table-row>
        <table:table-row table:style-name="ro1">
          <table:table-cell office:value-type="float" office:value="10044">
            <text:p>10044</text:p>
          </table:table-cell>
          <table:table-cell office:value-type="string">
            <text:p>Wooded Landscape with a Distant View toward the Sea</text:p>
          </table:table-cell>
          <table:table-cell office:value-type="string">
            <text:p>Drawing</text:p>
          </table:table-cell>
          <table:table-cell office:value-type="string">
            <text:p>Landscape</text:p>
          </table:table-cell>
          <table:table-cell table:number-columns-repeated="2"/>
          <table:table-cell office:value-type="float" office:value="26">
            <text:p>26</text:p>
          </table:table-cell>
          <table:table-cell office:value-type="float" office:value="34.4">
            <text:p>34.4</text:p>
          </table:table-cell>
          <table:table-cell table:number-columns-repeated="4"/>
          <table:table-cell office:value-type="string">
            <text:p>Cambridge, MA, United States, Collection of Maida and George S. Abrams</text:p>
          </table:table-cell>
          <table:table-cell/>
          <table:table-cell office:value-type="string">
            <text:p>Private</text:p>
          </table:table-cell>
          <table:table-cell table:number-columns-repeated="2"/>
          <table:table-cell office:value-type="string">
            <text:p>Brown ink pen; Blue Venetian paper</text:p>
          </table:table-cell>
          <table:table-cell office:value-type="string">
            <text:p>Paper</text:p>
          </table:table-cell>
          <table:table-cell table:number-columns-repeated="16"/>
          <table:table-cell office:value-type="string">
            <text:p>Mielke, cat. #7a</text:p>
          </table:table-cell>
          <table:table-cell table:number-columns-repeated="7"/>
          <table:table-cell office:value-type="string">
            <text:p>9545|9546|9547|9548</text:p>
          </table:table-cell>
          <table:table-cell table:number-columns-repeated="9"/>
          <table:table-cell office:value-type="string">
            <text:p>img/derivatives/simple/10044/thumbnail.jpg</text:p>
          </table:table-cell>
          <table:table-cell office:value-type="string">
            <text:p>img/derivatives/simple/10044/fullwidth.jpg</text:p>
          </table:table-cell>
          <table:table-cell office:value-type="string">
            <text:p>pieterbruegel</text:p>
          </table:table-cell>
          <table:table-cell office:value-type="string">
            <text:p>brueghel_item</text:p>
          </table:table-cell>
          <table:table-cell/>
          <table:table-cell office:value-type="string">
            <text:p>7A_Wooded_Landscape_with_a_Distant_View_toward_the_Sea_Copy.jpg</text:p>
          </table:table-cell>
          <table:table-cell office:value-type="string">
            <text:p>Harvard Art Museum</text:p>
          </table:table-cell>
          <table:table-cell office:value-type="string">
            <text:p>http://www.harvardartmuseums.org/collections/object/191990</text:p>
          </table:table-cell>
          <table:table-cell table:number-columns-repeated="963"/>
        </table:table-row>
        <table:table-row table:style-name="ro1">
          <table:table-cell office:value-type="float" office:value="10045">
            <text:p>10045</text:p>
          </table:table-cell>
          <table:table-cell office:value-type="string">
            <text:p>Cow Pasture before a Farmhouse</text:p>
          </table:table-cell>
          <table:table-cell office:value-type="string">
            <text:p>Drawing</text:p>
          </table:table-cell>
          <table:table-cell office:value-type="string">
            <text:p>Urban, Common and Peasant Life</text:p>
          </table:table-cell>
          <table:table-cell table:number-columns-repeated="2"/>
          <table:table-cell office:value-type="float" office:value="23.6">
            <text:p>23.6</text:p>
          </table:table-cell>
          <table:table-cell office:value-type="float" office:value="34.3">
            <text:p>34.3</text:p>
          </table:table-cell>
          <table:table-cell/>
          <table:table-cell office:value-type="string">
            <text:p>United States</text:p>
          </table:table-cell>
          <table:table-cell office:value-type="string">
            <text:p>Washington, DC</text:p>
          </table:table-cell>
          <table:table-cell office:value-type="string">
            <text:p>National Gallery of Art</text:p>
          </table:table-cell>
          <table:table-cell table:number-columns-repeated="2"/>
          <table:table-cell office:value-type="string">
            <text:p>Public</text:p>
          </table:table-cell>
          <table:table-cell table:number-columns-repeated="2"/>
          <table:table-cell office:value-type="string">
            <text:p>Reddish brown ink pen</text:p>
          </table:table-cell>
          <table:table-cell office:value-type="string">
            <text:p>Paper</text:p>
          </table:table-cell>
          <table:table-cell table:number-columns-repeated="3"/>
          <table:table-cell office:value-type="string">
            <text:p>No watermark. Verso old inscription in brown ink "Ticiano".</text:p>
          </table:table-cell>
          <table:table-cell table:number-columns-repeated="12"/>
          <table:table-cell office:value-type="string">
            <text:p>Mielke, cat. #8: P. Bruegel.</text:p>
          </table:table-cell>
          <table:table-cell table:number-columns-repeated="2"/>
          <table:table-cell office:value-type="string">
            <text:p>Berlin 1975, nr. 38 (Winner)</text:p>
          </table:table-cell>
          <table:table-cell table:number-columns-repeated="4"/>
          <table:table-cell office:value-type="string">
            <text:p>9549|9550</text:p>
          </table:table-cell>
          <table:table-cell office:value-type="string">
            <text:p>Richard Day, London.</text:p>
          </table:table-cell>
          <table:table-cell table:number-columns-repeated="4"/>
          <table:table-cell office:value-type="string">
            <text:p>ink corrosion. </text:p>
          </table:table-cell>
          <table:table-cell table:number-columns-repeated="3"/>
          <table:table-cell office:value-type="string">
            <text:p>img/derivatives/simple/10045/thumbnail.jpg</text:p>
          </table:table-cell>
          <table:table-cell office:value-type="string">
            <text:p>img/derivatives/simple/10045/fullwidth.jpg</text:p>
          </table:table-cell>
          <table:table-cell office:value-type="string">
            <text:p>pieterbruegel</text:p>
          </table:table-cell>
          <table:table-cell office:value-type="string">
            <text:p>brueghel_item</text:p>
          </table:table-cell>
          <table:table-cell/>
          <table:table-cell office:value-type="string">
            <text:p>8_Cow_Pasture_before_a_Farmhouse.jpg</text:p>
          </table:table-cell>
          <table:table-cell table:number-columns-repeated="965"/>
        </table:table-row>
        <table:table-row table:style-name="ro1">
          <table:table-cell office:value-type="float" office:value="10046">
            <text:p>10046</text:p>
          </table:table-cell>
          <table:table-cell office:value-type="string">
            <text:p>Landscape with a Group of Trees</text:p>
          </table:table-cell>
          <table:table-cell office:value-type="string">
            <text:p>Drawing</text:p>
          </table:table-cell>
          <table:table-cell office:value-type="string">
            <text:p>Landscape</text:p>
          </table:table-cell>
          <table:table-cell table:number-columns-repeated="2"/>
          <table:table-cell office:value-type="float" office:value="19.7">
            <text:p>19.7</text:p>
          </table:table-cell>
          <table:table-cell office:value-type="float" office:value="25.8">
            <text:p>25.8</text:p>
          </table:table-cell>
          <table:table-cell table:number-columns-repeated="4"/>
          <table:table-cell office:value-type="string">
            <text:p>Private Collection, London</text:p>
          </table:table-cell>
          <table:table-cell/>
          <table:table-cell office:value-type="string">
            <text:p>Private</text:p>
          </table:table-cell>
          <table:table-cell table:number-columns-repeated="2"/>
          <table:table-cell office:value-type="string">
            <text:p>Brown ink pen</text:p>
          </table:table-cell>
          <table:table-cell office:value-type="string">
            <text:p>Paper</text:p>
          </table:table-cell>
          <table:table-cell table:number-columns-repeated="16"/>
          <table:table-cell office:value-type="string">
            <text:p>Mielke, cat. #9: P. Bruegel.</text:p>
          </table:table-cell>
          <table:table-cell table:number-columns-repeated="2"/>
          <table:table-cell office:value-type="string">
            <text:p>Berlin 1975, nr. 39 (Winner)</text:p>
          </table:table-cell>
          <table:table-cell table:number-columns-repeated="4"/>
          <table:table-cell office:value-type="float" office:value="9551">
            <text:p>9551</text:p>
          </table:table-cell>
          <table:table-cell table:number-columns-repeated="5"/>
          <table:table-cell office:value-type="string">
            <text:p>Mielke says date must be quite early, before Bruegel's style is fully formed</text:p>
          </table:table-cell>
          <table:table-cell table:number-columns-repeated="3"/>
          <table:table-cell office:value-type="string">
            <text:p>img/derivatives/simple/10046/thumbnail.jpg</text:p>
          </table:table-cell>
          <table:table-cell office:value-type="string">
            <text:p>img/derivatives/simple/10046/fullwidth.jpg</text:p>
          </table:table-cell>
          <table:table-cell office:value-type="string">
            <text:p>pieterbruegel</text:p>
          </table:table-cell>
          <table:table-cell office:value-type="string">
            <text:p>brueghel_item</text:p>
          </table:table-cell>
          <table:table-cell/>
          <table:table-cell office:value-type="string">
            <text:p>9_Landscape_with_a_Group_of_Trees.jpg</text:p>
          </table:table-cell>
          <table:table-cell table:number-columns-repeated="965"/>
        </table:table-row>
        <table:table-row table:style-name="ro1">
          <table:table-cell office:value-type="float" office:value="10047">
            <text:p>10047</text:p>
          </table:table-cell>
          <table:table-cell office:value-type="string">
            <text:p>Mountain Landscape with River and Travelers</text:p>
          </table:table-cell>
          <table:table-cell office:value-type="string">
            <text:p>Drawing</text:p>
          </table:table-cell>
          <table:table-cell office:value-type="string">
            <text:p>Landscape</text:p>
          </table:table-cell>
          <table:table-cell table:number-columns-repeated="2"/>
          <table:table-cell office:value-type="float" office:value="22.8">
            <text:p>22.8</text:p>
          </table:table-cell>
          <table:table-cell office:value-type="float" office:value="33.8">
            <text:p>33.8</text:p>
          </table:table-cell>
          <table:table-cell/>
          <table:table-cell office:value-type="string">
            <text:p>England</text:p>
          </table:table-cell>
          <table:table-cell office:value-type="string">
            <text:p>London</text:p>
          </table:table-cell>
          <table:table-cell office:value-type="string">
            <text:p>British Museum</text:p>
          </table:table-cell>
          <table:table-cell table:number-columns-repeated="2"/>
          <table:table-cell office:value-type="string">
            <text:p>Public</text:p>
          </table:table-cell>
          <table:table-cell table:number-columns-repeated="2"/>
          <table:table-cell office:value-type="string">
            <text:p>Red-brown ink pen, very delicate wash</text:p>
          </table:table-cell>
          <table:table-cell office:value-type="string">
            <text:p>Paper</text:p>
          </table:table-cell>
          <table:table-cell/>
          <table:table-cell office:value-type="string">
            <text:p>Bruegel 1553</text:p>
          </table:table-cell>
          <table:table-cell office:value-type="string">
            <text:p>Bottom left, by artist</text:p>
          </table:table-cell>
          <table:table-cell/>
          <table:table-cell office:value-type="string">
            <text:p>Verso: "number 406" in red chalk and "E.N. 29, Paese di Brughel" in pen</text:p>
          </table:table-cell>
          <table:table-cell table:number-columns-repeated="11"/>
          <table:table-cell office:value-type="string">
            <text:p>Regarded as convincing original by Tolnai since 1925., Mielke, cat. #10: P. Bruegel.</text:p>
          </table:table-cell>
          <table:table-cell table:number-columns-repeated="2"/>
          <table:table-cell office:value-type="string">
            <text:p>Tokyo 1995, nr. B3</text:p>
          </table:table-cell>
          <table:table-cell table:number-columns-repeated="4"/>
          <table:table-cell office:value-type="string">
            <text:p>9552|9553</text:p>
          </table:table-cell>
          <table:table-cell office:value-type="string">
            <text:p>The red chalk numbering on the back shows that in the 17th century the drawing was at times with Mielke catalog #11 (Landscape with Fortified City) in the same unknown collection (?)., Richard Payne Kinght Bequest, 1824.</text:p>
          </table:table-cell>
          <table:table-cell office:value-type="string">
            <text:p>10035|10036</text:p>
          </table:table-cell>
          <table:table-cell office:value-type="string">
            <text:p>Similar mountains</text:p>
          </table:table-cell>
          <table:table-cell table:number-columns-repeated="2"/>
          <table:table-cell office:value-type="string">
            <text:p>Work was done during trip in Italy. </text:p>
          </table:table-cell>
          <table:table-cell table:number-columns-repeated="3"/>
          <table:table-cell office:value-type="string">
            <text:p>img/derivatives/simple/10047/thumbnail.jpg</text:p>
          </table:table-cell>
          <table:table-cell office:value-type="string">
            <text:p>img/derivatives/simple/10047/fullwidth.jpg</text:p>
          </table:table-cell>
          <table:table-cell office:value-type="string">
            <text:p>pieterbruegel</text:p>
          </table:table-cell>
          <table:table-cell office:value-type="string">
            <text:p>brueghel_item</text:p>
          </table:table-cell>
          <table:table-cell/>
          <table:table-cell office:value-type="string">
            <text:p>10_Mountain_Landscape_with_River_and_Travelers.jpg</text:p>
          </table:table-cell>
          <table:table-cell table:number-columns-repeated="965"/>
        </table:table-row>
        <table:table-row table:style-name="ro1">
          <table:table-cell office:value-type="float" office:value="10048">
            <text:p>10048</text:p>
          </table:table-cell>
          <table:table-cell office:value-type="string">
            <text:p>Mountain Landscape with River and Travelers (Copy) (Paris)</text:p>
          </table:table-cell>
          <table:table-cell office:value-type="string">
            <text:p>Drawing</text:p>
          </table:table-cell>
          <table:table-cell office:value-type="string">
            <text:p>Landscape</text:p>
          </table:table-cell>
          <table:table-cell table:number-columns-repeated="2"/>
          <table:table-cell office:value-type="float" office:value="23.4">
            <text:p>23.4</text:p>
          </table:table-cell>
          <table:table-cell office:value-type="float" office:value="35.2">
            <text:p>35.2</text:p>
          </table:table-cell>
          <table:table-cell/>
          <table:table-cell office:value-type="string">
            <text:p>France</text:p>
          </table:table-cell>
          <table:table-cell office:value-type="string">
            <text:p>Paris</text:p>
          </table:table-cell>
          <table:table-cell office:value-type="string">
            <text:p>Mus&amp;#233;e du Louvre</text:p>
          </table:table-cell>
          <table:table-cell table:number-columns-repeated="2"/>
          <table:table-cell office:value-type="string">
            <text:p>Public</text:p>
          </table:table-cell>
          <table:table-cell table:number-columns-repeated="2"/>
          <table:table-cell office:value-type="string">
            <text:p>Pen</text:p>
          </table:table-cell>
          <table:table-cell office:value-type="string">
            <text:p>Paper</text:p>
          </table:table-cell>
          <table:table-cell/>
          <table:table-cell office:value-type="float" office:value="1553">
            <text:p>1553</text:p>
          </table:table-cell>
          <table:table-cell office:value-type="string">
            <text:p>Bottom left</text:p>
          </table:table-cell>
          <table:table-cell table:number-columns-repeated="13"/>
          <table:table-cell office:value-type="string">
            <text:p>Considered by all researchers as an original Bruegel until 1925 when Tolnai rightly recognized it as a copy., Mielke, cat. #10a: copy after P. Bruegel.</text:p>
          </table:table-cell>
          <table:table-cell table:number-columns-repeated="7"/>
          <table:table-cell office:value-type="string">
            <text:p>9554|9555|9556</text:p>
          </table:table-cell>
          <table:table-cell office:value-type="string">
            <text:p>P. Crozat (L.2151-52), P.J. Mariette (L.1852).</text:p>
          </table:table-cell>
          <table:table-cell table:number-columns-repeated="8"/>
          <table:table-cell office:value-type="string">
            <text:p>img/derivatives/simple/10048/thumbnail.jpg</text:p>
          </table:table-cell>
          <table:table-cell office:value-type="string">
            <text:p>img/derivatives/simple/10048/fullwidth.jpg</text:p>
          </table:table-cell>
          <table:table-cell office:value-type="string">
            <text:p>pieterbruegel</text:p>
          </table:table-cell>
          <table:table-cell office:value-type="string">
            <text:p>brueghel_item</text:p>
          </table:table-cell>
          <table:table-cell/>
          <table:table-cell office:value-type="string">
            <text:p>10a_Mountain_Landscape_with_River_and_Travelers_Copy_Paris.jpg</text:p>
          </table:table-cell>
          <table:table-cell table:number-columns-repeated="965"/>
        </table:table-row>
        <table:table-row table:style-name="ro1">
          <table:table-cell office:value-type="float" office:value="10049">
            <text:p>10049</text:p>
          </table:table-cell>
          <table:table-cell office:value-type="string">
            <text:p>Landscape with Fortified City</text:p>
          </table:table-cell>
          <table:table-cell office:value-type="string">
            <text:p>Drawing</text:p>
          </table:table-cell>
          <table:table-cell office:value-type="string">
            <text:p>Landscape</text:p>
          </table:table-cell>
          <table:table-cell table:number-columns-repeated="2"/>
          <table:table-cell office:value-type="float" office:value="23.6">
            <text:p>23.6</text:p>
          </table:table-cell>
          <table:table-cell office:value-type="float" office:value="33.5">
            <text:p>33.5</text:p>
          </table:table-cell>
          <table:table-cell/>
          <table:table-cell office:value-type="string">
            <text:p>England</text:p>
          </table:table-cell>
          <table:table-cell office:value-type="string">
            <text:p>London</text:p>
          </table:table-cell>
          <table:table-cell office:value-type="string">
            <text:p>British Museum</text:p>
          </table:table-cell>
          <table:table-cell table:number-columns-repeated="2"/>
          <table:table-cell office:value-type="string">
            <text:p>Public</text:p>
          </table:table-cell>
          <table:table-cell table:number-columns-repeated="2"/>
          <table:table-cell office:value-type="string">
            <text:p>Dark red-brown ink pen</text:p>
          </table:table-cell>
          <table:table-cell office:value-type="string">
            <text:p>Paper</text:p>
          </table:table-cell>
          <table:table-cell/>
          <table:table-cell office:value-type="string">
            <text:p>p. brueghl..1.5.5.3.</text:p>
          </table:table-cell>
          <table:table-cell office:value-type="string">
            <text:p>Bottom right, by artist</text:p>
          </table:table-cell>
          <table:table-cell table:number-columns-repeated="13"/>
          <table:table-cell office:value-type="string">
            <text:p>Mielke, cat. #11: P. Bruegel.</text:p>
          </table:table-cell>
          <table:table-cell table:number-columns-repeated="2"/>
          <table:table-cell office:value-type="string">
            <text:p>Berlin 1975, nr. 32, Brüssel 1980, nr. 10</text:p>
          </table:table-cell>
          <table:table-cell table:number-columns-repeated="4"/>
          <table:table-cell office:value-type="float" office:value="9557">
            <text:p>9557</text:p>
          </table:table-cell>
          <table:table-cell table:number-columns-repeated="9"/>
          <table:table-cell office:value-type="string">
            <text:p>img/derivatives/simple/10049/thumbnail.jpg</text:p>
          </table:table-cell>
          <table:table-cell office:value-type="string">
            <text:p>img/derivatives/simple/10049/fullwidth.jpg</text:p>
          </table:table-cell>
          <table:table-cell office:value-type="string">
            <text:p>pieterbruegel</text:p>
          </table:table-cell>
          <table:table-cell office:value-type="string">
            <text:p>brueghel_item</text:p>
          </table:table-cell>
          <table:table-cell/>
          <table:table-cell office:value-type="string">
            <text:p>11_Landscape_with_Fortified_City.jpg</text:p>
          </table:table-cell>
          <table:table-cell office:value-type="string">
            <text:p>The 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050">
            <text:p>10050</text:p>
          </table:table-cell>
          <table:table-cell office:value-type="string">
            <text:p>Rest on the Flight into Egypt (Berlin)</text:p>
          </table:table-cell>
          <table:table-cell office:value-type="string">
            <text:p>Drawing</text:p>
          </table:table-cell>
          <table:table-cell office:value-type="string">
            <text:p>Religious</text:p>
          </table:table-cell>
          <table:table-cell table:number-columns-repeated="2"/>
          <table:table-cell office:value-type="float" office:value="20.3">
            <text:p>20.3</text:p>
          </table:table-cell>
          <table:table-cell office:value-type="float" office:value="28.2">
            <text:p>28.2</text:p>
          </table:table-cell>
          <table:table-cell/>
          <table:table-cell office:value-type="string">
            <text:p>Germany</text:p>
          </table:table-cell>
          <table:table-cell office:value-type="string">
            <text:p>Berlin</text:p>
          </table:table-cell>
          <table:table-cell office:value-type="string">
            <text:p>Kupferstichkabinett, Staatliche Museen zu Berlin</text:p>
          </table:table-cell>
          <table:table-cell table:number-columns-repeated="2"/>
          <table:table-cell office:value-type="string">
            <text:p>Public</text:p>
          </table:table-cell>
          <table:table-cell table:number-columns-repeated="2"/>
          <table:table-cell office:value-type="string">
            <text:p>Reddish and dark brown ink pen</text:p>
          </table:table-cell>
          <table:table-cell office:value-type="string">
            <text:p>Paper</text:p>
          </table:table-cell>
          <table:table-cell/>
          <table:table-cell office:value-type="string">
            <text:p>bruegel F</text:p>
          </table:table-cell>
          <table:table-cell office:value-type="string">
            <text:p>Bottom right, in gray ink</text:p>
          </table:table-cell>
          <table:table-cell table:number-columns-repeated="13"/>
          <table:table-cell office:value-type="string">
            <text:p>Mielke, cat. #12: P. Bruegel.</text:p>
          </table:table-cell>
          <table:table-cell table:number-columns-repeated="2"/>
          <table:table-cell office:value-type="string">
            <text:p>Berlin 1975, nr. 33</text:p>
          </table:table-cell>
          <table:table-cell table:number-columns-repeated="4"/>
          <table:table-cell office:value-type="string">
            <text:p>9558|9559</text:p>
          </table:table-cell>
          <table:table-cell table:number-columns-repeated="9"/>
          <table:table-cell office:value-type="string">
            <text:p>img/derivatives/simple/10050/thumbnail.jpg</text:p>
          </table:table-cell>
          <table:table-cell office:value-type="string">
            <text:p>img/derivatives/simple/10050/fullwidth.jpg</text:p>
          </table:table-cell>
          <table:table-cell office:value-type="string">
            <text:p>pieterbruegel</text:p>
          </table:table-cell>
          <table:table-cell office:value-type="string">
            <text:p>brueghel_item</text:p>
          </table:table-cell>
          <table:table-cell/>
          <table:table-cell office:value-type="string">
            <text:p>12_Rest_on_the_Flight_into_Egypt_Berlin.jpg</text:p>
          </table:table-cell>
          <table:table-cell table:number-columns-repeated="965"/>
        </table:table-row>
        <table:table-row table:style-name="ro1">
          <table:table-cell office:value-type="float" office:value="10051">
            <text:p>10051</text:p>
          </table:table-cell>
          <table:table-cell office:value-type="string">
            <text:p>River Landscape with Draftsman and Quarry (Copy)</text:p>
          </table:table-cell>
          <table:table-cell office:value-type="string">
            <text:p>Drawing</text:p>
          </table:table-cell>
          <table:table-cell office:value-type="string">
            <text:p>Landscape</text:p>
          </table:table-cell>
          <table:table-cell table:number-columns-repeated="2"/>
          <table:table-cell office:value-type="float" office:value="22.3">
            <text:p>22.3</text:p>
          </table:table-cell>
          <table:table-cell office:value-type="float" office:value="34.2">
            <text:p>34.2</text:p>
          </table:table-cell>
          <table:table-cell/>
          <table:table-cell office:value-type="string">
            <text:p>France</text:p>
          </table:table-cell>
          <table:table-cell office:value-type="string">
            <text:p>Besan&amp;#231;on</text:p>
          </table:table-cell>
          <table:table-cell office:value-type="string">
            <text:p>Mus&amp;#233;e des Beaux-Arts et d'Archeologie de Besan&amp;#231;on</text:p>
          </table:table-cell>
          <table:table-cell table:number-columns-repeated="2"/>
          <table:table-cell office:value-type="string">
            <text:p>Public</text:p>
          </table:table-cell>
          <table:table-cell table:number-columns-repeated="2"/>
          <table:table-cell office:value-type="string">
            <text:p>Black chalk </text:p>
          </table:table-cell>
          <table:table-cell office:value-type="string">
            <text:p>Paper</text:p>
          </table:table-cell>
          <table:table-cell/>
          <table:table-cell office:value-type="string">
            <text:p>Zeichner B. <text:s/>1553</text:p>
          </table:table-cell>
          <table:table-cell office:value-type="string">
            <text:p>Bottom left, signed by artist</text:p>
          </table:table-cell>
          <table:table-cell table:number-columns-repeated="13"/>
          <table:table-cell office:value-type="string">
            <text:p>Mielke, cat. #13: copy after P. Bruegel.</text:p>
          </table:table-cell>
          <table:table-cell table:number-columns-repeated="2"/>
          <table:table-cell office:value-type="string">
            <text:p>Paris 1965-66, nr. 52, Berlin 1975, nr. 34</text:p>
          </table:table-cell>
          <table:table-cell table:number-columns-repeated="4"/>
          <table:table-cell office:value-type="string">
            <text:p>9560|9561</text:p>
          </table:table-cell>
          <table:table-cell office:value-type="string">
            <text:p>J.F. Gigoux (L.1164), aquired as a donation 1896.</text:p>
          </table:table-cell>
          <table:table-cell table:number-columns-repeated="8"/>
          <table:table-cell office:value-type="string">
            <text:p>img/derivatives/simple/10051/thumbnail.jpg</text:p>
          </table:table-cell>
          <table:table-cell office:value-type="string">
            <text:p>img/derivatives/simple/10051/fullwidth.jpg</text:p>
          </table:table-cell>
          <table:table-cell office:value-type="string">
            <text:p>pieterbruegel</text:p>
          </table:table-cell>
          <table:table-cell office:value-type="string">
            <text:p>brueghel_item</text:p>
          </table:table-cell>
          <table:table-cell/>
          <table:table-cell office:value-type="string">
            <text:p>13_River_Landscape_with_Draftsman_and_Quarry_Copy.jpg</text:p>
          </table:table-cell>
          <table:table-cell table:number-columns-repeated="965"/>
        </table:table-row>
        <table:table-row table:style-name="ro1">
          <table:table-cell office:value-type="float" office:value="10052">
            <text:p>10052</text:p>
          </table:table-cell>
          <table:table-cell office:value-type="string">
            <text:p>Ripa Grande in Rome</text:p>
          </table:table-cell>
          <table:table-cell office:value-type="string">
            <text:p>Drawing</text:p>
          </table:table-cell>
          <table:table-cell office:value-type="string">
            <text:p>Village, Town and Cityscape</text:p>
          </table:table-cell>
          <table:table-cell table:number-columns-repeated="2"/>
          <table:table-cell office:value-type="float" office:value="20.7">
            <text:p>20.7</text:p>
          </table:table-cell>
          <table:table-cell office:value-type="float" office:value="28.3">
            <text:p>28.3</text:p>
          </table:table-cell>
          <table:table-cell/>
          <table:table-cell office:value-type="string">
            <text:p>England</text:p>
          </table:table-cell>
          <table:table-cell office:value-type="string">
            <text:p>Chatsworth</text:p>
          </table:table-cell>
          <table:table-cell office:value-type="string">
            <text:p>Devonshire Collection</text:p>
          </table:table-cell>
          <table:table-cell table:number-columns-repeated="2"/>
          <table:table-cell office:value-type="string">
            <text:p>Public</text:p>
          </table:table-cell>
          <table:table-cell table:number-columns-repeated="2"/>
          <table:table-cell office:value-type="string">
            <text:p>Reddish brown ink pen and dark browin ink pen</text:p>
          </table:table-cell>
          <table:table-cell office:value-type="string">
            <text:p>Paper</text:p>
          </table:table-cell>
          <table:table-cell/>
          <table:table-cell office:value-type="string">
            <text:p>bruegel</text:p>
          </table:table-cell>
          <table:table-cell office:value-type="string">
            <text:p>Lower left</text:p>
          </table:table-cell>
          <table:table-cell/>
          <table:table-cell office:value-type="string">
            <text:p>Above in Bruegel's hand: "a rypa." </text:p>
          </table:table-cell>
          <table:table-cell table:number-columns-repeated="11"/>
          <table:table-cell office:value-type="string">
            <text:p>Mielke, cat. #14: P. Bruegel.</text:p>
          </table:table-cell>
          <table:table-cell table:number-columns-repeated="2"/>
          <table:table-cell office:value-type="string">
            <text:p>Berlin 1974, nr. 26, Washington/New York 1986-87, nr. 26, Brüssel/Rom 1995, nr. 39</text:p>
          </table:table-cell>
          <table:table-cell table:number-columns-repeated="4"/>
          <table:table-cell office:value-type="float" office:value="9562">
            <text:p>9562</text:p>
          </table:table-cell>
          <table:table-cell office:value-type="string">
            <text:p>Probably acquired by the second Duke of Devonshire 1723.</text:p>
          </table:table-cell>
          <table:table-cell table:number-columns-repeated="8"/>
          <table:table-cell office:value-type="string">
            <text:p>img/derivatives/simple/10052/thumbnail.jpg</text:p>
          </table:table-cell>
          <table:table-cell office:value-type="string">
            <text:p>img/derivatives/simple/10052/fullwidth.jpg</text:p>
          </table:table-cell>
          <table:table-cell office:value-type="string">
            <text:p>pieterbruegel</text:p>
          </table:table-cell>
          <table:table-cell office:value-type="string">
            <text:p>brueghel_item</text:p>
          </table:table-cell>
          <table:table-cell/>
          <table:table-cell office:value-type="string">
            <text:p>14_Rippa_Grande_Rome.jpg</text:p>
          </table:table-cell>
          <table:table-cell office:value-type="string">
            <text:p>Wikimedia Commons</text:p>
          </table:table-cell>
          <table:table-cell office:value-type="string">
            <text:p>http://commons.wikimedia.org/wiki/Pieter_Bruegel_(I)</text:p>
          </table:table-cell>
          <table:table-cell table:number-columns-repeated="963"/>
        </table:table-row>
        <table:table-row table:style-name="ro1">
          <table:table-cell office:value-type="float" office:value="10053">
            <text:p>10053</text:p>
          </table:table-cell>
          <table:table-cell office:value-type="string">
            <text:p>Straits of Messina (Copy?)</text:p>
          </table:table-cell>
          <table:table-cell office:value-type="string">
            <text:p>Drawing</text:p>
          </table:table-cell>
          <table:table-cell office:value-type="string">
            <text:p>Landscape</text:p>
          </table:table-cell>
          <table:table-cell table:number-columns-repeated="8"/>
          <table:table-cell office:value-type="string">
            <text:p>Private Collection, America</text:p>
          </table:table-cell>
          <table:table-cell/>
          <table:table-cell office:value-type="string">
            <text:p>Private</text:p>
          </table:table-cell>
          <table:table-cell table:number-columns-repeated="2"/>
          <table:table-cell office:value-type="string">
            <text:p>Pen and ink; composed on two sheets</text:p>
          </table:table-cell>
          <table:table-cell office:value-type="string">
            <text:p>Paper</text:p>
          </table:table-cell>
          <table:table-cell/>
          <table:table-cell office:value-type="string">
            <text:p>BRVEGEL</text:p>
          </table:table-cell>
          <table:table-cell office:value-type="string">
            <text:p>Lower right hand</text:p>
          </table:table-cell>
          <table:table-cell table:number-columns-repeated="13"/>
          <table:table-cell office:value-type="string">
            <text:p>Mielke, cat. #15: copy after (?) P. Bruegel.</text:p>
          </table:table-cell>
          <table:table-cell table:number-columns-repeated="7"/>
          <table:table-cell office:value-type="float" office:value="9563">
            <text:p>9563</text:p>
          </table:table-cell>
          <table:table-cell table:number-columns-repeated="9"/>
          <table:table-cell office:value-type="string">
            <text:p>img/derivatives/simple/10053/thumbnail.jpg</text:p>
          </table:table-cell>
          <table:table-cell office:value-type="string">
            <text:p>img/derivatives/simple/10053/fullwidth.jpg</text:p>
          </table:table-cell>
          <table:table-cell office:value-type="string">
            <text:p>pieterbruegel</text:p>
          </table:table-cell>
          <table:table-cell office:value-type="string">
            <text:p>brueghel_item</text:p>
          </table:table-cell>
          <table:table-cell/>
          <table:table-cell office:value-type="string">
            <text:p>15_Straits_of_Messina_Copy.jpg</text:p>
          </table:table-cell>
          <table:table-cell table:number-columns-repeated="965"/>
        </table:table-row>
        <table:table-row table:style-name="ro1">
          <table:table-cell office:value-type="float" office:value="10054">
            <text:p>10054</text:p>
          </table:table-cell>
          <table:table-cell office:value-type="string">
            <text:p>Alpine Landscape</text:p>
          </table:table-cell>
          <table:table-cell office:value-type="string">
            <text:p>Drawing</text:p>
          </table:table-cell>
          <table:table-cell office:value-type="string">
            <text:p>Landscape</text:p>
          </table:table-cell>
          <table:table-cell table:number-columns-repeated="2"/>
          <table:table-cell office:value-type="float" office:value="23.6">
            <text:p>23.6</text:p>
          </table:table-cell>
          <table:table-cell office:value-type="float" office:value="34.3">
            <text:p>34.3</text:p>
          </table:table-cell>
          <table:table-cell/>
          <table:table-cell office:value-type="string">
            <text:p>France</text:p>
          </table:table-cell>
          <table:table-cell office:value-type="string">
            <text:p>Paris</text:p>
          </table:table-cell>
          <table:table-cell office:value-type="string">
            <text:p>Mus&amp;#233;e du Louvre</text:p>
          </table:table-cell>
          <table:table-cell office:value-type="float" office:value="19728">
            <text:p>19728</text:p>
          </table:table-cell>
          <table:table-cell/>
          <table:table-cell office:value-type="string">
            <text:p>Public</text:p>
          </table:table-cell>
          <table:table-cell table:number-columns-repeated="2"/>
          <table:table-cell office:value-type="string">
            <text:p>Brown ink pen</text:p>
          </table:table-cell>
          <table:table-cell office:value-type="string">
            <text:p>Paper</text:p>
          </table:table-cell>
          <table:table-cell/>
          <table:table-cell office:value-type="string">
            <text:p>1553 BRVEGHEL</text:p>
          </table:table-cell>
          <table:table-cell office:value-type="string">
            <text:p>Bottom center, by another hand</text:p>
          </table:table-cell>
          <table:table-cell table:number-columns-repeated="13"/>
          <table:table-cell office:value-type="string">
            <text:p>Mielke, cat. #16: P. Bruegel.</text:p>
          </table:table-cell>
          <table:table-cell table:number-columns-repeated="2"/>
          <table:table-cell office:value-type="string">
            <text:p>Berlin 1975, nr. 30, Paris 1990, nr. 104</text:p>
          </table:table-cell>
          <table:table-cell table:number-columns-repeated="4"/>
          <table:table-cell office:value-type="string">
            <text:p>9564|9565|9566</text:p>
          </table:table-cell>
          <table:table-cell office:value-type="string">
            <text:p>Crozat, Mariette (L.1852), stamp of the Louvre L. 1899 and L. 2207.</text:p>
          </table:table-cell>
          <table:table-cell table:number-columns-repeated="5"/>
          <table:table-cell office:value-type="string">
            <text:p>http://arts-graphiques.louvre.fr/detail/oeuvres/2/109870-Paysage-alpestre</text:p>
          </table:table-cell>
          <table:table-cell office:value-type="string">
            <text:p>The Louvre collection page</text:p>
          </table:table-cell>
          <table:table-cell office:value-type="string">
            <text:p>http://www.louvre.fr/en/oeuvre-notices/alpine-landscape</text:p>
          </table:table-cell>
          <table:table-cell office:value-type="string">
            <text:p>img/derivatives/simple/10054/thumbnail.jpg</text:p>
          </table:table-cell>
          <table:table-cell office:value-type="string">
            <text:p>img/derivatives/simple/10054/fullwidth.jpg</text:p>
          </table:table-cell>
          <table:table-cell office:value-type="string">
            <text:p>pieterbruegel</text:p>
          </table:table-cell>
          <table:table-cell office:value-type="string">
            <text:p>brueghel_item</text:p>
          </table:table-cell>
          <table:table-cell/>
          <table:table-cell office:value-type="string">
            <text:p>16_Alpine_Landscape.jpg</text:p>
          </table:table-cell>
          <table:table-cell office:value-type="string">
            <text:p>Wikimedia Commons</text:p>
          </table:table-cell>
          <table:table-cell office:value-type="string">
            <text:p>http://commons.wikimedia.org/wiki/Pieter_Bruegel_(I)</text:p>
          </table:table-cell>
          <table:table-cell table:number-columns-repeated="963"/>
        </table:table-row>
        <table:table-row table:style-name="ro1">
          <table:table-cell office:value-type="float" office:value="10055">
            <text:p>10055</text:p>
          </table:table-cell>
          <table:table-cell office:value-type="string">
            <text:p>Landscape with Saint Jerome</text:p>
          </table:table-cell>
          <table:table-cell office:value-type="string">
            <text:p>Drawing</text:p>
          </table:table-cell>
          <table:table-cell office:value-type="string">
            <text:p>Religious</text:p>
          </table:table-cell>
          <table:table-cell table:number-columns-repeated="2"/>
          <table:table-cell office:value-type="float" office:value="23.2">
            <text:p>23.2</text:p>
          </table:table-cell>
          <table:table-cell office:value-type="float" office:value="33.6">
            <text:p>33.6</text:p>
          </table:table-cell>
          <table:table-cell/>
          <table:table-cell office:value-type="string">
            <text:p>United States</text:p>
          </table:table-cell>
          <table:table-cell office:value-type="string">
            <text:p>Washington, DC</text:p>
          </table:table-cell>
          <table:table-cell office:value-type="string">
            <text:p>National Gallery of Art</text:p>
          </table:table-cell>
          <table:table-cell table:number-columns-repeated="2"/>
          <table:table-cell office:value-type="string">
            <text:p>Public</text:p>
          </table:table-cell>
          <table:table-cell table:number-columns-repeated="2"/>
          <table:table-cell office:value-type="string">
            <text:p>Brown ink pen; paper firmly placed</text:p>
          </table:table-cell>
          <table:table-cell office:value-type="string">
            <text:p>Paper</text:p>
          </table:table-cell>
          <table:table-cell office:value-type="string">
            <text:p>Mielke says "paper firmly placed."</text:p>
          </table:table-cell>
          <table:table-cell office:value-type="string">
            <text:p>(1)553, BRVEGHEL</text:p>
          </table:table-cell>
          <table:table-cell office:value-type="string">
            <text:p>Dated on left, signed on bottom</text:p>
          </table:table-cell>
          <table:table-cell table:number-columns-repeated="13"/>
          <table:table-cell office:value-type="string">
            <text:p>Mielke, cat. #17: P. Bruegel.</text:p>
          </table:table-cell>
          <table:table-cell table:number-columns-repeated="2"/>
          <table:table-cell office:value-type="string">
            <text:p>Washington 1974, nr. 39, Berlin 1975, nr. 35, Washington/New York 1986-87, nr. 27</text:p>
          </table:table-cell>
          <table:table-cell table:number-columns-repeated="4"/>
          <table:table-cell office:value-type="string">
            <text:p>9567|9568|9569|9570</text:p>
          </table:table-cell>
          <table:table-cell office:value-type="string">
            <text:p>Prince of Lichtenstein, Dr. Felix Somary, Zurich, William S. Schab, New York.</text:p>
          </table:table-cell>
          <table:table-cell table:number-columns-repeated="8"/>
          <table:table-cell office:value-type="string">
            <text:p>img/derivatives/simple/10055/thumbnail.jpg</text:p>
          </table:table-cell>
          <table:table-cell office:value-type="string">
            <text:p>img/derivatives/simple/10055/fullwidth.jpg</text:p>
          </table:table-cell>
          <table:table-cell office:value-type="string">
            <text:p>pieterbruegel</text:p>
          </table:table-cell>
          <table:table-cell office:value-type="string">
            <text:p>brueghel_item</text:p>
          </table:table-cell>
          <table:table-cell/>
          <table:table-cell office:value-type="string">
            <text:p>17_Landscape_with_Saint_Jerome.jpg</text:p>
          </table:table-cell>
          <table:table-cell office:value-type="string">
            <text:p>Wikimedia Commons</text:p>
          </table:table-cell>
          <table:table-cell office:value-type="string">
            <text:p>http://commons.wikimedia.org/wiki/Pieter_Bruegel_(I)</text:p>
          </table:table-cell>
          <table:table-cell table:number-columns-repeated="963"/>
        </table:table-row>
        <table:table-row table:style-name="ro1">
          <table:table-cell office:value-type="float" office:value="10056">
            <text:p>10056</text:p>
          </table:table-cell>
          <table:table-cell office:value-type="string">
            <text:p>Woodland Scene with Bears</text:p>
          </table:table-cell>
          <table:table-cell office:value-type="string">
            <text:p>Drawing</text:p>
          </table:table-cell>
          <table:table-cell office:value-type="string">
            <text:p>Landscape</text:p>
          </table:table-cell>
          <table:table-cell table:number-columns-repeated="2"/>
          <table:table-cell office:value-type="float" office:value="33.8">
            <text:p>33.8</text:p>
          </table:table-cell>
          <table:table-cell office:value-type="float" office:value="23.2">
            <text:p>23.2</text:p>
          </table:table-cell>
          <table:table-cell/>
          <table:table-cell office:value-type="string">
            <text:p>England</text:p>
          </table:table-cell>
          <table:table-cell office:value-type="string">
            <text:p>London</text:p>
          </table:table-cell>
          <table:table-cell office:value-type="string">
            <text:p>British Museum</text:p>
          </table:table-cell>
          <table:table-cell table:number-columns-repeated="2"/>
          <table:table-cell office:value-type="string">
            <text:p>Public</text:p>
          </table:table-cell>
          <table:table-cell table:number-columns-repeated="3"/>
          <table:table-cell office:value-type="string">
            <text:p>Paper</text:p>
          </table:table-cell>
          <table:table-cell table:number-columns-repeated="16"/>
          <table:table-cell office:value-type="string">
            <text:p>Mielke, cat. #18: P. Bruegel.</text:p>
          </table:table-cell>
          <table:table-cell table:number-columns-repeated="2"/>
          <table:table-cell office:value-type="string">
            <text:p>Berlin 1975, nr. 41 (M. Winner: Pieter Bruegel?)</text:p>
          </table:table-cell>
          <table:table-cell table:number-columns-repeated="4"/>
          <table:table-cell office:value-type="string">
            <text:p>9571|9572</text:p>
          </table:table-cell>
          <table:table-cell office:value-type="string">
            <text:p>Aquired 1872.</text:p>
          </table:table-cell>
          <table:table-cell table:number-columns-repeated="4"/>
          <table:table-cell office:value-type="string">
            <text:p>more medium detail according to Meilke: The black ink is "partly over" the brown (covers potrions of it but not all-"der stehende Bär am Baum"). <text:s/>The later (black) ink is a lighter, more gray ink. <text:s/>(should this be in medium?)</text:p>
          </table:table-cell>
          <table:table-cell table:number-columns-repeated="3"/>
          <table:table-cell office:value-type="string">
            <text:p>img/derivatives/simple/10056/thumbnail.jpg</text:p>
          </table:table-cell>
          <table:table-cell office:value-type="string">
            <text:p>img/derivatives/simple/10056/fullwidth.jpg</text:p>
          </table:table-cell>
          <table:table-cell office:value-type="string">
            <text:p>pieterbruegel</text:p>
          </table:table-cell>
          <table:table-cell office:value-type="string">
            <text:p>brueghel_item</text:p>
          </table:table-cell>
          <table:table-cell/>
          <table:table-cell office:value-type="string">
            <text:p>18_Woodland_Scene_with_Bears.jpg</text:p>
          </table:table-cell>
          <table:table-cell table:number-columns-repeated="965"/>
        </table:table-row>
        <table:table-row table:style-name="ro1">
          <table:table-cell office:value-type="float" office:value="10057">
            <text:p>10057</text:p>
          </table:table-cell>
          <table:table-cell office:value-type="string">
            <text:p>Stream with an Angler</text:p>
          </table:table-cell>
          <table:table-cell office:value-type="string">
            <text:p>Drawing</text:p>
          </table:table-cell>
          <table:table-cell office:value-type="string">
            <text:p>Landscape</text:p>
          </table:table-cell>
          <table:table-cell table:number-columns-repeated="2"/>
          <table:table-cell office:value-type="float" office:value="34.5">
            <text:p>34.5</text:p>
          </table:table-cell>
          <table:table-cell office:value-type="float" office:value="23.5">
            <text:p>23.5</text:p>
          </table:table-cell>
          <table:table-cell/>
          <table:table-cell office:value-type="string">
            <text:p>Belgium</text:p>
          </table:table-cell>
          <table:table-cell office:value-type="string">
            <text:p>Brussels</text:p>
          </table:table-cell>
          <table:table-cell office:value-type="string">
            <text:p>Koninklijke Biblioteek Albert I</text:p>
          </table:table-cell>
          <table:table-cell table:number-columns-repeated="2"/>
          <table:table-cell office:value-type="string">
            <text:p>Public</text:p>
          </table:table-cell>
          <table:table-cell table:number-columns-repeated="2"/>
          <table:table-cell office:value-type="string">
            <text:p>Red-brown ink pen </text:p>
          </table:table-cell>
          <table:table-cell office:value-type="string">
            <text:p>Paper</text:p>
          </table:table-cell>
          <table:table-cell/>
          <table:table-cell office:value-type="string">
            <text:p>Bruegel F:1554</text:p>
          </table:table-cell>
          <table:table-cell office:value-type="string">
            <text:p>Bottom left, by another hand in dark brown ink</text:p>
          </table:table-cell>
          <table:table-cell office:value-type="string">
            <text:p>No watermark. </text:p>
          </table:table-cell>
          <table:table-cell table:number-columns-repeated="12"/>
          <table:table-cell office:value-type="string">
            <text:p>Mielke, cat. #19: P. Bruegel.</text:p>
          </table:table-cell>
          <table:table-cell table:number-columns-repeated="2"/>
          <table:table-cell office:value-type="string">
            <text:p>Berlin 1975, nr. 47</text:p>
          </table:table-cell>
          <table:table-cell table:number-columns-repeated="4"/>
          <table:table-cell office:value-type="string">
            <text:p>9573|9574|9575</text:p>
          </table:table-cell>
          <table:table-cell office:value-type="string">
            <text:p>A. Coster, Brussels, Auction J. Fievez, Brussels, April 1907.</text:p>
          </table:table-cell>
          <table:table-cell table:number-columns-repeated="8"/>
          <table:table-cell office:value-type="string">
            <text:p>img/derivatives/simple/10057/thumbnail.jpg</text:p>
          </table:table-cell>
          <table:table-cell office:value-type="string">
            <text:p>img/derivatives/simple/10057/fullwidth.jpg</text:p>
          </table:table-cell>
          <table:table-cell office:value-type="string">
            <text:p>pieterbruegel</text:p>
          </table:table-cell>
          <table:table-cell office:value-type="string">
            <text:p>brueghel_item</text:p>
          </table:table-cell>
          <table:table-cell/>
          <table:table-cell office:value-type="string">
            <text:p>19_Stream_with_an_Angler.jpg</text:p>
          </table:table-cell>
          <table:table-cell table:number-columns-repeated="965"/>
        </table:table-row>
        <table:table-row table:style-name="ro1">
          <table:table-cell office:value-type="float" office:value="10058">
            <text:p>10058</text:p>
          </table:table-cell>
          <table:table-cell office:value-type="string">
            <text:p>Stream with an Angler (Copy) </text:p>
          </table:table-cell>
          <table:table-cell office:value-type="string">
            <text:p>Drawing</text:p>
          </table:table-cell>
          <table:table-cell office:value-type="string">
            <text:p>Landscape</text:p>
          </table:table-cell>
          <table:table-cell table:number-columns-repeated="2"/>
          <table:table-cell office:value-type="float" office:value="34.2">
            <text:p>34.2</text:p>
          </table:table-cell>
          <table:table-cell office:value-type="float" office:value="24">
            <text:p>24</text:p>
          </table:table-cell>
          <table:table-cell/>
          <table:table-cell office:value-type="string">
            <text:p>France</text:p>
          </table:table-cell>
          <table:table-cell office:value-type="string">
            <text:p>Paris</text:p>
          </table:table-cell>
          <table:table-cell office:value-type="string">
            <text:p>Mus&amp;#233;e du Louvre</text:p>
          </table:table-cell>
          <table:table-cell table:number-columns-repeated="2"/>
          <table:table-cell office:value-type="string">
            <text:p>Public</text:p>
          </table:table-cell>
          <table:table-cell table:number-columns-repeated="2"/>
          <table:table-cell office:value-type="string">
            <text:p>Pen</text:p>
          </table:table-cell>
          <table:table-cell office:value-type="string">
            <text:p>Paper</text:p>
          </table:table-cell>
          <table:table-cell table:number-columns-repeated="16"/>
          <table:table-cell office:value-type="string">
            <text:p>Mielke, cat. #19a: copy after P. Bruegel.</text:p>
          </table:table-cell>
          <table:table-cell table:number-columns-repeated="2"/>
          <table:table-cell office:value-type="string">
            <text:p>Berlin 1975, nr. 48</text:p>
          </table:table-cell>
          <table:table-cell table:number-columns-repeated="14"/>
          <table:table-cell office:value-type="string">
            <text:p>img/derivatives/simple/10058/thumbnail.jpg</text:p>
          </table:table-cell>
          <table:table-cell office:value-type="string">
            <text:p>img/derivatives/simple/10058/fullwidth.jpg</text:p>
          </table:table-cell>
          <table:table-cell office:value-type="string">
            <text:p>pieterbruegel</text:p>
          </table:table-cell>
          <table:table-cell office:value-type="string">
            <text:p>brueghel_item</text:p>
          </table:table-cell>
          <table:table-cell/>
          <table:table-cell office:value-type="string">
            <text:p>19a_Stream_with_an_Angler_Copy.jpg</text:p>
          </table:table-cell>
          <table:table-cell table:number-columns-repeated="965"/>
        </table:table-row>
        <table:table-row table:style-name="ro1">
          <table:table-cell office:value-type="float" office:value="10059">
            <text:p>10059</text:p>
          </table:table-cell>
          <table:table-cell office:value-type="string">
            <text:p>Group of Trees with Goats (Copy)</text:p>
          </table:table-cell>
          <table:table-cell office:value-type="string">
            <text:p>Drawing</text:p>
          </table:table-cell>
          <table:table-cell office:value-type="string">
            <text:p>Landscape</text:p>
          </table:table-cell>
          <table:table-cell table:number-columns-repeated="2"/>
          <table:table-cell office:value-type="float" office:value="34.5">
            <text:p>34.5</text:p>
          </table:table-cell>
          <table:table-cell office:value-type="float" office:value="22.6">
            <text:p>22.6</text:p>
          </table:table-cell>
          <table:table-cell/>
          <table:table-cell office:value-type="string">
            <text:p>United States</text:p>
          </table:table-cell>
          <table:table-cell office:value-type="string">
            <text:p>Chicago, IL</text:p>
          </table:table-cell>
          <table:table-cell office:value-type="string">
            <text:p>The Art Institute of Chicago</text:p>
          </table:table-cell>
          <table:table-cell table:number-columns-repeated="2"/>
          <table:table-cell office:value-type="string">
            <text:p>Public</text:p>
          </table:table-cell>
          <table:table-cell table:number-columns-repeated="2"/>
          <table:table-cell office:value-type="string">
            <text:p>Dark brown ink pen</text:p>
          </table:table-cell>
          <table:table-cell office:value-type="string">
            <text:p>Paper</text:p>
          </table:table-cell>
          <table:table-cell table:number-columns-repeated="3"/>
          <table:table-cell office:value-type="string">
            <text:p>No watermark.</text:p>
          </table:table-cell>
          <table:table-cell office:value-type="string">
            <text:p>inscription: "Bril". </text:p>
          </table:table-cell>
          <table:table-cell table:number-columns-repeated="11"/>
          <table:table-cell office:value-type="string">
            <text:p>Mielke, cat. #20: copy after P. Bruegel.</text:p>
          </table:table-cell>
          <table:table-cell table:number-columns-repeated="2"/>
          <table:table-cell office:value-type="string">
            <text:p>Berlin 1975, nr. 46</text:p>
          </table:table-cell>
          <table:table-cell table:number-columns-repeated="4"/>
          <table:table-cell office:value-type="string">
            <text:p>9576|9577|9578</text:p>
          </table:table-cell>
          <table:table-cell office:value-type="string">
            <text:p>van Haecken (L. 2516), J.J. Lindmann (L. 1479 a, Suppl.), W.F.E. Gurley.</text:p>
          </table:table-cell>
          <table:table-cell table:number-columns-repeated="4"/>
          <table:table-cell office:value-type="string">
            <text:p>Bottom left corner ink corossion. "flecken".</text:p>
          </table:table-cell>
          <table:table-cell table:number-columns-repeated="3"/>
          <table:table-cell office:value-type="string">
            <text:p>img/derivatives/simple/10059/thumbnail.jpg</text:p>
          </table:table-cell>
          <table:table-cell office:value-type="string">
            <text:p>img/derivatives/simple/10059/fullwidth.jpg</text:p>
          </table:table-cell>
          <table:table-cell office:value-type="string">
            <text:p>pieterbruegel</text:p>
          </table:table-cell>
          <table:table-cell office:value-type="string">
            <text:p>brueghel_item</text:p>
          </table:table-cell>
          <table:table-cell/>
          <table:table-cell office:value-type="string">
            <text:p>20_Group_of_Trees_with_Goats_Copy.jpg</text:p>
          </table:table-cell>
          <table:table-cell table:number-columns-repeated="965"/>
        </table:table-row>
        <table:table-row table:style-name="ro1">
          <table:table-cell office:value-type="float" office:value="10060">
            <text:p>10060</text:p>
          </table:table-cell>
          <table:table-cell office:value-type="string">
            <text:p>Italian Landscape, recto, Landscape with Castle, verso</text:p>
          </table:table-cell>
          <table:table-cell office:value-type="string">
            <text:p>Drawing</text:p>
          </table:table-cell>
          <table:table-cell office:value-type="string">
            <text:p>Landscape</text:p>
          </table:table-cell>
          <table:table-cell table:number-columns-repeated="2"/>
          <table:table-cell office:value-type="float" office:value="33.3">
            <text:p>33.3</text:p>
          </table:table-cell>
          <table:table-cell office:value-type="float" office:value="46.6">
            <text:p>46.6</text:p>
          </table:table-cell>
          <table:table-cell/>
          <table:table-cell office:value-type="string">
            <text:p>Germany</text:p>
          </table:table-cell>
          <table:table-cell office:value-type="string">
            <text:p>Berlin</text:p>
          </table:table-cell>
          <table:table-cell office:value-type="string">
            <text:p>Kupferstichkabinett, Staatliche Museen zu Berlin</text:p>
          </table:table-cell>
          <table:table-cell table:number-columns-repeated="2"/>
          <table:table-cell office:value-type="string">
            <text:p>Public</text:p>
          </table:table-cell>
          <table:table-cell table:number-columns-repeated="2"/>
          <table:table-cell office:value-type="string">
            <text:p>R: Reddish brown ink pen, V: Brown ink pen (without chalk) </text:p>
          </table:table-cell>
          <table:table-cell office:value-type="string">
            <text:p>Paper</text:p>
          </table:table-cell>
          <table:table-cell/>
          <table:table-cell office:value-type="string">
            <text:p>1554, ...ruegel</text:p>
          </table:table-cell>
          <table:table-cell office:value-type="string">
            <text:p>Bottom left, signed by another hand in lighter reddish brown ink</text:p>
          </table:table-cell>
          <table:table-cell office:value-type="string">
            <text:p>water mark: "gekreuzte Pfeile (crossed arrows)"</text:p>
          </table:table-cell>
          <table:table-cell table:number-columns-repeated="12"/>
          <table:table-cell office:value-type="string">
            <text:p>Mielke, cat. #21: P. Bruegel.</text:p>
          </table:table-cell>
          <table:table-cell table:number-columns-repeated="2"/>
          <table:table-cell office:value-type="string">
            <text:p>VERSO: Berlin 1975, nr. 40, Tokyo 1995, nr. B4</text:p>
          </table:table-cell>
          <table:table-cell table:number-columns-repeated="4"/>
          <table:table-cell office:value-type="string">
            <text:p>9579|9580|9581</text:p>
          </table:table-cell>
          <table:table-cell office:value-type="string">
            <text:p>VERSO: H. Hamal, Lüttich (L.1231), W. Mayor, London (L.2798), Aquired 1879 (L. 1607).</text:p>
          </table:table-cell>
          <table:table-cell table:number-columns-repeated="4"/>
          <table:table-cell office:value-type="string">
            <text:p>RECTO: has vertical crease. </text:p>
          </table:table-cell>
          <table:table-cell table:number-columns-repeated="3"/>
          <table:table-cell office:value-type="string">
            <text:p>img/derivatives/simple/10060/thumbnail.jpg</text:p>
          </table:table-cell>
          <table:table-cell office:value-type="string">
            <text:p>img/derivatives/simple/10060/fullwidth.jpg</text:p>
          </table:table-cell>
          <table:table-cell office:value-type="string">
            <text:p>pieterbruegel</text:p>
          </table:table-cell>
          <table:table-cell office:value-type="string">
            <text:p>brueghel_item</text:p>
          </table:table-cell>
          <table:table-cell/>
          <table:table-cell office:value-type="string">
            <text:p>21_Italian_Landscape_recto_Landscape_with_Castle_verso.jpg</text:p>
          </table:table-cell>
          <table:table-cell table:number-columns-repeated="965"/>
        </table:table-row>
        <table:table-row table:style-name="ro1">
          <table:table-cell office:value-type="float" office:value="10061">
            <text:p>10061</text:p>
          </table:table-cell>
          <table:table-cell office:value-type="string">
            <text:p>Landscape with Bears, recto, Estuary with City in Background, verso</text:p>
          </table:table-cell>
          <table:table-cell office:value-type="string">
            <text:p>Drawing</text:p>
          </table:table-cell>
          <table:table-cell office:value-type="string">
            <text:p>Landscape</text:p>
          </table:table-cell>
          <table:table-cell table:number-columns-repeated="2"/>
          <table:table-cell office:value-type="float" office:value="27.3">
            <text:p>27.3</text:p>
          </table:table-cell>
          <table:table-cell office:value-type="float" office:value="41">
            <text:p>41</text:p>
          </table:table-cell>
          <table:table-cell/>
          <table:table-cell office:value-type="string">
            <text:p>Czech Republic</text:p>
          </table:table-cell>
          <table:table-cell office:value-type="string">
            <text:p>Prague</text:p>
          </table:table-cell>
          <table:table-cell office:value-type="string">
            <text:p>Narodn&amp;#237; Galerie</text:p>
          </table:table-cell>
          <table:table-cell table:number-columns-repeated="2"/>
          <table:table-cell office:value-type="string">
            <text:p>Public</text:p>
          </table:table-cell>
          <table:table-cell table:number-columns-repeated="2"/>
          <table:table-cell office:value-type="string">
            <text:p>R: Brown ink pen <text:s text:c="2"/>V: Brown ink pen</text:p>
          </table:table-cell>
          <table:table-cell office:value-type="string">
            <text:p>Paper</text:p>
          </table:table-cell>
          <table:table-cell/>
          <table:table-cell office:value-type="float" office:value="1554">
            <text:p>1554</text:p>
          </table:table-cell>
          <table:table-cell office:value-type="string">
            <text:p>Bottom right</text:p>
          </table:table-cell>
          <table:table-cell office:value-type="string">
            <text:p>No watermark. <text:s/>VERSO has a recent inscription "Nr.61" ? (Bruegel has a question mark after this, yet seems to accept it).</text:p>
          </table:table-cell>
          <table:table-cell table:number-columns-repeated="12"/>
          <table:table-cell office:value-type="string">
            <text:p>Mielke, cat. #22: P. Bruegel.</text:p>
          </table:table-cell>
          <table:table-cell table:number-columns-repeated="2"/>
          <table:table-cell office:value-type="string">
            <text:p>VERSO: Brussels 1980, nr. 11</text:p>
          </table:table-cell>
          <table:table-cell table:number-columns-repeated="4"/>
          <table:table-cell office:value-type="string">
            <text:p>9582|9583|9584</text:p>
          </table:table-cell>
          <table:table-cell office:value-type="string">
            <text:p>VERSO: F. Berovsky, Lanna (L. 2773), Engert, aquired 1925.</text:p>
          </table:table-cell>
          <table:table-cell table:number-columns-repeated="4"/>
          <table:table-cell office:value-type="string">
            <text:p>RECTO: Paper heavily browned, broken and restored. <text:s/>VERSO: <text:s/>"Papier von horizontal punktenden rotbraunen Streifen überzogen, wohl Spuren ehem". </text:p>
          </table:table-cell>
          <table:table-cell/>
          <table:table-cell office:value-type="string">
            <text:p>CODART</text:p>
          </table:table-cell>
          <table:table-cell office:value-type="string">
            <text:p>http://www.codart.nl/news/806/</text:p>
          </table:table-cell>
          <table:table-cell office:value-type="string">
            <text:p>img/derivatives/simple/10061/thumbnail.jpg</text:p>
          </table:table-cell>
          <table:table-cell office:value-type="string">
            <text:p>img/derivatives/simple/10061/fullwidth.jpg</text:p>
          </table:table-cell>
          <table:table-cell office:value-type="string">
            <text:p>pieterbruegel</text:p>
          </table:table-cell>
          <table:table-cell office:value-type="string">
            <text:p>brueghel_item</text:p>
          </table:table-cell>
          <table:table-cell/>
          <table:table-cell office:value-type="string">
            <text:p>22_Verso_Landscape_with_Bears.jpg</text:p>
          </table:table-cell>
          <table:table-cell table:number-columns-repeated="965"/>
        </table:table-row>
        <table:table-row table:style-name="ro1">
          <table:table-cell office:value-type="float" office:value="10062">
            <text:p>10062</text:p>
          </table:table-cell>
          <table:table-cell office:value-type="string">
            <text:p>Landscape with Three Pilgrims</text:p>
          </table:table-cell>
          <table:table-cell office:value-type="string">
            <text:p>Drawing</text:p>
          </table:table-cell>
          <table:table-cell office:value-type="string">
            <text:p>Landscape</text:p>
          </table:table-cell>
          <table:table-cell table:number-columns-repeated="2"/>
          <table:table-cell office:value-type="float" office:value="26">
            <text:p>26</text:p>
          </table:table-cell>
          <table:table-cell office:value-type="float" office:value="41.5">
            <text:p>41.5</text:p>
          </table:table-cell>
          <table:table-cell/>
          <table:table-cell office:value-type="string">
            <text:p>Belgium</text:p>
          </table:table-cell>
          <table:table-cell office:value-type="string">
            <text:p>Antwerp</text:p>
          </table:table-cell>
          <table:table-cell office:value-type="string">
            <text:p>Koninklijk Museum voor Schone Kunsten</text:p>
          </table:table-cell>
          <table:table-cell table:number-columns-repeated="2"/>
          <table:table-cell office:value-type="string">
            <text:p>Public</text:p>
          </table:table-cell>
          <table:table-cell table:number-columns-repeated="2"/>
          <table:table-cell office:value-type="string">
            <text:p>Brown ink pen, revised with gray and later brown brush.</text:p>
          </table:table-cell>
          <table:table-cell office:value-type="string">
            <text:p>Paper</text:p>
          </table:table-cell>
          <table:table-cell table:number-columns-repeated="16"/>
          <table:table-cell office:value-type="string">
            <text:p>Mielke, cat. #23: P. Bruegel.</text:p>
          </table:table-cell>
          <table:table-cell table:number-columns-repeated="2"/>
          <table:table-cell office:value-type="string">
            <text:p>Berlin 1975, nr. 37, Cologne/Antwerp/Vienna 1992-93, nr. 109.1</text:p>
          </table:table-cell>
          <table:table-cell table:number-columns-repeated="4"/>
          <table:table-cell office:value-type="string">
            <text:p>9585|9586|9587|9588|9589</text:p>
          </table:table-cell>
          <table:table-cell office:value-type="string">
            <text:p>German private property, Christie's Auction, London 29th November 1977 Nr. 158.</text:p>
          </table:table-cell>
          <table:table-cell table:number-columns-repeated="4"/>
          <table:table-cell office:value-type="string">
            <text:p>Paper "beaten","repairs"</text:p>
          </table:table-cell>
          <table:table-cell table:number-columns-repeated="3"/>
          <table:table-cell office:value-type="string">
            <text:p>img/derivatives/simple/10062/thumbnail.jpg</text:p>
          </table:table-cell>
          <table:table-cell office:value-type="string">
            <text:p>img/derivatives/simple/10062/fullwidth.jpg</text:p>
          </table:table-cell>
          <table:table-cell office:value-type="string">
            <text:p>pieterbruegel</text:p>
          </table:table-cell>
          <table:table-cell office:value-type="string">
            <text:p>brueghel_item</text:p>
          </table:table-cell>
          <table:table-cell/>
          <table:table-cell office:value-type="string">
            <text:p>23_Landscape_with_Three_Pilgrams_.jpg</text:p>
          </table:table-cell>
          <table:table-cell table:number-columns-repeated="965"/>
        </table:table-row>
        <table:table-row table:style-name="ro1">
          <table:table-cell office:value-type="float" office:value="10063">
            <text:p>10063</text:p>
          </table:table-cell>
          <table:table-cell office:value-type="string">
            <text:p>Large Alpine Landscape (Paris)</text:p>
          </table:table-cell>
          <table:table-cell office:value-type="string">
            <text:p>Drawing</text:p>
          </table:table-cell>
          <table:table-cell office:value-type="string">
            <text:p>Landscape</text:p>
          </table:table-cell>
          <table:table-cell table:number-columns-repeated="2"/>
          <table:table-cell office:value-type="float" office:value="29">
            <text:p>29</text:p>
          </table:table-cell>
          <table:table-cell office:value-type="float" office:value="43">
            <text:p>43</text:p>
          </table:table-cell>
          <table:table-cell/>
          <table:table-cell office:value-type="string">
            <text:p>France</text:p>
          </table:table-cell>
          <table:table-cell office:value-type="string">
            <text:p>Paris</text:p>
          </table:table-cell>
          <table:table-cell office:value-type="string">
            <text:p>Mus&amp;#233;e du Louvre</text:p>
          </table:table-cell>
          <table:table-cell office:value-type="float" office:value="20720">
            <text:p>20720</text:p>
          </table:table-cell>
          <table:table-cell/>
          <table:table-cell office:value-type="string">
            <text:p>Public</text:p>
          </table:table-cell>
          <table:table-cell table:number-columns-repeated="2"/>
          <table:table-cell office:value-type="string">
            <text:p>Brown ink pen; paper strongly browned</text:p>
          </table:table-cell>
          <table:table-cell office:value-type="string">
            <text:p>Paper</text:p>
          </table:table-cell>
          <table:table-cell/>
          <table:table-cell office:value-type="string">
            <text:p>...ueghel 1555</text:p>
          </table:table-cell>
          <table:table-cell office:value-type="string">
            <text:p>Bottom left</text:p>
          </table:table-cell>
          <table:table-cell table:number-columns-repeated="13"/>
          <table:table-cell office:value-type="string">
            <text:p>Mielke, cat. #24: P. Bruegel.</text:p>
          </table:table-cell>
          <table:table-cell table:number-columns-repeated="7"/>
          <table:table-cell office:value-type="float" office:value="9590">
            <text:p>9590</text:p>
          </table:table-cell>
          <table:table-cell office:value-type="string">
            <text:p>Stamp of the Louvre (L. 1955).</text:p>
          </table:table-cell>
          <table:table-cell office:value-type="float" office:value="10170">
            <text:p>10170</text:p>
          </table:table-cell>
          <table:table-cell table:number-columns-repeated="3"/>
          <table:table-cell office:value-type="string">
            <text:p>medium note: "Von fremder Hand grauer Pinseleintrag".</text:p>
          </table:table-cell>
          <table:table-cell/>
          <table:table-cell office:value-type="string">
            <text:p>The Louvre collection page</text:p>
          </table:table-cell>
          <table:table-cell office:value-type="string">
            <text:p>http://arts-graphiques.louvre.fr/detail/oeuvres/6/110953-Grand-paysage-alpestre</text:p>
          </table:table-cell>
          <table:table-cell office:value-type="string">
            <text:p>img/derivatives/simple/10063/thumbnail.jpg</text:p>
          </table:table-cell>
          <table:table-cell office:value-type="string">
            <text:p>img/derivatives/simple/10063/fullwidth.jpg</text:p>
          </table:table-cell>
          <table:table-cell office:value-type="string">
            <text:p>pieterbruegel</text:p>
          </table:table-cell>
          <table:table-cell office:value-type="string">
            <text:p>brueghel_item</text:p>
          </table:table-cell>
          <table:table-cell/>
          <table:table-cell office:value-type="string">
            <text:p>24_Large_Alpine_Landscape_Paris.jpg</text:p>
          </table:table-cell>
          <table:table-cell office:value-type="string">
            <text:p>Web Gallery of Art (from the Louvre)</text:p>
          </table:table-cell>
          <table:table-cell table:number-columns-repeated="964"/>
        </table:table-row>
        <table:table-row table:style-name="ro1">
          <table:table-cell office:value-type="float" office:value="10066">
            <text:p>10066</text:p>
          </table:table-cell>
          <table:table-cell office:value-type="string">
            <text:p>Solicitudo Rustica (London)</text:p>
          </table:table-cell>
          <table:table-cell office:value-type="string">
            <text:p>Drawing</text:p>
          </table:table-cell>
          <table:table-cell office:value-type="string">
            <text:p>Landscape</text:p>
          </table:table-cell>
          <table:table-cell table:number-columns-repeated="2"/>
          <table:table-cell office:value-type="float" office:value="24.4">
            <text:p>24.4</text:p>
          </table:table-cell>
          <table:table-cell office:value-type="float" office:value="35.2">
            <text:p>35.2</text:p>
          </table:table-cell>
          <table:table-cell/>
          <table:table-cell office:value-type="string">
            <text:p>England</text:p>
          </table:table-cell>
          <table:table-cell office:value-type="string">
            <text:p>London</text:p>
          </table:table-cell>
          <table:table-cell office:value-type="string">
            <text:p>British Museum</text:p>
          </table:table-cell>
          <table:table-cell table:number-columns-repeated="2"/>
          <table:table-cell office:value-type="string">
            <text:p>Public</text:p>
          </table:table-cell>
          <table:table-cell table:number-columns-repeated="2"/>
          <table:table-cell office:value-type="string">
            <text:p>Brown ink pen; paper browned by water damage</text:p>
          </table:table-cell>
          <table:table-cell office:value-type="string">
            <text:p>Paper</text:p>
          </table:table-cell>
          <table:table-cell table:number-columns-repeated="16"/>
          <table:table-cell office:value-type="string">
            <text:p>Mielke, cat. #25: P. Bruegel.</text:p>
          </table:table-cell>
          <table:table-cell table:number-columns-repeated="2"/>
          <table:table-cell office:value-type="string">
            <text:p>Brussels 1980, nr. 14</text:p>
          </table:table-cell>
          <table:table-cell table:number-columns-repeated="4"/>
          <table:table-cell office:value-type="string">
            <text:p>9591|9592</text:p>
          </table:table-cell>
          <table:table-cell office:value-type="string">
            <text:p>English private property, aquired 1963.</text:p>
          </table:table-cell>
          <table:table-cell office:value-type="float" office:value="10173">
            <text:p>10173</text:p>
          </table:table-cell>
          <table:table-cell table:number-columns-repeated="3"/>
          <table:table-cell office:value-type="string">
            <text:p>Condition: tears in upper boarder. Backside rubbed with black chalk.</text:p>
          </table:table-cell>
          <table:table-cell table:number-columns-repeated="3"/>
          <table:table-cell office:value-type="string">
            <text:p>img/derivatives/simple/10066/thumbnail.jpg</text:p>
          </table:table-cell>
          <table:table-cell office:value-type="string">
            <text:p>img/derivatives/simple/10066/fullwidth.jpg</text:p>
          </table:table-cell>
          <table:table-cell office:value-type="string">
            <text:p>pieterbruegel</text:p>
          </table:table-cell>
          <table:table-cell office:value-type="string">
            <text:p>brueghel_item</text:p>
          </table:table-cell>
          <table:table-cell/>
          <table:table-cell office:value-type="string">
            <text:p>25_Solicitudo_Rustica_London.jpg</text:p>
          </table:table-cell>
          <table:table-cell table:number-columns-repeated="965"/>
        </table:table-row>
        <table:table-row table:style-name="ro1">
          <table:table-cell office:value-type="float" office:value="10067">
            <text:p>10067</text:p>
          </table:table-cell>
          <table:table-cell office:value-type="string">
            <text:p>Landscape with St. Jerome (Copy) </text:p>
          </table:table-cell>
          <table:table-cell office:value-type="string">
            <text:p>Drawing</text:p>
          </table:table-cell>
          <table:table-cell office:value-type="string">
            <text:p>Religious</text:p>
          </table:table-cell>
          <table:table-cell table:number-columns-repeated="2"/>
          <table:table-cell office:value-type="float" office:value="30.9">
            <text:p>30.9</text:p>
          </table:table-cell>
          <table:table-cell office:value-type="float" office:value="42">
            <text:p>42</text:p>
          </table:table-cell>
          <table:table-cell/>
          <table:table-cell office:value-type="string">
            <text:p>England</text:p>
          </table:table-cell>
          <table:table-cell office:value-type="string">
            <text:p>London</text:p>
          </table:table-cell>
          <table:table-cell office:value-type="string">
            <text:p>British Museum</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 1566</text:p>
          </table:table-cell>
          <table:table-cell office:value-type="string">
            <text:p>Lower left</text:p>
          </table:table-cell>
          <table:table-cell table:number-columns-repeated="13"/>
          <table:table-cell office:value-type="string">
            <text:p>Mielke, cat. #26: copy after P. Bruegel.</text:p>
          </table:table-cell>
          <table:table-cell table:number-columns-repeated="7"/>
          <table:table-cell office:value-type="string">
            <text:p>9593|9594|9595</text:p>
          </table:table-cell>
          <table:table-cell table:number-columns-repeated="9"/>
          <table:table-cell office:value-type="string">
            <text:p>img/derivatives/simple/10067/thumbnail.jpg</text:p>
          </table:table-cell>
          <table:table-cell office:value-type="string">
            <text:p>img/derivatives/simple/10067/fullwidth.jpg</text:p>
          </table:table-cell>
          <table:table-cell office:value-type="string">
            <text:p>pieterbruegel</text:p>
          </table:table-cell>
          <table:table-cell office:value-type="string">
            <text:p>brueghel_item</text:p>
          </table:table-cell>
          <table:table-cell/>
          <table:table-cell office:value-type="string">
            <text:p>26_Landscape_with_St_Jerome_Copy.jpg</text:p>
          </table:table-cell>
          <table:table-cell table:number-columns-repeated="965"/>
        </table:table-row>
        <table:table-row table:style-name="ro1">
          <table:table-cell office:value-type="float" office:value="10068">
            <text:p>10068</text:p>
          </table:table-cell>
          <table:table-cell office:value-type="string">
            <text:p>River Landscape at Basrode</text:p>
          </table:table-cell>
          <table:table-cell office:value-type="string">
            <text:p>Drawing</text:p>
          </table:table-cell>
          <table:table-cell office:value-type="string">
            <text:p>Landscape</text:p>
          </table:table-cell>
          <table:table-cell table:number-columns-repeated="2"/>
          <table:table-cell office:value-type="float" office:value="24.9">
            <text:p>24.9</text:p>
          </table:table-cell>
          <table:table-cell office:value-type="float" office:value="42.1">
            <text:p>42.1</text:p>
          </table:table-cell>
          <table:table-cell/>
          <table:table-cell office:value-type="string">
            <text:p>Germany</text:p>
          </table:table-cell>
          <table:table-cell office:value-type="string">
            <text:p>Berlin</text:p>
          </table:table-cell>
          <table:table-cell office:value-type="string">
            <text:p>Kupferstichkabinett, Staatliche Museen zu Berlin</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text:p>
          </table:table-cell>
          <table:table-cell office:value-type="string">
            <text:p>Lower right</text:p>
          </table:table-cell>
          <table:table-cell/>
          <table:table-cell office:value-type="string">
            <text:p>Inscribed in another hand upper middle "Basrode" </text:p>
          </table:table-cell>
          <table:table-cell table:number-columns-repeated="11"/>
          <table:table-cell office:value-type="string">
            <text:p>Mielke, cat. #27: P. Bruegel.</text:p>
          </table:table-cell>
          <table:table-cell table:number-columns-repeated="2"/>
          <table:table-cell office:value-type="string">
            <text:p>Berlin 1975, nr. 59</text:p>
          </table:table-cell>
          <table:table-cell table:number-columns-repeated="4"/>
          <table:table-cell office:value-type="string">
            <text:p>9596|9597</text:p>
          </table:table-cell>
          <table:table-cell office:value-type="string">
            <text:p>A. von Beckerath (L. 2504), aquired 1902.</text:p>
          </table:table-cell>
          <table:table-cell table:number-columns-repeated="8"/>
          <table:table-cell office:value-type="string">
            <text:p>img/derivatives/simple/10068/thumbnail.jpg</text:p>
          </table:table-cell>
          <table:table-cell office:value-type="string">
            <text:p>img/derivatives/simple/10068/fullwidth.jpg</text:p>
          </table:table-cell>
          <table:table-cell office:value-type="string">
            <text:p>pieterbruegel</text:p>
          </table:table-cell>
          <table:table-cell office:value-type="string">
            <text:p>brueghel_item</text:p>
          </table:table-cell>
          <table:table-cell/>
          <table:table-cell office:value-type="string">
            <text:p>27_River_Landscape_at_Basrode.jpg</text:p>
          </table:table-cell>
          <table:table-cell table:number-columns-repeated="965"/>
        </table:table-row>
        <table:table-row table:style-name="ro1">
          <table:table-cell office:value-type="float" office:value="10069">
            <text:p>10069</text:p>
          </table:table-cell>
          <table:table-cell office:value-type="string">
            <text:p>River Landscape at Basrode (Copy)</text:p>
          </table:table-cell>
          <table:table-cell office:value-type="string">
            <text:p>Drawing</text:p>
          </table:table-cell>
          <table:table-cell office:value-type="string">
            <text:p>Landscape</text:p>
          </table:table-cell>
          <table:table-cell table:number-columns-repeated="2"/>
          <table:table-cell office:value-type="float" office:value="20">
            <text:p>20</text:p>
          </table:table-cell>
          <table:table-cell office:value-type="float" office:value="31.9">
            <text:p>31.9</text:p>
          </table:table-cell>
          <table:table-cell/>
          <table:table-cell office:value-type="string">
            <text:p>Germany</text:p>
          </table:table-cell>
          <table:table-cell office:value-type="string">
            <text:p>Berlin</text:p>
          </table:table-cell>
          <table:table-cell office:value-type="string">
            <text:p>Kupferstichkabinett, Staatliche Museen zu Berlin</text:p>
          </table:table-cell>
          <table:table-cell table:number-columns-repeated="2"/>
          <table:table-cell office:value-type="string">
            <text:p>Public</text:p>
          </table:table-cell>
          <table:table-cell table:number-columns-repeated="3"/>
          <table:table-cell office:value-type="string">
            <text:p>Paper</text:p>
          </table:table-cell>
          <table:table-cell table:number-columns-repeated="16"/>
          <table:table-cell office:value-type="string">
            <text:p>Mielke, cat. #27a: J. Brueghel copying after P. Bruegel.</text:p>
          </table:table-cell>
          <table:table-cell table:number-columns-repeated="2"/>
          <table:table-cell office:value-type="string">
            <text:p>Berlin 1975, nr. 60</text:p>
          </table:table-cell>
          <table:table-cell table:number-columns-repeated="4"/>
          <table:table-cell office:value-type="string">
            <text:p>9598|9599|9600|9601|9602|9603</text:p>
          </table:table-cell>
          <table:table-cell table:number-columns-repeated="9"/>
          <table:table-cell office:value-type="string">
            <text:p>img/derivatives/simple/10069/thumbnail.jpg</text:p>
          </table:table-cell>
          <table:table-cell office:value-type="string">
            <text:p>img/derivatives/simple/10069/fullwidth.jpg</text:p>
          </table:table-cell>
          <table:table-cell office:value-type="string">
            <text:p>pieterbruegel</text:p>
          </table:table-cell>
          <table:table-cell office:value-type="string">
            <text:p>brueghel_item</text:p>
          </table:table-cell>
          <table:table-cell/>
          <table:table-cell office:value-type="string">
            <text:p>27a_River_Landscape_at_Basrode_Copy.jpg</text:p>
          </table:table-cell>
          <table:table-cell table:number-columns-repeated="965"/>
        </table:table-row>
        <table:table-row table:style-name="ro1">
          <table:table-cell office:value-type="float" office:value="10070">
            <text:p>10070</text:p>
          </table:table-cell>
          <table:table-cell office:value-type="string">
            <text:p>River Landscape with Village</text:p>
          </table:table-cell>
          <table:table-cell office:value-type="string">
            <text:p>Drawing</text:p>
          </table:table-cell>
          <table:table-cell office:value-type="string">
            <text:p>Landscape</text:p>
          </table:table-cell>
          <table:table-cell table:number-columns-repeated="2"/>
          <table:table-cell office:value-type="float" office:value="20.2">
            <text:p>20.2</text:p>
          </table:table-cell>
          <table:table-cell office:value-type="float" office:value="28.6">
            <text:p>28.6</text:p>
          </table:table-cell>
          <table:table-cell/>
          <table:table-cell office:value-type="string">
            <text:p>France</text:p>
          </table:table-cell>
          <table:table-cell office:value-type="string">
            <text:p>Paris</text:p>
          </table:table-cell>
          <table:table-cell office:value-type="string">
            <text:p>Mus&amp;#233;e du Louvre</text:p>
          </table:table-cell>
          <table:table-cell office:value-type="string">
            <text:p>Collection of E. de Rothschild</text:p>
          </table:table-cell>
          <table:table-cell/>
          <table:table-cell office:value-type="string">
            <text:p>Public</text:p>
          </table:table-cell>
          <table:table-cell table:number-columns-repeated="3"/>
          <table:table-cell office:value-type="string">
            <text:p>Paper</text:p>
          </table:table-cell>
          <table:table-cell table:number-columns-repeated="16"/>
          <table:table-cell office:value-type="string">
            <text:p>Mielke, cat. #28: P. Bruegel.</text:p>
          </table:table-cell>
          <table:table-cell table:number-columns-repeated="7"/>
          <table:table-cell office:value-type="float" office:value="9604">
            <text:p>9604</text:p>
          </table:table-cell>
          <table:table-cell office:value-type="string">
            <text:p>Mueller - Danlos, auction Amsterdam 12 June 1912, lot 48.</text:p>
          </table:table-cell>
          <table:table-cell table:number-columns-repeated="4"/>
          <table:table-cell office:value-type="string">
            <text:p>Red sign on the right edge: CD</text:p>
          </table:table-cell>
          <table:table-cell table:number-columns-repeated="3"/>
          <table:table-cell office:value-type="string">
            <text:p>img/derivatives/simple/10070/thumbnail.jpg</text:p>
          </table:table-cell>
          <table:table-cell office:value-type="string">
            <text:p>img/derivatives/simple/10070/fullwidth.jpg</text:p>
          </table:table-cell>
          <table:table-cell office:value-type="string">
            <text:p>pieterbruegel</text:p>
          </table:table-cell>
          <table:table-cell office:value-type="string">
            <text:p>brueghel_item</text:p>
          </table:table-cell>
          <table:table-cell/>
          <table:table-cell office:value-type="string">
            <text:p>28_River_Landscape_with_Village.jpg</text:p>
          </table:table-cell>
          <table:table-cell table:number-columns-repeated="965"/>
        </table:table-row>
        <table:table-row table:style-name="ro1">
          <table:table-cell office:value-type="float" office:value="10071">
            <text:p>10071</text:p>
          </table:table-cell>
          <table:table-cell office:value-type="string">
            <text:p>River Landscape with Angler</text:p>
          </table:table-cell>
          <table:table-cell office:value-type="string">
            <text:p>Drawing</text:p>
          </table:table-cell>
          <table:table-cell office:value-type="string">
            <text:p>Landscape</text:p>
          </table:table-cell>
          <table:table-cell table:number-columns-repeated="2"/>
          <table:table-cell office:value-type="float" office:value="15">
            <text:p>15</text:p>
          </table:table-cell>
          <table:table-cell office:value-type="float" office:value="26.8">
            <text:p>26.8</text:p>
          </table:table-cell>
          <table:table-cell/>
          <table:table-cell office:value-type="string">
            <text:p>France</text:p>
          </table:table-cell>
          <table:table-cell office:value-type="string">
            <text:p>Paris</text:p>
          </table:table-cell>
          <table:table-cell office:value-type="string">
            <text:p>Mus&amp;#233;e du Louvre</text:p>
          </table:table-cell>
          <table:table-cell table:number-columns-repeated="2"/>
          <table:table-cell office:value-type="string">
            <text:p>Public</text:p>
          </table:table-cell>
          <table:table-cell table:number-columns-repeated="3"/>
          <table:table-cell office:value-type="string">
            <text:p>Paper</text:p>
          </table:table-cell>
          <table:table-cell table:number-columns-repeated="4"/>
          <table:table-cell office:value-type="string">
            <text:p>By another hand, remains of an inscription "...UEGHE" and "40"</text:p>
          </table:table-cell>
          <table:table-cell table:number-columns-repeated="11"/>
          <table:table-cell office:value-type="string">
            <text:p>Mielke, cat. #29: P. Bruegel.</text:p>
          </table:table-cell>
          <table:table-cell table:number-columns-repeated="7"/>
          <table:table-cell office:value-type="float" office:value="9605">
            <text:p>9605</text:p>
          </table:table-cell>
          <table:table-cell office:value-type="string">
            <text:p>Stamp of the Louvre (L. 1955).</text:p>
          </table:table-cell>
          <table:table-cell table:number-columns-repeated="8"/>
          <table:table-cell office:value-type="string">
            <text:p>img/derivatives/simple/10071/thumbnail.jpg</text:p>
          </table:table-cell>
          <table:table-cell office:value-type="string">
            <text:p>img/derivatives/simple/10071/fullwidth.jpg</text:p>
          </table:table-cell>
          <table:table-cell office:value-type="string">
            <text:p>pieterbruegel</text:p>
          </table:table-cell>
          <table:table-cell office:value-type="string">
            <text:p>brueghel_item</text:p>
          </table:table-cell>
          <table:table-cell/>
          <table:table-cell office:value-type="string">
            <text:p>29_River_Landscape_with_Angler.jpg</text:p>
          </table:table-cell>
          <table:table-cell table:number-columns-repeated="965"/>
        </table:table-row>
        <table:table-row table:style-name="ro1">
          <table:table-cell office:value-type="float" office:value="10072">
            <text:p>10072</text:p>
          </table:table-cell>
          <table:table-cell office:value-type="string">
            <text:p>River Landscape with Angler (Copy)</text:p>
          </table:table-cell>
          <table:table-cell office:value-type="string">
            <text:p>Drawing</text:p>
          </table:table-cell>
          <table:table-cell office:value-type="string">
            <text:p>Landscape</text:p>
          </table:table-cell>
          <table:table-cell table:number-columns-repeated="2"/>
          <table:table-cell office:value-type="float" office:value="20.3">
            <text:p>20.3</text:p>
          </table:table-cell>
          <table:table-cell office:value-type="float" office:value="33.8">
            <text:p>33.8</text:p>
          </table:table-cell>
          <table:table-cell/>
          <table:table-cell office:value-type="string">
            <text:p>France</text:p>
          </table:table-cell>
          <table:table-cell office:value-type="string">
            <text:p>Paris</text:p>
          </table:table-cell>
          <table:table-cell office:value-type="string">
            <text:p>Mus&amp;#233;e du Louvre</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float" office:value="1556">
            <text:p>1556</text:p>
          </table:table-cell>
          <table:table-cell office:value-type="string">
            <text:p>Lower right</text:p>
          </table:table-cell>
          <table:table-cell table:number-columns-repeated="13"/>
          <table:table-cell office:value-type="string">
            <text:p>Mielke, cat. #29a: J. Brueghel copying P. Bruegel.</text:p>
          </table:table-cell>
          <table:table-cell table:number-columns-repeated="2"/>
          <table:table-cell office:value-type="string">
            <text:p>Berlin 1975, nr. 61</text:p>
          </table:table-cell>
          <table:table-cell table:number-columns-repeated="14"/>
          <table:table-cell office:value-type="string">
            <text:p>img/derivatives/simple/10072/thumbnail.jpg</text:p>
          </table:table-cell>
          <table:table-cell office:value-type="string">
            <text:p>img/derivatives/simple/10072/fullwidth.jpg</text:p>
          </table:table-cell>
          <table:table-cell office:value-type="string">
            <text:p>pieterbruegel</text:p>
          </table:table-cell>
          <table:table-cell office:value-type="string">
            <text:p>brueghel_item</text:p>
          </table:table-cell>
          <table:table-cell/>
          <table:table-cell office:value-type="string">
            <text:p>29a_River_Landscape_with_Angler_Copy.jpg</text:p>
          </table:table-cell>
          <table:table-cell table:number-columns-repeated="965"/>
        </table:table-row>
        <table:table-row table:style-name="ro1">
          <table:table-cell office:value-type="float" office:value="10073">
            <text:p>10073</text:p>
          </table:table-cell>
          <table:table-cell office:value-type="string">
            <text:p>The Temptation of Saint Anthony (Oxford)</text:p>
          </table:table-cell>
          <table:table-cell office:value-type="string">
            <text:p>Drawing</text:p>
          </table:table-cell>
          <table:table-cell office:value-type="string">
            <text:p>Religious</text:p>
          </table:table-cell>
          <table:table-cell table:number-columns-repeated="2"/>
          <table:table-cell office:value-type="float" office:value="21.6">
            <text:p>21.6</text:p>
          </table:table-cell>
          <table:table-cell office:value-type="float" office:value="32.6">
            <text:p>32.6</text:p>
          </table:table-cell>
          <table:table-cell/>
          <table:table-cell office:value-type="string">
            <text:p>England</text:p>
          </table:table-cell>
          <table:table-cell office:value-type="string">
            <text:p>Oxford</text:p>
          </table:table-cell>
          <table:table-cell office:value-type="string">
            <text:p>Ashmolean Museum</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ueggel 1556</text:p>
          </table:table-cell>
          <table:table-cell office:value-type="string">
            <text:p>Lower left, by another hand</text:p>
          </table:table-cell>
          <table:table-cell table:number-columns-repeated="13"/>
          <table:table-cell office:value-type="string">
            <text:p>Mielke, cat. #30: P. Bruegel.</text:p>
          </table:table-cell>
          <table:table-cell table:number-columns-repeated="2"/>
          <table:table-cell office:value-type="string">
            <text:p>Berlin 1975, nr. 62</text:p>
          </table:table-cell>
          <table:table-cell table:number-columns-repeated="4"/>
          <table:table-cell office:value-type="string">
            <text:p>9606|9607|9608</text:p>
          </table:table-cell>
          <table:table-cell/>
          <table:table-cell office:value-type="float" office:value="10128">
            <text:p>10128</text:p>
          </table:table-cell>
          <table:table-cell table:number-columns-repeated="7"/>
          <table:table-cell office:value-type="string">
            <text:p>img/derivatives/simple/10073/thumbnail.jpg</text:p>
          </table:table-cell>
          <table:table-cell office:value-type="string">
            <text:p>img/derivatives/simple/10073/fullwidth.jpg</text:p>
          </table:table-cell>
          <table:table-cell office:value-type="string">
            <text:p>pieterbruegel</text:p>
          </table:table-cell>
          <table:table-cell office:value-type="string">
            <text:p>brueghel_item</text:p>
          </table:table-cell>
          <table:table-cell/>
          <table:table-cell office:value-type="string">
            <text:p>30_The_Temptation_of_Saint_Anthony_Oxford.jpg</text:p>
          </table:table-cell>
          <table:table-cell table:number-columns-repeated="965"/>
        </table:table-row>
        <table:table-row table:style-name="ro1">
          <table:table-cell office:value-type="float" office:value="10074">
            <text:p>10074</text:p>
          </table:table-cell>
          <table:table-cell office:value-type="string">
            <text:p>Big Fish Eat Little Fish (Vienna)</text:p>
          </table:table-cell>
          <table:table-cell office:value-type="string">
            <text:p>Drawing</text:p>
          </table:table-cell>
          <table:table-cell office:value-type="string">
            <text:p>Proverb</text:p>
          </table:table-cell>
          <table:table-cell table:number-columns-repeated="2"/>
          <table:table-cell office:value-type="float" office:value="21.6">
            <text:p>21.6</text:p>
          </table:table-cell>
          <table:table-cell office:value-type="float" office:value="30.7">
            <text:p>30.7</text:p>
          </table:table-cell>
          <table:table-cell/>
          <table:table-cell office:value-type="string">
            <text:p>Austria</text:p>
          </table:table-cell>
          <table:table-cell office:value-type="string">
            <text:p>Vienna</text:p>
          </table:table-cell>
          <table:table-cell office:value-type="string">
            <text:p>Albertina</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1566 brueghel</text:p>
          </table:table-cell>
          <table:table-cell office:value-type="string">
            <text:p>Lower right</text:p>
          </table:table-cell>
          <table:table-cell table:number-columns-repeated="13"/>
          <table:table-cell office:value-type="string">
            <text:p>Mielke, cat. #31: P. Bruegel.</text:p>
          </table:table-cell>
          <table:table-cell table:number-columns-repeated="7"/>
          <table:table-cell office:value-type="string">
            <text:p>9609|9610</text:p>
          </table:table-cell>
          <table:table-cell/>
          <table:table-cell office:value-type="float" office:value="10149">
            <text:p>10149</text:p>
          </table:table-cell>
          <table:table-cell table:number-columns-repeated="7"/>
          <table:table-cell office:value-type="string">
            <text:p>img/derivatives/simple/10074/thumbnail.jpg</text:p>
          </table:table-cell>
          <table:table-cell office:value-type="string">
            <text:p>img/derivatives/simple/10074/fullwidth.jpg</text:p>
          </table:table-cell>
          <table:table-cell office:value-type="string">
            <text:p>pieterbruegel</text:p>
          </table:table-cell>
          <table:table-cell office:value-type="string">
            <text:p>brueghel_item</text:p>
          </table:table-cell>
          <table:table-cell/>
          <table:table-cell office:value-type="string">
            <text:p>31_Big_Fish_Eat_Little_Fish_Vienna.jpg</text:p>
          </table:table-cell>
          <table:table-cell office:value-type="string">
            <text:p>Web Gallery of Art from Grapische Sammlung Albertina, Vienna</text:p>
          </table:table-cell>
          <table:table-cell office:value-type="string">
            <text:p>http://www.wga.hu/html_m/b/bruegel/pieter_e/13/</text:p>
          </table:table-cell>
          <table:table-cell table:number-columns-repeated="963"/>
        </table:table-row>
        <table:table-row table:style-name="ro1">
          <table:table-cell office:value-type="float" office:value="10075">
            <text:p>10075</text:p>
          </table:table-cell>
          <table:table-cell office:value-type="string">
            <text:p>The Ass at School (Berlin)</text:p>
          </table:table-cell>
          <table:table-cell office:value-type="string">
            <text:p>Drawing</text:p>
          </table:table-cell>
          <table:table-cell office:value-type="string">
            <text:p>Proverb</text:p>
          </table:table-cell>
          <table:table-cell table:number-columns-repeated="2"/>
          <table:table-cell office:value-type="float" office:value="23.2">
            <text:p>23.2</text:p>
          </table:table-cell>
          <table:table-cell office:value-type="float" office:value="30.2">
            <text:p>30.2</text:p>
          </table:table-cell>
          <table:table-cell/>
          <table:table-cell office:value-type="string">
            <text:p>Germany</text:p>
          </table:table-cell>
          <table:table-cell office:value-type="string">
            <text:p>Berlin</text:p>
          </table:table-cell>
          <table:table-cell office:value-type="string">
            <text:p>Kupferstichkabinett, Staatliche Museen zu Berlin</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ueghel. 1.556</text:p>
          </table:table-cell>
          <table:table-cell office:value-type="string">
            <text:p>Lower left</text:p>
          </table:table-cell>
          <table:table-cell/>
          <table:table-cell office:value-type="string">
            <text:p><text:s/>Inscription at bottom in another hand, "Al reyst den esele ter scholen om leeren - Ist eenen esele. hy en sal gheen peert weder keeren". </text:p>
          </table:table-cell>
          <table:table-cell table:number-columns-repeated="11"/>
          <table:table-cell office:value-type="string">
            <text:p>Mielke, cat. #32: P. Bruegel.</text:p>
          </table:table-cell>
          <table:table-cell table:number-columns-repeated="2"/>
          <table:table-cell office:value-type="string">
            <text:p>Berlin 1975, nr. 63</text:p>
          </table:table-cell>
          <table:table-cell table:number-columns-repeated="4"/>
          <table:table-cell office:value-type="string">
            <text:p>9611|9612</text:p>
          </table:table-cell>
          <table:table-cell office:value-type="string">
            <text:p>Fairfax Murray, aquired 1920.</text:p>
          </table:table-cell>
          <table:table-cell office:value-type="float" office:value="10150">
            <text:p>10150</text:p>
          </table:table-cell>
          <table:table-cell table:number-columns-repeated="7"/>
          <table:table-cell office:value-type="string">
            <text:p>img/derivatives/simple/10075/thumbnail.jpg</text:p>
          </table:table-cell>
          <table:table-cell office:value-type="string">
            <text:p>img/derivatives/simple/10075/fullwidth.jpg</text:p>
          </table:table-cell>
          <table:table-cell office:value-type="string">
            <text:p>pieterbruegel</text:p>
          </table:table-cell>
          <table:table-cell office:value-type="string">
            <text:p>brueghel_item</text:p>
          </table:table-cell>
          <table:table-cell/>
          <table:table-cell office:value-type="string">
            <text:p>32_The_Ass_at_School_Berlin.jpg</text:p>
          </table:table-cell>
          <table:table-cell office:value-type="string">
            <text:p>Web Gallery of Art from Staatlisches Museen</text:p>
          </table:table-cell>
          <table:table-cell office:value-type="string">
            <text:p>http://www.wga.hu/html_m/b/bruegel/pieter_e/13/01drawin.html</text:p>
          </table:table-cell>
          <table:table-cell table:number-columns-repeated="963"/>
        </table:table-row>
        <table:table-row table:style-name="ro1">
          <table:table-cell office:value-type="float" office:value="10076">
            <text:p>10076</text:p>
          </table:table-cell>
          <table:table-cell office:value-type="string">
            <text:p>Avaritia (Greed) (London)</text:p>
          </table:table-cell>
          <table:table-cell office:value-type="string">
            <text:p>Drawing</text:p>
          </table:table-cell>
          <table:table-cell office:value-type="string">
            <text:p>Allegory</text:p>
          </table:table-cell>
          <table:table-cell table:number-columns-repeated="2"/>
          <table:table-cell office:value-type="float" office:value="22.8">
            <text:p>22.8</text:p>
          </table:table-cell>
          <table:table-cell office:value-type="float" office:value="29.8">
            <text:p>29.8</text:p>
          </table:table-cell>
          <table:table-cell/>
          <table:table-cell office:value-type="string">
            <text:p>England</text:p>
          </table:table-cell>
          <table:table-cell office:value-type="string">
            <text:p>London</text:p>
          </table:table-cell>
          <table:table-cell office:value-type="string">
            <text:p>British Museum</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ueghel 1556</text:p>
          </table:table-cell>
          <table:table-cell office:value-type="string">
            <text:p>Lower right</text:p>
          </table:table-cell>
          <table:table-cell/>
          <table:table-cell office:value-type="string">
            <text:p>By another hand in red-brown, "auaritia" and an inscription below "Eere beleeftheit schaemte noch godlyck vermaen/ En siet die scrapende gierichhyt niet aen"</text:p>
          </table:table-cell>
          <table:table-cell table:number-columns-repeated="11"/>
          <table:table-cell office:value-type="string">
            <text:p>Mielke, cat. #33: P. Bruegel.</text:p>
          </table:table-cell>
          <table:table-cell table:number-columns-repeated="2"/>
          <table:table-cell office:value-type="string">
            <text:p>Brussels 1980, nr. 22</text:p>
          </table:table-cell>
          <table:table-cell table:number-columns-repeated="4"/>
          <table:table-cell office:value-type="string">
            <text:p>9613|9614|9615|9616|9617</text:p>
          </table:table-cell>
          <table:table-cell office:value-type="string">
            <text:p>Vivant- Denon (L. 779-80), C. Fairfax Murray.</text:p>
          </table:table-cell>
          <table:table-cell office:value-type="float" office:value="10142">
            <text:p>10142</text:p>
          </table:table-cell>
          <table:table-cell table:number-columns-repeated="7"/>
          <table:table-cell office:value-type="string">
            <text:p>img/derivatives/simple/10076/thumbnail.jpg</text:p>
          </table:table-cell>
          <table:table-cell office:value-type="string">
            <text:p>img/derivatives/simple/10076/fullwidth.jpg</text:p>
          </table:table-cell>
          <table:table-cell office:value-type="string">
            <text:p>pieterbruegel</text:p>
          </table:table-cell>
          <table:table-cell office:value-type="string">
            <text:p>brueghel_item</text:p>
          </table:table-cell>
          <table:table-cell/>
          <table:table-cell office:value-type="string">
            <text:p>33_Avaritia_Greed_London.jpg</text:p>
          </table:table-cell>
          <table:table-cell office:value-type="string">
            <text:p>Wikimedia Commons</text:p>
          </table:table-cell>
          <table:table-cell office:value-type="string">
            <text:p>http://commons.wikimedia.org/wiki/Pieter_Bruegel_(I)</text:p>
          </table:table-cell>
          <table:table-cell table:number-columns-repeated="963"/>
        </table:table-row>
        <table:table-row table:style-name="ro1">
          <table:table-cell office:value-type="float" office:value="10077">
            <text:p>10077</text:p>
          </table:table-cell>
          <table:table-cell office:value-type="string">
            <text:p>Gula (Gluttony) (Paris)</text:p>
          </table:table-cell>
          <table:table-cell office:value-type="string">
            <text:p>Drawing</text:p>
          </table:table-cell>
          <table:table-cell office:value-type="string">
            <text:p>Allegory</text:p>
          </table:table-cell>
          <table:table-cell table:number-columns-repeated="2"/>
          <table:table-cell office:value-type="float" office:value="23">
            <text:p>23</text:p>
          </table:table-cell>
          <table:table-cell office:value-type="float" office:value="30">
            <text:p>30</text:p>
          </table:table-cell>
          <table:table-cell/>
          <table:table-cell office:value-type="string">
            <text:p>France</text:p>
          </table:table-cell>
          <table:table-cell office:value-type="string">
            <text:p>Paris</text:p>
          </table:table-cell>
          <table:table-cell office:value-type="string">
            <text:p>Fondation Custodia (Collection Frits Lugt)</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ueghel 1557</text:p>
          </table:table-cell>
          <table:table-cell office:value-type="string">
            <text:p>Lower right</text:p>
          </table:table-cell>
          <table:table-cell/>
          <table:table-cell office:value-type="string">
            <text:p>In red-brown ink by another hand, lower center, "gula." Inscription below: "Schouts dronckenschap ende gulselyck eten/ want ouerdaet doet godt en hem seluen vergeten." </text:p>
          </table:table-cell>
          <table:table-cell table:number-columns-repeated="11"/>
          <table:table-cell office:value-type="string">
            <text:p>Mielke, cat. #34: P. Bruegel.</text:p>
          </table:table-cell>
          <table:table-cell table:number-columns-repeated="2"/>
          <table:table-cell office:value-type="string">
            <text:p>Brussels 1980, nr. 26</text:p>
          </table:table-cell>
          <table:table-cell table:number-columns-repeated="4"/>
          <table:table-cell office:value-type="string">
            <text:p>9618|9619|9620|9621|9622</text:p>
          </table:table-cell>
          <table:table-cell office:value-type="string">
            <text:p>Vivant- Denon (L. 779-80), C. Fairfax Murray.</text:p>
          </table:table-cell>
          <table:table-cell office:value-type="float" office:value="10143">
            <text:p>10143</text:p>
          </table:table-cell>
          <table:table-cell table:number-columns-repeated="7"/>
          <table:table-cell office:value-type="string">
            <text:p>img/derivatives/simple/10077/thumbnail.jpg</text:p>
          </table:table-cell>
          <table:table-cell office:value-type="string">
            <text:p>img/derivatives/simple/10077/fullwidth.jpg</text:p>
          </table:table-cell>
          <table:table-cell office:value-type="string">
            <text:p>pieterbruegel</text:p>
          </table:table-cell>
          <table:table-cell office:value-type="string">
            <text:p>brueghel_item</text:p>
          </table:table-cell>
          <table:table-cell/>
          <table:table-cell office:value-type="string">
            <text:p>34_Gula_Gluttony_Paris.jpg</text:p>
          </table:table-cell>
          <table:table-cell table:number-columns-repeated="965"/>
        </table:table-row>
        <table:table-row table:style-name="ro1">
          <table:table-cell office:value-type="float" office:value="10078">
            <text:p>10078</text:p>
          </table:table-cell>
          <table:table-cell office:value-type="string">
            <text:p>Superbia (Pride) (Paris)</text:p>
          </table:table-cell>
          <table:table-cell office:value-type="string">
            <text:p>Drawing</text:p>
          </table:table-cell>
          <table:table-cell office:value-type="string">
            <text:p>Allegory</text:p>
          </table:table-cell>
          <table:table-cell table:number-columns-repeated="2"/>
          <table:table-cell office:value-type="float" office:value="22.9">
            <text:p>22.9</text:p>
          </table:table-cell>
          <table:table-cell office:value-type="float" office:value="30">
            <text:p>30</text:p>
          </table:table-cell>
          <table:table-cell/>
          <table:table-cell office:value-type="string">
            <text:p>France</text:p>
          </table:table-cell>
          <table:table-cell office:value-type="string">
            <text:p>Paris</text:p>
          </table:table-cell>
          <table:table-cell office:value-type="string">
            <text:p>Fondation Custodia (Collection Frits Lugt)</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ueghel .1.5.5.7.</text:p>
          </table:table-cell>
          <table:table-cell office:value-type="string">
            <text:p>Lower left</text:p>
          </table:table-cell>
          <table:table-cell/>
          <table:table-cell office:value-type="string">
            <text:p>In red-brown ink by another hand in lower center, "Superbia." Inscription below: "Hoouaerdye wert van Godt bouen al gehaet/ sghelycx wert godt weder van hoouerdye versmaet."</text:p>
          </table:table-cell>
          <table:table-cell table:number-columns-repeated="11"/>
          <table:table-cell office:value-type="string">
            <text:p>Mielke, cat. #35: P. Bruegel.</text:p>
          </table:table-cell>
          <table:table-cell table:number-columns-repeated="2"/>
          <table:table-cell office:value-type="string">
            <text:p>Berlin 1975, nr. 65, Brussels 1980, nr. 21, Florence/Paris 1980-81, nr. 41</text:p>
          </table:table-cell>
          <table:table-cell table:number-columns-repeated="4"/>
          <table:table-cell office:value-type="string">
            <text:p>9623|9624|9625|9626|9627</text:p>
          </table:table-cell>
          <table:table-cell office:value-type="string">
            <text:p>Vivant- Denon (L. 779-80), C. Fairfax Murray.</text:p>
          </table:table-cell>
          <table:table-cell office:value-type="float" office:value="10141">
            <text:p>10141</text:p>
          </table:table-cell>
          <table:table-cell table:number-columns-repeated="7"/>
          <table:table-cell office:value-type="string">
            <text:p>img/derivatives/simple/10078/thumbnail.jpg</text:p>
          </table:table-cell>
          <table:table-cell office:value-type="string">
            <text:p>img/derivatives/simple/10078/fullwidth.jpg</text:p>
          </table:table-cell>
          <table:table-cell office:value-type="string">
            <text:p>pieterbruegel</text:p>
          </table:table-cell>
          <table:table-cell office:value-type="string">
            <text:p>brueghel_item</text:p>
          </table:table-cell>
          <table:table-cell/>
          <table:table-cell office:value-type="string">
            <text:p>35_Superbia_Pride_Paris.jpg</text:p>
          </table:table-cell>
          <table:table-cell table:number-columns-repeated="965"/>
        </table:table-row>
        <table:table-row table:style-name="ro1">
          <table:table-cell office:value-type="float" office:value="10079">
            <text:p>10079</text:p>
          </table:table-cell>
          <table:table-cell office:value-type="string">
            <text:p>Luxuria (Lust) (Brussels)</text:p>
          </table:table-cell>
          <table:table-cell office:value-type="string">
            <text:p>Drawing</text:p>
          </table:table-cell>
          <table:table-cell office:value-type="string">
            <text:p>Allegory</text:p>
          </table:table-cell>
          <table:table-cell table:number-columns-repeated="2"/>
          <table:table-cell office:value-type="float" office:value="22.5">
            <text:p>22.5</text:p>
          </table:table-cell>
          <table:table-cell office:value-type="float" office:value="29.6">
            <text:p>29.6</text:p>
          </table:table-cell>
          <table:table-cell/>
          <table:table-cell office:value-type="string">
            <text:p>Belgium</text:p>
          </table:table-cell>
          <table:table-cell office:value-type="string">
            <text:p>Brussels</text:p>
          </table:table-cell>
          <table:table-cell office:value-type="string">
            <text:p>Koninklijke Biblioteek Albert I</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ueghel 1557</text:p>
          </table:table-cell>
          <table:table-cell office:value-type="string">
            <text:p>Lower right</text:p>
          </table:table-cell>
          <table:table-cell/>
          <table:table-cell office:value-type="string">
            <text:p>By another hand in red-brown ink, "luxuria." Inscription below: "Luxurije stinckt sy is vol onsuyerheden/ sij breeckt die crachten en sij swackt die leden."</text:p>
          </table:table-cell>
          <table:table-cell table:number-columns-repeated="11"/>
          <table:table-cell office:value-type="string">
            <text:p>Mielke, cat. #36: P. Bruegel.</text:p>
          </table:table-cell>
          <table:table-cell table:number-columns-repeated="2"/>
          <table:table-cell office:value-type="string">
            <text:p>Brussles 1980, nr. 24</text:p>
          </table:table-cell>
          <table:table-cell table:number-columns-repeated="4"/>
          <table:table-cell office:value-type="float" office:value="9628">
            <text:p>9628</text:p>
          </table:table-cell>
          <table:table-cell office:value-type="string">
            <text:p>François Empain.</text:p>
          </table:table-cell>
          <table:table-cell office:value-type="float" office:value="10145">
            <text:p>10145</text:p>
          </table:table-cell>
          <table:table-cell table:number-columns-repeated="7"/>
          <table:table-cell office:value-type="string">
            <text:p>img/derivatives/simple/10079/thumbnail.jpg</text:p>
          </table:table-cell>
          <table:table-cell office:value-type="string">
            <text:p>img/derivatives/simple/10079/fullwidth.jpg</text:p>
          </table:table-cell>
          <table:table-cell office:value-type="string">
            <text:p>pieterbruegel</text:p>
          </table:table-cell>
          <table:table-cell office:value-type="string">
            <text:p>brueghel_item</text:p>
          </table:table-cell>
          <table:table-cell/>
          <table:table-cell office:value-type="string">
            <text:p>36_Luxuria_Lust_Brussels.jpg</text:p>
          </table:table-cell>
          <table:table-cell table:number-columns-repeated="965"/>
        </table:table-row>
        <table:table-row table:style-name="ro1">
          <table:table-cell office:value-type="float" office:value="10080">
            <text:p>10080</text:p>
          </table:table-cell>
          <table:table-cell office:value-type="string">
            <text:p>Ira (Anger) (Florence)</text:p>
          </table:table-cell>
          <table:table-cell office:value-type="string">
            <text:p>Drawing</text:p>
          </table:table-cell>
          <table:table-cell office:value-type="string">
            <text:p>Allegory</text:p>
          </table:table-cell>
          <table:table-cell table:number-columns-repeated="2"/>
          <table:table-cell office:value-type="float" office:value="22.9">
            <text:p>22.9</text:p>
          </table:table-cell>
          <table:table-cell office:value-type="float" office:value="30.1">
            <text:p>30.1</text:p>
          </table:table-cell>
          <table:table-cell/>
          <table:table-cell office:value-type="string">
            <text:p>Italy</text:p>
          </table:table-cell>
          <table:table-cell office:value-type="string">
            <text:p>Florence</text:p>
          </table:table-cell>
          <table:table-cell office:value-type="string">
            <text:p>Galleria degli Uffizi</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ueghel 1557</text:p>
          </table:table-cell>
          <table:table-cell office:value-type="string">
            <text:p>Lower left</text:p>
          </table:table-cell>
          <table:table-cell/>
          <table:table-cell office:value-type="string">
            <text:p>By another hand in red-brown ink, "ira." Inscription below: "Gramschap doet den mont swillen/ en verbittert den moet/ sy beroert den geest/ en mackt swert dat bloet."</text:p>
          </table:table-cell>
          <table:table-cell table:number-columns-repeated="11"/>
          <table:table-cell office:value-type="string">
            <text:p>Mielke, cat. #37: P. Bruegel.</text:p>
          </table:table-cell>
          <table:table-cell table:number-columns-repeated="2"/>
          <table:table-cell office:value-type="string">
            <text:p>Florence 1964, nr. 18, Brussels 1980, nr. 25</text:p>
          </table:table-cell>
          <table:table-cell table:number-columns-repeated="4"/>
          <table:table-cell office:value-type="float" office:value="9629">
            <text:p>9629</text:p>
          </table:table-cell>
          <table:table-cell/>
          <table:table-cell office:value-type="float" office:value="10139">
            <text:p>10139</text:p>
          </table:table-cell>
          <table:table-cell table:number-columns-repeated="5"/>
          <table:table-cell office:value-type="string">
            <text:p>The Metropolitan Museum of Art collection page</text:p>
          </table:table-cell>
          <table:table-cell office:value-type="string">
            <text:p>http://www.metmuseum.org/collection/the-collection-online/search/383071</text:p>
          </table:table-cell>
          <table:table-cell office:value-type="string">
            <text:p>img/derivatives/simple/10080/thumbnail.jpg</text:p>
          </table:table-cell>
          <table:table-cell office:value-type="string">
            <text:p>img/derivatives/simple/10080/fullwidth.jpg</text:p>
          </table:table-cell>
          <table:table-cell office:value-type="string">
            <text:p>pieterbruegel</text:p>
          </table:table-cell>
          <table:table-cell office:value-type="string">
            <text:p>brueghel_item</text:p>
          </table:table-cell>
          <table:table-cell/>
          <table:table-cell office:value-type="string">
            <text:p>37_Ira_Anger_Florence.jpg</text:p>
          </table:table-cell>
          <table:table-cell table:number-columns-repeated="965"/>
        </table:table-row>
        <table:table-row table:style-name="ro1">
          <table:table-cell office:value-type="float" office:value="10081">
            <text:p>10081</text:p>
          </table:table-cell>
          <table:table-cell office:value-type="string">
            <text:p>Invidia (Envy) (Switzerland)</text:p>
          </table:table-cell>
          <table:table-cell office:value-type="string">
            <text:p>Drawing</text:p>
          </table:table-cell>
          <table:table-cell office:value-type="string">
            <text:p>Allegory</text:p>
          </table:table-cell>
          <table:table-cell table:number-columns-repeated="2"/>
          <table:table-cell office:value-type="float" office:value="22">
            <text:p>22</text:p>
          </table:table-cell>
          <table:table-cell office:value-type="float" office:value="30">
            <text:p>30</text:p>
          </table:table-cell>
          <table:table-cell table:number-columns-repeated="4"/>
          <table:table-cell office:value-type="string">
            <text:p>Private Collection, Switzerland</text:p>
          </table:table-cell>
          <table:table-cell/>
          <table:table-cell office:value-type="string">
            <text:p>Private</text:p>
          </table:table-cell>
          <table:table-cell table:number-columns-repeated="3"/>
          <table:table-cell office:value-type="string">
            <text:p>Paper</text:p>
          </table:table-cell>
          <table:table-cell/>
          <table:table-cell office:value-type="string">
            <text:p>brueghel 1557</text:p>
          </table:table-cell>
          <table:table-cell office:value-type="string">
            <text:p>Lower left</text:p>
          </table:table-cell>
          <table:table-cell/>
          <table:table-cell office:value-type="string">
            <text:p>By another hand in red-brown ink, "invidia." Inscription below: "Een onsterffelycke doot es nyt/ en wreede beste/ Een beest die haer seluen eet/ met valschen moleste."</text:p>
          </table:table-cell>
          <table:table-cell table:number-columns-repeated="11"/>
          <table:table-cell office:value-type="string">
            <text:p>Mielke, cat. #38: P. Bruegel.</text:p>
          </table:table-cell>
          <table:table-cell table:number-columns-repeated="2"/>
          <table:table-cell office:value-type="string">
            <text:p>Brussels 1980, nr. 23</text:p>
          </table:table-cell>
          <table:table-cell table:number-columns-repeated="4"/>
          <table:table-cell office:value-type="string">
            <text:p>9630|9631|9632|9633|9634|9635|9636</text:p>
          </table:table-cell>
          <table:table-cell office:value-type="string">
            <text:p>Vivant-Denon (779-780), A. Beurdeley (L.421), Ant. W.M Mensing, Robert von Hirsch, Basel.</text:p>
          </table:table-cell>
          <table:table-cell office:value-type="float" office:value="10144">
            <text:p>10144</text:p>
          </table:table-cell>
          <table:table-cell table:number-columns-repeated="7"/>
          <table:table-cell office:value-type="string">
            <text:p>img/derivatives/simple/10081/thumbnail.jpg</text:p>
          </table:table-cell>
          <table:table-cell office:value-type="string">
            <text:p>img/derivatives/simple/10081/fullwidth.jpg</text:p>
          </table:table-cell>
          <table:table-cell office:value-type="string">
            <text:p>pieterbruegel</text:p>
          </table:table-cell>
          <table:table-cell office:value-type="string">
            <text:p>brueghel_item</text:p>
          </table:table-cell>
          <table:table-cell/>
          <table:table-cell office:value-type="string">
            <text:p>38_Invidia_Envy_Switzerland.jpg</text:p>
          </table:table-cell>
          <table:table-cell table:number-columns-repeated="965"/>
        </table:table-row>
        <table:table-row table:style-name="ro1">
          <table:table-cell office:value-type="float" office:value="10082">
            <text:p>10082</text:p>
          </table:table-cell>
          <table:table-cell office:value-type="string">
            <text:p>Desidia (Sloth) (Vienna)</text:p>
          </table:table-cell>
          <table:table-cell office:value-type="string">
            <text:p>Drawing</text:p>
          </table:table-cell>
          <table:table-cell office:value-type="string">
            <text:p>Allegory</text:p>
          </table:table-cell>
          <table:table-cell table:number-columns-repeated="2"/>
          <table:table-cell office:value-type="float" office:value="21.4">
            <text:p>21.4</text:p>
          </table:table-cell>
          <table:table-cell office:value-type="float" office:value="29.6">
            <text:p>29.6</text:p>
          </table:table-cell>
          <table:table-cell/>
          <table:table-cell office:value-type="string">
            <text:p>Austria</text:p>
          </table:table-cell>
          <table:table-cell office:value-type="string">
            <text:p>Vienna</text:p>
          </table:table-cell>
          <table:table-cell office:value-type="string">
            <text:p>Albertina</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ueghel .1.5.5.7</text:p>
          </table:table-cell>
          <table:table-cell office:value-type="string">
            <text:p>Lower right</text:p>
          </table:table-cell>
          <table:table-cell/>
          <table:table-cell office:value-type="string">
            <text:p>By another hand in red-brown ink, "desidia." Inscription below, "Traecheijt maeckt machteloos en verdroocht/ die senuwen dat de mensch nieuwers toe en doocht."</text:p>
          </table:table-cell>
          <table:table-cell table:number-columns-repeated="11"/>
          <table:table-cell office:value-type="string">
            <text:p>Mielke, cat. #39: P. Bruegel.</text:p>
          </table:table-cell>
          <table:table-cell table:number-columns-repeated="2"/>
          <table:table-cell office:value-type="string">
            <text:p>Berlin 1975, nr. 64, Brussels 1980, nr. 27</text:p>
          </table:table-cell>
          <table:table-cell table:number-columns-repeated="4"/>
          <table:table-cell office:value-type="float" office:value="9637">
            <text:p>9637</text:p>
          </table:table-cell>
          <table:table-cell/>
          <table:table-cell office:value-type="float" office:value="10140">
            <text:p>10140</text:p>
          </table:table-cell>
          <table:table-cell table:number-columns-repeated="7"/>
          <table:table-cell office:value-type="string">
            <text:p>img/derivatives/simple/10082/thumbnail.jpg</text:p>
          </table:table-cell>
          <table:table-cell office:value-type="string">
            <text:p>img/derivatives/simple/10082/fullwidth.jpg</text:p>
          </table:table-cell>
          <table:table-cell office:value-type="string">
            <text:p>pieterbruegel</text:p>
          </table:table-cell>
          <table:table-cell office:value-type="string">
            <text:p>brueghel_item</text:p>
          </table:table-cell>
          <table:table-cell/>
          <table:table-cell office:value-type="string">
            <text:p>39_Desidia_Sloth_Vienna.jpg</text:p>
          </table:table-cell>
          <table:table-cell office:value-type="string">
            <text:p>Wikimedia Commons</text:p>
          </table:table-cell>
          <table:table-cell office:value-type="string">
            <text:p>http://commons.wikimedia.org/wiki/Pieter_Bruegel_(I)</text:p>
          </table:table-cell>
          <table:table-cell table:number-columns-repeated="963"/>
        </table:table-row>
        <table:table-row table:style-name="ro1">
          <table:table-cell office:value-type="float" office:value="10083">
            <text:p>10083</text:p>
          </table:table-cell>
          <table:table-cell office:value-type="string">
            <text:p>The Last Judgment (Vienna)</text:p>
          </table:table-cell>
          <table:table-cell office:value-type="string">
            <text:p>Drawing</text:p>
          </table:table-cell>
          <table:table-cell office:value-type="string">
            <text:p>Religious</text:p>
          </table:table-cell>
          <table:table-cell table:number-columns-repeated="2"/>
          <table:table-cell office:value-type="float" office:value="23">
            <text:p>23</text:p>
          </table:table-cell>
          <table:table-cell office:value-type="float" office:value="30">
            <text:p>30</text:p>
          </table:table-cell>
          <table:table-cell/>
          <table:table-cell office:value-type="string">
            <text:p>Austria</text:p>
          </table:table-cell>
          <table:table-cell office:value-type="string">
            <text:p>Vienna</text:p>
          </table:table-cell>
          <table:table-cell office:value-type="string">
            <text:p>Albertina</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ueghel 1558</text:p>
          </table:table-cell>
          <table:table-cell office:value-type="string">
            <text:p>Lower left</text:p>
          </table:table-cell>
          <table:table-cell/>
          <table:table-cell office:value-type="string">
            <text:p>Inscription below in another hand, "Compt ghy gebenedyde myns vaeders hier. En gaet ghy vermaledyde in dat eeuwighe vier."</text:p>
          </table:table-cell>
          <table:table-cell table:number-columns-repeated="11"/>
          <table:table-cell office:value-type="string">
            <text:p>Mielke, cat. #40: P. Bruegel.</text:p>
          </table:table-cell>
          <table:table-cell table:number-columns-repeated="2"/>
          <table:table-cell office:value-type="string">
            <text:p>Berlin 1975, nr. 66</text:p>
          </table:table-cell>
          <table:table-cell table:number-columns-repeated="4"/>
          <table:table-cell office:value-type="string">
            <text:p>9638|9639</text:p>
          </table:table-cell>
          <table:table-cell office:value-type="string">
            <text:p>Albert von Sachsen-Teschen (L.174).</text:p>
          </table:table-cell>
          <table:table-cell office:value-type="float" office:value="3628">
            <text:p>3628</text:p>
          </table:table-cell>
          <table:table-cell table:number-columns-repeated="7"/>
          <table:table-cell office:value-type="string">
            <text:p>img/derivatives/simple/10083/thumbnail.jpg</text:p>
          </table:table-cell>
          <table:table-cell office:value-type="string">
            <text:p>img/derivatives/simple/10083/fullwidth.jpg</text:p>
          </table:table-cell>
          <table:table-cell office:value-type="string">
            <text:p>pieterbruegel</text:p>
          </table:table-cell>
          <table:table-cell office:value-type="string">
            <text:p>brueghel_item</text:p>
          </table:table-cell>
          <table:table-cell/>
          <table:table-cell office:value-type="string">
            <text:p>40_The_Last_Judgment_Vienna.jpg</text:p>
          </table:table-cell>
          <table:table-cell table:number-columns-repeated="965"/>
        </table:table-row>
        <table:table-row table:style-name="ro1">
          <table:table-cell office:value-type="float" office:value="10084">
            <text:p>10084</text:p>
          </table:table-cell>
          <table:table-cell office:value-type="string">
            <text:p>Everyman (London)</text:p>
          </table:table-cell>
          <table:table-cell office:value-type="string">
            <text:p>Drawing</text:p>
          </table:table-cell>
          <table:table-cell office:value-type="string">
            <text:p>Proverb</text:p>
          </table:table-cell>
          <table:table-cell table:number-columns-repeated="2"/>
          <table:table-cell office:value-type="float" office:value="20.8">
            <text:p>20.8</text:p>
          </table:table-cell>
          <table:table-cell office:value-type="float" office:value="29.3">
            <text:p>29.3</text:p>
          </table:table-cell>
          <table:table-cell/>
          <table:table-cell office:value-type="string">
            <text:p>England</text:p>
          </table:table-cell>
          <table:table-cell office:value-type="string">
            <text:p>London</text:p>
          </table:table-cell>
          <table:table-cell office:value-type="string">
            <text:p>British Museum</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rueghel 1558</text:p>
          </table:table-cell>
          <table:table-cell office:value-type="string">
            <text:p>Lower left</text:p>
          </table:table-cell>
          <table:table-cell/>
          <table:table-cell office:value-type="string">
            <text:p>Image on wall inscribed in Bruegel's hand "nymant en ckent sy selue" and below in mirror writing "nemo." </text:p>
          </table:table-cell>
          <table:table-cell table:number-columns-repeated="11"/>
          <table:table-cell office:value-type="string">
            <text:p>Mielke, cat. #41: P. Bruegel.</text:p>
          </table:table-cell>
          <table:table-cell table:number-columns-repeated="2"/>
          <table:table-cell office:value-type="string">
            <text:p>Brussels 1980, nr. 35</text:p>
          </table:table-cell>
          <table:table-cell table:number-columns-repeated="4"/>
          <table:table-cell office:value-type="string">
            <text:p>9640|9641|9642</text:p>
          </table:table-cell>
          <table:table-cell office:value-type="string">
            <text:p>S. Woodburn (L.2584) (Auction, London 16th June 1854, Nr, 1165).</text:p>
          </table:table-cell>
          <table:table-cell office:value-type="float" office:value="10153">
            <text:p>10153</text:p>
          </table:table-cell>
          <table:table-cell table:number-columns-repeated="7"/>
          <table:table-cell office:value-type="string">
            <text:p>img/derivatives/simple/10084/thumbnail.jpg</text:p>
          </table:table-cell>
          <table:table-cell office:value-type="string">
            <text:p>img/derivatives/simple/10084/fullwidth.jpg</text:p>
          </table:table-cell>
          <table:table-cell office:value-type="string">
            <text:p>pieterbruegel</text:p>
          </table:table-cell>
          <table:table-cell office:value-type="string">
            <text:p>brueghel_item</text:p>
          </table:table-cell>
          <table:table-cell/>
          <table:table-cell office:value-type="string">
            <text:p>41_Everyman_London.jpg</text:p>
          </table:table-cell>
          <table:table-cell office:value-type="string">
            <text:p>The 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085">
            <text:p>10085</text:p>
          </table:table-cell>
          <table:table-cell office:value-type="string">
            <text:p>The Alchemist (Berlin)</text:p>
          </table:table-cell>
          <table:table-cell office:value-type="string">
            <text:p>Drawing</text:p>
          </table:table-cell>
          <table:table-cell office:value-type="string">
            <text:p>Magic</text:p>
          </table:table-cell>
          <table:table-cell table:number-columns-repeated="2"/>
          <table:table-cell office:value-type="float" office:value="30.8">
            <text:p>30.8</text:p>
          </table:table-cell>
          <table:table-cell office:value-type="float" office:value="45.3">
            <text:p>45.3</text:p>
          </table:table-cell>
          <table:table-cell/>
          <table:table-cell office:value-type="string">
            <text:p>Germany</text:p>
          </table:table-cell>
          <table:table-cell office:value-type="string">
            <text:p>Berlin</text:p>
          </table:table-cell>
          <table:table-cell office:value-type="string">
            <text:p>Kupferstichkabinett, Staatliche Museen zu Berlin</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 1558</text:p>
          </table:table-cell>
          <table:table-cell office:value-type="string">
            <text:p>Upper right</text:p>
          </table:table-cell>
          <table:table-cell/>
          <table:table-cell office:value-type="string">
            <text:p>Inscriptions on the book and vessels, "ALCHE MIST, KEYE, solfer, drogerey, ghetten, Een estracht..."</text:p>
          </table:table-cell>
          <table:table-cell table:number-columns-repeated="11"/>
          <table:table-cell office:value-type="string">
            <text:p>Mielke, cat. #42: P. Bruegel.</text:p>
          </table:table-cell>
          <table:table-cell table:number-columns-repeated="2"/>
          <table:table-cell office:value-type="string">
            <text:p>Berlin 1975, nr. 67</text:p>
          </table:table-cell>
          <table:table-cell table:number-columns-repeated="4"/>
          <table:table-cell office:value-type="string">
            <text:p>9643|9644|9645</text:p>
          </table:table-cell>
          <table:table-cell office:value-type="string">
            <text:p>Crozat, Mariette (L.1852), The prints and drawings gifted from Benoit Oppenheim 1909.</text:p>
          </table:table-cell>
          <table:table-cell office:value-type="float" office:value="10158">
            <text:p>10158</text:p>
          </table:table-cell>
          <table:table-cell table:number-columns-repeated="7"/>
          <table:table-cell office:value-type="string">
            <text:p>img/derivatives/simple/10085/thumbnail.jpg</text:p>
          </table:table-cell>
          <table:table-cell office:value-type="string">
            <text:p>img/derivatives/simple/10085/fullwidth.jpg</text:p>
          </table:table-cell>
          <table:table-cell office:value-type="string">
            <text:p>pieterbruegel</text:p>
          </table:table-cell>
          <table:table-cell office:value-type="string">
            <text:p>brueghel_item</text:p>
          </table:table-cell>
          <table:table-cell/>
          <table:table-cell office:value-type="string">
            <text:p>42_The_Alchemist_Berlin.jpg</text:p>
          </table:table-cell>
          <table:table-cell table:number-columns-repeated="965"/>
        </table:table-row>
        <table:table-row table:style-name="ro1">
          <table:table-cell office:value-type="float" office:value="10086">
            <text:p>10086</text:p>
          </table:table-cell>
          <table:table-cell office:value-type="string">
            <text:p>Ice Skating before the Gate of Saint George (America)</text:p>
          </table:table-cell>
          <table:table-cell office:value-type="string">
            <text:p>Drawing</text:p>
          </table:table-cell>
          <table:table-cell office:value-type="string">
            <text:p>Urban, Common and Peasant Life</text:p>
          </table:table-cell>
          <table:table-cell table:number-columns-repeated="2"/>
          <table:table-cell office:value-type="float" office:value="21.3">
            <text:p>21.3</text:p>
          </table:table-cell>
          <table:table-cell office:value-type="float" office:value="29.8">
            <text:p>29.8</text:p>
          </table:table-cell>
          <table:table-cell table:number-columns-repeated="4"/>
          <table:table-cell office:value-type="string">
            <text:p>Private Collection, America</text:p>
          </table:table-cell>
          <table:table-cell/>
          <table:table-cell office:value-type="string">
            <text:p>Private</text:p>
          </table:table-cell>
          <table:table-cell table:number-columns-repeated="3"/>
          <table:table-cell office:value-type="string">
            <text:p>Paper</text:p>
          </table:table-cell>
          <table:table-cell/>
          <table:table-cell office:value-type="string">
            <text:p>brueghel 1559 (or 1558)</text:p>
          </table:table-cell>
          <table:table-cell office:value-type="string">
            <text:p>Lower right</text:p>
          </table:table-cell>
          <table:table-cell table:number-columns-repeated="13"/>
          <table:table-cell office:value-type="string">
            <text:p>Mielke, cat. #43: P. Bruegel.</text:p>
          </table:table-cell>
          <table:table-cell table:number-columns-repeated="7"/>
          <table:table-cell office:value-type="string">
            <text:p>9646|9647|9648|9649|9650</text:p>
          </table:table-cell>
          <table:table-cell office:value-type="string">
            <text:p>Former (ehem.) Herbert Bier, London.</text:p>
          </table:table-cell>
          <table:table-cell office:value-type="float" office:value="10159">
            <text:p>10159</text:p>
          </table:table-cell>
          <table:table-cell table:number-columns-repeated="7"/>
          <table:table-cell office:value-type="string">
            <text:p>img/derivatives/simple/10086/thumbnail.jpg</text:p>
          </table:table-cell>
          <table:table-cell office:value-type="string">
            <text:p>img/derivatives/simple/10086/fullwidth.jpg</text:p>
          </table:table-cell>
          <table:table-cell office:value-type="string">
            <text:p>pieterbruegel</text:p>
          </table:table-cell>
          <table:table-cell office:value-type="string">
            <text:p>brueghel_item</text:p>
          </table:table-cell>
          <table:table-cell/>
          <table:table-cell office:value-type="string">
            <text:p>43_Ice_Skating_before_the_Gate_of_Saint_George_America.jpg</text:p>
          </table:table-cell>
          <table:table-cell table:number-columns-repeated="965"/>
        </table:table-row>
        <table:table-row table:style-name="ro1">
          <table:table-cell office:value-type="float" office:value="10087">
            <text:p>10087</text:p>
          </table:table-cell>
          <table:table-cell office:value-type="string">
            <text:p>Kermis at Hoboken (London)</text:p>
          </table:table-cell>
          <table:table-cell office:value-type="string">
            <text:p>Drawing</text:p>
          </table:table-cell>
          <table:table-cell office:value-type="string">
            <text:p>Urban, Common and Peasant Life</text:p>
          </table:table-cell>
          <table:table-cell table:number-columns-repeated="2"/>
          <table:table-cell office:value-type="float" office:value="26.5">
            <text:p>26.5</text:p>
          </table:table-cell>
          <table:table-cell office:value-type="float" office:value="39.4">
            <text:p>39.4</text:p>
          </table:table-cell>
          <table:table-cell/>
          <table:table-cell office:value-type="string">
            <text:p>England</text:p>
          </table:table-cell>
          <table:table-cell office:value-type="string">
            <text:p>London</text:p>
          </table:table-cell>
          <table:table-cell office:value-type="string">
            <text:p>Courtauld Institute of Art</text:p>
          </table:table-cell>
          <table:table-cell office:value-type="string">
            <text:p><text:s/>Lee Collection</text:p>
          </table:table-cell>
          <table:table-cell/>
          <table:table-cell office:value-type="string">
            <text:p>Public</text:p>
          </table:table-cell>
          <table:table-cell table:number-columns-repeated="3"/>
          <table:table-cell office:value-type="string">
            <text:p>Paper</text:p>
          </table:table-cell>
          <table:table-cell/>
          <table:table-cell office:value-type="string">
            <text:p>1559 BRVEGEL</text:p>
          </table:table-cell>
          <table:table-cell office:value-type="string">
            <text:p>Lower left</text:p>
          </table:table-cell>
          <table:table-cell/>
          <table:table-cell office:value-type="string">
            <text:p>On the banner, "hoboken."</text:p>
          </table:table-cell>
          <table:table-cell table:number-columns-repeated="11"/>
          <table:table-cell office:value-type="string">
            <text:p>Mielke, cat. #44: P. Bruegel.</text:p>
          </table:table-cell>
          <table:table-cell table:number-columns-repeated="2"/>
          <table:table-cell office:value-type="string">
            <text:p>Berlin 1975, nr. 68, Brussels 1980, nr. 36, Washington/New York 1986-87, nr. 28, Tokyo 1995, nr. B5</text:p>
          </table:table-cell>
          <table:table-cell table:number-columns-repeated="4"/>
          <table:table-cell office:value-type="string">
            <text:p>9651|9652|9653|9654|9655</text:p>
          </table:table-cell>
          <table:table-cell office:value-type="string">
            <text:p>Mackenzie of Gairloch (Sotheby’s Auction, London 15/16 February 1921.</text:p>
          </table:table-cell>
          <table:table-cell office:value-type="float" office:value="10161">
            <text:p>10161</text:p>
          </table:table-cell>
          <table:table-cell table:number-columns-repeated="7"/>
          <table:table-cell office:value-type="string">
            <text:p>img/derivatives/simple/10087/thumbnail.jpg</text:p>
          </table:table-cell>
          <table:table-cell office:value-type="string">
            <text:p>img/derivatives/simple/10087/fullwidth.jpg</text:p>
          </table:table-cell>
          <table:table-cell office:value-type="string">
            <text:p>pieterbruegel</text:p>
          </table:table-cell>
          <table:table-cell office:value-type="string">
            <text:p>brueghel_item</text:p>
          </table:table-cell>
          <table:table-cell/>
          <table:table-cell office:value-type="string">
            <text:p>44_Kermis_at_Hoboken_London.jpg</text:p>
          </table:table-cell>
          <table:table-cell table:number-columns-repeated="965"/>
        </table:table-row>
        <table:table-row table:style-name="ro1">
          <table:table-cell office:value-type="float" office:value="10088">
            <text:p>10088</text:p>
          </table:table-cell>
          <table:table-cell office:value-type="string">
            <text:p>Fides (Faith) (Amsterdam)</text:p>
          </table:table-cell>
          <table:table-cell office:value-type="string">
            <text:p>Drawing</text:p>
          </table:table-cell>
          <table:table-cell office:value-type="string">
            <text:p>Allegory</text:p>
          </table:table-cell>
          <table:table-cell table:number-columns-repeated="2"/>
          <table:table-cell office:value-type="float" office:value="22.5">
            <text:p>22.5</text:p>
          </table:table-cell>
          <table:table-cell office:value-type="float" office:value="29.5">
            <text:p>29.5</text:p>
          </table:table-cell>
          <table:table-cell/>
          <table:table-cell office:value-type="string">
            <text:p>Netherlands</text:p>
          </table:table-cell>
          <table:table-cell office:value-type="string">
            <text:p>Amsterdam</text:p>
          </table:table-cell>
          <table:table-cell office:value-type="string">
            <text:p>Rijksmuseum</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 1559</text:p>
          </table:table-cell>
          <table:table-cell office:value-type="string">
            <text:p>Lower left</text:p>
          </table:table-cell>
          <table:table-cell/>
          <table:table-cell office:value-type="string">
            <text:p><text:s/>"FIDES in lower center. Above the cross, "INRI" in reverse. By another hand inscribed below, "fides maxime a nobis conseruanda est praecipue in religionem quia deus prior et potentior est quam homo."</text:p>
          </table:table-cell>
          <table:table-cell table:number-columns-repeated="11"/>
          <table:table-cell office:value-type="string">
            <text:p>Mielke, cat. #45: P. Bruegel.</text:p>
          </table:table-cell>
          <table:table-cell table:number-columns-repeated="2"/>
          <table:table-cell office:value-type="string">
            <text:p>Brussels 1980, nr. 28, Berlin 1975, nr. 69, Cologne/Antwerp/Vienna 1992-93, nr. 109.2</text:p>
          </table:table-cell>
          <table:table-cell table:number-columns-repeated="4"/>
          <table:table-cell office:value-type="string">
            <text:p>9656|9657|9658|9659|9660|9661</text:p>
          </table:table-cell>
          <table:table-cell office:value-type="string">
            <text:p>Andréossy, P. Langerhuizen.</text:p>
          </table:table-cell>
          <table:table-cell office:value-type="float" office:value="10131">
            <text:p>10131</text:p>
          </table:table-cell>
          <table:table-cell table:number-columns-repeated="7"/>
          <table:table-cell office:value-type="string">
            <text:p>img/derivatives/simple/10088/thumbnail.jpg</text:p>
          </table:table-cell>
          <table:table-cell office:value-type="string">
            <text:p>img/derivatives/simple/10088/fullwidth.jpg</text:p>
          </table:table-cell>
          <table:table-cell office:value-type="string">
            <text:p>pieterbruegel</text:p>
          </table:table-cell>
          <table:table-cell office:value-type="string">
            <text:p>brueghel_item</text:p>
          </table:table-cell>
          <table:table-cell/>
          <table:table-cell office:value-type="string">
            <text:p>45_Fides_Faith_Amsterdam.jpg</text:p>
          </table:table-cell>
          <table:table-cell table:number-columns-repeated="965"/>
        </table:table-row>
        <table:table-row table:style-name="ro1">
          <table:table-cell office:value-type="float" office:value="10089">
            <text:p>10089</text:p>
          </table:table-cell>
          <table:table-cell office:value-type="string">
            <text:p>Caritas (Charity) (Rotterdam)</text:p>
          </table:table-cell>
          <table:table-cell office:value-type="string">
            <text:p>Drawing</text:p>
          </table:table-cell>
          <table:table-cell office:value-type="string">
            <text:p>Allegory</text:p>
          </table:table-cell>
          <table:table-cell table:number-columns-repeated="2"/>
          <table:table-cell office:value-type="float" office:value="22.4">
            <text:p>22.4</text:p>
          </table:table-cell>
          <table:table-cell office:value-type="float" office:value="29.9">
            <text:p>29.9</text:p>
          </table:table-cell>
          <table:table-cell/>
          <table:table-cell office:value-type="string">
            <text:p>Netherlands</text:p>
          </table:table-cell>
          <table:table-cell office:value-type="string">
            <text:p>Rotterdam</text:p>
          </table:table-cell>
          <table:table-cell office:value-type="string">
            <text:p>Museum Boijmans Van Beuningen</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 1559</text:p>
          </table:table-cell>
          <table:table-cell office:value-type="string">
            <text:p>Lower left</text:p>
          </table:table-cell>
          <table:table-cell/>
          <table:table-cell office:value-type="string">
            <text:p>"CAVRITAS" by another hand and below "Speres tibi accidere quod alteri accidit ita denum excitaberis ad opem ferendam si sumpseris eius animam qui opem tunc in malis constitutus implorat."</text:p>
          </table:table-cell>
          <table:table-cell table:number-columns-repeated="11"/>
          <table:table-cell office:value-type="string">
            <text:p>Mielke, cat. #46: P. Bruegel.</text:p>
          </table:table-cell>
          <table:table-cell table:number-columns-repeated="2"/>
          <table:table-cell office:value-type="string">
            <text:p>Brussels 1980, nr. 30, Washington/New York 1986-87, nr. 29</text:p>
          </table:table-cell>
          <table:table-cell table:number-columns-repeated="4"/>
          <table:table-cell office:value-type="string">
            <text:p>9662|9663|9664|9665|9666</text:p>
          </table:table-cell>
          <table:table-cell office:value-type="string">
            <text:p>N. Beets, F. Koenigs (L. 1023a), D.G van Beuningen, donated 1941 through the Boymans Museum(?). (Donated by 1941, Boymans Foundation?)</text:p>
          </table:table-cell>
          <table:table-cell office:value-type="float" office:value="10133">
            <text:p>10133</text:p>
          </table:table-cell>
          <table:table-cell table:number-columns-repeated="7"/>
          <table:table-cell office:value-type="string">
            <text:p>img/derivatives/simple/10089/thumbnail.jpg</text:p>
          </table:table-cell>
          <table:table-cell office:value-type="string">
            <text:p>img/derivatives/simple/10089/fullwidth.jpg</text:p>
          </table:table-cell>
          <table:table-cell office:value-type="string">
            <text:p>pieterbruegel</text:p>
          </table:table-cell>
          <table:table-cell office:value-type="string">
            <text:p>brueghel_item</text:p>
          </table:table-cell>
          <table:table-cell/>
          <table:table-cell office:value-type="string">
            <text:p>46_Caritas_Charity_Rotterdamn.jpg</text:p>
          </table:table-cell>
          <table:table-cell office:value-type="string">
            <text:p>Rotterdam</text:p>
          </table:table-cell>
          <table:table-cell office:value-type="string">
            <text:p>http://collectie2008.boijmans.nl/en/work/N%2018%20(PK)</text:p>
          </table:table-cell>
          <table:table-cell table:number-columns-repeated="963"/>
        </table:table-row>
        <table:table-row table:style-name="ro1">
          <table:table-cell office:value-type="float" office:value="10090">
            <text:p>10090</text:p>
          </table:table-cell>
          <table:table-cell office:value-type="string">
            <text:p>Prudentia (Prudence) (Brussels)</text:p>
          </table:table-cell>
          <table:table-cell office:value-type="string">
            <text:p>Drawing</text:p>
          </table:table-cell>
          <table:table-cell office:value-type="string">
            <text:p>Allegory</text:p>
          </table:table-cell>
          <table:table-cell table:number-columns-repeated="2"/>
          <table:table-cell office:value-type="float" office:value="22.5">
            <text:p>22.5</text:p>
          </table:table-cell>
          <table:table-cell office:value-type="float" office:value="29.8">
            <text:p>29.8</text:p>
          </table:table-cell>
          <table:table-cell/>
          <table:table-cell office:value-type="string">
            <text:p>Belgium</text:p>
          </table:table-cell>
          <table:table-cell office:value-type="string">
            <text:p>Brussels</text:p>
          </table:table-cell>
          <table:table-cell office:value-type="string">
            <text:p>Mus&amp;#233;es Royaux des Beaux-Arts de Belgique</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HEL 1559</text:p>
          </table:table-cell>
          <table:table-cell office:value-type="string">
            <text:p>Lower left</text:p>
          </table:table-cell>
          <table:table-cell/>
          <table:table-cell office:value-type="string">
            <text:p>Inscribed "PRVDENCIA." Below in another hand, "Si prudens esse cupis in futurum prospectum ostende et quae possunt contingere animo tuo cuncta propone."</text:p>
          </table:table-cell>
          <table:table-cell table:number-columns-repeated="11"/>
          <table:table-cell office:value-type="string">
            <text:p>Mielke, cat. #47: P. Bruegel.</text:p>
          </table:table-cell>
          <table:table-cell table:number-columns-repeated="7"/>
          <table:table-cell office:value-type="string">
            <text:p>9667|9668</text:p>
          </table:table-cell>
          <table:table-cell/>
          <table:table-cell office:value-type="float" office:value="10135">
            <text:p>10135</text:p>
          </table:table-cell>
          <table:table-cell table:number-columns-repeated="7"/>
          <table:table-cell office:value-type="string">
            <text:p>img/derivatives/simple/10090/thumbnail.jpg</text:p>
          </table:table-cell>
          <table:table-cell office:value-type="string">
            <text:p>img/derivatives/simple/10090/fullwidth.jpg</text:p>
          </table:table-cell>
          <table:table-cell office:value-type="string">
            <text:p>pieterbruegel</text:p>
          </table:table-cell>
          <table:table-cell office:value-type="string">
            <text:p>brueghel_item</text:p>
          </table:table-cell>
          <table:table-cell/>
          <table:table-cell office:value-type="string">
            <text:p>47_Prudentia_Prudence_Brussels_.jpg</text:p>
          </table:table-cell>
          <table:table-cell office:value-type="string">
            <text:p>Web Gallery of Art from Musees royaux, Brussels </text:p>
          </table:table-cell>
          <table:table-cell office:value-type="string">
            <text:p>http://www.wga.hu/html_m/b/bruegel/pieter_e/13/15sin.html</text:p>
          </table:table-cell>
          <table:table-cell table:number-columns-repeated="963"/>
        </table:table-row>
        <table:table-row table:style-name="ro1">
          <table:table-cell office:value-type="float" office:value="10091">
            <text:p>10091</text:p>
          </table:table-cell>
          <table:table-cell office:value-type="string">
            <text:p>Spes (Hope) (Berlin)</text:p>
          </table:table-cell>
          <table:table-cell office:value-type="string">
            <text:p>Drawing</text:p>
          </table:table-cell>
          <table:table-cell office:value-type="string">
            <text:p>Allegory</text:p>
          </table:table-cell>
          <table:table-cell table:number-columns-repeated="2"/>
          <table:table-cell office:value-type="float" office:value="22.4">
            <text:p>22.4</text:p>
          </table:table-cell>
          <table:table-cell office:value-type="float" office:value="29.5">
            <text:p>29.5</text:p>
          </table:table-cell>
          <table:table-cell/>
          <table:table-cell office:value-type="string">
            <text:p>Germany</text:p>
          </table:table-cell>
          <table:table-cell office:value-type="string">
            <text:p>Berlin</text:p>
          </table:table-cell>
          <table:table-cell office:value-type="string">
            <text:p>Kupferstichkabinett, Staatliche Museen zu Berlin</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 1559.</text:p>
          </table:table-cell>
          <table:table-cell office:value-type="string">
            <text:p>Lower right</text:p>
          </table:table-cell>
          <table:table-cell/>
          <table:table-cell office:value-type="string">
            <text:p>In lower center inscribed "SPES." Below, "Jucundissima est spei persuasio et vite imprimis, Necessaria inter tot aerumnas peneque intolerabilis."</text:p>
          </table:table-cell>
          <table:table-cell table:number-columns-repeated="11"/>
          <table:table-cell office:value-type="string">
            <text:p>Mielke, cat. #48: P. Bruegel.</text:p>
          </table:table-cell>
          <table:table-cell table:number-columns-repeated="2"/>
          <table:table-cell office:value-type="string">
            <text:p>Berlin 1975, nr. 70, Brussels 1980, nr. 29, Tokyo 1995, nr. B6</text:p>
          </table:table-cell>
          <table:table-cell table:number-columns-repeated="4"/>
          <table:table-cell office:value-type="string">
            <text:p>9669|9670|9671|9672</text:p>
          </table:table-cell>
          <table:table-cell office:value-type="string">
            <text:p>Andréossy (Paris Auction 13 April 1864, Nr. 227), W. Koller (L. 2632)? (so Bussels 1980 Nr. 29).</text:p>
          </table:table-cell>
          <table:table-cell office:value-type="float" office:value="10132">
            <text:p>10132</text:p>
          </table:table-cell>
          <table:table-cell table:number-columns-repeated="7"/>
          <table:table-cell office:value-type="string">
            <text:p>img/derivatives/simple/10091/thumbnail.jpg</text:p>
          </table:table-cell>
          <table:table-cell office:value-type="string">
            <text:p>img/derivatives/simple/10091/fullwidth.jpg</text:p>
          </table:table-cell>
          <table:table-cell office:value-type="string">
            <text:p>pieterbruegel</text:p>
          </table:table-cell>
          <table:table-cell office:value-type="string">
            <text:p>brueghel_item</text:p>
          </table:table-cell>
          <table:table-cell/>
          <table:table-cell office:value-type="string">
            <text:p>48_Spes_Hope_Berlin.jpg</text:p>
          </table:table-cell>
          <table:table-cell table:number-columns-repeated="965"/>
        </table:table-row>
        <table:table-row table:style-name="ro1">
          <table:table-cell office:value-type="float" office:value="10092">
            <text:p>10092</text:p>
          </table:table-cell>
          <table:table-cell office:value-type="string">
            <text:p>Justitia (Justice) (Brussels)</text:p>
          </table:table-cell>
          <table:table-cell office:value-type="string">
            <text:p>Drawing</text:p>
          </table:table-cell>
          <table:table-cell office:value-type="string">
            <text:p>Allegory</text:p>
          </table:table-cell>
          <table:table-cell table:number-columns-repeated="2"/>
          <table:table-cell office:value-type="float" office:value="22.4">
            <text:p>22.4</text:p>
          </table:table-cell>
          <table:table-cell office:value-type="float" office:value="29.5">
            <text:p>29.5</text:p>
          </table:table-cell>
          <table:table-cell/>
          <table:table-cell office:value-type="string">
            <text:p>Belgium</text:p>
          </table:table-cell>
          <table:table-cell office:value-type="string">
            <text:p>Brussels</text:p>
          </table:table-cell>
          <table:table-cell office:value-type="string">
            <text:p>Koninklijke Biblioteek Albert I</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1559 BRVEGEL</text:p>
          </table:table-cell>
          <table:table-cell office:value-type="string">
            <text:p>Lower left</text:p>
          </table:table-cell>
          <table:table-cell/>
          <table:table-cell office:value-type="string">
            <text:p>In center "IVSTICIA." Below, in another hand, the inscription, "Scopus legis est aut ut eum quem punit emendet aut poena eius ceteros meliores reddet aut sublatis malis ceteri securiores vivant."</text:p>
          </table:table-cell>
          <table:table-cell table:number-columns-repeated="11"/>
          <table:table-cell office:value-type="string">
            <text:p>Mielke, cat. #49: P. Bruegel.</text:p>
          </table:table-cell>
          <table:table-cell table:number-columns-repeated="2"/>
          <table:table-cell office:value-type="string">
            <text:p>Berlin 1975, nr. 71, Brussels 1980, nr. 32, Cologne/Antwerp/Vienna 1992-93, nr. 109.3</text:p>
          </table:table-cell>
          <table:table-cell table:number-columns-repeated="4"/>
          <table:table-cell office:value-type="string">
            <text:p>9673|9674|9675|9676|9677|9678</text:p>
          </table:table-cell>
          <table:table-cell office:value-type="string">
            <text:p>W. Koller (L.2632), von Lanna.</text:p>
          </table:table-cell>
          <table:table-cell table:number-columns-repeated="8"/>
          <table:table-cell office:value-type="string">
            <text:p>img/derivatives/simple/10092/thumbnail.jpg</text:p>
          </table:table-cell>
          <table:table-cell office:value-type="string">
            <text:p>img/derivatives/simple/10092/fullwidth.jpg</text:p>
          </table:table-cell>
          <table:table-cell office:value-type="string">
            <text:p>pieterbruegel</text:p>
          </table:table-cell>
          <table:table-cell office:value-type="string">
            <text:p>brueghel_item</text:p>
          </table:table-cell>
          <table:table-cell/>
          <table:table-cell office:value-type="string">
            <text:p>49_Justitia_Justice_Brussels.jpg</text:p>
          </table:table-cell>
          <table:table-cell table:number-columns-repeated="965"/>
        </table:table-row>
        <table:table-row table:style-name="ro1">
          <table:table-cell office:value-type="float" office:value="10093">
            <text:p>10093</text:p>
          </table:table-cell>
          <table:table-cell office:value-type="string">
            <text:p>Fortitudo (Fortitude) (Rotterdam)</text:p>
          </table:table-cell>
          <table:table-cell office:value-type="string">
            <text:p>Drawing</text:p>
          </table:table-cell>
          <table:table-cell office:value-type="string">
            <text:p>Allegory</text:p>
          </table:table-cell>
          <table:table-cell table:number-columns-repeated="2"/>
          <table:table-cell office:value-type="float" office:value="22.5">
            <text:p>22.5</text:p>
          </table:table-cell>
          <table:table-cell office:value-type="float" office:value="29.5">
            <text:p>29.5</text:p>
          </table:table-cell>
          <table:table-cell/>
          <table:table-cell office:value-type="string">
            <text:p>Netherlands</text:p>
          </table:table-cell>
          <table:table-cell office:value-type="string">
            <text:p>Rotterdam</text:p>
          </table:table-cell>
          <table:table-cell office:value-type="string">
            <text:p>Museum Boijmans Van Beuningen</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text:p>
          </table:table-cell>
          <table:table-cell office:value-type="string">
            <text:p>Lower left</text:p>
          </table:table-cell>
          <table:table-cell/>
          <table:table-cell office:value-type="string">
            <text:p>Dated lower right 1560. In the middle, "FORTYTVDO." </text:p>
          </table:table-cell>
          <table:table-cell table:number-columns-repeated="11"/>
          <table:table-cell office:value-type="string">
            <text:p>Mielke, cat. #50: P. Bruegel.</text:p>
          </table:table-cell>
          <table:table-cell table:number-columns-repeated="2"/>
          <table:table-cell office:value-type="string">
            <text:p>Berlin 1975, nr. 73, Brussels 1980, nr. 33</text:p>
          </table:table-cell>
          <table:table-cell table:number-columns-repeated="4"/>
          <table:table-cell office:value-type="string">
            <text:p>9679|9680|9681|9682|9683|9684|9685|9686|9687|9688</text:p>
          </table:table-cell>
          <table:table-cell office:value-type="string">
            <text:p>Andréossy, W. Koller (L.2632), M. Strauß, Czeczowicza, Vienna, Graupe, F. Koenigs (L.1023a Suppl.), Gift from D.G. van Beuningen 1941.</text:p>
          </table:table-cell>
          <table:table-cell office:value-type="float" office:value="10136">
            <text:p>10136</text:p>
          </table:table-cell>
          <table:table-cell table:number-columns-repeated="7"/>
          <table:table-cell office:value-type="string">
            <text:p>img/derivatives/simple/10093/thumbnail.jpg</text:p>
          </table:table-cell>
          <table:table-cell office:value-type="string">
            <text:p>img/derivatives/simple/10093/fullwidth.jpg</text:p>
          </table:table-cell>
          <table:table-cell office:value-type="string">
            <text:p>pieterbruegel</text:p>
          </table:table-cell>
          <table:table-cell office:value-type="string">
            <text:p>brueghel_item</text:p>
          </table:table-cell>
          <table:table-cell/>
          <table:table-cell office:value-type="string">
            <text:p>50_Fortitudo_Fortitude_Rotterdam.png</text:p>
          </table:table-cell>
          <table:table-cell office:value-type="string">
            <text:p>Rotterdam</text:p>
          </table:table-cell>
          <table:table-cell office:value-type="string">
            <text:p>http://collectie2008.boijmans.nl/en/work/N%20189%20(PK)</text:p>
          </table:table-cell>
          <table:table-cell table:number-columns-repeated="963"/>
        </table:table-row>
        <table:table-row table:style-name="ro1">
          <table:table-cell office:value-type="float" office:value="10094">
            <text:p>10094</text:p>
          </table:table-cell>
          <table:table-cell office:value-type="string">
            <text:p>Temperantia (Temperance) (Rotterdam)</text:p>
          </table:table-cell>
          <table:table-cell office:value-type="string">
            <text:p>Drawing</text:p>
          </table:table-cell>
          <table:table-cell office:value-type="string">
            <text:p>Allegory</text:p>
          </table:table-cell>
          <table:table-cell table:number-columns-repeated="2"/>
          <table:table-cell office:value-type="float" office:value="22.2">
            <text:p>22.2</text:p>
          </table:table-cell>
          <table:table-cell office:value-type="float" office:value="29.5">
            <text:p>29.5</text:p>
          </table:table-cell>
          <table:table-cell/>
          <table:table-cell office:value-type="string">
            <text:p>Netherlands</text:p>
          </table:table-cell>
          <table:table-cell office:value-type="string">
            <text:p>Rotterdam</text:p>
          </table:table-cell>
          <table:table-cell office:value-type="string">
            <text:p>Museum Boijmans Van Beuningen</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text:p>
          </table:table-cell>
          <table:table-cell office:value-type="string">
            <text:p>Lower left</text:p>
          </table:table-cell>
          <table:table-cell/>
          <table:table-cell office:value-type="string">
            <text:p>Dated at right 1560. On allegorical figure's skirt hem in center, inscribed "TEMPORANCIA" in mirror writing. By another hand below in redish ink, "Videndum ut nec voluptati dediti prodigi et Luxuriosi appareamus nec auara tenacitati sordidi aut obscuri existamus."</text:p>
          </table:table-cell>
          <table:table-cell table:number-columns-repeated="11"/>
          <table:table-cell office:value-type="string">
            <text:p>Mielke, cat. #51: P. Bruegel.</text:p>
          </table:table-cell>
          <table:table-cell table:number-columns-repeated="2"/>
          <table:table-cell office:value-type="string">
            <text:p>Berlin 1975, nr. 74, Brussels 1980, nr. 34</text:p>
          </table:table-cell>
          <table:table-cell table:number-columns-repeated="4"/>
          <table:table-cell office:value-type="string">
            <text:p>9689|9690|9691|9692</text:p>
          </table:table-cell>
          <table:table-cell office:value-type="string">
            <text:p>P. Wouters, F.J.O. Boymans, “Vermächtnis” [bequest, inheritence] 1847 (L.1875).</text:p>
          </table:table-cell>
          <table:table-cell office:value-type="float" office:value="10137">
            <text:p>10137</text:p>
          </table:table-cell>
          <table:table-cell table:number-columns-repeated="7"/>
          <table:table-cell office:value-type="string">
            <text:p>img/derivatives/simple/10094/thumbnail.jpg</text:p>
          </table:table-cell>
          <table:table-cell office:value-type="string">
            <text:p>img/derivatives/simple/10094/fullwidth.jpg</text:p>
          </table:table-cell>
          <table:table-cell office:value-type="string">
            <text:p>pieterbruegel</text:p>
          </table:table-cell>
          <table:table-cell office:value-type="string">
            <text:p>brueghel_item</text:p>
          </table:table-cell>
          <table:table-cell/>
          <table:table-cell office:value-type="string">
            <text:p>51_Temperantia_Temperance_Rotterdam.jpg</text:p>
          </table:table-cell>
          <table:table-cell office:value-type="string">
            <text:p>Rotterdam</text:p>
          </table:table-cell>
          <table:table-cell office:value-type="string">
            <text:p>http://collectie2008.boijmans.nl/en/work/MB%20331%20(PK)</text:p>
          </table:table-cell>
          <table:table-cell table:number-columns-repeated="963"/>
        </table:table-row>
        <table:table-row table:style-name="ro1">
          <table:table-cell office:value-type="float" office:value="10095">
            <text:p>10095</text:p>
          </table:table-cell>
          <table:table-cell office:value-type="string">
            <text:p>Storm Over the Schelde River at Antwerp</text:p>
          </table:table-cell>
          <table:table-cell office:value-type="string">
            <text:p>Drawing</text:p>
          </table:table-cell>
          <table:table-cell office:value-type="string">
            <text:p>Seascape</text:p>
          </table:table-cell>
          <table:table-cell table:number-columns-repeated="2"/>
          <table:table-cell office:value-type="float" office:value="20.2">
            <text:p>20.2</text:p>
          </table:table-cell>
          <table:table-cell office:value-type="float" office:value="29.9">
            <text:p>29.9</text:p>
          </table:table-cell>
          <table:table-cell/>
          <table:table-cell office:value-type="string">
            <text:p>England</text:p>
          </table:table-cell>
          <table:table-cell office:value-type="string">
            <text:p>London</text:p>
          </table:table-cell>
          <table:table-cell office:value-type="string">
            <text:p>Courtauld Institute of Art</text:p>
          </table:table-cell>
          <table:table-cell office:value-type="string">
            <text:p>Seilern Collection</text:p>
          </table:table-cell>
          <table:table-cell/>
          <table:table-cell office:value-type="string">
            <text:p>Public</text:p>
          </table:table-cell>
          <table:table-cell table:number-columns-repeated="3"/>
          <table:table-cell office:value-type="string">
            <text:p>Paper</text:p>
          </table:table-cell>
          <table:table-cell/>
          <table:table-cell office:value-type="string">
            <text:p>Brueghel</text:p>
          </table:table-cell>
          <table:table-cell office:value-type="string">
            <text:p>Lower left, by another hand</text:p>
          </table:table-cell>
          <table:table-cell table:number-columns-repeated="13"/>
          <table:table-cell office:value-type="string">
            <text:p>Mielke, cat. #52: P. Bruegel.</text:p>
          </table:table-cell>
          <table:table-cell office:value-type="string">
            <text:p>Les Vaisseaux de mer de Pieter Bruegel l'Ancien, fig.1, p.55</text:p>
          </table:table-cell>
          <table:table-cell office:value-type="string">
            <text:p>10120 </text:p>
          </table:table-cell>
          <table:table-cell table:number-columns-repeated="5"/>
          <table:table-cell office:value-type="string">
            <text:p>9693|9694</text:p>
          </table:table-cell>
          <table:table-cell office:value-type="string">
            <text:p>Bruce Ingram, London (L.1405a Suppl.), count Seilern.</text:p>
          </table:table-cell>
          <table:table-cell table:number-columns-repeated="8"/>
          <table:table-cell office:value-type="string">
            <text:p>img/derivatives/simple/10095/thumbnail.jpg</text:p>
          </table:table-cell>
          <table:table-cell office:value-type="string">
            <text:p>img/derivatives/simple/10095/fullwidth.jpg</text:p>
          </table:table-cell>
          <table:table-cell office:value-type="string">
            <text:p>pieterbruegel</text:p>
          </table:table-cell>
          <table:table-cell office:value-type="string">
            <text:p>brueghel_item</text:p>
          </table:table-cell>
          <table:table-cell/>
          <table:table-cell office:value-type="string">
            <text:p>A-storm-in-the-River-Schelde-with-a-view-of-Antwerp.jpg</text:p>
          </table:table-cell>
          <table:table-cell office:value-type="string">
            <text:p>Web Gallery of Art from Courtald Gallery London</text:p>
          </table:table-cell>
          <table:table-cell office:value-type="string">
            <text:p>http://www.wga.hu/html_m/b/bruegel/pieter_e/13/</text:p>
          </table:table-cell>
          <table:table-cell table:number-columns-repeated="963"/>
        </table:table-row>
        <table:table-row table:style-name="ro1">
          <table:table-cell office:value-type="float" office:value="10096">
            <text:p>10096</text:p>
          </table:table-cell>
          <table:table-cell office:value-type="string">
            <text:p>The Rabbit Hunt (Paris)</text:p>
          </table:table-cell>
          <table:table-cell office:value-type="string">
            <text:p>Drawing</text:p>
          </table:table-cell>
          <table:table-cell office:value-type="string">
            <text:p>Landscape</text:p>
          </table:table-cell>
          <table:table-cell table:number-columns-repeated="2"/>
          <table:table-cell office:value-type="float" office:value="21.3">
            <text:p>21.3</text:p>
          </table:table-cell>
          <table:table-cell office:value-type="float" office:value="19.6">
            <text:p>19.6</text:p>
          </table:table-cell>
          <table:table-cell/>
          <table:table-cell office:value-type="string">
            <text:p>France</text:p>
          </table:table-cell>
          <table:table-cell office:value-type="string">
            <text:p>Paris</text:p>
          </table:table-cell>
          <table:table-cell office:value-type="string">
            <text:p>Fondation Custodia (Collection Frits Lugt)</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 1560</text:p>
          </table:table-cell>
          <table:table-cell office:value-type="string">
            <text:p>Lower left</text:p>
          </table:table-cell>
          <table:table-cell table:number-columns-repeated="13"/>
          <table:table-cell office:value-type="string">
            <text:p>Mielke, cat. #53: P. Bruegel.</text:p>
          </table:table-cell>
          <table:table-cell table:number-columns-repeated="2"/>
          <table:table-cell office:value-type="string">
            <text:p>Berlin 1975, nr. 75</text:p>
          </table:table-cell>
          <table:table-cell table:number-columns-repeated="4"/>
          <table:table-cell office:value-type="string">
            <text:p>9695|9696</text:p>
          </table:table-cell>
          <table:table-cell office:value-type="string">
            <text:p>Sotheby’s Auction, London 26 June 1957 Nr. 3.</text:p>
          </table:table-cell>
          <table:table-cell office:value-type="float" office:value="10119">
            <text:p>10119</text:p>
          </table:table-cell>
          <table:table-cell table:number-columns-repeated="7"/>
          <table:table-cell office:value-type="string">
            <text:p>img/derivatives/simple/10096/thumbnail.jpg</text:p>
          </table:table-cell>
          <table:table-cell office:value-type="string">
            <text:p>img/derivatives/simple/10096/fullwidth.jpg</text:p>
          </table:table-cell>
          <table:table-cell office:value-type="string">
            <text:p>pieterbruegel</text:p>
          </table:table-cell>
          <table:table-cell office:value-type="string">
            <text:p>brueghel_item</text:p>
          </table:table-cell>
          <table:table-cell/>
          <table:table-cell office:value-type="string">
            <text:p>53_The_Rabbit_Hunt_Paris.jpg</text:p>
          </table:table-cell>
          <table:table-cell office:value-type="string">
            <text:p>Rotterdam - in footnote of mountain landscape with journey to Emmaus - cited as fig. 1 Pieter Bruegel (I). Rabbit hunt, 1560. Paris, Fondation Custodia, Collection Frits Lugt, inv. no. 6959</text:p>
          </table:table-cell>
          <table:table-cell office:value-type="string">
            <text:p>http://collectie2008.boijmans.nl/en/work/N%2086%20(PK)</text:p>
          </table:table-cell>
          <table:table-cell table:number-columns-repeated="963"/>
        </table:table-row>
        <table:table-row table:style-name="ro1">
          <table:table-cell office:value-type="float" office:value="10097">
            <text:p>10097</text:p>
          </table:table-cell>
          <table:table-cell office:value-type="string">
            <text:p>View of Reggio di Calabria</text:p>
          </table:table-cell>
          <table:table-cell office:value-type="string">
            <text:p>Drawing</text:p>
          </table:table-cell>
          <table:table-cell office:value-type="string">
            <text:p>Landscape</text:p>
          </table:table-cell>
          <table:table-cell table:number-columns-repeated="2"/>
          <table:table-cell office:value-type="float" office:value="15.4">
            <text:p>15.4</text:p>
          </table:table-cell>
          <table:table-cell office:value-type="float" office:value="24.1">
            <text:p>24.1</text:p>
          </table:table-cell>
          <table:table-cell/>
          <table:table-cell office:value-type="string">
            <text:p>Netherlands</text:p>
          </table:table-cell>
          <table:table-cell office:value-type="string">
            <text:p>Rotterdam</text:p>
          </table:table-cell>
          <table:table-cell office:value-type="string">
            <text:p>Museum Boijmans Van Beuningen</text:p>
          </table:table-cell>
          <table:table-cell table:number-columns-repeated="2"/>
          <table:table-cell office:value-type="string">
            <text:p>Public</text:p>
          </table:table-cell>
          <table:table-cell table:number-columns-repeated="2"/>
          <table:table-cell office:value-type="string">
            <text:p>Pen and brown ink, brown and gray wash (later added likely by Claude Lorrain -- according to Rotterdam), framing lines with the pen in brown ink</text:p>
          </table:table-cell>
          <table:table-cell office:value-type="string">
            <text:p>Paper</text:p>
          </table:table-cell>
          <table:table-cell table:number-columns-repeated="16"/>
          <table:table-cell office:value-type="string">
            <text:p>Mielke, cat. #54: P. Bruegel.</text:p>
          </table:table-cell>
          <table:table-cell table:number-columns-repeated="2"/>
          <table:table-cell office:value-type="string">
            <text:p>Berlin 1975, nr. 25, Brussels 1980, nr. 13, Brussels/Rome 1995, nr. 40</text:p>
          </table:table-cell>
          <table:table-cell table:number-columns-repeated="4"/>
          <table:table-cell office:value-type="string">
            <text:p>9697|9698|9699|9700|9701|9702</text:p>
          </table:table-cell>
          <table:table-cell office:value-type="string">
            <text:p>C. Rolas du Rosey (L. 2237), I.Q. van Regteren Altena, F. Koenigs (L.1023a Suppl.), D.G. van Beuningen, 1941 “der Stiftung Boymans geschenkt" [donation of Boymans(?)]</text:p>
          </table:table-cell>
          <table:table-cell table:number-columns-repeated="8"/>
          <table:table-cell office:value-type="string">
            <text:p>img/derivatives/simple/10097/thumbnail.jpg</text:p>
          </table:table-cell>
          <table:table-cell office:value-type="string">
            <text:p>img/derivatives/simple/10097/fullwidth.jpg</text:p>
          </table:table-cell>
          <table:table-cell office:value-type="string">
            <text:p>pieterbruegel</text:p>
          </table:table-cell>
          <table:table-cell office:value-type="string">
            <text:p>brueghel_item</text:p>
          </table:table-cell>
          <table:table-cell/>
          <table:table-cell office:value-type="string">
            <text:p>54_View_of_Reggio_di_Calabria.jpg</text:p>
          </table:table-cell>
          <table:table-cell office:value-type="string">
            <text:p>Rotterdam</text:p>
          </table:table-cell>
          <table:table-cell office:value-type="string">
            <text:p>http://collectie2008.boijmans.nl/en/work/N%20191%20(PK)</text:p>
          </table:table-cell>
          <table:table-cell table:number-columns-repeated="963"/>
        </table:table-row>
        <table:table-row table:style-name="ro1">
          <table:table-cell office:value-type="float" office:value="10098">
            <text:p>10098</text:p>
          </table:table-cell>
          <table:table-cell office:value-type="string">
            <text:p>The Descent of Christ into Limbo (Vienna)</text:p>
          </table:table-cell>
          <table:table-cell office:value-type="string">
            <text:p>Drawing</text:p>
          </table:table-cell>
          <table:table-cell office:value-type="string">
            <text:p>Religious</text:p>
          </table:table-cell>
          <table:table-cell table:number-columns-repeated="2"/>
          <table:table-cell office:value-type="float" office:value="22.3">
            <text:p>22.3</text:p>
          </table:table-cell>
          <table:table-cell office:value-type="float" office:value="29.4">
            <text:p>29.4</text:p>
          </table:table-cell>
          <table:table-cell/>
          <table:table-cell office:value-type="string">
            <text:p>Austria</text:p>
          </table:table-cell>
          <table:table-cell office:value-type="string">
            <text:p>Vienna</text:p>
          </table:table-cell>
          <table:table-cell office:value-type="string">
            <text:p>Albertina</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 1561</text:p>
          </table:table-cell>
          <table:table-cell office:value-type="string">
            <text:p>Lower left</text:p>
          </table:table-cell>
          <table:table-cell/>
          <table:table-cell office:value-type="string">
            <text:p>By another hand an inscription at bottom in red-brown ink, "Toblite o porte capita vestea attollimine fores sempiterne et ingredientur Rex ille gloriosus."</text:p>
          </table:table-cell>
          <table:table-cell table:number-columns-repeated="11"/>
          <table:table-cell office:value-type="string">
            <text:p>Mielke, cat. #55: P. Bruegel.</text:p>
          </table:table-cell>
          <table:table-cell table:number-columns-repeated="2"/>
          <table:table-cell office:value-type="string">
            <text:p>Brussels 1980, nr. 37</text:p>
          </table:table-cell>
          <table:table-cell table:number-columns-repeated="4"/>
          <table:table-cell office:value-type="string">
            <text:p>9703|9704|9705|9706</text:p>
          </table:table-cell>
          <table:table-cell office:value-type="string">
            <text:p>Albert von Sachsen-Teschen (L.174).</text:p>
          </table:table-cell>
          <table:table-cell office:value-type="float" office:value="10125">
            <text:p>10125</text:p>
          </table:table-cell>
          <table:table-cell table:number-columns-repeated="7"/>
          <table:table-cell office:value-type="string">
            <text:p>img/derivatives/simple/10098/thumbnail.jpg</text:p>
          </table:table-cell>
          <table:table-cell office:value-type="string">
            <text:p>img/derivatives/simple/10098/fullwidth.jpg</text:p>
          </table:table-cell>
          <table:table-cell office:value-type="string">
            <text:p>pieterbruegel</text:p>
          </table:table-cell>
          <table:table-cell office:value-type="string">
            <text:p>brueghel_item</text:p>
          </table:table-cell>
          <table:table-cell/>
          <table:table-cell office:value-type="string">
            <text:p>55_The_Descent_of_Christ_into_Limbo_Vienna.png</text:p>
          </table:table-cell>
          <table:table-cell table:number-columns-repeated="965"/>
        </table:table-row>
        <table:table-row table:style-name="ro1">
          <table:table-cell office:value-type="float" office:value="10099">
            <text:p>10099</text:p>
          </table:table-cell>
          <table:table-cell office:value-type="string">
            <text:p>The Resurrection of Christ (Rotterdam)</text:p>
          </table:table-cell>
          <table:table-cell office:value-type="string">
            <text:p>Drawing</text:p>
          </table:table-cell>
          <table:table-cell office:value-type="string">
            <text:p>Religious</text:p>
          </table:table-cell>
          <table:table-cell table:number-columns-repeated="2"/>
          <table:table-cell office:value-type="float" office:value="43.1">
            <text:p>43.1</text:p>
          </table:table-cell>
          <table:table-cell office:value-type="float" office:value="30.7">
            <text:p>30.7</text:p>
          </table:table-cell>
          <table:table-cell/>
          <table:table-cell office:value-type="string">
            <text:p>Netherlands</text:p>
          </table:table-cell>
          <table:table-cell office:value-type="string">
            <text:p>Rotterdam</text:p>
          </table:table-cell>
          <table:table-cell office:value-type="string">
            <text:p>Museum Boijmans Van Beuningen</text:p>
          </table:table-cell>
          <table:table-cell table:number-columns-repeated="2"/>
          <table:table-cell office:value-type="string">
            <text:p>Public</text:p>
          </table:table-cell>
          <table:table-cell table:number-columns-repeated="3"/>
          <table:table-cell office:value-type="string">
            <text:p>Paper</text:p>
          </table:table-cell>
          <table:table-cell table:number-columns-repeated="16"/>
          <table:table-cell office:value-type="string">
            <text:p>Mielke, cat. #56: P. Bruegel.</text:p>
          </table:table-cell>
          <table:table-cell table:number-columns-repeated="2"/>
          <table:table-cell office:value-type="string">
            <text:p>Berlin 1975, nr. 85</text:p>
          </table:table-cell>
          <table:table-cell table:number-columns-repeated="4"/>
          <table:table-cell office:value-type="string">
            <text:p>9707|9708|9709|9710|9711|9712|9713</text:p>
          </table:table-cell>
          <table:table-cell office:value-type="string">
            <text:p>A. Grahl (L.1199), A. Rethel, Else Sohn, F. Koenigs (L.1023a Suppl.), gift from D.G. van Beuningen 1941.</text:p>
          </table:table-cell>
          <table:table-cell office:value-type="float" office:value="10123">
            <text:p>10123</text:p>
          </table:table-cell>
          <table:table-cell table:number-columns-repeated="7"/>
          <table:table-cell office:value-type="string">
            <text:p>img/derivatives/simple/10099/thumbnail.jpg</text:p>
          </table:table-cell>
          <table:table-cell office:value-type="string">
            <text:p>img/derivatives/simple/10099/fullwidth.jpg</text:p>
          </table:table-cell>
          <table:table-cell office:value-type="string">
            <text:p>pieterbruegel</text:p>
          </table:table-cell>
          <table:table-cell office:value-type="string">
            <text:p>brueghel_item</text:p>
          </table:table-cell>
          <table:table-cell/>
          <table:table-cell office:value-type="string">
            <text:p>56_The_Resurrection_of_Christ_Rotterdam.jpg</text:p>
          </table:table-cell>
          <table:table-cell office:value-type="string">
            <text:p>Rotterdamn</text:p>
          </table:table-cell>
          <table:table-cell office:value-type="string">
            <text:p>http://collectie2008.boijmans.nl/en/work/N%20121%20(PK)</text:p>
          </table:table-cell>
          <table:table-cell table:number-columns-repeated="963"/>
        </table:table-row>
        <table:table-row table:style-name="ro1">
          <table:table-cell office:value-type="float" office:value="10100">
            <text:p>10100</text:p>
          </table:table-cell>
          <table:table-cell office:value-type="string">
            <text:p>A Gooseherd</text:p>
          </table:table-cell>
          <table:table-cell office:value-type="string">
            <text:p>Drawing</text:p>
          </table:table-cell>
          <table:table-cell office:value-type="string">
            <text:p>Study</text:p>
          </table:table-cell>
          <table:table-cell table:number-columns-repeated="2"/>
          <table:table-cell office:value-type="float" office:value="24.8">
            <text:p>24.8</text:p>
          </table:table-cell>
          <table:table-cell office:value-type="float" office:value="14.9">
            <text:p>14.9</text:p>
          </table:table-cell>
          <table:table-cell/>
          <table:table-cell office:value-type="string">
            <text:p>Germany</text:p>
          </table:table-cell>
          <table:table-cell office:value-type="string">
            <text:p>Dresden</text:p>
          </table:table-cell>
          <table:table-cell office:value-type="string">
            <text:p>Staatliche Kunstsammlungen Dresden, Kupferstich-Kabinett</text:p>
          </table:table-cell>
          <table:table-cell table:number-columns-repeated="2"/>
          <table:table-cell office:value-type="string">
            <text:p>Public</text:p>
          </table:table-cell>
          <table:table-cell table:number-columns-repeated="3"/>
          <table:table-cell office:value-type="string">
            <text:p>Paper</text:p>
          </table:table-cell>
          <table:table-cell table:number-columns-repeated="16"/>
          <table:table-cell office:value-type="string">
            <text:p>Mielke, cat. #57: P. Bruegel.</text:p>
          </table:table-cell>
          <table:table-cell table:number-columns-repeated="2"/>
          <table:table-cell office:value-type="string">
            <text:p>Washington/New York 1986-87, nr. 30</text:p>
          </table:table-cell>
          <table:table-cell table:number-columns-repeated="4"/>
          <table:table-cell office:value-type="float" office:value="9714">
            <text:p>9714</text:p>
          </table:table-cell>
          <table:table-cell office:value-type="string">
            <text:p>Acquired before 1756.</text:p>
          </table:table-cell>
          <table:table-cell table:number-columns-repeated="8"/>
          <table:table-cell office:value-type="string">
            <text:p>img/derivatives/simple/10100/thumbnail.jpg</text:p>
          </table:table-cell>
          <table:table-cell office:value-type="string">
            <text:p>img/derivatives/simple/10100/fullwidth.jpg</text:p>
          </table:table-cell>
          <table:table-cell office:value-type="string">
            <text:p>pieterbruegel</text:p>
          </table:table-cell>
          <table:table-cell office:value-type="string">
            <text:p>brueghel_item</text:p>
          </table:table-cell>
          <table:table-cell/>
          <table:table-cell office:value-type="string">
            <text:p>57_A_Gooseherd.jpg</text:p>
          </table:table-cell>
          <table:table-cell table:number-columns-repeated="965"/>
        </table:table-row>
        <table:table-row table:style-name="ro1">
          <table:table-cell office:value-type="float" office:value="10101">
            <text:p>10101</text:p>
          </table:table-cell>
          <table:table-cell office:value-type="string">
            <text:p>A Gooseherd (Copy)</text:p>
          </table:table-cell>
          <table:table-cell office:value-type="string">
            <text:p>Drawing</text:p>
          </table:table-cell>
          <table:table-cell office:value-type="string">
            <text:p>Study</text:p>
          </table:table-cell>
          <table:table-cell table:number-columns-repeated="2"/>
          <table:table-cell office:value-type="float" office:value="25.1">
            <text:p>25.1</text:p>
          </table:table-cell>
          <table:table-cell office:value-type="float" office:value="13.5">
            <text:p>13.5</text:p>
          </table:table-cell>
          <table:table-cell/>
          <table:table-cell office:value-type="string">
            <text:p>Austria</text:p>
          </table:table-cell>
          <table:table-cell office:value-type="string">
            <text:p>Vienna</text:p>
          </table:table-cell>
          <table:table-cell office:value-type="string">
            <text:p>Albertina</text:p>
          </table:table-cell>
          <table:table-cell table:number-columns-repeated="2"/>
          <table:table-cell office:value-type="string">
            <text:p>Unknown/Not Applicable</text:p>
          </table:table-cell>
          <table:table-cell table:number-columns-repeated="3"/>
          <table:table-cell office:value-type="string">
            <text:p>Paper</text:p>
          </table:table-cell>
          <table:table-cell table:number-columns-repeated="16"/>
          <table:table-cell office:value-type="string">
            <text:p>Mielke, cat. #57a: copy after P. Bruegel.</text:p>
          </table:table-cell>
          <table:table-cell table:number-columns-repeated="2"/>
          <table:table-cell office:value-type="string">
            <text:p>Berlin 1975, nr. 92</text:p>
          </table:table-cell>
          <table:table-cell table:number-columns-repeated="14"/>
          <table:table-cell office:value-type="string">
            <text:p>img/derivatives/simple/10101/thumbnail.jpg</text:p>
          </table:table-cell>
          <table:table-cell office:value-type="string">
            <text:p>img/derivatives/simple/10101/fullwidth.jpg</text:p>
          </table:table-cell>
          <table:table-cell office:value-type="string">
            <text:p>pieterbruegel</text:p>
          </table:table-cell>
          <table:table-cell office:value-type="string">
            <text:p>brueghel_item</text:p>
          </table:table-cell>
          <table:table-cell/>
          <table:table-cell office:value-type="string">
            <text:p>default_images/to_do_0.jpg</text:p>
          </table:table-cell>
          <table:table-cell table:number-columns-repeated="965"/>
        </table:table-row>
        <table:table-row table:style-name="ro1">
          <table:table-cell office:value-type="float" office:value="10102">
            <text:p>10102</text:p>
          </table:table-cell>
          <table:table-cell office:value-type="string">
            <text:p>The Bagpipe Player</text:p>
          </table:table-cell>
          <table:table-cell office:value-type="string">
            <text:p>Drawing</text:p>
          </table:table-cell>
          <table:table-cell office:value-type="string">
            <text:p>Study</text:p>
          </table:table-cell>
          <table:table-cell table:number-columns-repeated="2"/>
          <table:table-cell office:value-type="float" office:value="20.5">
            <text:p>20.5</text:p>
          </table:table-cell>
          <table:table-cell office:value-type="float" office:value="14.5">
            <text:p>14.5</text:p>
          </table:table-cell>
          <table:table-cell table:number-columns-repeated="4"/>
          <table:table-cell office:value-type="string">
            <text:p>The Ian Woodner Family Collection</text:p>
          </table:table-cell>
          <table:table-cell/>
          <table:table-cell office:value-type="string">
            <text:p>Private</text:p>
          </table:table-cell>
          <table:table-cell table:number-columns-repeated="3"/>
          <table:table-cell office:value-type="string">
            <text:p>Paper</text:p>
          </table:table-cell>
          <table:table-cell/>
          <table:table-cell office:value-type="string">
            <text:p>P. Bruegel f.</text:p>
          </table:table-cell>
          <table:table-cell table:number-columns-repeated="14"/>
          <table:table-cell office:value-type="string">
            <text:p>Mielke, cat. #58: P. Bruegel.</text:p>
          </table:table-cell>
          <table:table-cell table:number-columns-repeated="2"/>
          <table:table-cell office:value-type="string">
            <text:p>Master Drawings from the Woodner Collection, Malibu u. a. O (????) 1983-85, nr. 46, Woodner Collection, Master Drawings, New York, The Metropolitan Museum of Art 1990, nr. 84, The Touch of the Artist, Washington, National Gallery of Art, nr. 55</text:p>
          </table:table-cell>
          <table:table-cell table:number-columns-repeated="4"/>
          <table:table-cell office:value-type="string">
            <text:p>9715|9716|9717|9718|9719</text:p>
          </table:table-cell>
          <table:table-cell office:value-type="string">
            <text:p>Auction Hotel Drouot, Paris, 20 may 1966, Nr. 144.</text:p>
          </table:table-cell>
          <table:table-cell table:number-columns-repeated="8"/>
          <table:table-cell office:value-type="string">
            <text:p>img/derivatives/simple/10102/thumbnail.jpg</text:p>
          </table:table-cell>
          <table:table-cell office:value-type="string">
            <text:p>img/derivatives/simple/10102/fullwidth.jpg</text:p>
          </table:table-cell>
          <table:table-cell office:value-type="string">
            <text:p>pieterbruegel</text:p>
          </table:table-cell>
          <table:table-cell office:value-type="string">
            <text:p>brueghel_item</text:p>
          </table:table-cell>
          <table:table-cell/>
          <table:table-cell office:value-type="string">
            <text:p>58_The_Bagpipe_Player.jpg</text:p>
          </table:table-cell>
          <table:table-cell table:number-columns-repeated="965"/>
        </table:table-row>
        <table:table-row table:style-name="ro1">
          <table:table-cell office:value-type="float" office:value="10103">
            <text:p>10103</text:p>
          </table:table-cell>
          <table:table-cell office:value-type="string">
            <text:p>The Bagpipe Player (Copy)</text:p>
          </table:table-cell>
          <table:table-cell office:value-type="string">
            <text:p>Drawing</text:p>
          </table:table-cell>
          <table:table-cell office:value-type="string">
            <text:p>Study</text:p>
          </table:table-cell>
          <table:table-cell table:number-columns-repeated="2"/>
          <table:table-cell office:value-type="float" office:value="28">
            <text:p>28</text:p>
          </table:table-cell>
          <table:table-cell office:value-type="float" office:value="19.5">
            <text:p>19.5</text:p>
          </table:table-cell>
          <table:table-cell/>
          <table:table-cell office:value-type="string">
            <text:p>United States</text:p>
          </table:table-cell>
          <table:table-cell office:value-type="string">
            <text:p>New York, NY</text:p>
          </table:table-cell>
          <table:table-cell office:value-type="string">
            <text:p>Metropolitan Museum of Art</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uegel</text:p>
          </table:table-cell>
          <table:table-cell table:number-columns-repeated="14"/>
          <table:table-cell office:value-type="string">
            <text:p>Mielke, cat. #58a: copy after P. Bruegel.</text:p>
          </table:table-cell>
          <table:table-cell table:number-columns-repeated="8"/>
          <table:table-cell office:value-type="string">
            <text:p>J.G. von Quandt, Leipzig.</text:p>
          </table:table-cell>
          <table:table-cell table:number-columns-repeated="8"/>
          <table:table-cell office:value-type="string">
            <text:p>img/derivatives/simple/10103/thumbnail.jpg</text:p>
          </table:table-cell>
          <table:table-cell office:value-type="string">
            <text:p>img/derivatives/simple/10103/fullwidth.jpg</text:p>
          </table:table-cell>
          <table:table-cell office:value-type="string">
            <text:p>pieterbruegel</text:p>
          </table:table-cell>
          <table:table-cell office:value-type="string">
            <text:p>brueghel_item</text:p>
          </table:table-cell>
          <table:table-cell/>
          <table:table-cell office:value-type="string">
            <text:p>58a_The_Bagpipe_Player_Copy.jpg</text:p>
          </table:table-cell>
          <table:table-cell office:value-type="string">
            <text:p>The Met</text:p>
          </table:table-cell>
          <table:table-cell office:value-type="string">
            <text:p>http://www.metmuseum.org/collection/the-collection-online/search/335172</text:p>
          </table:table-cell>
          <table:table-cell table:number-columns-repeated="963"/>
        </table:table-row>
        <table:table-row table:style-name="ro1">
          <table:table-cell office:value-type="float" office:value="10104">
            <text:p>10104</text:p>
          </table:table-cell>
          <table:table-cell office:value-type="string">
            <text:p>Four Men Standing in Conversation</text:p>
          </table:table-cell>
          <table:table-cell office:value-type="string">
            <text:p>Drawing</text:p>
          </table:table-cell>
          <table:table-cell office:value-type="string">
            <text:p>Study</text:p>
          </table:table-cell>
          <table:table-cell table:number-columns-repeated="2"/>
          <table:table-cell office:value-type="float" office:value="12.2">
            <text:p>12.2</text:p>
          </table:table-cell>
          <table:table-cell office:value-type="float" office:value="15.2">
            <text:p>15.2</text:p>
          </table:table-cell>
          <table:table-cell/>
          <table:table-cell office:value-type="string">
            <text:p>France</text:p>
          </table:table-cell>
          <table:table-cell office:value-type="string">
            <text:p>Paris</text:p>
          </table:table-cell>
          <table:table-cell office:value-type="string">
            <text:p>Mus&amp;#233;e du Louvre</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uegel</text:p>
          </table:table-cell>
          <table:table-cell office:value-type="string">
            <text:p>Below by another hand </text:p>
          </table:table-cell>
          <table:table-cell table:number-columns-repeated="13"/>
          <table:table-cell office:value-type="string">
            <text:p>Mielke, cat. #59: P. Bruegel.</text:p>
          </table:table-cell>
          <table:table-cell table:number-columns-repeated="2"/>
          <table:table-cell office:value-type="string">
            <text:p>Berlin 1975, nr. 94</text:p>
          </table:table-cell>
          <table:table-cell table:number-columns-repeated="4"/>
          <table:table-cell office:value-type="float" office:value="9720">
            <text:p>9720</text:p>
          </table:table-cell>
          <table:table-cell table:number-columns-repeated="9"/>
          <table:table-cell office:value-type="string">
            <text:p>img/derivatives/simple/10104/thumbnail.jpg</text:p>
          </table:table-cell>
          <table:table-cell office:value-type="string">
            <text:p>img/derivatives/simple/10104/fullwidth.jpg</text:p>
          </table:table-cell>
          <table:table-cell office:value-type="string">
            <text:p>pieterbruegel</text:p>
          </table:table-cell>
          <table:table-cell office:value-type="string">
            <text:p>brueghel_item</text:p>
          </table:table-cell>
          <table:table-cell/>
          <table:table-cell office:value-type="string">
            <text:p>59_Four_Men_Standing_in_Conversation.jpg</text:p>
          </table:table-cell>
          <table:table-cell table:number-columns-repeated="965"/>
        </table:table-row>
        <table:table-row table:style-name="ro1">
          <table:table-cell office:value-type="float" office:value="10105">
            <text:p>10105</text:p>
          </table:table-cell>
          <table:table-cell office:value-type="string">
            <text:p>The Painter and the Connoisseur</text:p>
          </table:table-cell>
          <table:table-cell office:value-type="string">
            <text:p>Drawing</text:p>
          </table:table-cell>
          <table:table-cell office:value-type="string">
            <text:p>Urban, Common and Peasant Life</text:p>
          </table:table-cell>
          <table:table-cell table:number-columns-repeated="2"/>
          <table:table-cell office:value-type="float" office:value="25.5">
            <text:p>25.5</text:p>
          </table:table-cell>
          <table:table-cell office:value-type="float" office:value="21.5">
            <text:p>21.5</text:p>
          </table:table-cell>
          <table:table-cell/>
          <table:table-cell office:value-type="string">
            <text:p>Austria</text:p>
          </table:table-cell>
          <table:table-cell office:value-type="string">
            <text:p>Vienna</text:p>
          </table:table-cell>
          <table:table-cell office:value-type="string">
            <text:p>Albertina</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text:p>
          </table:table-cell>
          <table:table-cell office:value-type="string">
            <text:p>Lower left</text:p>
          </table:table-cell>
          <table:table-cell table:number-columns-repeated="13"/>
          <table:table-cell office:value-type="string">
            <text:p>Mielke, cat. #60: P. Bruegel.</text:p>
          </table:table-cell>
          <table:table-cell table:number-columns-repeated="2"/>
          <table:table-cell office:value-type="string">
            <text:p>Berlin 1975, nr. 95, Washington/New York 1984-85 nr. 25</text:p>
          </table:table-cell>
          <table:table-cell table:number-columns-repeated="4"/>
          <table:table-cell office:value-type="string">
            <text:p>9721|9722</text:p>
          </table:table-cell>
          <table:table-cell office:value-type="string">
            <text:p>Albert von Sachsen-Teschen (L.174).</text:p>
          </table:table-cell>
          <table:table-cell table:number-columns-repeated="8"/>
          <table:table-cell office:value-type="string">
            <text:p>img/derivatives/simple/10105/thumbnail.jpg</text:p>
          </table:table-cell>
          <table:table-cell office:value-type="string">
            <text:p>img/derivatives/simple/10105/fullwidth.jpg</text:p>
          </table:table-cell>
          <table:table-cell office:value-type="string">
            <text:p>pieterbruegel</text:p>
          </table:table-cell>
          <table:table-cell office:value-type="string">
            <text:p>brueghel_item</text:p>
          </table:table-cell>
          <table:table-cell/>
          <table:table-cell office:value-type="string">
            <text:p>60_The_Painter_and_the_Connoisseur.jpg</text:p>
          </table:table-cell>
          <table:table-cell office:value-type="string">
            <text:p>Web Gallery of Art from Graphische Sammlung Albertina, Vienna</text:p>
          </table:table-cell>
          <table:table-cell office:value-type="string">
            <text:p>http://www.wga.hu/html_m/b/bruegel/pieter_e/13/08drawin.html</text:p>
          </table:table-cell>
          <table:table-cell table:number-columns-repeated="963"/>
        </table:table-row>
        <table:table-row table:style-name="ro1">
          <table:table-cell office:value-type="float" office:value="10106">
            <text:p>10106</text:p>
          </table:table-cell>
          <table:table-cell office:value-type="string">
            <text:p>The Painter and the Connoisseur (Copy)</text:p>
          </table:table-cell>
          <table:table-cell office:value-type="string">
            <text:p>Drawing</text:p>
          </table:table-cell>
          <table:table-cell office:value-type="string">
            <text:p>Urban, Common and Peasant Life</text:p>
          </table:table-cell>
          <table:table-cell table:number-columns-repeated="2"/>
          <table:table-cell office:value-type="float" office:value="31.4">
            <text:p>31.4</text:p>
          </table:table-cell>
          <table:table-cell office:value-type="float" office:value="22.2">
            <text:p>22.2</text:p>
          </table:table-cell>
          <table:table-cell table:number-columns-repeated="4"/>
          <table:table-cell office:value-type="string">
            <text:p>Bern, Switzerland, E. Kornfield Collection</text:p>
          </table:table-cell>
          <table:table-cell/>
          <table:table-cell office:value-type="string">
            <text:p>Private</text:p>
          </table:table-cell>
          <table:table-cell table:number-columns-repeated="3"/>
          <table:table-cell office:value-type="string">
            <text:p>Paper</text:p>
          </table:table-cell>
          <table:table-cell table:number-columns-repeated="16"/>
          <table:table-cell office:value-type="string">
            <text:p>Mielke, cat. #60a: copy after P. Bruegel.</text:p>
          </table:table-cell>
          <table:table-cell table:number-columns-repeated="2"/>
          <table:table-cell office:value-type="string">
            <text:p>Former Bern, E. Kornfeld, Auctioned Bern 16 June 1960, nr. 44</text:p>
          </table:table-cell>
          <table:table-cell table:number-columns-repeated="14"/>
          <table:table-cell office:value-type="string">
            <text:p>img/derivatives/simple/10106/thumbnail.jpg</text:p>
          </table:table-cell>
          <table:table-cell office:value-type="string">
            <text:p>img/derivatives/simple/10106/fullwidth.jpg</text:p>
          </table:table-cell>
          <table:table-cell office:value-type="string">
            <text:p>pieterbruegel</text:p>
          </table:table-cell>
          <table:table-cell office:value-type="string">
            <text:p>brueghel_item</text:p>
          </table:table-cell>
          <table:table-cell/>
          <table:table-cell office:value-type="string">
            <text:p>60a_The_Painter_and_the_Connoisseur_Copy.jpg</text:p>
          </table:table-cell>
          <table:table-cell table:number-columns-repeated="965"/>
        </table:table-row>
        <table:table-row table:style-name="ro1">
          <table:table-cell office:value-type="float" office:value="10107">
            <text:p>10107</text:p>
          </table:table-cell>
          <table:table-cell office:value-type="string">
            <text:p>The Painter and the Connoisseur (Copy) (London - Private Collection)</text:p>
          </table:table-cell>
          <table:table-cell office:value-type="string">
            <text:p>Drawing</text:p>
          </table:table-cell>
          <table:table-cell office:value-type="string">
            <text:p>Urban, Common and Peasant Life</text:p>
          </table:table-cell>
          <table:table-cell table:number-columns-repeated="2"/>
          <table:table-cell office:value-type="float" office:value="29.8">
            <text:p>29.8</text:p>
          </table:table-cell>
          <table:table-cell office:value-type="float" office:value="21.9">
            <text:p>21.9</text:p>
          </table:table-cell>
          <table:table-cell table:number-columns-repeated="4"/>
          <table:table-cell office:value-type="string">
            <text:p>London, England, Vincent Korda Collection</text:p>
          </table:table-cell>
          <table:table-cell/>
          <table:table-cell office:value-type="string">
            <text:p>Private</text:p>
          </table:table-cell>
          <table:table-cell table:number-columns-repeated="3"/>
          <table:table-cell office:value-type="string">
            <text:p>Paper</text:p>
          </table:table-cell>
          <table:table-cell table:number-columns-repeated="16"/>
          <table:table-cell office:value-type="string">
            <text:p>Mielke, cat. #60b: copy after P. Bruegel.</text:p>
          </table:table-cell>
          <table:table-cell table:number-columns-repeated="17"/>
          <table:table-cell office:value-type="string">
            <text:p>img/derivatives/simple/10107/thumbnail.jpg</text:p>
          </table:table-cell>
          <table:table-cell office:value-type="string">
            <text:p>img/derivatives/simple/10107/fullwidth.jpg</text:p>
          </table:table-cell>
          <table:table-cell office:value-type="string">
            <text:p>pieterbruegel</text:p>
          </table:table-cell>
          <table:table-cell office:value-type="string">
            <text:p>brueghel_item</text:p>
          </table:table-cell>
          <table:table-cell/>
          <table:table-cell office:value-type="string">
            <text:p>60b_The_Painter_and_the_Connoisseur_Copy_London_Private_Collection.jpg</text:p>
          </table:table-cell>
          <table:table-cell table:number-columns-repeated="965"/>
        </table:table-row>
        <table:table-row table:style-name="ro1">
          <table:table-cell office:value-type="float" office:value="10108">
            <text:p>10108</text:p>
          </table:table-cell>
          <table:table-cell office:value-type="string">
            <text:p>The Painter and the Connoisseur (Copy) (Amsterdam)</text:p>
          </table:table-cell>
          <table:table-cell office:value-type="string">
            <text:p>Drawing</text:p>
          </table:table-cell>
          <table:table-cell office:value-type="string">
            <text:p>Urban, Common and Peasant Life</text:p>
          </table:table-cell>
          <table:table-cell table:number-columns-repeated="2"/>
          <table:table-cell office:value-type="float" office:value="27.2">
            <text:p>27.2</text:p>
          </table:table-cell>
          <table:table-cell office:value-type="float" office:value="21.6">
            <text:p>21.6</text:p>
          </table:table-cell>
          <table:table-cell table:number-columns-repeated="4"/>
          <table:table-cell office:value-type="string">
            <text:p>Private Collection</text:p>
          </table:table-cell>
          <table:table-cell office:value-type="string">
            <text:p>Amsterdam, Stifung de Boer</text:p>
          </table:table-cell>
          <table:table-cell office:value-type="string">
            <text:p>Private</text:p>
          </table:table-cell>
          <table:table-cell table:number-columns-repeated="3"/>
          <table:table-cell office:value-type="string">
            <text:p>Paper</text:p>
          </table:table-cell>
          <table:table-cell table:number-columns-repeated="16"/>
          <table:table-cell office:value-type="string">
            <text:p>Mielke, cat. #60c: copy after P. Bruegel.</text:p>
          </table:table-cell>
          <table:table-cell table:number-columns-repeated="17"/>
          <table:table-cell office:value-type="string">
            <text:p>img/derivatives/simple/10108/thumbnail.jpg</text:p>
          </table:table-cell>
          <table:table-cell office:value-type="string">
            <text:p>img/derivatives/simple/10108/fullwidth.jpg</text:p>
          </table:table-cell>
          <table:table-cell office:value-type="string">
            <text:p>pieterbruegel</text:p>
          </table:table-cell>
          <table:table-cell office:value-type="string">
            <text:p>brueghel_item</text:p>
          </table:table-cell>
          <table:table-cell/>
          <table:table-cell office:value-type="string">
            <text:p>60c_The_Painter_and_the_Connosieur_Copy_Amsterdam.jpg</text:p>
          </table:table-cell>
          <table:table-cell table:number-columns-repeated="965"/>
        </table:table-row>
        <table:table-row table:style-name="ro1">
          <table:table-cell office:value-type="float" office:value="10109">
            <text:p>10109</text:p>
          </table:table-cell>
          <table:table-cell office:value-type="string">
            <text:p>The Painter and the Connoisseur (Copy) (London)</text:p>
          </table:table-cell>
          <table:table-cell office:value-type="string">
            <text:p>Drawing</text:p>
          </table:table-cell>
          <table:table-cell office:value-type="string">
            <text:p>Urban, Common and Peasant Life</text:p>
          </table:table-cell>
          <table:table-cell table:number-columns-repeated="2"/>
          <table:table-cell office:value-type="float" office:value="26.1">
            <text:p>26.1</text:p>
          </table:table-cell>
          <table:table-cell office:value-type="float" office:value="20.7">
            <text:p>20.7</text:p>
          </table:table-cell>
          <table:table-cell/>
          <table:table-cell office:value-type="string">
            <text:p>England</text:p>
          </table:table-cell>
          <table:table-cell office:value-type="string">
            <text:p>London</text:p>
          </table:table-cell>
          <table:table-cell office:value-type="string">
            <text:p>British Museum</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Inscribed "P. Bruegel fecit."</text:p>
          </table:table-cell>
          <table:table-cell table:number-columns-repeated="14"/>
          <table:table-cell office:value-type="string">
            <text:p>Mielke, cat. #60d: copy after P. Bruegel.</text:p>
          </table:table-cell>
          <table:table-cell table:number-columns-repeated="17"/>
          <table:table-cell office:value-type="string">
            <text:p>img/derivatives/simple/10109/thumbnail.jpg</text:p>
          </table:table-cell>
          <table:table-cell office:value-type="string">
            <text:p>img/derivatives/simple/10109/fullwidth.jpg</text:p>
          </table:table-cell>
          <table:table-cell office:value-type="string">
            <text:p>pieterbruegel</text:p>
          </table:table-cell>
          <table:table-cell office:value-type="string">
            <text:p>brueghel_item</text:p>
          </table:table-cell>
          <table:table-cell/>
          <table:table-cell office:value-type="string">
            <text:p>60d_The_Painter_and_the_Connosieur_Copy_London.jpg</text:p>
          </table:table-cell>
          <table:table-cell table:number-columns-repeated="965"/>
        </table:table-row>
        <table:table-row table:style-name="ro1">
          <table:table-cell office:value-type="float" office:value="10110">
            <text:p>10110</text:p>
          </table:table-cell>
          <table:table-cell office:value-type="string">
            <text:p>The Fall of the Magician Hermogenes (Amsterdam)</text:p>
          </table:table-cell>
          <table:table-cell office:value-type="string">
            <text:p>Drawing</text:p>
          </table:table-cell>
          <table:table-cell office:value-type="string">
            <text:p>Magic</text:p>
          </table:table-cell>
          <table:table-cell table:number-columns-repeated="2"/>
          <table:table-cell office:value-type="float" office:value="23.3">
            <text:p>23.3</text:p>
          </table:table-cell>
          <table:table-cell office:value-type="float" office:value="29.6">
            <text:p>29.6</text:p>
          </table:table-cell>
          <table:table-cell/>
          <table:table-cell office:value-type="string">
            <text:p>Netherlands</text:p>
          </table:table-cell>
          <table:table-cell office:value-type="string">
            <text:p>Amsterdam</text:p>
          </table:table-cell>
          <table:table-cell office:value-type="string">
            <text:p>Rijksmuseum</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 M.D.XLIIII</text:p>
          </table:table-cell>
          <table:table-cell office:value-type="string">
            <text:p>Lower left</text:p>
          </table:table-cell>
          <table:table-cell table:number-columns-repeated="13"/>
          <table:table-cell office:value-type="string">
            <text:p>Mielke, cat. #61: P. Bruegel.</text:p>
          </table:table-cell>
          <table:table-cell table:number-columns-repeated="2"/>
          <table:table-cell office:value-type="string">
            <text:p>Berlin 1975, nr. 89</text:p>
          </table:table-cell>
          <table:table-cell table:number-columns-repeated="4"/>
          <table:table-cell office:value-type="string">
            <text:p>9723|9724</text:p>
          </table:table-cell>
          <table:table-cell/>
          <table:table-cell office:value-type="float" office:value="10130">
            <text:p>10130</text:p>
          </table:table-cell>
          <table:table-cell table:number-columns-repeated="7"/>
          <table:table-cell office:value-type="string">
            <text:p>img/derivatives/simple/10110/thumbnail.jpg</text:p>
          </table:table-cell>
          <table:table-cell office:value-type="string">
            <text:p>img/derivatives/simple/10110/fullwidth.jpg</text:p>
          </table:table-cell>
          <table:table-cell office:value-type="string">
            <text:p>pieterbruegel</text:p>
          </table:table-cell>
          <table:table-cell office:value-type="string">
            <text:p>brueghel_item</text:p>
          </table:table-cell>
          <table:table-cell/>
          <table:table-cell office:value-type="string">
            <text:p>61_The_Fall_of_the_Magician_Hermogenes_Amsterdam.jpg</text:p>
          </table:table-cell>
          <table:table-cell table:number-columns-repeated="965"/>
        </table:table-row>
        <table:table-row table:style-name="ro1">
          <table:table-cell office:value-type="float" office:value="10111">
            <text:p>10111</text:p>
          </table:table-cell>
          <table:table-cell office:value-type="string">
            <text:p>The Epileptic Woman of Meulebeke (Copy)</text:p>
          </table:table-cell>
          <table:table-cell office:value-type="string">
            <text:p>Drawing</text:p>
          </table:table-cell>
          <table:table-cell office:value-type="string">
            <text:p>Urban, Common and Peasant Life</text:p>
          </table:table-cell>
          <table:table-cell table:number-columns-repeated="2"/>
          <table:table-cell office:value-type="float" office:value="28.6">
            <text:p>28.6</text:p>
          </table:table-cell>
          <table:table-cell office:value-type="float" office:value="41.4">
            <text:p>41.4</text:p>
          </table:table-cell>
          <table:table-cell/>
          <table:table-cell office:value-type="string">
            <text:p>Austria</text:p>
          </table:table-cell>
          <table:table-cell office:value-type="string">
            <text:p>Vienna</text:p>
          </table:table-cell>
          <table:table-cell office:value-type="string">
            <text:p>Albertina</text:p>
          </table:table-cell>
          <table:table-cell table:number-columns-repeated="2"/>
          <table:table-cell office:value-type="string">
            <text:p>Public</text:p>
          </table:table-cell>
          <table:table-cell table:number-columns-repeated="3"/>
          <table:table-cell office:value-type="string">
            <text:p>Paper</text:p>
          </table:table-cell>
          <table:table-cell table:number-columns-repeated="4"/>
          <table:table-cell office:value-type="string">
            <text:p>Old inscription at the bottom "dit sin dye pelgerommen di op sint Jans dach buyten bruessel te muelebeec danssen moeten ende als sy ouer een brugge gedanst oft gesprongen hebben dan sin sy genesen vor een heel Jaer van Sint Jans sieckte bruegel m.ccccc.Lxiiij."</text:p>
          </table:table-cell>
          <table:table-cell table:number-columns-repeated="11"/>
          <table:table-cell office:value-type="string">
            <text:p>Mielke, cat. #62a: copy after P. Bruegel.</text:p>
          </table:table-cell>
          <table:table-cell table:number-columns-repeated="2"/>
          <table:table-cell office:value-type="string">
            <text:p>Berlin 1975, nr. 90</text:p>
          </table:table-cell>
          <table:table-cell table:number-columns-repeated="4"/>
          <table:table-cell office:value-type="float" office:value="9725">
            <text:p>9725</text:p>
          </table:table-cell>
          <table:table-cell office:value-type="string">
            <text:p>Albert von Sachsen-Teschen (L.174).</text:p>
          </table:table-cell>
          <table:table-cell table:number-columns-repeated="4"/>
          <table:table-cell office:value-type="string">
            <text:p>No regulary #62 in Mielke catalog.</text:p>
          </table:table-cell>
          <table:table-cell table:number-columns-repeated="3"/>
          <table:table-cell office:value-type="string">
            <text:p>img/derivatives/simple/10111/thumbnail.jpg</text:p>
          </table:table-cell>
          <table:table-cell office:value-type="string">
            <text:p>img/derivatives/simple/10111/fullwidth.jpg</text:p>
          </table:table-cell>
          <table:table-cell office:value-type="string">
            <text:p>pieterbruegel</text:p>
          </table:table-cell>
          <table:table-cell office:value-type="string">
            <text:p>brueghel_item</text:p>
          </table:table-cell>
          <table:table-cell/>
          <table:table-cell office:value-type="string">
            <text:p>62a_The_Epileptic_Woman_of_Muelebeke_Copy.png</text:p>
          </table:table-cell>
          <table:table-cell table:number-columns-repeated="965"/>
        </table:table-row>
        <table:table-row table:style-name="ro1">
          <table:table-cell office:value-type="float" office:value="10112">
            <text:p>10112</text:p>
          </table:table-cell>
          <table:table-cell office:value-type="string">
            <text:p>The Epileptic Woman of Meulebeke (Copy) (Amsterdam)</text:p>
          </table:table-cell>
          <table:table-cell office:value-type="string">
            <text:p>Drawing</text:p>
          </table:table-cell>
          <table:table-cell office:value-type="string">
            <text:p>Urban, Common and Peasant Life</text:p>
          </table:table-cell>
          <table:table-cell table:number-columns-repeated="2"/>
          <table:table-cell office:value-type="float" office:value="27">
            <text:p>27</text:p>
          </table:table-cell>
          <table:table-cell office:value-type="float" office:value="40.3">
            <text:p>40.3</text:p>
          </table:table-cell>
          <table:table-cell/>
          <table:table-cell office:value-type="string">
            <text:p>Netherlands</text:p>
          </table:table-cell>
          <table:table-cell office:value-type="string">
            <text:p>Amsterdam</text:p>
          </table:table-cell>
          <table:table-cell office:value-type="string">
            <text:p>Rijksmuseum</text:p>
          </table:table-cell>
          <table:table-cell table:number-columns-repeated="2"/>
          <table:table-cell office:value-type="string">
            <text:p>Public</text:p>
          </table:table-cell>
          <table:table-cell table:number-columns-repeated="3"/>
          <table:table-cell office:value-type="string">
            <text:p>Paper</text:p>
          </table:table-cell>
          <table:table-cell table:number-columns-repeated="16"/>
          <table:table-cell office:value-type="string">
            <text:p>Mielke, cat. #62b: copy after P. Bruegel.</text:p>
          </table:table-cell>
          <table:table-cell table:number-columns-repeated="7"/>
          <table:table-cell office:value-type="string">
            <text:p>9726|9727|9728</text:p>
          </table:table-cell>
          <table:table-cell office:value-type="string">
            <text:p>G. Braamkamp, Ploos van Amstel (L.3002), Aquired from F. Muller 1892.</text:p>
          </table:table-cell>
          <table:table-cell table:number-columns-repeated="4"/>
          <table:table-cell office:value-type="string">
            <text:p>No regulary #62 in Mielke catalog.</text:p>
          </table:table-cell>
          <table:table-cell table:number-columns-repeated="3"/>
          <table:table-cell office:value-type="string">
            <text:p>img/derivatives/simple/10112/thumbnail.jpg</text:p>
          </table:table-cell>
          <table:table-cell office:value-type="string">
            <text:p>img/derivatives/simple/10112/fullwidth.jpg</text:p>
          </table:table-cell>
          <table:table-cell office:value-type="string">
            <text:p>pieterbruegel</text:p>
          </table:table-cell>
          <table:table-cell office:value-type="string">
            <text:p>brueghel_item</text:p>
          </table:table-cell>
          <table:table-cell/>
          <table:table-cell office:value-type="string">
            <text:p>62b_The_Epileptic_Woman_of_Meulebeke_Copy_Amsterdam.png</text:p>
          </table:table-cell>
          <table:table-cell table:number-columns-repeated="965"/>
        </table:table-row>
        <table:table-row table:style-name="ro1">
          <table:table-cell office:value-type="float" office:value="10113">
            <text:p>10113</text:p>
          </table:table-cell>
          <table:table-cell office:value-type="string">
            <text:p>The Epileptic Woman of Meulebeke (Copy) (Berlin)</text:p>
          </table:table-cell>
          <table:table-cell office:value-type="string">
            <text:p>Drawing</text:p>
          </table:table-cell>
          <table:table-cell office:value-type="string">
            <text:p>Urban, Common and Peasant Life</text:p>
          </table:table-cell>
          <table:table-cell table:number-columns-repeated="2"/>
          <table:table-cell office:value-type="float" office:value="29.4">
            <text:p>29.4</text:p>
          </table:table-cell>
          <table:table-cell office:value-type="float" office:value="40.6">
            <text:p>40.6</text:p>
          </table:table-cell>
          <table:table-cell/>
          <table:table-cell office:value-type="string">
            <text:p>Germany</text:p>
          </table:table-cell>
          <table:table-cell office:value-type="string">
            <text:p>Berlin</text:p>
          </table:table-cell>
          <table:table-cell office:value-type="string">
            <text:p>Kupferstichkabinett, Staatliche Museen zu Berlin</text:p>
          </table:table-cell>
          <table:table-cell table:number-columns-repeated="2"/>
          <table:table-cell office:value-type="string">
            <text:p>Public</text:p>
          </table:table-cell>
          <table:table-cell table:number-columns-repeated="3"/>
          <table:table-cell office:value-type="string">
            <text:p>Paper</text:p>
          </table:table-cell>
          <table:table-cell table:number-columns-repeated="16"/>
          <table:table-cell office:value-type="string">
            <text:p>Mielke, cat. #62c: copy after P. Bruegel.</text:p>
          </table:table-cell>
          <table:table-cell table:number-columns-repeated="2"/>
          <table:table-cell office:value-type="string">
            <text:p>Berlin 1975, nr. 91</text:p>
          </table:table-cell>
          <table:table-cell table:number-columns-repeated="4"/>
          <table:table-cell office:value-type="float" office:value="9729">
            <text:p>9729</text:p>
          </table:table-cell>
          <table:table-cell office:value-type="string">
            <text:p>Aquired 1878.</text:p>
          </table:table-cell>
          <table:table-cell table:number-columns-repeated="4"/>
          <table:table-cell office:value-type="string">
            <text:p>No regulary #62 in Mielke catalog.</text:p>
          </table:table-cell>
          <table:table-cell table:number-columns-repeated="3"/>
          <table:table-cell office:value-type="string">
            <text:p>img/derivatives/simple/10113/thumbnail.jpg</text:p>
          </table:table-cell>
          <table:table-cell office:value-type="string">
            <text:p>img/derivatives/simple/10113/fullwidth.jpg</text:p>
          </table:table-cell>
          <table:table-cell office:value-type="string">
            <text:p>pieterbruegel</text:p>
          </table:table-cell>
          <table:table-cell office:value-type="string">
            <text:p>brueghel_item</text:p>
          </table:table-cell>
          <table:table-cell/>
          <table:table-cell office:value-type="string">
            <text:p>62c_The_Epileptic_Woman_of_Muelebeke_Copy_Berlin.jpg</text:p>
          </table:table-cell>
          <table:table-cell table:number-columns-repeated="965"/>
        </table:table-row>
        <table:table-row table:style-name="ro1">
          <table:table-cell office:value-type="float" office:value="10114">
            <text:p>10114</text:p>
          </table:table-cell>
          <table:table-cell office:value-type="string">
            <text:p>The Calumny of Apelles</text:p>
          </table:table-cell>
          <table:table-cell office:value-type="string">
            <text:p>Drawing</text:p>
          </table:table-cell>
          <table:table-cell office:value-type="string">
            <text:p>Classical History</text:p>
          </table:table-cell>
          <table:table-cell/>
          <table:table-cell office:value-type="string">
            <text:p>57BB251</text:p>
          </table:table-cell>
          <table:table-cell office:value-type="float" office:value="20.3">
            <text:p>20.3</text:p>
          </table:table-cell>
          <table:table-cell office:value-type="float" office:value="30.6">
            <text:p>30.6</text:p>
          </table:table-cell>
          <table:table-cell/>
          <table:table-cell office:value-type="string">
            <text:p>England</text:p>
          </table:table-cell>
          <table:table-cell office:value-type="string">
            <text:p>London</text:p>
          </table:table-cell>
          <table:table-cell office:value-type="string">
            <text:p>British Museum</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M.D.LXV <text:s/>P BRUEG</text:p>
          </table:table-cell>
          <table:table-cell office:value-type="string">
            <text:p>Lower right, damaged</text:p>
          </table:table-cell>
          <table:table-cell/>
          <table:table-cell office:value-type="string">
            <text:p>Further original inscriptions "(V)ERITAS, PENI(T)ENCIA, INSIDIAE, FALLACIA, CALUMNIA, LYVOR, SU(SP)ICIO, IGNORAMCIA"</text:p>
          </table:table-cell>
          <table:table-cell table:number-columns-repeated="11"/>
          <table:table-cell office:value-type="string">
            <text:p>Mielke, cat. #63: P. Bruegel.</text:p>
          </table:table-cell>
          <table:table-cell table:number-columns-repeated="2"/>
          <table:table-cell office:value-type="string">
            <text:p>Berlin 1975, nr. 98</text:p>
          </table:table-cell>
          <table:table-cell table:number-columns-repeated="4"/>
          <table:table-cell office:value-type="string">
            <text:p>9730|9731</text:p>
          </table:table-cell>
          <table:table-cell office:value-type="string">
            <text:p>Sotheby's Auction, London 21. January 1959, Nr. 2, aquired with the assistance of the N.A.C.F.</text:p>
          </table:table-cell>
          <table:table-cell table:number-columns-repeated="8"/>
          <table:table-cell office:value-type="string">
            <text:p>img/derivatives/simple/10114/thumbnail.jpg</text:p>
          </table:table-cell>
          <table:table-cell office:value-type="string">
            <text:p>img/derivatives/simple/10114/fullwidth.jpg</text:p>
          </table:table-cell>
          <table:table-cell office:value-type="string">
            <text:p>pieterbruegel</text:p>
          </table:table-cell>
          <table:table-cell office:value-type="string">
            <text:p>brueghel_item</text:p>
          </table:table-cell>
          <table:table-cell/>
          <table:table-cell office:value-type="string">
            <text:p>63_The_Calumny_of_Apelles_des_Apelles.jpg</text:p>
          </table:table-cell>
          <table:table-cell office:value-type="string">
            <text:p><text:s/>Wikimedia Commons</text:p>
          </table:table-cell>
          <table:table-cell office:value-type="string">
            <text:p>http://commons.wikimedia.org/wiki/File:Calumny_of_Apelles_by_Pieter_Bruegel_the_Elder.jpg</text:p>
          </table:table-cell>
          <table:table-cell table:number-columns-repeated="963"/>
        </table:table-row>
        <table:table-row table:style-name="ro1">
          <table:table-cell office:value-type="float" office:value="10115">
            <text:p>10115</text:p>
          </table:table-cell>
          <table:table-cell office:value-type="string">
            <text:p>Spring (Vienna)</text:p>
          </table:table-cell>
          <table:table-cell office:value-type="string">
            <text:p>Drawing</text:p>
          </table:table-cell>
          <table:table-cell office:value-type="string">
            <text:p>Allegory</text:p>
          </table:table-cell>
          <table:table-cell/>
          <table:table-cell office:value-type="string">
            <text:p>23D4</text:p>
          </table:table-cell>
          <table:table-cell office:value-type="float" office:value="22">
            <text:p>22</text:p>
          </table:table-cell>
          <table:table-cell office:value-type="float" office:value="29">
            <text:p>29</text:p>
          </table:table-cell>
          <table:table-cell/>
          <table:table-cell office:value-type="string">
            <text:p>Austria</text:p>
          </table:table-cell>
          <table:table-cell office:value-type="string">
            <text:p>Vienna</text:p>
          </table:table-cell>
          <table:table-cell office:value-type="string">
            <text:p>Albertina</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M.D.LXV BRVEGEL</text:p>
          </table:table-cell>
          <table:table-cell office:value-type="string">
            <text:p>Bottom right, by the artist</text:p>
          </table:table-cell>
          <table:table-cell/>
          <table:table-cell office:value-type="string">
            <text:p>With grey ink the framing is drawn and labeled also by Bruegel, "de lenten Mert April Meij".</text:p>
          </table:table-cell>
          <table:table-cell table:number-columns-repeated="11"/>
          <table:table-cell office:value-type="string">
            <text:p>Mielke, cat. #64: P. Bruegel.</text:p>
          </table:table-cell>
          <table:table-cell table:number-columns-repeated="2"/>
          <table:table-cell office:value-type="string">
            <text:p>Washington/New York 1984-85, nr. 24</text:p>
          </table:table-cell>
          <table:table-cell table:number-columns-repeated="4"/>
          <table:table-cell office:value-type="string">
            <text:p>9732|9733|9734|9735</text:p>
          </table:table-cell>
          <table:table-cell office:value-type="string">
            <text:p>Max Strauss, Gofffried Eissler, aquired 1924.</text:p>
          </table:table-cell>
          <table:table-cell office:value-type="float" office:value="10147">
            <text:p>10147</text:p>
          </table:table-cell>
          <table:table-cell table:number-columns-repeated="3"/>
          <table:table-cell office:value-type="string">
            <text:p>Wood on the edges damaged, wormholes. </text:p>
          </table:table-cell>
          <table:table-cell table:number-columns-repeated="3"/>
          <table:table-cell office:value-type="string">
            <text:p>img/derivatives/simple/10115/thumbnail.jpg</text:p>
          </table:table-cell>
          <table:table-cell office:value-type="string">
            <text:p>img/derivatives/simple/10115/fullwidth.jpg</text:p>
          </table:table-cell>
          <table:table-cell office:value-type="string">
            <text:p>pieterbruegel</text:p>
          </table:table-cell>
          <table:table-cell office:value-type="string">
            <text:p>brueghel_item</text:p>
          </table:table-cell>
          <table:table-cell/>
          <table:table-cell office:value-type="string">
            <text:p>64_Spring_Vienna.jpg</text:p>
          </table:table-cell>
          <table:table-cell office:value-type="string">
            <text:p><text:s/>Wikimedia Commons</text:p>
          </table:table-cell>
          <table:table-cell office:value-type="string">
            <text:p>http://commons.wikimedia.org/wiki/File:Pieter_Bruegel_the_Elder_-_Spring,_1565_-_Google_Art_Project.jpg</text:p>
          </table:table-cell>
          <table:table-cell table:number-columns-repeated="963"/>
        </table:table-row>
        <table:table-row table:style-name="ro1">
          <table:table-cell office:value-type="float" office:value="10116">
            <text:p>10116</text:p>
          </table:table-cell>
          <table:table-cell office:value-type="string">
            <text:p>The Dirty Bride or The Wedding of Mopsus and Nisa (New York)</text:p>
          </table:table-cell>
          <table:table-cell office:value-type="string">
            <text:p>Drawing</text:p>
          </table:table-cell>
          <table:table-cell office:value-type="string">
            <text:p>Urban, Common and Peasant Life</text:p>
          </table:table-cell>
          <table:table-cell/>
          <table:table-cell office:value-type="string">
            <text:p>48C8546</text:p>
          </table:table-cell>
          <table:table-cell office:value-type="float" office:value="26.6">
            <text:p>26.6</text:p>
          </table:table-cell>
          <table:table-cell office:value-type="float" office:value="41.6">
            <text:p>41.6</text:p>
          </table:table-cell>
          <table:table-cell/>
          <table:table-cell office:value-type="string">
            <text:p>United States</text:p>
          </table:table-cell>
          <table:table-cell office:value-type="string">
            <text:p>New York, NY</text:p>
          </table:table-cell>
          <table:table-cell office:value-type="string">
            <text:p>Metropolitan Museum of Art</text:p>
          </table:table-cell>
          <table:table-cell table:number-columns-repeated="2"/>
          <table:table-cell office:value-type="string">
            <text:p>Public</text:p>
          </table:table-cell>
          <table:table-cell table:number-columns-repeated="3"/>
          <table:table-cell office:value-type="string">
            <text:p>Paper</text:p>
          </table:table-cell>
          <table:table-cell table:number-columns-repeated="16"/>
          <table:table-cell office:value-type="string">
            <text:p>Mielke, cat. #65: P. Bruegel.</text:p>
          </table:table-cell>
          <table:table-cell table:number-columns-repeated="2"/>
          <table:table-cell office:value-type="string">
            <text:p>Berlin 1975, nr. 99</text:p>
          </table:table-cell>
          <table:table-cell table:number-columns-repeated="4"/>
          <table:table-cell office:value-type="string">
            <text:p>9736|9737|9738|9739|9740|9741</text:p>
          </table:table-cell>
          <table:table-cell office:value-type="string">
            <text:p>Figdor (L.926d Suppl.) Aquired in 1932 from Harris Brisbane Dick Fund.</text:p>
          </table:table-cell>
          <table:table-cell office:value-type="float" office:value="10163">
            <text:p>10163</text:p>
          </table:table-cell>
          <table:table-cell table:number-columns-repeated="3"/>
          <table:table-cell office:value-type="string">
            <text:p>Met image does not match image in back of Mielke </text:p>
          </table:table-cell>
          <table:table-cell table:number-columns-repeated="3"/>
          <table:table-cell office:value-type="string">
            <text:p>img/derivatives/simple/10116/thumbnail.jpg</text:p>
          </table:table-cell>
          <table:table-cell office:value-type="string">
            <text:p>img/derivatives/simple/10116/fullwidth.jpg</text:p>
          </table:table-cell>
          <table:table-cell office:value-type="string">
            <text:p>pieterbruegel</text:p>
          </table:table-cell>
          <table:table-cell office:value-type="string">
            <text:p>brueghel_item</text:p>
          </table:table-cell>
          <table:table-cell/>
          <table:table-cell office:value-type="string">
            <text:p>65_The_Dirty_Bride_or_The_Wedding_of_Mopsus_and_Nisa_New_York.jpg</text:p>
          </table:table-cell>
          <table:table-cell office:value-type="string">
            <text:p>The Met </text:p>
          </table:table-cell>
          <table:table-cell office:value-type="string">
            <text:p>http://www.metmuseum.org/collection/the-collection-online/search/338710</text:p>
          </table:table-cell>
          <table:table-cell table:number-columns-repeated="963"/>
        </table:table-row>
        <table:table-row table:style-name="ro1">
          <table:table-cell office:value-type="float" office:value="10118">
            <text:p>10118</text:p>
          </table:table-cell>
          <table:table-cell office:value-type="string">
            <text:p>Summer (Hamburg)</text:p>
          </table:table-cell>
          <table:table-cell office:value-type="string">
            <text:p>Drawing</text:p>
          </table:table-cell>
          <table:table-cell office:value-type="string">
            <text:p>Allegory</text:p>
          </table:table-cell>
          <table:table-cell/>
          <table:table-cell office:value-type="string">
            <text:p>23F43</text:p>
          </table:table-cell>
          <table:table-cell office:value-type="float" office:value="22">
            <text:p>22</text:p>
          </table:table-cell>
          <table:table-cell office:value-type="float" office:value="28.6">
            <text:p>28.6</text:p>
          </table:table-cell>
          <table:table-cell/>
          <table:table-cell office:value-type="string">
            <text:p>Germany</text:p>
          </table:table-cell>
          <table:table-cell office:value-type="string">
            <text:p>Hamburg</text:p>
          </table:table-cell>
          <table:table-cell office:value-type="string">
            <text:p>Hamburger Kunsthalle (Kupferstichkabinett)</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RVEGHEL</text:p>
          </table:table-cell>
          <table:table-cell office:value-type="string">
            <text:p>Bottom left, by another hand</text:p>
          </table:table-cell>
          <table:table-cell office:value-type="string">
            <text:p>Watermark: Small eagel with F in the shield, near Briquet 137.</text:p>
          </table:table-cell>
          <table:table-cell office:value-type="string">
            <text:p>*However it is dated on the buttom center, by the artist, "M.D.LXVIII </text:p>
          </table:table-cell>
          <table:table-cell table:number-columns-repeated="11"/>
          <table:table-cell office:value-type="string">
            <text:p>Mielke, cat. #67: P. Bruegel.</text:p>
          </table:table-cell>
          <table:table-cell table:number-columns-repeated="2"/>
          <table:table-cell office:value-type="string">
            <text:p>Berlin 1975, nr. 106</text:p>
          </table:table-cell>
          <table:table-cell table:number-columns-repeated="4"/>
          <table:table-cell office:value-type="string">
            <text:p>9744|9745|9746|9747|9748|9749|9750</text:p>
          </table:table-cell>
          <table:table-cell office:value-type="string">
            <text:p>Goll von Frankenstein (L.2987), Legat Harzen (L.1244).</text:p>
          </table:table-cell>
          <table:table-cell office:value-type="float" office:value="10148">
            <text:p>10148</text:p>
          </table:table-cell>
          <table:table-cell table:number-columns-repeated="7"/>
          <table:table-cell office:value-type="string">
            <text:p>img/derivatives/simple/10118/thumbnail.jpg</text:p>
          </table:table-cell>
          <table:table-cell office:value-type="string">
            <text:p>img/derivatives/simple/10118/fullwidth.jpg</text:p>
          </table:table-cell>
          <table:table-cell office:value-type="string">
            <text:p>pieterbruegel</text:p>
          </table:table-cell>
          <table:table-cell office:value-type="string">
            <text:p>brueghel_item</text:p>
          </table:table-cell>
          <table:table-cell/>
          <table:table-cell office:value-type="string">
            <text:p>67_Summer_Hamburg.jpg</text:p>
          </table:table-cell>
          <table:table-cell office:value-type="string">
            <text:p>Web Gallery Of Art from Kunsthalle Hamburg</text:p>
          </table:table-cell>
          <table:table-cell office:value-type="string">
            <text:p>http://www.wga.hu/html_m/b/bruegel/pieter_e/13/</text:p>
          </table:table-cell>
          <table:table-cell table:number-columns-repeated="963"/>
        </table:table-row>
        <table:table-row table:style-name="ro1">
          <table:table-cell office:value-type="float" office:value="10119">
            <text:p>10119</text:p>
          </table:table-cell>
          <table:table-cell office:value-type="string">
            <text:p>The Rabbit Hunt</text:p>
          </table:table-cell>
          <table:table-cell office:value-type="string">
            <text:p>Print</text:p>
          </table:table-cell>
          <table:table-cell office:value-type="string">
            <text:p>Landscape</text:p>
          </table:table-cell>
          <table:table-cell office:value-type="string">
            <text:p>Hunting|Castle|Village|Windmill|Cliff|Farm|Field|River|Hunters|Weaponry|Boat</text:p>
          </table:table-cell>
          <table:table-cell/>
          <table:table-cell office:value-type="float" office:value="22.3">
            <text:p>22.3</text:p>
          </table:table-cell>
          <table:table-cell office:value-type="float" office:value="29.2">
            <text:p>29.2</text:p>
          </table:table-cell>
          <table:table-cell table:number-columns-repeated="6"/>
          <table:table-cell office:value-type="string">
            <text:p>Unknown/Not Applicable</text:p>
          </table:table-cell>
          <table:table-cell table:number-columns-repeated="5"/>
          <table:table-cell office:value-type="string">
            <text:p>BRUEGEL 1506</text:p>
          </table:table-cell>
          <table:table-cell office:value-type="string">
            <text:p>Lower left</text:p>
          </table:table-cell>
          <table:table-cell/>
          <table:table-cell office:value-type="string">
            <text:p>Upper right: H. cock excu</text:p>
          </table:table-cell>
          <table:table-cell/>
          <table:table-cell office:value-type="string">
            <text:p>Etching</text:p>
          </table:table-cell>
          <table:table-cell/>
          <table:table-cell office:value-type="float" office:value="1">
            <text:p>1</text:p>
          </table:table-cell>
          <table:table-cell office:value-type="string">
            <text:p>Pieter Bruegel the Elder</text:p>
          </table:table-cell>
          <table:table-cell office:value-type="string">
            <text:p>Hieronymus Cock</text:p>
          </table:table-cell>
          <table:table-cell table:number-columns-repeated="6"/>
          <table:table-cell office:value-type="string">
            <text:p>Van Bastelaer 1908, I|H. III (Bruegel) 1|H. IV (Cock) 150|Feinblatt 1961, 1|Klein 1963, 9|Vienna 1967-68, 33|Lebeer 1969, 62|Fehl 1970|De Pauw-De Veen 1970, 154|Domaszewska 1971, 1|Lari 1973, 1|Riggs 1977, 25|Vallese 1979, 14|White 1979|Tokyo 1989, 62|Gilchrist 1992, I|Hamburg 2001, 62|Orenstein and Sellink 2001, 82|Sullivan 2003</text:p>
          </table:table-cell>
          <table:table-cell table:number-columns-repeated="5"/>
          <table:table-cell office:value-type="float" office:value="1">
            <text:p>1</text:p>
          </table:table-cell>
          <table:table-cell table:number-columns-repeated="2"/>
          <table:table-cell office:value-type="float" office:value="10096">
            <text:p>10096</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19/thumbnail.jpg</text:p>
          </table:table-cell>
          <table:table-cell office:value-type="string">
            <text:p>img/derivatives/simple/10119/fullwidth.jpg</text:p>
          </table:table-cell>
          <table:table-cell office:value-type="string">
            <text:p>pieterbruegel</text:p>
          </table:table-cell>
          <table:table-cell office:value-type="string">
            <text:p>brueghel_item</text:p>
          </table:table-cell>
          <table:table-cell/>
          <table:table-cell office:value-type="string">
            <text:p>The_Rabbit_Hunt.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20">
            <text:p>10120</text:p>
          </table:table-cell>
          <table:table-cell office:value-type="string">
            <text:p>Landscape with the Temptation of Christ</text:p>
          </table:table-cell>
          <table:table-cell office:value-type="string">
            <text:p>Print</text:p>
          </table:table-cell>
          <table:table-cell office:value-type="string">
            <text:p>Religious</text:p>
          </table:table-cell>
          <table:table-cell office:value-type="string">
            <text:p>Religious|Tower|Village|Forest|Stream|New Testament|Fruit|Rosary|Road</text:p>
          </table:table-cell>
          <table:table-cell/>
          <table:table-cell office:value-type="float" office:value="31.9">
            <text:p>31.9</text:p>
          </table:table-cell>
          <table:table-cell office:value-type="float" office:value="43.9">
            <text:p>43.9</text:p>
          </table:table-cell>
          <table:table-cell table:number-columns-repeated="6"/>
          <table:table-cell office:value-type="string">
            <text:p>Unknown/Not Applicable</text:p>
          </table:table-cell>
          <table:table-cell table:number-columns-repeated="5"/>
          <table:table-cell office:value-type="string">
            <text:p>H.Cock:fecit</text:p>
          </table:table-cell>
          <table:table-cell office:value-type="string">
            <text:p>Lower left</text:p>
          </table:table-cell>
          <table:table-cell/>
          <table:table-cell office:value-type="string">
            <text:p>One line of Latin in lower margin: NON IN SOLO PANE VICTVRVS EST HOMO, SED OMNI VERBO QVOD DIGREDITVR PER OS DEI. MAR.4DEVT.8.</text:p>
          </table:table-cell>
          <table:table-cell/>
          <table:table-cell office:value-type="string">
            <text:p>Etching and engraving</text:p>
          </table:table-cell>
          <table:table-cell/>
          <table:table-cell office:value-type="float" office:value="1">
            <text:p>1</text:p>
          </table:table-cell>
          <table:table-cell table:number-columns-repeated="2" office:value-type="string">
            <text:p>Hieronymus Cock</text:p>
          </table:table-cell>
          <table:table-cell table:number-columns-repeated="6"/>
          <table:table-cell office:value-type="string">
            <text:p>Lugt 1927, pp. 112, 115|Raczynski 1937, pp. 16-17|Wurzbach (Brueghel, Stiche nach) 2|Wurzbach (Cock) 19|H. IV (Cock) 2|Arndt 1966|Vienna 1967-68, 16|Riggs 1977, 36|Tokyo 1989, 96|Gilchrist 1992, 2b|Hamburg 2001, 89|Orenstein and Sellink 2001, 26</text:p>
          </table:table-cell>
          <table:table-cell table:number-columns-repeated="5"/>
          <table:table-cell office:value-type="float" office:value="2">
            <text:p>2</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20/thumbnail.jpg</text:p>
          </table:table-cell>
          <table:table-cell office:value-type="string">
            <text:p>img/derivatives/simple/10120/fullwidth.jpg</text:p>
          </table:table-cell>
          <table:table-cell office:value-type="string">
            <text:p>pieterbruegel</text:p>
          </table:table-cell>
          <table:table-cell office:value-type="string">
            <text:p>brueghel_item</text:p>
          </table:table-cell>
          <table:table-cell/>
          <table:table-cell office:value-type="string">
            <text:p>Landscape_with_the_Temptation_of_Christ.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21">
            <text:p>10121</text:p>
          </table:table-cell>
          <table:table-cell office:value-type="string">
            <text:p>The Parable of the Good Shepherd</text:p>
          </table:table-cell>
          <table:table-cell office:value-type="string">
            <text:p>Print</text:p>
          </table:table-cell>
          <table:table-cell office:value-type="string">
            <text:p>Religious</text:p>
          </table:table-cell>
          <table:table-cell office:value-type="string">
            <text:p>Religious|Barn|Peasants|Shepherds|New Testament|Armor|Tools|Weaponry</text:p>
          </table:table-cell>
          <table:table-cell/>
          <table:table-cell office:value-type="float" office:value="22.2">
            <text:p>22.2</text:p>
          </table:table-cell>
          <table:table-cell office:value-type="float" office:value="29.3">
            <text:p>29.3</text:p>
          </table:table-cell>
          <table:table-cell table:number-columns-repeated="6"/>
          <table:table-cell office:value-type="string">
            <text:p>Unknown/Not Applicable</text:p>
          </table:table-cell>
          <table:table-cell table:number-columns-repeated="5"/>
          <table:table-cell office:value-type="string">
            <text:p>BRVEGEL.IN.VEN</text:p>
          </table:table-cell>
          <table:table-cell office:value-type="string">
            <text:p>Lower left</text:p>
          </table:table-cell>
          <table:table-cell/>
          <table:table-cell office:value-type="string">
            <text:p>At lower right, on ax: PG.F. (P and G in monogram)| dated at bottom left of center: 1565. Bible reference at upper center above door: .IOHA.10. | EGO SVM OSTIVM OVIVM| in lower margin four Latin verses by Hadrianus Junius in two columns: HIVTVTO STABVLATE VIRI, SVCCEDITE TECTIS| | ME PASTORE OVIVM, IANVA LAXA PATET. | | QVID LATERA, AVT CULMEN PERRVMPITIS? [first R squeezed in between E and R] ISTA LVPORVM, | ATQVE FVRVM LEX EST, QVOS MEA CAVLA FVGIT - HAD. IVN (see Junius 1598, p. 185).</text:p>
          </table:table-cell>
          <table:table-cell/>
          <table:table-cell office:value-type="string">
            <text:p>Engraving</text:p>
          </table:table-cell>
          <table:table-cell/>
          <table:table-cell office:value-type="float" office:value="4">
            <text:p>4</text:p>
          </table:table-cell>
          <table:table-cell office:value-type="string">
            <text:p>Philips Galle</text:p>
          </table:table-cell>
          <table:table-cell office:value-type="string">
            <text:p>Joannes Galle</text:p>
          </table:table-cell>
          <table:table-cell table:number-columns-repeated="6"/>
          <table:table-cell office:value-type="string">
            <text:p>F.M. hist. Pl., A 431B|Van Stolk 335|Van Bastelaer 1908, 122|Wurzbach (Brueghel, Stiche nach) 3|H. III (Bruegel), 122|H. VII, 153|Klein 1963, 63|Feinblatt 1961, 40|Lebeer 1969, 59|Domaszewska 1971, 28|Lari 1973, 117|Vallese 1979, 73|TIB (Galle) 56, 032|1992, 122|GdZ, V, 18|Hamburg 2001, 59|NHD (Galle) part II, 146</text:p>
          </table:table-cell>
          <table:table-cell table:number-columns-repeated="5"/>
          <table:table-cell office:value-type="float" office:value="3">
            <text:p>3</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21/thumbnail.jpg</text:p>
          </table:table-cell>
          <table:table-cell office:value-type="string">
            <text:p>img/derivatives/simple/10121/fullwidth.jpg</text:p>
          </table:table-cell>
          <table:table-cell office:value-type="string">
            <text:p>pieterbruegel</text:p>
          </table:table-cell>
          <table:table-cell office:value-type="string">
            <text:p>brueghel_item</text:p>
          </table:table-cell>
          <table:table-cell/>
          <table:table-cell office:value-type="string">
            <text:p>The_Parable_of_the_Good_Shepherd.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22">
            <text:p>10122</text:p>
          </table:table-cell>
          <table:table-cell office:value-type="string">
            <text:p>The Parable of the Wise and Foolish Virgins</text:p>
          </table:table-cell>
          <table:table-cell office:value-type="string">
            <text:p>Print</text:p>
          </table:table-cell>
          <table:table-cell office:value-type="string">
            <text:p>Religious</text:p>
          </table:table-cell>
          <table:table-cell office:value-type="string">
            <text:p>Dancing|Spinning|Religious|Basket|Vase|Nude|Peasants|Angels|Christ|New Testament|Cup|Lantern</text:p>
          </table:table-cell>
          <table:table-cell/>
          <table:table-cell office:value-type="float" office:value="22.2">
            <text:p>22.2</text:p>
          </table:table-cell>
          <table:table-cell office:value-type="float" office:value="28.8">
            <text:p>28.8</text:p>
          </table:table-cell>
          <table:table-cell table:number-columns-repeated="6"/>
          <table:table-cell office:value-type="string">
            <text:p>Unknown/Not Applicable</text:p>
          </table:table-cell>
          <table:table-cell table:number-columns-repeated="5"/>
          <table:table-cell office:value-type="string">
            <text:p>BRVEGEL.INV</text:p>
          </table:table-cell>
          <table:table-cell office:value-type="string">
            <text:p>Lower right</text:p>
          </table:table-cell>
          <table:table-cell/>
          <table:table-cell office:value-type="string">
            <text:p>Address at lowe left: H. cock excu. At upper right on stars: Non noui uos| on banderole: Ecce sponsus uenit exit obuiam et. Two Latin verses in lower margin: DATE NOBIS DE OLEO VESTRO, QVIA LAMPADES NOSTRAE EXTINGVN- | - TVR. | | NEQVAQVAM, NEQVANDO NON SVFFICIAT NOBIS ET VOBIS math.25.</text:p>
          </table:table-cell>
          <table:table-cell/>
          <table:table-cell office:value-type="string">
            <text:p>Engraving</text:p>
          </table:table-cell>
          <table:table-cell/>
          <table:table-cell office:value-type="float" office:value="2">
            <text:p>2</text:p>
          </table:table-cell>
          <table:table-cell office:value-type="string">
            <text:p>Philips Galle</text:p>
          </table:table-cell>
          <table:table-cell office:value-type="string">
            <text:p>Hieronymus Cock</text:p>
          </table:table-cell>
          <table:table-cell table:number-columns-repeated="6"/>
          <table:table-cell office:value-type="string">
            <text:p>Van Bastelaer 1908, 123|Wurzbach (Brueghel) 27|Delen 1934-35, II, p. 96|H. III (Bruegel), 123|H. IV (Cock, 234)|Stridbeck 1956, pp. 255-56|Feinblatt 1961, 41|Vienna 1967-68, 56|Lebeer 1969, 39|Domaszewska 1971, 29|Lari 1973, 118|Riggs 1977, 31|Vallese 1979, 68|TIB (Galle) 56, 038|Marijnissen 1988, p. 160|Tokyo 1989, 39|Gilchrist 1992, 25|Veldman 1992, pp. 250-51|Orenstein and Sellink 2001, 86|NHD (Galle) part II, 147|Hamburg 2001, 39</text:p>
          </table:table-cell>
          <table:table-cell table:number-columns-repeated="5"/>
          <table:table-cell office:value-type="float" office:value="4">
            <text:p>4</text:p>
          </table:table-cell>
          <table:table-cell table:number-columns-repeated="8"/>
          <table:table-cell office:value-type="string">
            <text:p>British Museum collection page</text:p>
          </table:table-cell>
          <table:table-cell office:value-type="string">
            <text:p>http://www.britishmuseum.org/research/collection_online/collection_object_details/collection_image_gallery.aspx</text:p>
          </table:table-cell>
          <table:table-cell office:value-type="string">
            <text:p>img/derivatives/simple/10122/thumbnail.jpg</text:p>
          </table:table-cell>
          <table:table-cell office:value-type="string">
            <text:p>img/derivatives/simple/10122/fullwidth.jpg</text:p>
          </table:table-cell>
          <table:table-cell office:value-type="string">
            <text:p>pieterbruegel</text:p>
          </table:table-cell>
          <table:table-cell office:value-type="string">
            <text:p>brueghel_item</text:p>
          </table:table-cell>
          <table:table-cell/>
          <table:table-cell office:value-type="string">
            <text:p>The_Parable_of_the_Wise_and_Foolish_Virgin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23">
            <text:p>10123</text:p>
          </table:table-cell>
          <table:table-cell office:value-type="string">
            <text:p>The Resurrection</text:p>
          </table:table-cell>
          <table:table-cell office:value-type="string">
            <text:p>Print</text:p>
          </table:table-cell>
          <table:table-cell office:value-type="string">
            <text:p>Religious</text:p>
          </table:table-cell>
          <table:table-cell office:value-type="string">
            <text:p>Religious|Village|Soldiers|Christ|Mary Magdalenee|New Testament|Saint|Armor|Cup|Lantern|Weaponry</text:p>
          </table:table-cell>
          <table:table-cell/>
          <table:table-cell office:value-type="float" office:value="45.1">
            <text:p>45.1</text:p>
          </table:table-cell>
          <table:table-cell office:value-type="float" office:value="33">
            <text:p>33</text:p>
          </table:table-cell>
          <table:table-cell table:number-columns-repeated="6"/>
          <table:table-cell office:value-type="string">
            <text:p>Unknown/Not Applicable</text:p>
          </table:table-cell>
          <table:table-cell table:number-columns-repeated="5"/>
          <table:table-cell office:value-type="string">
            <text:p>BRVEGEL. INVEN. | COCK. EXCVDEBAT.</text:p>
          </table:table-cell>
          <table:table-cell office:value-type="string">
            <text:p>Lower Left</text:p>
          </table:table-cell>
          <table:table-cell table:number-columns-repeated="3"/>
          <table:table-cell office:value-type="string">
            <text:p>Engraving</text:p>
          </table:table-cell>
          <table:table-cell/>
          <table:table-cell office:value-type="float" office:value="3">
            <text:p>3</text:p>
          </table:table-cell>
          <table:table-cell office:value-type="string">
            <text:p>Philips Galle</text:p>
          </table:table-cell>
          <table:table-cell office:value-type="string">
            <text:p>Hieronymous Cock</text:p>
          </table:table-cell>
          <table:table-cell table:number-columns-repeated="6"/>
          <table:table-cell office:value-type="string">
            <text:p>Van Bastelaer 1098, 114|H. III (Bruegel), 114|H. IV (Cock), 227|H. VII, 106|Feinblatt 1961, 33|Klein 1963, 61|Vienna 1967-68, 57|Lebeer 1969, 84|Domaszewska 1971, 30|Lari 1973, 109|Riggs 1977, 30|Vallese 1979, 70|TIB (Galle) 56, 044|Marijnissen 1988, pp. 170-71|Tokyo 1989, 84|Gilcrhist 1992, 114|Sellink 1997, I, p. 78, III, fig. 3|2|Hamburg 2001, 84|Orenstein and Sellink 2001, 97|NHD (Galle) part II, 172</text:p>
          </table:table-cell>
          <table:table-cell table:number-columns-repeated="5"/>
          <table:table-cell office:value-type="float" office:value="5">
            <text:p>5</text:p>
          </table:table-cell>
          <table:table-cell table:number-columns-repeated="2"/>
          <table:table-cell office:value-type="float" office:value="10099">
            <text:p>10099</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23/thumbnail.jpg</text:p>
          </table:table-cell>
          <table:table-cell office:value-type="string">
            <text:p>img/derivatives/simple/10123/fullwidth.jpg</text:p>
          </table:table-cell>
          <table:table-cell office:value-type="string">
            <text:p>pieterbruegel</text:p>
          </table:table-cell>
          <table:table-cell office:value-type="string">
            <text:p>brueghel_item</text:p>
          </table:table-cell>
          <table:table-cell/>
          <table:table-cell office:value-type="string">
            <text:p>The_Resurrectio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24">
            <text:p>10124</text:p>
          </table:table-cell>
          <table:table-cell office:value-type="string">
            <text:p>Christ and the Disciples on the Way to Emmaus</text:p>
          </table:table-cell>
          <table:table-cell office:value-type="string">
            <text:p>Print</text:p>
          </table:table-cell>
          <table:table-cell office:value-type="string">
            <text:p>Religious</text:p>
          </table:table-cell>
          <table:table-cell office:value-type="string">
            <text:p>Religious|Christ|New Testament|Saint|Road</text:p>
          </table:table-cell>
          <table:table-cell/>
          <table:table-cell office:value-type="float" office:value="24.8">
            <text:p>24.8</text:p>
          </table:table-cell>
          <table:table-cell office:value-type="float" office:value="19.3">
            <text:p>19.3</text:p>
          </table:table-cell>
          <table:table-cell table:number-columns-repeated="6"/>
          <table:table-cell office:value-type="string">
            <text:p>Unknown/Not Applicable</text:p>
          </table:table-cell>
          <table:table-cell table:number-columns-repeated="5"/>
          <table:table-cell office:value-type="string">
            <text:p>P. BRVEGEL INVENTOR</text:p>
          </table:table-cell>
          <table:table-cell office:value-type="string">
            <text:p>Lower left</text:p>
          </table:table-cell>
          <table:table-cell/>
          <table:table-cell office:value-type="string">
            <text:p>Signed and dated at bottom center: 1571 | P. GAL. FE. Two lines of Latin in lower margin: CHRISTE PEREGRINI DIGNARIS SVMERE FORMAM, | VT FIRMA SOLIDES PECTORA NOSTRA FIDE. LVC. 24.</text:p>
          </table:table-cell>
          <table:table-cell/>
          <table:table-cell office:value-type="string">
            <text:p>Engraving</text:p>
          </table:table-cell>
          <table:table-cell/>
          <table:table-cell office:value-type="float" office:value="2">
            <text:p>2</text:p>
          </table:table-cell>
          <table:table-cell office:value-type="string">
            <text:p>Philips Galle</text:p>
          </table:table-cell>
          <table:table-cell table:number-columns-repeated="7"/>
          <table:table-cell office:value-type="string">
            <text:p>Van Bastelaer 1908, 113|Wurzbach (Brueghel) 9|Wurzbach (Galle) 7|H.III (Bruegel), 113|H. VII, 146|Feinblatt 1961, 32|Klein 1963, 62|Lebeer 1969, 85|Lari 1973, 108|Vallese 1979, 76|TIB (Galle) 56, 045|Tokyo 1989, 85|Gilchrist 1992, 113|Gdz, V, 16|Hamburg 2001, 85|NHD (Galle) part II, 173</text:p>
          </table:table-cell>
          <table:table-cell table:number-columns-repeated="5"/>
          <table:table-cell office:value-type="float" office:value="6">
            <text:p>6</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24/thumbnail.jpg</text:p>
          </table:table-cell>
          <table:table-cell office:value-type="string">
            <text:p>img/derivatives/simple/10124/fullwidth.jpg</text:p>
          </table:table-cell>
          <table:table-cell office:value-type="string">
            <text:p>pieterbruegel</text:p>
          </table:table-cell>
          <table:table-cell office:value-type="string">
            <text:p>brueghel_item</text:p>
          </table:table-cell>
          <table:table-cell/>
          <table:table-cell office:value-type="string">
            <text:p>Christ_and_the_Disciples_on_the_Way_to_Emmau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25">
            <text:p>10125</text:p>
          </table:table-cell>
          <table:table-cell office:value-type="string">
            <text:p>The Descent of Christ into Limbo</text:p>
          </table:table-cell>
          <table:table-cell office:value-type="string">
            <text:p>Print</text:p>
          </table:table-cell>
          <table:table-cell office:value-type="string">
            <text:p>Religious</text:p>
          </table:table-cell>
          <table:table-cell office:value-type="string">
            <text:p>Creatures|Basket|Crowd|Angels|Christ|Crosse|Demons|Hellmouthe|New Testament|Ladders|Musical instruments|Weaponry</text:p>
          </table:table-cell>
          <table:table-cell/>
          <table:table-cell office:value-type="float" office:value="23.5">
            <text:p>23.5</text:p>
          </table:table-cell>
          <table:table-cell office:value-type="float" office:value="29.5">
            <text:p>29.5</text:p>
          </table:table-cell>
          <table:table-cell table:number-columns-repeated="6"/>
          <table:table-cell office:value-type="string">
            <text:p>Unknown/Not Applicable</text:p>
          </table:table-cell>
          <table:table-cell table:number-columns-repeated="5"/>
          <table:table-cell office:value-type="string">
            <text:p>Bruegel Inuent</text:p>
          </table:table-cell>
          <table:table-cell office:value-type="string">
            <text:p>Bottom right</text:p>
          </table:table-cell>
          <table:table-cell/>
          <table:table-cell office:value-type="string">
            <text:p>At bottom center: .PAME. [monogram]| address at bottom right: .H. cock excu. One line of Latin text in lower margin: TOBILITE Ô PORTE, CAPITA VESTEA, ATTOLLIMINI FORES SEMPITERNE, ET INGREDIETVR REX ILLE GLORIOSVS [ final S is squeezed in above the V].</text:p>
          </table:table-cell>
          <table:table-cell/>
          <table:table-cell office:value-type="string">
            <text:p>Engraving</text:p>
          </table:table-cell>
          <table:table-cell/>
          <table:table-cell office:value-type="float" office:value="2">
            <text:p>2</text:p>
          </table:table-cell>
          <table:table-cell office:value-type="string">
            <text:p>Pieter van der Heyden</text:p>
          </table:table-cell>
          <table:table-cell office:value-type="string">
            <text:p>Hieronymus Cock</text:p>
          </table:table-cell>
          <table:table-cell table:number-columns-repeated="6"/>
          <table:table-cell office:value-type="string">
            <text:p>Van Bastelaer 1908, 115|Feinblatt 1961, 34|Vienna 1967-68, 47|Lebeer 1969, 38|Lari 1973, 110|Vallese 1979, 69|Marijnissen 1988, p. 165|Tokyo 1989, 38|Gilchrist 1992, 46|GdZ, VI, 4 (2187)|Hamburg 2001, 38|Orenstein and Sellink 2001, 88</text:p>
          </table:table-cell>
          <table:table-cell table:number-columns-repeated="5"/>
          <table:table-cell office:value-type="float" office:value="7">
            <text:p>7</text:p>
          </table:table-cell>
          <table:table-cell table:number-columns-repeated="2"/>
          <table:table-cell office:value-type="float" office:value="10098">
            <text:p>10098</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25/thumbnail.jpg</text:p>
          </table:table-cell>
          <table:table-cell office:value-type="string">
            <text:p>img/derivatives/simple/10125/fullwidth.jpg</text:p>
          </table:table-cell>
          <table:table-cell office:value-type="string">
            <text:p>pieterbruegel</text:p>
          </table:table-cell>
          <table:table-cell office:value-type="string">
            <text:p>brueghel_item</text:p>
          </table:table-cell>
          <table:table-cell/>
          <table:table-cell office:value-type="string">
            <text:p>The_Descent_of_Christ_into_Limbo.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26">
            <text:p>10126</text:p>
          </table:table-cell>
          <table:table-cell office:value-type="string">
            <text:p>The Last Judgment</text:p>
          </table:table-cell>
          <table:table-cell office:value-type="string">
            <text:p>Print</text:p>
          </table:table-cell>
          <table:table-cell office:value-type="string">
            <text:p>Religious</text:p>
          </table:table-cell>
          <table:table-cell office:value-type="string">
            <text:p>Creatures|Crowd|Angels|Christ|Crosse|Demons|Heaven|Hell/Underworld|New Testament|Purgatorye|Ladders|Musical instruments|Weaponry|Boat</text:p>
          </table:table-cell>
          <table:table-cell/>
          <table:table-cell office:value-type="float" office:value="22.5">
            <text:p>22.5</text:p>
          </table:table-cell>
          <table:table-cell office:value-type="float" office:value="29.4">
            <text:p>29.4</text:p>
          </table:table-cell>
          <table:table-cell table:number-columns-repeated="6"/>
          <table:table-cell office:value-type="string">
            <text:p>Unknown/Not Applicable</text:p>
          </table:table-cell>
          <table:table-cell table:number-columns-repeated="5"/>
          <table:table-cell office:value-type="string">
            <text:p>.Bruegel.inue[n]t</text:p>
          </table:table-cell>
          <table:table-cell office:value-type="string">
            <text:p>Bottom left corner</text:p>
          </table:table-cell>
          <table:table-cell/>
          <table:table-cell office:value-type="string">
            <text:p>At bottom center: H. Cock.excude.cum priuileg. 1558. In bottom right corner: .PAME. (monogram). In lower margin: VENITE .BENEDICTI.PATRIS. MEI.IN.REGNVM.AETERNVM. | ITE.MALEDICTI.PATRIS.MEI.IN.IGNEM.SEMPITERNVM. | | Compt ghij ghebenedijde mijns vaders hier. | En ghaet ghij vermaledijde in dat eewighe vier.</text:p>
          </table:table-cell>
          <table:table-cell/>
          <table:table-cell office:value-type="string">
            <text:p>Engraving</text:p>
          </table:table-cell>
          <table:table-cell/>
          <table:table-cell office:value-type="float" office:value="2">
            <text:p>2</text:p>
          </table:table-cell>
          <table:table-cell office:value-type="string">
            <text:p>Pieter van der Heyden</text:p>
          </table:table-cell>
          <table:table-cell office:value-type="string">
            <text:p>Hieronymus Cock</text:p>
          </table:table-cell>
          <table:table-cell table:number-columns-repeated="6"/>
          <table:table-cell office:value-type="string">
            <text:p>Van Bastelaer 1908, 121|H. III (Bruegel) 121|H. IV (Cock) 232|H. IX (Van der Heyden) 17|Feinblatt 1961, 39|Klein 1963, 64|Lebeer 1969, 67|Tokyo 1989, 25|Gilchrist 1992, 121|GdZ, VI, 7 (2190)|Hamburg 2001, 25|Orenstein and Sellink 2001, 57</text:p>
          </table:table-cell>
          <table:table-cell table:number-columns-repeated="5"/>
          <table:table-cell office:value-type="float" office:value="8">
            <text:p>8</text:p>
          </table:table-cell>
          <table:table-cell table:number-columns-repeated="2"/>
          <table:table-cell office:value-type="float" office:value="10083">
            <text:p>10083</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26/thumbnail.jpg</text:p>
          </table:table-cell>
          <table:table-cell office:value-type="string">
            <text:p>img/derivatives/simple/10126/fullwidth.jpg</text:p>
          </table:table-cell>
          <table:table-cell office:value-type="string">
            <text:p>pieterbruegel</text:p>
          </table:table-cell>
          <table:table-cell office:value-type="string">
            <text:p>brueghel_item</text:p>
          </table:table-cell>
          <table:table-cell/>
          <table:table-cell office:value-type="string">
            <text:p>The_Last_Judgment.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27">
            <text:p>10127</text:p>
          </table:table-cell>
          <table:table-cell office:value-type="string">
            <text:p>The Death of the Virgin</text:p>
          </table:table-cell>
          <table:table-cell office:value-type="string">
            <text:p>Print</text:p>
          </table:table-cell>
          <table:table-cell office:value-type="string">
            <text:p>Religious</text:p>
          </table:table-cell>
          <table:table-cell office:value-type="string">
            <text:p>Death|Religious|Bowl|Vase|Crowd|New Testament|Saint|Books|Cup|Sculpture</text:p>
          </table:table-cell>
          <table:table-cell/>
          <table:table-cell office:value-type="float" office:value="30.6">
            <text:p>30.6</text:p>
          </table:table-cell>
          <table:table-cell office:value-type="float" office:value="41.8">
            <text:p>41.8</text:p>
          </table:table-cell>
          <table:table-cell table:number-columns-repeated="6"/>
          <table:table-cell office:value-type="string">
            <text:p>Unknown/Not Applicable</text:p>
          </table:table-cell>
          <table:table-cell table:number-columns-repeated="5"/>
          <table:table-cell office:value-type="string">
            <text:p>Sic Petri Brugelij</text:p>
          </table:table-cell>
          <table:table-cell office:value-type="string">
            <text:p>Lower left</text:p>
          </table:table-cell>
          <table:table-cell/>
          <table:table-cell office:value-type="string">
            <text:p>Signed in lower margin in cartouche at left: Sic Petri Brugelij | archetijpu[m] Phillip. | Gall[a]eus imitabtur. In cartouche at right: Abrah. Ortelius, | sibi &amp; amicis, | fieri curabat. Dated in outer margin at bottom center: 1574. Twelve Latin verses in three columns in lower margin: Gnati regna tui Virgo cum regna petebas | Complebant pectus gaudia quanta tuum? | Quid tibi dulce magis fuerat guam carcer[a]e terre | Migrare optati in templa superna poli? | | Cumq[ue] sacram turbam, fueras cui pr[a]esidium tu, | Linquebas, nata est qu[a]e tibi maestitia | Quam m[a]estus quoq[ue], quam l[a]etus spectabat eunte[m] | Te, nati atq[ue] idem grextuus ille pius? | | Quid magis his gratum, quam te regnare, quid [a]eque | Triste fuit, facie quam caruisse tua? M[a]estiti[a]e l[a]etos habitus, vultusque proborum | Artifici monstrat picta tabella manu.</text:p>
          </table:table-cell>
          <table:table-cell/>
          <table:table-cell office:value-type="string">
            <text:p>Engraving</text:p>
          </table:table-cell>
          <table:table-cell/>
          <table:table-cell office:value-type="float" office:value="2">
            <text:p>2</text:p>
          </table:table-cell>
          <table:table-cell office:value-type="string">
            <text:p>Philips Galle</text:p>
          </table:table-cell>
          <table:table-cell office:value-type="string">
            <text:p>Hieronymus Cock</text:p>
          </table:table-cell>
          <table:table-cell table:number-columns-repeated="6"/>
          <table:table-cell office:value-type="string">
            <text:p>Hymans 1907, p. 79|Van Bastelaer 1908, 116|Wurzbach (Brueghel, stiche nach) 6 (as St. Anne)|Wurzbach (Galle) 6 (as St. Anne)|H. III (Bruegel), 116|H. VII, 166|Feinblatt <text:s/>1961, 35|Klein 1963, 56|Vienna 1967-68, 58|Lebeer 1969, 86|Lari 1973, 111|Vallese 1979, 75|TIB (Galle) 56, 060|Tokyo 1989, 86|Gilchrist 1992, 116|Melion 1996|Sellink 1997, I, p. 32, III, fig. 1|21|Hamburg 2001, 86|Orenstein and Sellink 2001, 117|NHD (Galle) part I, 229</text:p>
          </table:table-cell>
          <table:table-cell table:number-columns-repeated="5"/>
          <table:table-cell office:value-type="float" office:value="9">
            <text:p>9</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27/thumbnail.jpg</text:p>
          </table:table-cell>
          <table:table-cell office:value-type="string">
            <text:p>img/derivatives/simple/10127/fullwidth.jpg</text:p>
          </table:table-cell>
          <table:table-cell office:value-type="string">
            <text:p>pieterbruegel</text:p>
          </table:table-cell>
          <table:table-cell office:value-type="string">
            <text:p>brueghel_item</text:p>
          </table:table-cell>
          <table:table-cell/>
          <table:table-cell office:value-type="string">
            <text:p>The_Death_of_the_Virgi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28">
            <text:p>10128</text:p>
          </table:table-cell>
          <table:table-cell office:value-type="string">
            <text:p>The Temptation of St. Anthony</text:p>
          </table:table-cell>
          <table:table-cell office:value-type="string">
            <text:p>Print</text:p>
          </table:table-cell>
          <table:table-cell office:value-type="string">
            <text:p>Religious</text:p>
          </table:table-cell>
          <table:table-cell office:value-type="string">
            <text:p>Creatures|Fish|Horse|Church|River|Friars|Peasants|Saint|Musical instruments|Weaponry|Boat</text:p>
          </table:table-cell>
          <table:table-cell/>
          <table:table-cell office:value-type="float" office:value="24.7">
            <text:p>24.7</text:p>
          </table:table-cell>
          <table:table-cell office:value-type="float" office:value="32.8">
            <text:p>32.8</text:p>
          </table:table-cell>
          <table:table-cell table:number-columns-repeated="6"/>
          <table:table-cell office:value-type="string">
            <text:p>Unknown/Not Applicable</text:p>
          </table:table-cell>
          <table:table-cell table:number-columns-repeated="5"/>
          <table:table-cell office:value-type="string">
            <text:p>Cock excud. 1556.</text:p>
          </table:table-cell>
          <table:table-cell office:value-type="string">
            <text:p>Bottom left</text:p>
          </table:table-cell>
          <table:table-cell/>
          <table:table-cell office:value-type="string">
            <text:p>In lower margin: MVLTAE TRIBVLATIONES IVSTORVM, DE OMNIBVS IIS LIBERABIT EOS DOMINVS. PSAL. 33.</text:p>
          </table:table-cell>
          <table:table-cell/>
          <table:table-cell office:value-type="string">
            <text:p>Engraving</text:p>
          </table:table-cell>
          <table:table-cell/>
          <table:table-cell office:value-type="float" office:value="2">
            <text:p>2</text:p>
          </table:table-cell>
          <table:table-cell office:value-type="string">
            <text:p>Pieter van der Heyden</text:p>
          </table:table-cell>
          <table:table-cell office:value-type="string">
            <text:p>Hieronymus Cock</text:p>
          </table:table-cell>
          <table:table-cell table:number-columns-repeated="6"/>
          <table:table-cell office:value-type="string">
            <text:p>Nagler Monog IV. 1771, 5|Van Bastelaer 1908, 119|H. III (Bruegel) 119|H. IV (Cock) 231|Feinblatt 1961, 38|Klein 1963, 59|Lebeer 1969, 14|Domaszewska 1971, 31|Lari 1973, 114|Riggs 1977, 55|Vallese 1979, 66|Marijnissen 1988, pp. 82-3|Tokyo 1989, 14|Gilchrist 1992, 119|Hamburg 2001, 14|Orenstein and Sellink 2001, 37</text:p>
          </table:table-cell>
          <table:table-cell table:number-columns-repeated="5"/>
          <table:table-cell office:value-type="float" office:value="10">
            <text:p>10</text:p>
          </table:table-cell>
          <table:table-cell table:number-columns-repeated="2"/>
          <table:table-cell office:value-type="float" office:value="10073">
            <text:p>10073</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28/thumbnail.jpg</text:p>
          </table:table-cell>
          <table:table-cell office:value-type="string">
            <text:p>img/derivatives/simple/10128/fullwidth.jpg</text:p>
          </table:table-cell>
          <table:table-cell office:value-type="string">
            <text:p>pieterbruegel</text:p>
          </table:table-cell>
          <table:table-cell office:value-type="string">
            <text:p>brueghel_item</text:p>
          </table:table-cell>
          <table:table-cell/>
          <table:table-cell office:value-type="string">
            <text:p>The_Temptation_of_St_Anthony.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29">
            <text:p>10129</text:p>
          </table:table-cell>
          <table:table-cell office:value-type="string">
            <text:p>St. James and the Magician Hermogenes</text:p>
          </table:table-cell>
          <table:table-cell office:value-type="string">
            <text:p>Print</text:p>
          </table:table-cell>
          <table:table-cell office:value-type="string">
            <text:p>Magic</text:p>
          </table:table-cell>
          <table:table-cell office:value-type="string">
            <text:p>Chaos|Creatures|Monkey|Nude|Skeletons|Witches|Saint|Ladders|Weaponry</text:p>
          </table:table-cell>
          <table:table-cell/>
          <table:table-cell office:value-type="float" office:value="21.8">
            <text:p>21.8</text:p>
          </table:table-cell>
          <table:table-cell office:value-type="float" office:value="29.6">
            <text:p>29.6</text:p>
          </table:table-cell>
          <table:table-cell table:number-columns-repeated="6"/>
          <table:table-cell office:value-type="string">
            <text:p>Unknown/Not Applicable</text:p>
          </table:table-cell>
          <table:table-cell table:number-columns-repeated="5"/>
          <table:table-cell office:value-type="string">
            <text:p>Breugel inuent</text:p>
          </table:table-cell>
          <table:table-cell office:value-type="string">
            <text:p>Lower left</text:p>
          </table:table-cell>
          <table:table-cell/>
          <table:table-cell office:value-type="string">
            <text:p>Signed at bottom left: Bruegel inuent and in the lower right corner the address: Cock.excudebat.1565. In the lower margin: DIVVS IACOBVS DIABOLICIS PRAESTIGIIS ANTE MAGVM SISTITVR.</text:p>
          </table:table-cell>
          <table:table-cell/>
          <table:table-cell office:value-type="string">
            <text:p>Engraving</text:p>
          </table:table-cell>
          <table:table-cell/>
          <table:table-cell office:value-type="float" office:value="3">
            <text:p>3</text:p>
          </table:table-cell>
          <table:table-cell office:value-type="string">
            <text:p>Pieter van der Heyden</text:p>
          </table:table-cell>
          <table:table-cell office:value-type="string">
            <text:p>Hieronymus Cock</text:p>
          </table:table-cell>
          <table:table-cell office:value-type="string">
            <text:p>The Story of the Magician Hermogenes</text:p>
          </table:table-cell>
          <table:table-cell table:number-columns-repeated="5"/>
          <table:table-cell office:value-type="string">
            <text:p>Van Bastelaer 1908, 117|H. III (Bruegel) 117|H. IV (Cock) 229|Feinblatt 1961, 36|Klein 1963, 57|Lebeer 1969, 57|Domaszewska 1971, 34|Lari 1973, 112|Riggs 1977, 35|Vallese 1979, 71|Gilchrist 1992, 117|Hamburg 2001, 57|Orenstein and Sellink 2001, 101</text:p>
          </table:table-cell>
          <table:table-cell table:number-columns-repeated="5"/>
          <table:table-cell office:value-type="float" office:value="11">
            <text:p>11</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29/thumbnail.jpg</text:p>
          </table:table-cell>
          <table:table-cell office:value-type="string">
            <text:p>img/derivatives/simple/10129/fullwidth.jpg</text:p>
          </table:table-cell>
          <table:table-cell office:value-type="string">
            <text:p>pieterbruegel</text:p>
          </table:table-cell>
          <table:table-cell office:value-type="string">
            <text:p>brueghel_item</text:p>
          </table:table-cell>
          <table:table-cell/>
          <table:table-cell office:value-type="string">
            <text:p>St_James_and_the_Magician_Hermogene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30">
            <text:p>10130</text:p>
          </table:table-cell>
          <table:table-cell office:value-type="string">
            <text:p>The Fall of the Magician</text:p>
          </table:table-cell>
          <table:table-cell office:value-type="string">
            <text:p>Print</text:p>
          </table:table-cell>
          <table:table-cell office:value-type="string">
            <text:p>Magic</text:p>
          </table:table-cell>
          <table:table-cell office:value-type="string">
            <text:p>Theatrical Performance|Creatures|Monkey|Crowd|Performers|Saint|Armor|Flag/Banner|Musical instruments|Weaponry</text:p>
          </table:table-cell>
          <table:table-cell/>
          <table:table-cell office:value-type="float" office:value="22.4">
            <text:p>22.4</text:p>
          </table:table-cell>
          <table:table-cell office:value-type="float" office:value="29.2">
            <text:p>29.2</text:p>
          </table:table-cell>
          <table:table-cell table:number-columns-repeated="6"/>
          <table:table-cell office:value-type="string">
            <text:p>Unknown/Not Applicable</text:p>
          </table:table-cell>
          <table:table-cell table:number-columns-repeated="5"/>
          <table:table-cell office:value-type="string">
            <text:p>Breugel inuent</text:p>
          </table:table-cell>
          <table:table-cell office:value-type="string">
            <text:p>Lower right</text:p>
          </table:table-cell>
          <table:table-cell/>
          <table:table-cell office:value-type="string">
            <text:p>Signed in the lower right corner: Bruegel.inuent and on the table on the left: .PAME.| in the lower center the address and date: Cock.excudebat.1565. One line of inscription in Latin in lower margin: IDEM IMPETRAVIT A DEO VT MAGVS A DEMONIBVS DISCERPERETVR.</text:p>
          </table:table-cell>
          <table:table-cell/>
          <table:table-cell office:value-type="string">
            <text:p>Engraving</text:p>
          </table:table-cell>
          <table:table-cell/>
          <table:table-cell office:value-type="float" office:value="5">
            <text:p>5</text:p>
          </table:table-cell>
          <table:table-cell office:value-type="string">
            <text:p>Pieter van der Heyden</text:p>
          </table:table-cell>
          <table:table-cell office:value-type="string">
            <text:p>Hieronymus Cock</text:p>
          </table:table-cell>
          <table:table-cell office:value-type="string">
            <text:p>The Story of the Magician Hermogenes</text:p>
          </table:table-cell>
          <table:table-cell table:number-columns-repeated="5"/>
          <table:table-cell office:value-type="string">
            <text:p>Van Bastelaer 1908, 118|H. III (Bruegel) 118|H. IV (Cock) 230|H. IX (Van der Heyden) 16|Feinblatt 1961, 37|Klein 1963, 58|Lebeer 1969, 58|Lari 1973, 113|Riggs 1977, 36|Tokyo 1989, 58|Vallese 1979, 72|Gilchrist 1992, 118|GdZ VI, 5 (2188)|Hamburg 2001, 58|Orenstein and Sellink 2001, 103</text:p>
          </table:table-cell>
          <table:table-cell table:number-columns-repeated="5"/>
          <table:table-cell office:value-type="float" office:value="12">
            <text:p>12</text:p>
          </table:table-cell>
          <table:table-cell table:number-columns-repeated="2"/>
          <table:table-cell office:value-type="float" office:value="10110">
            <text:p>10110</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30/thumbnail.jpg</text:p>
          </table:table-cell>
          <table:table-cell office:value-type="string">
            <text:p>img/derivatives/simple/10130/fullwidth.jpg</text:p>
          </table:table-cell>
          <table:table-cell office:value-type="string">
            <text:p>pieterbruegel</text:p>
          </table:table-cell>
          <table:table-cell office:value-type="string">
            <text:p>brueghel_item</text:p>
          </table:table-cell>
          <table:table-cell/>
          <table:table-cell office:value-type="string">
            <text:p>The_Fall_of_the_Magicia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31">
            <text:p>10131</text:p>
          </table:table-cell>
          <table:table-cell office:value-type="string">
            <text:p>Faith (Fides)</text:p>
          </table:table-cell>
          <table:table-cell office:value-type="string">
            <text:p>Print</text:p>
          </table:table-cell>
          <table:table-cell office:value-type="string">
            <text:p>Allegory</text:p>
          </table:table-cell>
          <table:table-cell office:value-type="string">
            <text:p>Preaching|Religious|Rooster|Church|Crowd|Friars|Priests|Biblical|Crosse|New Testament|Ladders|Sculpture</text:p>
          </table:table-cell>
          <table:table-cell/>
          <table:table-cell office:value-type="float" office:value="22.5">
            <text:p>22.5</text:p>
          </table:table-cell>
          <table:table-cell office:value-type="float" office:value="29.5">
            <text:p>29.5</text:p>
          </table:table-cell>
          <table:table-cell table:number-columns-repeated="6"/>
          <table:table-cell office:value-type="string">
            <text:p>Unknown/Not Applicable</text:p>
          </table:table-cell>
          <table:table-cell table:number-columns-repeated="5"/>
          <table:table-cell office:value-type="string">
            <text:p>Bruegel Inu</text:p>
          </table:table-cell>
          <table:table-cell office:value-type="string">
            <text:p>Lower right</text:p>
          </table:table-cell>
          <table:table-cell/>
          <table:table-cell office:value-type="string">
            <text:p>Address at lower left: Cock exc. Title at lower center below figure: FIDES. Two lines of Latin in lower margin: FIDES MAXIME A NOBIS CONSERVANDA EST PRAECIPVE IN RELIGIONEM, | QVIA DEVS PRIO ET POTENTIOR EST QVAM HOMO.</text:p>
          </table:table-cell>
          <table:table-cell/>
          <table:table-cell office:value-type="string">
            <text:p>Engraving</text:p>
          </table:table-cell>
          <table:table-cell/>
          <table:table-cell office:value-type="float" office:value="2">
            <text:p>2</text:p>
          </table:table-cell>
          <table:table-cell office:value-type="string">
            <text:p>Philips Galle</text:p>
          </table:table-cell>
          <table:table-cell office:value-type="string">
            <text:p>Hieronymus Cock</text:p>
          </table:table-cell>
          <table:table-cell office:value-type="string">
            <text:p>The Seven Virtues</text:p>
          </table:table-cell>
          <table:table-cell table:number-columns-repeated="5"/>
          <table:table-cell office:value-type="string">
            <text:p>Van Bastelaer 1908, 132|Lebeer 1969, 31|Lari 1973, 127|Tokyo 1989, 31|Gilchrist 1992, 132|Orenstein and Sellink 2001, 65|NHD (Galle) part II, 309</text:p>
          </table:table-cell>
          <table:table-cell table:number-columns-repeated="5"/>
          <table:table-cell office:value-type="float" office:value="13">
            <text:p>13</text:p>
          </table:table-cell>
          <table:table-cell table:number-columns-repeated="2"/>
          <table:table-cell office:value-type="float" office:value="10088">
            <text:p>10088</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31/thumbnail.jpg</text:p>
          </table:table-cell>
          <table:table-cell office:value-type="string">
            <text:p>img/derivatives/simple/10131/fullwidth.jpg</text:p>
          </table:table-cell>
          <table:table-cell office:value-type="string">
            <text:p>pieterbruegel</text:p>
          </table:table-cell>
          <table:table-cell office:value-type="string">
            <text:p>brueghel_item</text:p>
          </table:table-cell>
          <table:table-cell/>
          <table:table-cell office:value-type="string">
            <text:p>Faith_Fide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32">
            <text:p>10132</text:p>
          </table:table-cell>
          <table:table-cell office:value-type="string">
            <text:p>Hope (Spes)</text:p>
          </table:table-cell>
          <table:table-cell office:value-type="string">
            <text:p>Print</text:p>
          </table:table-cell>
          <table:table-cell office:value-type="string">
            <text:p>Allegory</text:p>
          </table:table-cell>
          <table:table-cell office:value-type="string">
            <text:p>Fishing|Religious|Fish|City|Harbor|Landing stage|Sea|Burghers|Fishermen|Prisoners|Sailors|New Testament|Ladders|Sculpture|Ship</text:p>
          </table:table-cell>
          <table:table-cell/>
          <table:table-cell office:value-type="float" office:value="22.6">
            <text:p>22.6</text:p>
          </table:table-cell>
          <table:table-cell office:value-type="float" office:value="29.6">
            <text:p>29.6</text:p>
          </table:table-cell>
          <table:table-cell table:number-columns-repeated="6"/>
          <table:table-cell office:value-type="string">
            <text:p>Unknown/Not Applicable</text:p>
          </table:table-cell>
          <table:table-cell table:number-columns-repeated="5"/>
          <table:table-cell office:value-type="string">
            <text:p>BRVGEL. INV</text:p>
          </table:table-cell>
          <table:table-cell office:value-type="string">
            <text:p>Lower left</text:p>
          </table:table-cell>
          <table:table-cell/>
          <table:table-cell office:value-type="string">
            <text:p>Address at lower right: H. cock excu. Title at lower center below figure: SPES. Two lines of Latin in lower margin: IVCVNDISSIMA EST SPEI PERSVASIO, ET VITAE IMPRIMIS | NECESSARIA, INTER TOT AERVMNAS PENEQ[UE] INTOLERABILES.</text:p>
          </table:table-cell>
          <table:table-cell/>
          <table:table-cell office:value-type="string">
            <text:p>Engraving</text:p>
          </table:table-cell>
          <table:table-cell/>
          <table:table-cell office:value-type="float" office:value="1">
            <text:p>1</text:p>
          </table:table-cell>
          <table:table-cell office:value-type="string">
            <text:p>Philips Galle</text:p>
          </table:table-cell>
          <table:table-cell office:value-type="string">
            <text:p>Hieronymus Cock</text:p>
          </table:table-cell>
          <table:table-cell office:value-type="string">
            <text:p>The Seven Virtues</text:p>
          </table:table-cell>
          <table:table-cell table:number-columns-repeated="5"/>
          <table:table-cell office:value-type="string">
            <text:p>Van Bastelaer 1908, 133|Vienna 1967-68, 53|Lebeer 1969, 32|Lari 1973, 128|Tokyo 1989, 32|Gilchrist 1992, 133|Orenstein and Sellink 2001, 71|NHD (Galle) part II, 310</text:p>
          </table:table-cell>
          <table:table-cell table:number-columns-repeated="5"/>
          <table:table-cell office:value-type="float" office:value="14">
            <text:p>14</text:p>
          </table:table-cell>
          <table:table-cell table:number-columns-repeated="2"/>
          <table:table-cell office:value-type="float" office:value="10091">
            <text:p>10091</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32/thumbnail.jpg</text:p>
          </table:table-cell>
          <table:table-cell office:value-type="string">
            <text:p>img/derivatives/simple/10132/fullwidth.jpg</text:p>
          </table:table-cell>
          <table:table-cell office:value-type="string">
            <text:p>pieterbruegel</text:p>
          </table:table-cell>
          <table:table-cell office:value-type="string">
            <text:p>brueghel_item</text:p>
          </table:table-cell>
          <table:table-cell/>
          <table:table-cell office:value-type="string">
            <text:p>Hope_Spe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33">
            <text:p>10133</text:p>
          </table:table-cell>
          <table:table-cell office:value-type="string">
            <text:p>Charity (Charitas)</text:p>
          </table:table-cell>
          <table:table-cell office:value-type="string">
            <text:p>Print</text:p>
          </table:table-cell>
          <table:table-cell office:value-type="string">
            <text:p>Allegory</text:p>
          </table:table-cell>
          <table:table-cell office:value-type="string">
            <text:p>Charity|Religious|Dog|Ruins|Vase|Beggars|Children|Cripples|Crowd|Peasants|New Testament</text:p>
          </table:table-cell>
          <table:table-cell/>
          <table:table-cell office:value-type="float" office:value="22.5">
            <text:p>22.5</text:p>
          </table:table-cell>
          <table:table-cell office:value-type="float" office:value="29.5">
            <text:p>29.5</text:p>
          </table:table-cell>
          <table:table-cell table:number-columns-repeated="6"/>
          <table:table-cell office:value-type="string">
            <text:p>Unknown/Not Applicable</text:p>
          </table:table-cell>
          <table:table-cell table:number-columns-repeated="5"/>
          <table:table-cell office:value-type="string">
            <text:p>BRVEGEL. 1559</text:p>
          </table:table-cell>
          <table:table-cell office:value-type="string">
            <text:p>Lower right</text:p>
          </table:table-cell>
          <table:table-cell/>
          <table:table-cell office:value-type="string">
            <text:p>Address at bottom left of center: H. cock excude. Title at lower center below figure: CHARITAS. Two lines of Latin in lower margin: SPERES TIBI ACCIDERE QVOD ALTERI ACCIDIT, ITA DEMVM ESCITABERIS AD OPEM FERENDAM | <text:s/>SI SVMPSERIS EIVS ANIMVM QVI OPEM TVNC IN MALIS CONSTITVTVS IMPLORAT.</text:p>
          </table:table-cell>
          <table:table-cell/>
          <table:table-cell office:value-type="string">
            <text:p>Engraving</text:p>
          </table:table-cell>
          <table:table-cell/>
          <table:table-cell office:value-type="float" office:value="1">
            <text:p>1</text:p>
          </table:table-cell>
          <table:table-cell office:value-type="string">
            <text:p>Philips Galle</text:p>
          </table:table-cell>
          <table:table-cell office:value-type="string">
            <text:p>Hieronymus Cock</text:p>
          </table:table-cell>
          <table:table-cell office:value-type="string">
            <text:p>The Seven Virtues</text:p>
          </table:table-cell>
          <table:table-cell table:number-columns-repeated="5"/>
          <table:table-cell office:value-type="string">
            <text:p>Van Bastelaer 1908, 134|Vienna 1967-68, 55|Lebeer 1969, 33|Lari 1973, 129|Tokyo 1989, 33|Gilchrist 1992, 134|Orenstein and Sellink 2001, 67|NHD (Galle) part II, 311</text:p>
          </table:table-cell>
          <table:table-cell table:number-columns-repeated="5"/>
          <table:table-cell office:value-type="float" office:value="15">
            <text:p>15</text:p>
          </table:table-cell>
          <table:table-cell table:number-columns-repeated="2"/>
          <table:table-cell office:value-type="float" office:value="10089">
            <text:p>10089</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33/thumbnail.jpg</text:p>
          </table:table-cell>
          <table:table-cell office:value-type="string">
            <text:p>img/derivatives/simple/10133/fullwidth.jpg</text:p>
          </table:table-cell>
          <table:table-cell office:value-type="string">
            <text:p>pieterbruegel</text:p>
          </table:table-cell>
          <table:table-cell office:value-type="string">
            <text:p>brueghel_item</text:p>
          </table:table-cell>
          <table:table-cell/>
          <table:table-cell office:value-type="string">
            <text:p>Charity_Charita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34">
            <text:p>10134</text:p>
          </table:table-cell>
          <table:table-cell office:value-type="string">
            <text:p>Justice (Justitia)</text:p>
          </table:table-cell>
          <table:table-cell office:value-type="string">
            <text:p>Print</text:p>
          </table:table-cell>
          <table:table-cell office:value-type="string">
            <text:p>Allegory</text:p>
          </table:table-cell>
          <table:table-cell office:value-type="string">
            <text:p>Death|Religious|Dog|Horse|Crowd|Prisoners|New Testament|Books</text:p>
          </table:table-cell>
          <table:table-cell/>
          <table:table-cell office:value-type="float" office:value="22.5">
            <text:p>22.5</text:p>
          </table:table-cell>
          <table:table-cell office:value-type="float" office:value="29.2">
            <text:p>29.2</text:p>
          </table:table-cell>
          <table:table-cell table:number-columns-repeated="6"/>
          <table:table-cell office:value-type="string">
            <text:p>Unknown/Not Applicable</text:p>
          </table:table-cell>
          <table:table-cell table:number-columns-repeated="8"/>
          <table:table-cell office:value-type="string">
            <text:p>Title at lower center below figure: IVSTICIA. Two lines of Latin in lower margin: SCOPVS LEGIS EST, AVT VT EV[M] QVE[M] PVNIT EMENDET, AVT POENA | EIVS CAETEROS MELIORES REDDET AVT SVBLATIS MALIS CAETERI SECVRIORES VIVA[N]T.</text:p>
          </table:table-cell>
          <table:table-cell/>
          <table:table-cell office:value-type="string">
            <text:p>Engraving</text:p>
          </table:table-cell>
          <table:table-cell/>
          <table:table-cell office:value-type="float" office:value="1">
            <text:p>1</text:p>
          </table:table-cell>
          <table:table-cell office:value-type="string">
            <text:p>Philips Galle</text:p>
          </table:table-cell>
          <table:table-cell office:value-type="string">
            <text:p>Hieronymus Cock</text:p>
          </table:table-cell>
          <table:table-cell office:value-type="string">
            <text:p>The Seven Virtues</text:p>
          </table:table-cell>
          <table:table-cell table:number-columns-repeated="5"/>
          <table:table-cell office:value-type="string">
            <text:p>Van Bastelaer 1908, 135|Vienna 1967-68, 52|Lebeer 1969, 34|Lari 1973, 130|Tokyo 1989, 34|Gilchrist 1992, 135|Orenstein and Sellink 2001, 73|NHD (Galle) part II, 312</text:p>
          </table:table-cell>
          <table:table-cell table:number-columns-repeated="5"/>
          <table:table-cell office:value-type="float" office:value="16">
            <text:p>16</text:p>
          </table:table-cell>
          <table:table-cell table:number-columns-repeated="2"/>
          <table:table-cell office:value-type="float" office:value="10092">
            <text:p>10092</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34/thumbnail.jpg</text:p>
          </table:table-cell>
          <table:table-cell office:value-type="string">
            <text:p>img/derivatives/simple/10134/fullwidth.jpg</text:p>
          </table:table-cell>
          <table:table-cell office:value-type="string">
            <text:p>pieterbruegel</text:p>
          </table:table-cell>
          <table:table-cell office:value-type="string">
            <text:p>brueghel_item</text:p>
          </table:table-cell>
          <table:table-cell/>
          <table:table-cell office:value-type="string">
            <text:p>Justice_Justic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35">
            <text:p>10135</text:p>
          </table:table-cell>
          <table:table-cell office:value-type="string">
            <text:p>Prudence (Prudentia)</text:p>
          </table:table-cell>
          <table:table-cell office:value-type="string">
            <text:p>Print</text:p>
          </table:table-cell>
          <table:table-cell office:value-type="string">
            <text:p>Allegory</text:p>
          </table:table-cell>
          <table:table-cell office:value-type="string">
            <text:p>Harvesting|Vase|River|Peasants|New Testament|Armor|Flag/Banner|Ladders|Sculpture|Tools|Boat</text:p>
          </table:table-cell>
          <table:table-cell/>
          <table:table-cell office:value-type="float" office:value="22.6">
            <text:p>22.6</text:p>
          </table:table-cell>
          <table:table-cell office:value-type="float" office:value="29.9">
            <text:p>29.9</text:p>
          </table:table-cell>
          <table:table-cell table:number-columns-repeated="6"/>
          <table:table-cell office:value-type="string">
            <text:p>Unknown/Not Applicable</text:p>
          </table:table-cell>
          <table:table-cell table:number-columns-repeated="5"/>
          <table:table-cell office:value-type="string">
            <text:p>Bruegel Innuentor</text:p>
          </table:table-cell>
          <table:table-cell office:value-type="string">
            <text:p>Lower right</text:p>
          </table:table-cell>
          <table:table-cell/>
          <table:table-cell office:value-type="string">
            <text:p>Address at lower left: H.cock excu. Title at lower center below figure: PRVDENTIA| caption on label of jar at upper right: VINVM. Two lines of Latin in lower margin: SI PRVDENS ESSE CVPIS, IN FVTVRVM PROSPECTVM OSTENDE, ET | QVAE POSSVNT CONTINGERE, ANIMO TVO CVNCTA PROPONE. </text:p>
          </table:table-cell>
          <table:table-cell/>
          <table:table-cell office:value-type="string">
            <text:p>Engraving</text:p>
          </table:table-cell>
          <table:table-cell/>
          <table:table-cell office:value-type="float" office:value="2">
            <text:p>2</text:p>
          </table:table-cell>
          <table:table-cell office:value-type="string">
            <text:p>Philips Galle</text:p>
          </table:table-cell>
          <table:table-cell office:value-type="string">
            <text:p>Hieronymus Cock</text:p>
          </table:table-cell>
          <table:table-cell office:value-type="string">
            <text:p>The Seven Virtues</text:p>
          </table:table-cell>
          <table:table-cell table:number-columns-repeated="5"/>
          <table:table-cell office:value-type="string">
            <text:p>Van Bastelaer 1908, 136|Lebeer 1969, 35|Lari 1973, 131|Tokyo 1989, 35|Gilchrist 1992, 136|Orenstein and Sellink 2001, 69|NHD (Galle) part II, 313</text:p>
          </table:table-cell>
          <table:table-cell table:number-columns-repeated="5"/>
          <table:table-cell office:value-type="float" office:value="17">
            <text:p>17</text:p>
          </table:table-cell>
          <table:table-cell table:number-columns-repeated="2"/>
          <table:table-cell office:value-type="float" office:value="10090">
            <text:p>10090</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35/thumbnail.jpg</text:p>
          </table:table-cell>
          <table:table-cell office:value-type="string">
            <text:p>img/derivatives/simple/10135/fullwidth.jpg</text:p>
          </table:table-cell>
          <table:table-cell office:value-type="string">
            <text:p>pieterbruegel</text:p>
          </table:table-cell>
          <table:table-cell office:value-type="string">
            <text:p>brueghel_item</text:p>
          </table:table-cell>
          <table:table-cell/>
          <table:table-cell office:value-type="string">
            <text:p>Prudence_Prudent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36">
            <text:p>10136</text:p>
          </table:table-cell>
          <table:table-cell office:value-type="string">
            <text:p>Fortitude (Fortitudo)</text:p>
          </table:table-cell>
          <table:table-cell office:value-type="string">
            <text:p>Print</text:p>
          </table:table-cell>
          <table:table-cell office:value-type="string">
            <text:p>Allegory</text:p>
          </table:table-cell>
          <table:table-cell office:value-type="string">
            <text:p>Religious|Creatures|Horse|Rooster|Swine|Castle|Soldiers|Angels|New Testament|Balance|Rosary|Weaponry</text:p>
          </table:table-cell>
          <table:table-cell/>
          <table:table-cell office:value-type="float" office:value="22.7">
            <text:p>22.7</text:p>
          </table:table-cell>
          <table:table-cell office:value-type="float" office:value="29.4">
            <text:p>29.4</text:p>
          </table:table-cell>
          <table:table-cell table:number-columns-repeated="6"/>
          <table:table-cell office:value-type="string">
            <text:p>Unknown/Not Applicable</text:p>
          </table:table-cell>
          <table:table-cell table:number-columns-repeated="5"/>
          <table:table-cell office:value-type="string">
            <text:p>BRVEGEL INVENTOR</text:p>
          </table:table-cell>
          <table:table-cell office:value-type="string">
            <text:p>Lower right</text:p>
          </table:table-cell>
          <table:table-cell/>
          <table:table-cell office:value-type="string">
            <text:p>Address at lower center below figure: FORTITVDO. Two lines of Latin in lower margin: ANIMVM VINCERE, IRACVNDIAM COHIBERE CAETERAQ[UE] VITIA ET AFFECTVS | COHIBERE VERA FORTITVDO EST.</text:p>
          </table:table-cell>
          <table:table-cell/>
          <table:table-cell office:value-type="string">
            <text:p>Engraving</text:p>
          </table:table-cell>
          <table:table-cell/>
          <table:table-cell office:value-type="float" office:value="2">
            <text:p>2</text:p>
          </table:table-cell>
          <table:table-cell office:value-type="string">
            <text:p>Philips Galle</text:p>
          </table:table-cell>
          <table:table-cell office:value-type="string">
            <text:p>Hieronymus Cock</text:p>
          </table:table-cell>
          <table:table-cell office:value-type="string">
            <text:p>The Seven Virtues</text:p>
          </table:table-cell>
          <table:table-cell table:number-columns-repeated="5"/>
          <table:table-cell office:value-type="string">
            <text:p>Van Bastelaer 1908, 137|Lebeer 1969, 36|Lari 1973, 132|Tokyo 1989, 36|Gilchrist 1992, 137|Orenstein and Sellink 2001, 75|NHD (Galle) part II, 314</text:p>
          </table:table-cell>
          <table:table-cell office:value-type="string">
            <text:p>10204 |10205 |10206 |10207 |10208 |10209 |10210 </text:p>
          </table:table-cell>
          <table:table-cell table:number-columns-repeated="4"/>
          <table:table-cell office:value-type="float" office:value="18">
            <text:p>18</text:p>
          </table:table-cell>
          <table:table-cell table:number-columns-repeated="2"/>
          <table:table-cell office:value-type="float" office:value="10093">
            <text:p>10093</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36/thumbnail.jpg</text:p>
          </table:table-cell>
          <table:table-cell office:value-type="string">
            <text:p>img/derivatives/simple/10136/fullwidth.jpg</text:p>
          </table:table-cell>
          <table:table-cell office:value-type="string">
            <text:p>pieterbruegel</text:p>
          </table:table-cell>
          <table:table-cell office:value-type="string">
            <text:p>brueghel_item</text:p>
          </table:table-cell>
          <table:table-cell/>
          <table:table-cell office:value-type="string">
            <text:p>Fortitude_Fortitudo.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37">
            <text:p>10137</text:p>
          </table:table-cell>
          <table:table-cell office:value-type="string">
            <text:p>Temperance (Temperantia)</text:p>
          </table:table-cell>
          <table:table-cell office:value-type="string">
            <text:p>Print</text:p>
          </table:table-cell>
          <table:table-cell office:value-type="string">
            <text:p>Allegory</text:p>
          </table:table-cell>
          <table:table-cell office:value-type="string">
            <text:p>Singing|Theatrical Performance|Religious|Crowd|Performers|New Testament|Books|Clock|Coins|Musical instruments</text:p>
          </table:table-cell>
          <table:table-cell/>
          <table:table-cell office:value-type="float" office:value="22.5">
            <text:p>22.5</text:p>
          </table:table-cell>
          <table:table-cell office:value-type="float" office:value="29.4">
            <text:p>29.4</text:p>
          </table:table-cell>
          <table:table-cell table:number-columns-repeated="6"/>
          <table:table-cell office:value-type="string">
            <text:p>Unknown/Not Applicable</text:p>
          </table:table-cell>
          <table:table-cell table:number-columns-repeated="5"/>
          <table:table-cell office:value-type="string">
            <text:p>BRVEGEL (VE interlaced)</text:p>
          </table:table-cell>
          <table:table-cell office:value-type="string">
            <text:p>Lower right</text:p>
          </table:table-cell>
          <table:table-cell/>
          <table:table-cell office:value-type="string">
            <text:p>Title on the hem of the dress of the central figure: TEMPERANTIA. Two lines of Latin in lower margin: VIDENDVM, VT NEC VOLVPTATI DEDITI PRODIGI ET LVXVRIOSI | APPAREAMVS, NEC AVARA TENACITATI SORDIDI AVT OBSCVRI EXISTAVMS.</text:p>
          </table:table-cell>
          <table:table-cell/>
          <table:table-cell office:value-type="string">
            <text:p>Engraving</text:p>
          </table:table-cell>
          <table:table-cell/>
          <table:table-cell office:value-type="float" office:value="2">
            <text:p>2</text:p>
          </table:table-cell>
          <table:table-cell office:value-type="string">
            <text:p>Philips Galle</text:p>
          </table:table-cell>
          <table:table-cell office:value-type="string">
            <text:p>Hieronymus Cock</text:p>
          </table:table-cell>
          <table:table-cell office:value-type="string">
            <text:p>The Seven Virtues</text:p>
          </table:table-cell>
          <table:table-cell table:number-columns-repeated="5"/>
          <table:table-cell office:value-type="string">
            <text:p>Van Bastelaer 1908, 138|Vienna 1967-78, 54|Lebeer 1969, 37|Lari 1973, 133|Tokyo 1989, 37|Gilchrist 1992, 138|Orenstein and Sellink 2001, 77|NHD (Galle) part II, 315</text:p>
          </table:table-cell>
          <table:table-cell table:number-columns-repeated="5"/>
          <table:table-cell office:value-type="float" office:value="19">
            <text:p>19</text:p>
          </table:table-cell>
          <table:table-cell table:number-columns-repeated="2"/>
          <table:table-cell office:value-type="float" office:value="10094">
            <text:p>10094</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37/thumbnail.jpg</text:p>
          </table:table-cell>
          <table:table-cell office:value-type="string">
            <text:p>img/derivatives/simple/10137/fullwidth.jpg</text:p>
          </table:table-cell>
          <table:table-cell office:value-type="string">
            <text:p>pieterbruegel</text:p>
          </table:table-cell>
          <table:table-cell office:value-type="string">
            <text:p>brueghel_item</text:p>
          </table:table-cell>
          <table:table-cell/>
          <table:table-cell office:value-type="string">
            <text:p>Temperance_Temperant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38">
            <text:p>10138</text:p>
          </table:table-cell>
          <table:table-cell office:value-type="string">
            <text:p>Patience (Patientia)</text:p>
          </table:table-cell>
          <table:table-cell office:value-type="string">
            <text:p>Print</text:p>
          </table:table-cell>
          <table:table-cell office:value-type="string">
            <text:p>Allegory</text:p>
          </table:table-cell>
          <table:table-cell office:value-type="string">
            <text:p>Creatures|Fish|Insects|Village|Sea|Eggs|Flag/Banner|Musical instruments|Weaponry|Boat</text:p>
          </table:table-cell>
          <table:table-cell/>
          <table:table-cell office:value-type="float" office:value="34">
            <text:p>34</text:p>
          </table:table-cell>
          <table:table-cell office:value-type="float" office:value="43.4">
            <text:p>43.4</text:p>
          </table:table-cell>
          <table:table-cell table:number-columns-repeated="6"/>
          <table:table-cell office:value-type="string">
            <text:p>Unknown/Not Applicable</text:p>
          </table:table-cell>
          <table:table-cell table:number-columns-repeated="8"/>
          <table:table-cell office:value-type="string">
            <text:p>In lower margin: PATIENTIA EST MALORVM QVAE AVT INFERVNTVR, AVT ACCIDVNT, CVM AEQVANIMITATE PERLATIO. Lact. Inst. Lib. 5.</text:p>
          </table:table-cell>
          <table:table-cell/>
          <table:table-cell office:value-type="string">
            <text:p>Engraving</text:p>
          </table:table-cell>
          <table:table-cell/>
          <table:table-cell office:value-type="float" office:value="2">
            <text:p>2</text:p>
          </table:table-cell>
          <table:table-cell office:value-type="string">
            <text:p>Pieter van der Heyden</text:p>
          </table:table-cell>
          <table:table-cell office:value-type="string">
            <text:p>Hieronymus Cock</text:p>
          </table:table-cell>
          <table:table-cell table:number-columns-repeated="6"/>
          <table:table-cell office:value-type="string">
            <text:p>Van Bastelaer 1908, 124|H. III (Bruegel) 125|H. IV (Cock) 235|H. IX (Van der Heyden) 29|Feinblatt 1961, 42|Klein 1963, 47|Lebeer 1969, 15|De Pauw-De Veen 1970, 91|Lari 1973, 119|Riggs 1977, 38|Vallese 1979, 24|Boon 1982, pp. 18-21|Tokyo 1989, 15|Gilchrist 1992, 124|Hamburg 2001, 15|Orenstein and Sellink 2001, 55</text:p>
          </table:table-cell>
          <table:table-cell office:value-type="string">
            <text:p>10399 |10400 |10401 |10402 |10403 |10404 </text:p>
          </table:table-cell>
          <table:table-cell table:number-columns-repeated="4"/>
          <table:table-cell office:value-type="float" office:value="20">
            <text:p>20</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38/thumbnail.jpg</text:p>
          </table:table-cell>
          <table:table-cell office:value-type="string">
            <text:p>img/derivatives/simple/10138/fullwidth.jpg</text:p>
          </table:table-cell>
          <table:table-cell office:value-type="string">
            <text:p>pieterbruegel</text:p>
          </table:table-cell>
          <table:table-cell office:value-type="string">
            <text:p>brueghel_item</text:p>
          </table:table-cell>
          <table:table-cell/>
          <table:table-cell office:value-type="string">
            <text:p>Patience_Patient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39">
            <text:p>10139</text:p>
          </table:table-cell>
          <table:table-cell office:value-type="string">
            <text:p>Anger (Ira)</text:p>
          </table:table-cell>
          <table:table-cell office:value-type="string">
            <text:p>Print</text:p>
          </table:table-cell>
          <table:table-cell office:value-type="string">
            <text:p>Allegory</text:p>
          </table:table-cell>
          <table:table-cell office:value-type="string">
            <text:p>Chaos|Religious|Creatures|Fish|Prisoners|Armor|Flag/Banner|Weaponry</text:p>
          </table:table-cell>
          <table:table-cell/>
          <table:table-cell office:value-type="float" office:value="22.5">
            <text:p>22.5</text:p>
          </table:table-cell>
          <table:table-cell office:value-type="float" office:value="29.4">
            <text:p>29.4</text:p>
          </table:table-cell>
          <table:table-cell table:number-columns-repeated="6"/>
          <table:table-cell office:value-type="string">
            <text:p>Unknown/Not Applicable</text:p>
          </table:table-cell>
          <table:table-cell table:number-columns-repeated="8"/>
          <table:table-cell office:value-type="string">
            <text:p>At bottom center: PAME (monogram), more to the rigth IRA. In lower margin: ORA TVMENT IRA, NIGRESCVNT SANGVINE VENAE. | Gramscap sdoet den mont swillen | en verbittert den moet Sij beroert den gheest | en maeckt swert dat bloet</text:p>
          </table:table-cell>
          <table:table-cell/>
          <table:table-cell office:value-type="string">
            <text:p>Engraving</text:p>
          </table:table-cell>
          <table:table-cell/>
          <table:table-cell office:value-type="float" office:value="1">
            <text:p>1</text:p>
          </table:table-cell>
          <table:table-cell office:value-type="string">
            <text:p>Pieter van der Heyden</text:p>
          </table:table-cell>
          <table:table-cell office:value-type="string">
            <text:p>Hieronymus Cock</text:p>
          </table:table-cell>
          <table:table-cell office:value-type="string">
            <text:p>The Seven Deadly Sins</text:p>
          </table:table-cell>
          <table:table-cell table:number-columns-repeated="5"/>
          <table:table-cell office:value-type="string">
            <text:p>Van Bastelaer 1908, 125|H. III (Bruegel) 125|H. IV (Cock) 236|Feinblatt 1961, 43|Klein 1963, 43|Vienna 1967-68, 51|Lebeer 1969, 18|Lari 1973, 120|Vallese 1979, 19|Burgers 1988, 44|Tokyo 1989, 18|Gilchrist 1992, 125|GdZ VI, 11.1 (2200)|Hamburg 2001, 18|Orenstein and Sellink 2001, 54</text:p>
          </table:table-cell>
          <table:table-cell table:number-columns-repeated="5"/>
          <table:table-cell office:value-type="float" office:value="21">
            <text:p>21</text:p>
          </table:table-cell>
          <table:table-cell table:number-columns-repeated="2"/>
          <table:table-cell office:value-type="float" office:value="10080">
            <text:p>10080</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39/thumbnail.jpg</text:p>
          </table:table-cell>
          <table:table-cell office:value-type="string">
            <text:p>img/derivatives/simple/10139/fullwidth.jpg</text:p>
          </table:table-cell>
          <table:table-cell office:value-type="string">
            <text:p>pieterbruegel</text:p>
          </table:table-cell>
          <table:table-cell office:value-type="string">
            <text:p>brueghel_item</text:p>
          </table:table-cell>
          <table:table-cell/>
          <table:table-cell office:value-type="string">
            <text:p>Anger_Ir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40">
            <text:p>10140</text:p>
          </table:table-cell>
          <table:table-cell office:value-type="string">
            <text:p>Sloth (Desidia)</text:p>
          </table:table-cell>
          <table:table-cell office:value-type="string">
            <text:p>Print</text:p>
          </table:table-cell>
          <table:table-cell office:value-type="string">
            <text:p>Allegory</text:p>
          </table:table-cell>
          <table:table-cell office:value-type="string">
            <text:p>Resting|Religious|Creatures|Swine|Watermill|Clock|Boat</text:p>
          </table:table-cell>
          <table:table-cell/>
          <table:table-cell office:value-type="float" office:value="23.6">
            <text:p>23.6</text:p>
          </table:table-cell>
          <table:table-cell office:value-type="float" office:value="29.1">
            <text:p>29.1</text:p>
          </table:table-cell>
          <table:table-cell table:number-columns-repeated="6"/>
          <table:table-cell office:value-type="string">
            <text:p>Unknown/Not Applicable</text:p>
          </table:table-cell>
          <table:table-cell table:number-columns-repeated="5"/>
          <table:table-cell office:value-type="string">
            <text:p>brueghel. Inuentor</text:p>
          </table:table-cell>
          <table:table-cell office:value-type="string">
            <text:p>Bottom left</text:p>
          </table:table-cell>
          <table:table-cell/>
          <table:table-cell office:value-type="string">
            <text:p>At bottom right: .H.Cock.excud.cum.priuileg.1558. At bottom center: PAME (monogram). In lowe center below woman sleeping: DESIDIA. In lower margin: SEGNITIES ROBVR FRANGIT, LONGA OCIA NERVOS. | Traechheijt maeckt machteloos | en verdroocht Die senuwen dat de mensch niewers toe en doocht</text:p>
          </table:table-cell>
          <table:table-cell/>
          <table:table-cell office:value-type="string">
            <text:p>Engraving</text:p>
          </table:table-cell>
          <table:table-cell/>
          <table:table-cell office:value-type="float" office:value="1">
            <text:p>1</text:p>
          </table:table-cell>
          <table:table-cell office:value-type="string">
            <text:p>Pieter van der Heyden</text:p>
          </table:table-cell>
          <table:table-cell office:value-type="string">
            <text:p>Hieronymus Cock</text:p>
          </table:table-cell>
          <table:table-cell office:value-type="string">
            <text:p>The Seven Deadly Sins</text:p>
          </table:table-cell>
          <table:table-cell table:number-columns-repeated="5"/>
          <table:table-cell office:value-type="string">
            <text:p>Van Bastelaer 1908, 126|H. III (Bruegel) 126|H. IV (Cock) 237|Feinblatt 1961, 44|Klein 1963, 46|Vienna 1967-68, 49|Lebeer 1969, 19|Lari 1973, 121|Vallese 1979, 22|Tokyo 1989, 19|Gilchrist 1992, 126|GdZ VI, 11.1 (2205)|Hamburg 2001, 19|Orenstein and Sellink 2001, 53</text:p>
          </table:table-cell>
          <table:table-cell office:value-type="string">
            <text:p>8440 |8441 |8442 </text:p>
          </table:table-cell>
          <table:table-cell table:number-columns-repeated="4"/>
          <table:table-cell office:value-type="float" office:value="22">
            <text:p>22</text:p>
          </table:table-cell>
          <table:table-cell table:number-columns-repeated="2"/>
          <table:table-cell office:value-type="float" office:value="10082">
            <text:p>10082</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40/thumbnail.jpg</text:p>
          </table:table-cell>
          <table:table-cell office:value-type="string">
            <text:p>img/derivatives/simple/10140/fullwidth.jpg</text:p>
          </table:table-cell>
          <table:table-cell office:value-type="string">
            <text:p>pieterbruegel</text:p>
          </table:table-cell>
          <table:table-cell office:value-type="string">
            <text:p>brueghel_item</text:p>
          </table:table-cell>
          <table:table-cell/>
          <table:table-cell office:value-type="string">
            <text:p>Sloth_Desid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41">
            <text:p>10141</text:p>
          </table:table-cell>
          <table:table-cell office:value-type="string">
            <text:p>Pride (Superbia)</text:p>
          </table:table-cell>
          <table:table-cell office:value-type="string">
            <text:p>Print</text:p>
          </table:table-cell>
          <table:table-cell office:value-type="string">
            <text:p>Allegory</text:p>
          </table:table-cell>
          <table:table-cell office:value-type="string">
            <text:p>Religious|Creatures|Horse|Peacock|Cliff|Stream|Crowd|Peasants|Eggs|Fruit|Mirrors|Musical instruments</text:p>
          </table:table-cell>
          <table:table-cell/>
          <table:table-cell office:value-type="float" office:value="22.9">
            <text:p>22.9</text:p>
          </table:table-cell>
          <table:table-cell office:value-type="float" office:value="29.6">
            <text:p>29.6</text:p>
          </table:table-cell>
          <table:table-cell table:number-columns-repeated="6"/>
          <table:table-cell office:value-type="string">
            <text:p>Unknown/Not Applicable</text:p>
          </table:table-cell>
          <table:table-cell table:number-columns-repeated="5"/>
          <table:table-cell office:value-type="string">
            <text:p>P. brughel. Inentor</text:p>
          </table:table-cell>
          <table:table-cell office:value-type="string">
            <text:p>Bottom right corner</text:p>
          </table:table-cell>
          <table:table-cell/>
          <table:table-cell office:value-type="string">
            <text:p>At bottom left: Cock excud cum priuileg 1558. At bottom center: PAME (monogram). Below woman in center holding mirror: SVPERBIA. In lower margin: NEMO SVPERBVS AMAT SVPEROS, NEC AMATVR AB ILLIS. | Houerdije werdt van godt bouen al ghehaet Tseghelije werdt godt weder van houerdije versmaet.</text:p>
          </table:table-cell>
          <table:table-cell/>
          <table:table-cell office:value-type="string">
            <text:p>Engraving</text:p>
          </table:table-cell>
          <table:table-cell/>
          <table:table-cell office:value-type="float" office:value="1">
            <text:p>1</text:p>
          </table:table-cell>
          <table:table-cell office:value-type="string">
            <text:p>Pieter van der Heyden</text:p>
          </table:table-cell>
          <table:table-cell office:value-type="string">
            <text:p>Hieronymus Cock</text:p>
          </table:table-cell>
          <table:table-cell office:value-type="string">
            <text:p>The Seven Deadly Sins</text:p>
          </table:table-cell>
          <table:table-cell table:number-columns-repeated="5"/>
          <table:table-cell office:value-type="string">
            <text:p>Van Bastelaer 1908, 127|H. III (Bruegel) 127|H. IV (Cock) 238|Feinblatt 1961, 45|Klein 1963, 41|Lebeer 1969, 20|De Pauw-De Veen 1970, 97|Lari 1973, 122|Vallese 1979, 18|Tokyo 1989, 20|Gilchrist 1992, 127|GdZ, VI, 11.7 (2206)|Hamburg 2001, 20|Orenstein and Sellink 2001, 47</text:p>
          </table:table-cell>
          <table:table-cell table:number-columns-repeated="5"/>
          <table:table-cell office:value-type="float" office:value="23">
            <text:p>23</text:p>
          </table:table-cell>
          <table:table-cell table:number-columns-repeated="2"/>
          <table:table-cell office:value-type="float" office:value="10078">
            <text:p>10078</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41/thumbnail.jpg</text:p>
          </table:table-cell>
          <table:table-cell office:value-type="string">
            <text:p>img/derivatives/simple/10141/fullwidth.jpg</text:p>
          </table:table-cell>
          <table:table-cell office:value-type="string">
            <text:p>pieterbruegel</text:p>
          </table:table-cell>
          <table:table-cell office:value-type="string">
            <text:p>brueghel_item</text:p>
          </table:table-cell>
          <table:table-cell/>
          <table:table-cell office:value-type="string">
            <text:p>Pride_Superb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42">
            <text:p>10142</text:p>
          </table:table-cell>
          <table:table-cell office:value-type="string">
            <text:p>Avarice (Avaritia)</text:p>
          </table:table-cell>
          <table:table-cell office:value-type="string">
            <text:p>Print</text:p>
          </table:table-cell>
          <table:table-cell office:value-type="string">
            <text:p>Allegory</text:p>
          </table:table-cell>
          <table:table-cell office:value-type="string">
            <text:p>Commerce|Religious|Cattle|Creatures|Crowd|Coins|Ladders|Moneybox|Weaponry</text:p>
          </table:table-cell>
          <table:table-cell/>
          <table:table-cell office:value-type="float" office:value="22.5">
            <text:p>22.5</text:p>
          </table:table-cell>
          <table:table-cell office:value-type="float" office:value="29.6">
            <text:p>29.6</text:p>
          </table:table-cell>
          <table:table-cell table:number-columns-repeated="6"/>
          <table:table-cell office:value-type="string">
            <text:p>Unknown/Not Applicable</text:p>
          </table:table-cell>
          <table:table-cell table:number-columns-repeated="5"/>
          <table:table-cell office:value-type="string">
            <text:p>P. brughel. Inuentor</text:p>
          </table:table-cell>
          <table:table-cell office:value-type="string">
            <text:p>Bottom left corner</text:p>
          </table:table-cell>
          <table:table-cell/>
          <table:table-cell office:value-type="string">
            <text:p>At bottom center: Cock.excud.cum priuileg.1558. PAME (monogram). Below woman in center with coins in her lap: AVARITIA. In lower margin: QVIS METVS, AVT PVDOR EST VNQVAM PROPERANTIS AVARI? | Eere beleeftheijt | scaemte | noch godlijck vermaen En siet die scrapende ghiericheijt niet aen.</text:p>
          </table:table-cell>
          <table:table-cell/>
          <table:table-cell office:value-type="string">
            <text:p>Engraving</text:p>
          </table:table-cell>
          <table:table-cell/>
          <table:table-cell office:value-type="float" office:value="2">
            <text:p>2</text:p>
          </table:table-cell>
          <table:table-cell office:value-type="string">
            <text:p>Pieter van der Heyden</text:p>
          </table:table-cell>
          <table:table-cell office:value-type="string">
            <text:p>Hieronymus Cock</text:p>
          </table:table-cell>
          <table:table-cell office:value-type="string">
            <text:p>The Seven Deadly Sins</text:p>
          </table:table-cell>
          <table:table-cell table:number-columns-repeated="5"/>
          <table:table-cell office:value-type="string">
            <text:p>Van Bastelaer 1908, 128|H. III (Bruegel) 128|H. IV (Cock) 239|Feinblatt 1961, 46|Klein 1963, 40|Lebeer 1969, 21|Lari 1973, 123|Vallese 1979, 17|Tokyo 1989, 21|Gilchrist 1992, 128|GdZ, VI, 11.3 (2002)|Hamburg 2001, 21|Orenstein and Sellink 2001, 43</text:p>
          </table:table-cell>
          <table:table-cell table:number-columns-repeated="5"/>
          <table:table-cell office:value-type="float" office:value="24">
            <text:p>24</text:p>
          </table:table-cell>
          <table:table-cell table:number-columns-repeated="2"/>
          <table:table-cell office:value-type="float" office:value="10076">
            <text:p>10076</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42/thumbnail.jpg</text:p>
          </table:table-cell>
          <table:table-cell office:value-type="string">
            <text:p>img/derivatives/simple/10142/fullwidth.jpg</text:p>
          </table:table-cell>
          <table:table-cell office:value-type="string">
            <text:p>pieterbruegel</text:p>
          </table:table-cell>
          <table:table-cell office:value-type="string">
            <text:p>brueghel_item</text:p>
          </table:table-cell>
          <table:table-cell/>
          <table:table-cell office:value-type="string">
            <text:p>Avarice_Avarit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43">
            <text:p>10143</text:p>
          </table:table-cell>
          <table:table-cell office:value-type="string">
            <text:p>Gluttony (Gula)</text:p>
          </table:table-cell>
          <table:table-cell office:value-type="string">
            <text:p>Print</text:p>
          </table:table-cell>
          <table:table-cell office:value-type="string">
            <text:p>Allegory</text:p>
          </table:table-cell>
          <table:table-cell office:value-type="string">
            <text:p>Chaos|Eating/Drinking|Abundance|Religious|Creatures|Fish|Bridge|Windmill|River|Crowd|Musical instruments|Boat</text:p>
          </table:table-cell>
          <table:table-cell/>
          <table:table-cell office:value-type="float" office:value="22.5">
            <text:p>22.5</text:p>
          </table:table-cell>
          <table:table-cell office:value-type="float" office:value="29.4">
            <text:p>29.4</text:p>
          </table:table-cell>
          <table:table-cell table:number-columns-repeated="6"/>
          <table:table-cell office:value-type="string">
            <text:p>Unknown/Not Applicable</text:p>
          </table:table-cell>
          <table:table-cell table:number-columns-repeated="5"/>
          <table:table-cell office:value-type="string">
            <text:p>brueghel | Inuentor</text:p>
          </table:table-cell>
          <table:table-cell office:value-type="string">
            <text:p>Diagonally on overturned bucket at bottom center</text:p>
          </table:table-cell>
          <table:table-cell/>
          <table:table-cell office:value-type="string">
            <text:p>In bottom right coner: H.Cock.excud cum gratia et priuilegio. 1558. At bottom center: .PAME. (monogram). Below woman dirnking in center: GVLA. In lower margin: EBRIETAS EST VITANDA, INGLVVIESQVE CIBORVM. | Schout dronckenschap |en gulsichlijck eten Want ouerdaet doet godt en hem seluen vergheten.</text:p>
          </table:table-cell>
          <table:table-cell/>
          <table:table-cell office:value-type="string">
            <text:p>Engraving</text:p>
          </table:table-cell>
          <table:table-cell/>
          <table:table-cell office:value-type="float" office:value="1">
            <text:p>1</text:p>
          </table:table-cell>
          <table:table-cell office:value-type="string">
            <text:p>Pieter van der Heyden</text:p>
          </table:table-cell>
          <table:table-cell office:value-type="string">
            <text:p>Hieronymus Cock</text:p>
          </table:table-cell>
          <table:table-cell office:value-type="string">
            <text:p>The Seven Deadly Sins</text:p>
          </table:table-cell>
          <table:table-cell table:number-columns-repeated="5"/>
          <table:table-cell office:value-type="string">
            <text:p>Van Bastelaer 1908, 129|Lafond 194, 32 (composition attributed to Bosch)|H. III (Bruegel) 129|H. IV (Cock) 240|Feinblatt 1961, 47|Klein 196, 44|Lebeer 1969, 22|Lari 1973, 124|Vallese 1979, 20|Tokyo 1989, 22|Gilchrist 1992, 129|GdZ, VI, 11.5 (2204)|Hamburg 2001, 22|Orenstein and Sellink 2001, 45|Gilchrist 2002, 32</text:p>
          </table:table-cell>
          <table:table-cell table:number-columns-repeated="5"/>
          <table:table-cell office:value-type="float" office:value="25">
            <text:p>25</text:p>
          </table:table-cell>
          <table:table-cell table:number-columns-repeated="2"/>
          <table:table-cell office:value-type="float" office:value="10077">
            <text:p>10077</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43/thumbnail.jpg</text:p>
          </table:table-cell>
          <table:table-cell office:value-type="string">
            <text:p>img/derivatives/simple/10143/fullwidth.jpg</text:p>
          </table:table-cell>
          <table:table-cell office:value-type="string">
            <text:p>pieterbruegel</text:p>
          </table:table-cell>
          <table:table-cell office:value-type="string">
            <text:p>brueghel_item</text:p>
          </table:table-cell>
          <table:table-cell/>
          <table:table-cell office:value-type="string">
            <text:p>Gluttony_Gul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44">
            <text:p>10144</text:p>
          </table:table-cell>
          <table:table-cell office:value-type="string">
            <text:p>Envy (Invidia)</text:p>
          </table:table-cell>
          <table:table-cell office:value-type="string">
            <text:p>Print</text:p>
          </table:table-cell>
          <table:table-cell office:value-type="string">
            <text:p>Allegory</text:p>
          </table:table-cell>
          <table:table-cell office:value-type="string">
            <text:p>Religious|Creatures|Turkey|River|Peasants|Ladders|Weaponry|Boat</text:p>
          </table:table-cell>
          <table:table-cell/>
          <table:table-cell office:value-type="float" office:value="22.8">
            <text:p>22.8</text:p>
          </table:table-cell>
          <table:table-cell office:value-type="float" office:value="29.5">
            <text:p>29.5</text:p>
          </table:table-cell>
          <table:table-cell table:number-columns-repeated="6"/>
          <table:table-cell office:value-type="string">
            <text:p>Unknown/Not Applicable</text:p>
          </table:table-cell>
          <table:table-cell table:number-columns-repeated="5"/>
          <table:table-cell office:value-type="string">
            <text:p>brueghel.Inue[n]t</text:p>
          </table:table-cell>
          <table:table-cell office:value-type="string">
            <text:p>Bottom left corner</text:p>
          </table:table-cell>
          <table:table-cell/>
          <table:table-cell office:value-type="string">
            <text:p>In bottom left: cock.excud.cum priuil. At bottom center: PAME (monogram). Below woman seated in center eating heart: INVIDIA. In lower margin: INVIDIA HORRENDVM MONSTRVM, SAEVISSIMA PESTIS. | Een onsterffelijcke doot es nijt | en wreede peste Een beest die haer seluen eet | met valschen moleste.</text:p>
          </table:table-cell>
          <table:table-cell/>
          <table:table-cell office:value-type="string">
            <text:p>Engraving</text:p>
          </table:table-cell>
          <table:table-cell/>
          <table:table-cell office:value-type="float" office:value="2">
            <text:p>2</text:p>
          </table:table-cell>
          <table:table-cell office:value-type="string">
            <text:p>Pieter van der Heyden</text:p>
          </table:table-cell>
          <table:table-cell office:value-type="string">
            <text:p>Hieronymus Cock</text:p>
          </table:table-cell>
          <table:table-cell office:value-type="string">
            <text:p>The Seven Deadly Sins</text:p>
          </table:table-cell>
          <table:table-cell table:number-columns-repeated="5"/>
          <table:table-cell office:value-type="string">
            <text:p>Van Bastelaer 1908, 130|H. III (Brugel) 130|H. IV (Cock) 240|Feinblatt 1961, 48|Klein 1963, 42|Vienna 1967-68, 48|Lebeer 1969, 23|Lari 1973, 125|Vallese 1979, 21|Tokyo 1989, 23|Gilchrist 1992, 130|GdZ , VI, 11.4 (2203)|Rouir 1996|Hamburg 2001, 23|Orenstein and Sellink 2001, 51</text:p>
          </table:table-cell>
          <table:table-cell office:value-type="string">
            <text:p>10332 |10333 |10334 |10335 </text:p>
          </table:table-cell>
          <table:table-cell table:number-columns-repeated="4"/>
          <table:table-cell office:value-type="float" office:value="26">
            <text:p>26</text:p>
          </table:table-cell>
          <table:table-cell table:number-columns-repeated="2"/>
          <table:table-cell office:value-type="float" office:value="10081">
            <text:p>10081</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44/thumbnail.jpg</text:p>
          </table:table-cell>
          <table:table-cell office:value-type="string">
            <text:p>img/derivatives/simple/10144/fullwidth.jpg</text:p>
          </table:table-cell>
          <table:table-cell office:value-type="string">
            <text:p>pieterbruegel</text:p>
          </table:table-cell>
          <table:table-cell office:value-type="string">
            <text:p>brueghel_item</text:p>
          </table:table-cell>
          <table:table-cell/>
          <table:table-cell office:value-type="string">
            <text:p>Envy_Invid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45">
            <text:p>10145</text:p>
          </table:table-cell>
          <table:table-cell office:value-type="string">
            <text:p>Lust (Luxuria)</text:p>
          </table:table-cell>
          <table:table-cell office:value-type="string">
            <text:p>Print</text:p>
          </table:table-cell>
          <table:table-cell office:value-type="string">
            <text:p>Allegory</text:p>
          </table:table-cell>
          <table:table-cell office:value-type="string">
            <text:p>Religious|Creatures|Rooster|Windmill|Fountain|Stream|Prisoners|Eggs</text:p>
          </table:table-cell>
          <table:table-cell/>
          <table:table-cell office:value-type="float" office:value="22.6">
            <text:p>22.6</text:p>
          </table:table-cell>
          <table:table-cell office:value-type="float" office:value="29.6">
            <text:p>29.6</text:p>
          </table:table-cell>
          <table:table-cell table:number-columns-repeated="6"/>
          <table:table-cell office:value-type="string">
            <text:p>Unknown/Not Applicable</text:p>
          </table:table-cell>
          <table:table-cell table:number-columns-repeated="5"/>
          <table:table-cell office:value-type="string">
            <text:p>bruehel.Inuentor.</text:p>
          </table:table-cell>
          <table:table-cell office:value-type="string">
            <text:p>Bottom left corner</text:p>
          </table:table-cell>
          <table:table-cell/>
          <table:table-cell office:value-type="string">
            <text:p>In the bottom left corner: bruehel.Inuentor. | H.Cock.excu.cu[m].priui At bottom center: .PAME. (monogram). To left of center to left of creature with bird on his foot: LVXVRIA. In lower margin: LVXVRIA ENERVAT VIRES, EFFOEMINAT ARTVS. | Luxurije stinckt | sij is vol onsuuerheden Sij breeckt die Crachten } en sij swackt die leden.</text:p>
          </table:table-cell>
          <table:table-cell/>
          <table:table-cell office:value-type="string">
            <text:p>Engraving</text:p>
          </table:table-cell>
          <table:table-cell/>
          <table:table-cell office:value-type="float" office:value="1">
            <text:p>1</text:p>
          </table:table-cell>
          <table:table-cell office:value-type="string">
            <text:p>Pieter van der Heyden</text:p>
          </table:table-cell>
          <table:table-cell office:value-type="string">
            <text:p>Hieronymus Cock</text:p>
          </table:table-cell>
          <table:table-cell office:value-type="string">
            <text:p>The Seven Deadly Sins</text:p>
          </table:table-cell>
          <table:table-cell table:number-columns-repeated="5"/>
          <table:table-cell office:value-type="string">
            <text:p>Van Bastelaer 1908, 131|H. III (Bruegel) 131|H. IV (Cock) 242|Feinblatt 1961, 49|Klein 1963, 45|Vienna 1967-68, 50|Lebeer 1969, 24|Lari 1973, 126|Vallese 1979, 23|Tokyo 1989, 24|Gilchrist 1992, 131|GdZ VI, 11.2 (2201)|Hambug 2001, 24|Orenstein and Sellink 2001, 49</text:p>
          </table:table-cell>
          <table:table-cell office:value-type="string">
            <text:p>8466 |8467 |8468 |8469 </text:p>
          </table:table-cell>
          <table:table-cell table:number-columns-repeated="4"/>
          <table:table-cell office:value-type="float" office:value="27">
            <text:p>27</text:p>
          </table:table-cell>
          <table:table-cell table:number-columns-repeated="2"/>
          <table:table-cell office:value-type="float" office:value="10079">
            <text:p>10079</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45/thumbnail.jpg</text:p>
          </table:table-cell>
          <table:table-cell office:value-type="string">
            <text:p>img/derivatives/simple/10145/fullwidth.jpg</text:p>
          </table:table-cell>
          <table:table-cell office:value-type="string">
            <text:p>pieterbruegel</text:p>
          </table:table-cell>
          <table:table-cell office:value-type="string">
            <text:p>brueghel_item</text:p>
          </table:table-cell>
          <table:table-cell/>
          <table:table-cell office:value-type="string">
            <text:p>Lust_Luxuri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46">
            <text:p>10146</text:p>
          </table:table-cell>
          <table:table-cell office:value-type="string">
            <text:p>The Triumph of Time</text:p>
          </table:table-cell>
          <table:table-cell office:value-type="string">
            <text:p>Print</text:p>
          </table:table-cell>
          <table:table-cell office:value-type="string">
            <text:p>Allegory</text:p>
          </table:table-cell>
          <table:table-cell office:value-type="string">
            <text:p>Traveling|Death|Cattle|Creatures|Fish|Horse|Village|Sea|Angels|Balance|Clock|Moneybox|Weaponry|Wagon</text:p>
          </table:table-cell>
          <table:table-cell/>
          <table:table-cell office:value-type="float" office:value="21.2">
            <text:p>21.2</text:p>
          </table:table-cell>
          <table:table-cell office:value-type="float" office:value="30.4">
            <text:p>30.4</text:p>
          </table:table-cell>
          <table:table-cell table:number-columns-repeated="6"/>
          <table:table-cell office:value-type="string">
            <text:p>Unknown/Not Applicable</text:p>
          </table:table-cell>
          <table:table-cell table:number-columns-repeated="5"/>
          <table:table-cell office:value-type="string">
            <text:p>Petrus Bruegel innuen.</text:p>
          </table:table-cell>
          <table:table-cell office:value-type="string">
            <text:p>Lower right</text:p>
          </table:table-cell>
          <table:table-cell/>
          <table:table-cell office:value-type="string">
            <text:p>Address on rock at bottom right: Ph[i]l[ip]s Galle | excudebat. Dated at bottom left of center: 1574. Six Latin verses in three columns in lower margin: Solis equus, Lunaeque, mucetum quattuor Horis, | Signa per extenti duodena volubilis Anni. | | Proripiunt Tempus: curru quod praepete secum | Cuncta rapit: Comiti Morti non rapta relinquens. | | Pone subit, cunctis rebus Fama vna superstes, | Gaetulo boue vecta, implens clangoribus orbem</text:p>
          </table:table-cell>
          <table:table-cell/>
          <table:table-cell office:value-type="string">
            <text:p>Engraving</text:p>
          </table:table-cell>
          <table:table-cell/>
          <table:table-cell office:value-type="float" office:value="4">
            <text:p>4</text:p>
          </table:table-cell>
          <table:table-cell office:value-type="string">
            <text:p>Philips Galle</text:p>
          </table:table-cell>
          <table:table-cell office:value-type="string">
            <text:p>Joannes Galle</text:p>
          </table:table-cell>
          <table:table-cell table:number-columns-repeated="6"/>
          <table:table-cell office:value-type="string">
            <text:p>Van Bastelaer 1908, 204|H. III (Bruegel), 204|Feinblatt 1961, 75|Klein 1963, 39|Lebeer 1969, 87|Lari 1973, 162|Vallese 1979, 53|TIB (Galle) 56, 081|Tokyo 1989, 87|Gilchrist 1992, 204|GdZ, V, 61|Muller 1999, pp. 172-78|Hamburg 2001, 87|NHD (Galle) part III, 364</text:p>
          </table:table-cell>
          <table:table-cell table:number-columns-repeated="5"/>
          <table:table-cell office:value-type="float" office:value="28">
            <text:p>28</text:p>
          </table:table-cell>
          <table:table-cell table:number-columns-repeated="8"/>
          <table:table-cell office:value-type="string">
            <text:p>The Metropolitan Museum of Art collection page</text:p>
          </table:table-cell>
          <table:table-cell office:value-type="string">
            <text:p>http://www.metmuseum.org/collection/the-collection-online/search/410914</text:p>
          </table:table-cell>
          <table:table-cell office:value-type="string">
            <text:p>img/derivatives/simple/10146/thumbnail.jpg</text:p>
          </table:table-cell>
          <table:table-cell office:value-type="string">
            <text:p>img/derivatives/simple/10146/fullwidth.jpg</text:p>
          </table:table-cell>
          <table:table-cell office:value-type="string">
            <text:p>pieterbruegel</text:p>
          </table:table-cell>
          <table:table-cell office:value-type="string">
            <text:p>brueghel_item</text:p>
          </table:table-cell>
          <table:table-cell/>
          <table:table-cell office:value-type="string">
            <text:p>The_Triumph_of_Time.jpg</text:p>
          </table:table-cell>
          <table:table-cell office:value-type="string">
            <text:p>Met Museum</text:p>
          </table:table-cell>
          <table:table-cell office:value-type="string">
            <text:p>http://www.metmuseum.org/collection/the-collection-online/search/410914</text:p>
          </table:table-cell>
          <table:table-cell table:number-columns-repeated="963"/>
        </table:table-row>
        <table:table-row table:style-name="ro1">
          <table:table-cell office:value-type="float" office:value="10147">
            <text:p>10147</text:p>
          </table:table-cell>
          <table:table-cell office:value-type="string">
            <text:p>Spring (Ver)</text:p>
          </table:table-cell>
          <table:table-cell office:value-type="string">
            <text:p>Print</text:p>
          </table:table-cell>
          <table:table-cell office:value-type="string">
            <text:p>Allegory</text:p>
          </table:table-cell>
          <table:table-cell office:value-type="string">
            <text:p>Farming|Harvesting|Resting|River|Ladders|Musical instruments|Tools|Boat</text:p>
          </table:table-cell>
          <table:table-cell/>
          <table:table-cell office:value-type="float" office:value="22.2">
            <text:p>22.2</text:p>
          </table:table-cell>
          <table:table-cell office:value-type="float" office:value="28.6">
            <text:p>28.6</text:p>
          </table:table-cell>
          <table:table-cell table:number-columns-repeated="6"/>
          <table:table-cell office:value-type="string">
            <text:p>Unknown/Not Applicable</text:p>
          </table:table-cell>
          <table:table-cell table:number-columns-repeated="5"/>
          <table:table-cell office:value-type="string">
            <text:p>Bruegel.inue[n]t</text:p>
          </table:table-cell>
          <table:table-cell office:value-type="string">
            <text:p>Lower left corner</text:p>
          </table:table-cell>
          <table:table-cell/>
          <table:table-cell office:value-type="string">
            <text:p>Signed in lower left coner: Bruegel.inue[n]t and in lower right corner: PAME [monogram]. At bottom right the address: H. Cock. Excud. 1570. In lower margin center: VER | Pueriti[a]e compar| a single line of Latin on either side of title: Martius, Aprilis, Maius, sunt tempora ueris. | Vere Venus gaudet florentibus aurea sertis.</text:p>
          </table:table-cell>
          <table:table-cell/>
          <table:table-cell office:value-type="string">
            <text:p>Engraving</text:p>
          </table:table-cell>
          <table:table-cell/>
          <table:table-cell office:value-type="float" office:value="3">
            <text:p>3</text:p>
          </table:table-cell>
          <table:table-cell office:value-type="string">
            <text:p>Pieter van der Heyden</text:p>
          </table:table-cell>
          <table:table-cell office:value-type="string">
            <text:p>Hieronymus Cock</text:p>
          </table:table-cell>
          <table:table-cell office:value-type="string">
            <text:p>Spring and Summer</text:p>
          </table:table-cell>
          <table:table-cell table:number-columns-repeated="5"/>
          <table:table-cell office:value-type="string">
            <text:p>Van Bastelaer 1908, 200|H. III (Bruegel) 200|H. IV (Cock) 261|H. IX (Van der Heyden) 63|Klein 1963, 19|Vienna 1967-68, 70|Lebeer 1969, 77|Domaszewska 1971, 35|Lari 1973, 160|Vallese 1979, 57|Tokyo 1989, 77|Gilchrist 1992, 200|GdZ, VI 21.1 (2223)|Hamburg 2001, 77|Orenstein and Sellink 2001, 106</text:p>
          </table:table-cell>
          <table:table-cell table:number-columns-repeated="5"/>
          <table:table-cell office:value-type="float" office:value="29">
            <text:p>29</text:p>
          </table:table-cell>
          <table:table-cell table:number-columns-repeated="2"/>
          <table:table-cell office:value-type="float" office:value="10115">
            <text:p>10115</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47/thumbnail.jpg</text:p>
          </table:table-cell>
          <table:table-cell office:value-type="string">
            <text:p>img/derivatives/simple/10147/fullwidth.jpg</text:p>
          </table:table-cell>
          <table:table-cell office:value-type="string">
            <text:p>pieterbruegel</text:p>
          </table:table-cell>
          <table:table-cell office:value-type="string">
            <text:p>brueghel_item</text:p>
          </table:table-cell>
          <table:table-cell/>
          <table:table-cell office:value-type="string">
            <text:p>Spring_Ver.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48">
            <text:p>10148</text:p>
          </table:table-cell>
          <table:table-cell office:value-type="string">
            <text:p>Summer (Aestas)</text:p>
          </table:table-cell>
          <table:table-cell office:value-type="string">
            <text:p>Print</text:p>
          </table:table-cell>
          <table:table-cell office:value-type="string">
            <text:p>Allegory</text:p>
          </table:table-cell>
          <table:table-cell office:value-type="string">
            <text:p>Eating/Drinking|Harvesting|Field|Mountain|Peasants|Basket|Tools</text:p>
          </table:table-cell>
          <table:table-cell/>
          <table:table-cell office:value-type="float" office:value="22.3">
            <text:p>22.3</text:p>
          </table:table-cell>
          <table:table-cell office:value-type="float" office:value="28.5">
            <text:p>28.5</text:p>
          </table:table-cell>
          <table:table-cell table:number-columns-repeated="6"/>
          <table:table-cell office:value-type="string">
            <text:p>Unknown/Not Applicable</text:p>
          </table:table-cell>
          <table:table-cell table:number-columns-repeated="5"/>
          <table:table-cell office:value-type="string">
            <text:p>Cock excu Bruegel Inu[n]t</text:p>
          </table:table-cell>
          <table:table-cell office:value-type="string">
            <text:p>Lower right</text:p>
          </table:table-cell>
          <table:table-cell/>
          <table:table-cell office:value-type="string">
            <text:p>With address and signature in lower right: Cock excu Bruegel Inu[n]t. In the lower margin center: AESTAS | Adoles |centi[a]e imago [imago appears againvery lightly on the following line]| a signle line of Latin on either side of title: Iulius, Augsutus, nec non et Iunius Aestas. | Frugiferas aruis fert Aestas torrida mebeis.</text:p>
          </table:table-cell>
          <table:table-cell/>
          <table:table-cell office:value-type="string">
            <text:p>Engraving</text:p>
          </table:table-cell>
          <table:table-cell/>
          <table:table-cell office:value-type="float" office:value="2">
            <text:p>2</text:p>
          </table:table-cell>
          <table:table-cell office:value-type="string">
            <text:p>Pieter van der Heyden</text:p>
          </table:table-cell>
          <table:table-cell office:value-type="string">
            <text:p>Hieronymus Cock</text:p>
          </table:table-cell>
          <table:table-cell office:value-type="string">
            <text:p>Spring and Summer</text:p>
          </table:table-cell>
          <table:table-cell table:number-columns-repeated="5"/>
          <table:table-cell office:value-type="string">
            <text:p>Van Bastelaer 1908, 202|H. III (Bruegel) 202|H. IV (Cock) 262|H. IX (Van der Heyden), 64|Klein 1963, 20|Vienna, 1967-68, 71|Lebeer 1969, 78|De Pauw-De Veen 1970, 155|Domaszewska 1971, 36|Lari 1973, 161|Vallese 1979, 58|Tokyo 1989, 78|Gilchrist 1992, 202|GdZ, VI, 21.2 (2224)|Hamburg 2001, 78|Orenstein and Sellink 2001, 110</text:p>
          </table:table-cell>
          <table:table-cell table:number-columns-repeated="5"/>
          <table:table-cell office:value-type="float" office:value="30">
            <text:p>30</text:p>
          </table:table-cell>
          <table:table-cell table:number-columns-repeated="2"/>
          <table:table-cell office:value-type="float" office:value="10118">
            <text:p>10118</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48/thumbnail.jpg</text:p>
          </table:table-cell>
          <table:table-cell office:value-type="string">
            <text:p>img/derivatives/simple/10148/fullwidth.jpg</text:p>
          </table:table-cell>
          <table:table-cell office:value-type="string">
            <text:p>pieterbruegel</text:p>
          </table:table-cell>
          <table:table-cell office:value-type="string">
            <text:p>brueghel_item</text:p>
          </table:table-cell>
          <table:table-cell/>
          <table:table-cell office:value-type="string">
            <text:p>Summer_Aesta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49">
            <text:p>10149</text:p>
          </table:table-cell>
          <table:table-cell office:value-type="string">
            <text:p>Big Fish Eat Little Fish</text:p>
          </table:table-cell>
          <table:table-cell office:value-type="string">
            <text:p>Print</text:p>
          </table:table-cell>
          <table:table-cell office:value-type="string">
            <text:p>Proverb</text:p>
          </table:table-cell>
          <table:table-cell office:value-type="string">
            <text:p>Creatures|Fish|Sea|Fishermen|Peasants|Ladders|Tools|Boat</text:p>
          </table:table-cell>
          <table:table-cell/>
          <table:table-cell office:value-type="float" office:value="22.9">
            <text:p>22.9</text:p>
          </table:table-cell>
          <table:table-cell office:value-type="float" office:value="29.8">
            <text:p>29.8</text:p>
          </table:table-cell>
          <table:table-cell table:number-columns-repeated="6"/>
          <table:table-cell office:value-type="string">
            <text:p>Unknown/Not Applicable</text:p>
          </table:table-cell>
          <table:table-cell table:number-columns-repeated="8"/>
          <table:table-cell office:value-type="string">
            <text:p>At bottom left: Hieronijmus Bos. | inuentor. At botom left corner: PAME [monogram]. At bottom right: COCK.EXCV.1557. In lower margin: GRANDIBVS EXIGVI SVNT PISCES PISCIBVS ESCA. | Siet sone dit hebbe ick zeer langhe gheweten, | dat die groote vissen de cleijne eten. To the right of the man in the boat who points: ECCE.</text:p>
          </table:table-cell>
          <table:table-cell/>
          <table:table-cell office:value-type="string">
            <text:p>Engraving</text:p>
          </table:table-cell>
          <table:table-cell/>
          <table:table-cell office:value-type="float" office:value="4">
            <text:p>4</text:p>
          </table:table-cell>
          <table:table-cell office:value-type="string">
            <text:p>Pieter van der Heyden</text:p>
          </table:table-cell>
          <table:table-cell office:value-type="string">
            <text:p>Hieronymus Cock</text:p>
          </table:table-cell>
          <table:table-cell table:number-columns-repeated="6"/>
          <table:table-cell office:value-type="string">
            <text:p>Nagler Monog IV, no. 1771, 14|Van Bastelaer 1908, 139|Lafond 1914, 17|Wurzbach (Bosch) 17|H. III (Bruegel) 139|H. IV (Cock) 250|H. IX (Van der Heyden) 46|Feinblatt 1961, 57|Klein 1963, 29|Vienna 1967-78, 46|Lebeer 1969, 16|De Pauw-De Veen 1970, 112|Lari 1973, 134|Riggs 1977, 40|Vallese 1979, 43|Marijnnissen 1988, pp. 81-2|Tokyo 1989, 16|Gilchrist 1992, 139|GdZ, VI, 14(2215)|Hamburg 2001, 16|Orenstein and Sellink 2001, 39|Gilchrist 2002, 17</text:p>
          </table:table-cell>
          <table:table-cell table:number-columns-repeated="5"/>
          <table:table-cell office:value-type="float" office:value="31">
            <text:p>31</text:p>
          </table:table-cell>
          <table:table-cell table:number-columns-repeated="2"/>
          <table:table-cell office:value-type="float" office:value="10074">
            <text:p>10074</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49/thumbnail.jpg</text:p>
          </table:table-cell>
          <table:table-cell office:value-type="string">
            <text:p>img/derivatives/simple/10149/fullwidth.jpg</text:p>
          </table:table-cell>
          <table:table-cell office:value-type="string">
            <text:p>pieterbruegel</text:p>
          </table:table-cell>
          <table:table-cell office:value-type="string">
            <text:p>brueghel_item</text:p>
          </table:table-cell>
          <table:table-cell/>
          <table:table-cell office:value-type="string">
            <text:p>Big_Fish_Eat_Little_Fish.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50">
            <text:p>10150</text:p>
          </table:table-cell>
          <table:table-cell office:value-type="string">
            <text:p>The Ass at School</text:p>
          </table:table-cell>
          <table:table-cell office:value-type="string">
            <text:p>Print</text:p>
          </table:table-cell>
          <table:table-cell office:value-type="string">
            <text:p>Proverb</text:p>
          </table:table-cell>
          <table:table-cell office:value-type="string">
            <text:p>Barn|Crowd|Basket</text:p>
          </table:table-cell>
          <table:table-cell/>
          <table:table-cell office:value-type="float" office:value="23.6">
            <text:p>23.6</text:p>
          </table:table-cell>
          <table:table-cell office:value-type="float" office:value="30.3">
            <text:p>30.3</text:p>
          </table:table-cell>
          <table:table-cell table:number-columns-repeated="6"/>
          <table:table-cell office:value-type="string">
            <text:p>Unknown/Not Applicable</text:p>
          </table:table-cell>
          <table:table-cell table:number-columns-repeated="5"/>
          <table:table-cell office:value-type="string">
            <text:p>Bruegel . Inuentor</text:p>
          </table:table-cell>
          <table:table-cell office:value-type="string">
            <text:p>Bottom left</text:p>
          </table:table-cell>
          <table:table-cell/>
          <table:table-cell office:value-type="string">
            <text:p>At bottom right: COCK . EX . 1557. In lower margin: PARISIOS STOLIDVM SI QVIS TRANSMITTAT ASELLVM. SI HIC EST ASINVS NON ERIT ILLIC EQVVS. | Al reijst den esele ter scholen om leeren | ist eenen esele hij en sal gheen peert weder keeren. On lid of box mounted on wall to left of ass: PAME (monogram).</text:p>
          </table:table-cell>
          <table:table-cell/>
          <table:table-cell office:value-type="string">
            <text:p>Engraving</text:p>
          </table:table-cell>
          <table:table-cell/>
          <table:table-cell office:value-type="float" office:value="1">
            <text:p>1</text:p>
          </table:table-cell>
          <table:table-cell office:value-type="string">
            <text:p>Pieter van der Heyden</text:p>
          </table:table-cell>
          <table:table-cell office:value-type="string">
            <text:p>Hendrik Hondius</text:p>
          </table:table-cell>
          <table:table-cell table:number-columns-repeated="6"/>
          <table:table-cell office:value-type="string">
            <text:p>Muller hist. Suppl. p. 47, no. 418 A9 (mentions a first state with the date 1556|no impression has been traced)|Van Bastelaer 1908, 142|Wurzbach (Brueghel) 25|H. III (Bruegel) 142|H. IV (Cock) 251|H. IX (Van der Heyden) 52|Feinblatt 1961, 58|Klein 1963, 30|Lebeer 1969, 17|De Pauw-De Veen 1970, 111|Lari 1973, 135|Riggs 1977, 41|Vallese 1979, 44|Marijnissen 1988, ppl. 79-80|Tokyo 1989, 17|Gilchrist 1992, 142|GdZ, VI, 17 (2218)|Hambrug 2001, 17|Orenstein and Sellink 2001, 41</text:p>
          </table:table-cell>
          <table:table-cell table:number-columns-repeated="5"/>
          <table:table-cell office:value-type="float" office:value="32">
            <text:p>32</text:p>
          </table:table-cell>
          <table:table-cell table:number-columns-repeated="2"/>
          <table:table-cell office:value-type="float" office:value="10075">
            <text:p>10075</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50/thumbnail.jpg</text:p>
          </table:table-cell>
          <table:table-cell office:value-type="string">
            <text:p>img/derivatives/simple/10150/fullwidth.jpg</text:p>
          </table:table-cell>
          <table:table-cell office:value-type="string">
            <text:p>pieterbruegel</text:p>
          </table:table-cell>
          <table:table-cell office:value-type="string">
            <text:p>brueghel_item</text:p>
          </table:table-cell>
          <table:table-cell/>
          <table:table-cell office:value-type="string">
            <text:p>The_Ass_at_School.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51">
            <text:p>10151</text:p>
          </table:table-cell>
          <table:table-cell office:value-type="string">
            <text:p>The Battle of the Money Bags and Strong Boxes</text:p>
          </table:table-cell>
          <table:table-cell office:value-type="string">
            <text:p>Print</text:p>
          </table:table-cell>
          <table:table-cell office:value-type="string">
            <text:p>Proverb</text:p>
          </table:table-cell>
          <table:table-cell office:value-type="string">
            <text:p>Battle|Commerce|Knight|Armor|Coins|Moneybox|Weaponry</text:p>
          </table:table-cell>
          <table:table-cell/>
          <table:table-cell office:value-type="float" office:value="24">
            <text:p>24</text:p>
          </table:table-cell>
          <table:table-cell office:value-type="float" office:value="31">
            <text:p>31</text:p>
          </table:table-cell>
          <table:table-cell table:number-columns-repeated="6"/>
          <table:table-cell office:value-type="string">
            <text:p>Unknown/Not Applicable</text:p>
          </table:table-cell>
          <table:table-cell table:number-columns-repeated="5"/>
          <table:table-cell office:value-type="string">
            <text:p>P. Bruegel Inue[n]t</text:p>
          </table:table-cell>
          <table:table-cell office:value-type="string">
            <text:p>Lower right corner</text:p>
          </table:table-cell>
          <table:table-cell/>
          <table:table-cell office:value-type="string">
            <text:p>Signed at bottom center: .PAME. [monogram] and in lower right corner: P. Bruegel Inue[n]t| at bottom to left of center the address: Aux quatre Vents. In lower margin three sets of Latin and Dutch text in four lines each: Quid modo diuiti[a]e, quid fului vasta metalli } Congeries, nummis arca referta nouis, | Wel aen ghy Spaerpotten, Tonnn, en Kisten. | Tis al om gelt en goet, dit striden en twisten. | | Illecebres inter tantas, atq[ue] agmina furum, | Inditium cunctis efferus vncus erit, | Al seetmen v oec anders, willet niet ghelouen. | Daerom vure wij den haec die ons noijt en miste[n], | | Pr[a]eda facit furem, feruens mala cuta ministrat | Impetus, et spolys apta rapina feris. | Men soeckt wel actie om ons te uerdoouen, | Maer men souwer niet krijgen, waerder niet te roouen.</text:p>
          </table:table-cell>
          <table:table-cell/>
          <table:table-cell office:value-type="string">
            <text:p>Engraving</text:p>
          </table:table-cell>
          <table:table-cell/>
          <table:table-cell office:value-type="float" office:value="4">
            <text:p>4</text:p>
          </table:table-cell>
          <table:table-cell office:value-type="string">
            <text:p>Pieter van der Heyden</text:p>
          </table:table-cell>
          <table:table-cell office:value-type="string">
            <text:p>Hieronymus Cock (published after his death by his widow)</text:p>
          </table:table-cell>
          <table:table-cell table:number-columns-repeated="6"/>
          <table:table-cell office:value-type="string">
            <text:p>Nagler Monogrammist IV. 1771, 10|Van Bastelaer 1908, 146|H. III (Bruegel) 146|H. IV (Cock) 252|H. IX (Van der Heyden) 53|Feinblatt 1961, 59|Klein 1963, 31|Lebeer 1969, 54|De Pauw-De Veen 1970, 113|Lari 1973, 136|Riggs 1977, 42|Vallese 1979, 46|Marijnissen 1988, pp. 204-5|Tokyo 1989, 54|Gilchrist 1992, 146|Hamburg 2001, 54|Orenstein and Sellink 2001, 116</text:p>
          </table:table-cell>
          <table:table-cell table:number-columns-repeated="5"/>
          <table:table-cell office:value-type="float" office:value="33">
            <text:p>33</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51/thumbnail.jpg</text:p>
          </table:table-cell>
          <table:table-cell office:value-type="string">
            <text:p>img/derivatives/simple/10151/fullwidth.jpg</text:p>
          </table:table-cell>
          <table:table-cell office:value-type="string">
            <text:p>pieterbruegel</text:p>
          </table:table-cell>
          <table:table-cell office:value-type="string">
            <text:p>brueghel_item</text:p>
          </table:table-cell>
          <table:table-cell/>
          <table:table-cell office:value-type="string">
            <text:p>The_Battle_of_the_Moneybags_and_Strong_Boxe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52">
            <text:p>10152</text:p>
          </table:table-cell>
          <table:table-cell office:value-type="string">
            <text:p>The Merchant Robbed by Monkeys</text:p>
          </table:table-cell>
          <table:table-cell office:value-type="string">
            <text:p>Print</text:p>
          </table:table-cell>
          <table:table-cell office:value-type="string">
            <text:p>Proverb</text:p>
          </table:table-cell>
          <table:table-cell office:value-type="string">
            <text:p>Resting|Robbery|Monkey|Forest|Merchants|Musical instruments</text:p>
          </table:table-cell>
          <table:table-cell/>
          <table:table-cell office:value-type="float" office:value="22.7">
            <text:p>22.7</text:p>
          </table:table-cell>
          <table:table-cell office:value-type="float" office:value="29.5">
            <text:p>29.5</text:p>
          </table:table-cell>
          <table:table-cell table:number-columns-repeated="6"/>
          <table:table-cell office:value-type="string">
            <text:p>Unknown/Not Applicable</text:p>
          </table:table-cell>
          <table:table-cell table:number-columns-repeated="5"/>
          <table:table-cell office:value-type="string">
            <text:p>BRVEGHEL INVE[NT]</text:p>
          </table:table-cell>
          <table:table-cell office:value-type="string">
            <text:p>Lower left corner</text:p>
          </table:table-cell>
          <table:table-cell/>
          <table:table-cell office:value-type="string">
            <text:p>Signed in the lower left corner: BRVEGHEL INVE[NT] and in lower right: -PAME- [monogram]| at bottom center the address and date: H. Cock excu-1562</text:p>
          </table:table-cell>
          <table:table-cell/>
          <table:table-cell office:value-type="string">
            <text:p>Engraving</text:p>
          </table:table-cell>
          <table:table-cell/>
          <table:table-cell office:value-type="float" office:value="5">
            <text:p>5</text:p>
          </table:table-cell>
          <table:table-cell office:value-type="string">
            <text:p>Pieter van der Heyden</text:p>
          </table:table-cell>
          <table:table-cell office:value-type="string">
            <text:p>Hieronymus Cock</text:p>
          </table:table-cell>
          <table:table-cell table:number-columns-repeated="6"/>
          <table:table-cell office:value-type="string">
            <text:p>Van Bastelaer 1908, 148|H. III (Bruegel) 148|H. IV (Cock) 254|H. IX (Van der Heyden) 55|Feinblatt 1961, 61|Klein 1963, 33|Lebeer 1969, 53|De Pauw-De Veen 1970, 119|Lari 1973, 139|Riggs 1977, 43|Vallese 1979, 49|Marijnissen 1988, pp. 168-69|Tokyo 1989, 53|Gilchrist 1992, 148|Hamburg 2001, 53|Orenstein and Sellink 2001, 95</text:p>
          </table:table-cell>
          <table:table-cell table:number-columns-repeated="5"/>
          <table:table-cell office:value-type="float" office:value="34">
            <text:p>34</text:p>
          </table:table-cell>
          <table:table-cell table:number-columns-repeated="8"/>
          <table:table-cell office:value-type="string">
            <text:p>The Metropolitan Museum of Art collection page</text:p>
          </table:table-cell>
          <table:table-cell office:value-type="string">
            <text:p>http://www.metmuseum.org/collection/the-collection-online/search/410922</text:p>
          </table:table-cell>
          <table:table-cell office:value-type="string">
            <text:p>img/derivatives/simple/10152/thumbnail.jpg</text:p>
          </table:table-cell>
          <table:table-cell office:value-type="string">
            <text:p>img/derivatives/simple/10152/fullwidth.jpg</text:p>
          </table:table-cell>
          <table:table-cell office:value-type="string">
            <text:p>pieterbruegel</text:p>
          </table:table-cell>
          <table:table-cell office:value-type="string">
            <text:p>brueghel_item</text:p>
          </table:table-cell>
          <table:table-cell/>
          <table:table-cell office:value-type="string">
            <text:p>The_Merchant_Robbed_by_Monkeys.jpg</text:p>
          </table:table-cell>
          <table:table-cell office:value-type="string">
            <text:p>Met Museum</text:p>
          </table:table-cell>
          <table:table-cell office:value-type="string">
            <text:p>http://www.metmuseum.org/collection/the-collection-online/search/410922</text:p>
          </table:table-cell>
          <table:table-cell table:number-columns-repeated="963"/>
        </table:table-row>
        <table:table-row table:style-name="ro1">
          <table:table-cell office:value-type="float" office:value="10153">
            <text:p>10153</text:p>
          </table:table-cell>
          <table:table-cell office:value-type="string">
            <text:p>Everyman</text:p>
          </table:table-cell>
          <table:table-cell office:value-type="string">
            <text:p>Print</text:p>
          </table:table-cell>
          <table:table-cell office:value-type="string">
            <text:p>Proverb</text:p>
          </table:table-cell>
          <table:table-cell office:value-type="string">
            <text:p>Vanitas|Fools|Basket|Globe|Lantern|Mirrors</text:p>
          </table:table-cell>
          <table:table-cell/>
          <table:table-cell office:value-type="float" office:value="23.2">
            <text:p>23.2</text:p>
          </table:table-cell>
          <table:table-cell office:value-type="float" office:value="30">
            <text:p>30</text:p>
          </table:table-cell>
          <table:table-cell table:number-columns-repeated="6"/>
          <table:table-cell office:value-type="string">
            <text:p>Unknown/Not Applicable</text:p>
          </table:table-cell>
          <table:table-cell table:number-columns-repeated="8"/>
          <table:table-cell office:value-type="string">
            <text:p>At bottom right corner: H.COCK.EXCVD.CVM.PRIVILEG. At bottom of picture of Everyman looking in a mirror in the background: NIEMA[NT].EN.KENT.HE[M].SELVE[N]. On bag in center background: NEMO NON and various monograms. On the hems of the cloaks of each Everyman: ELCK. Below the Everyman in the far backgroudn left: elck. Below the Everyman in the far background right: ELCK. In lower margin: Nemo non quaerit passim sua commoda, Nemo | Non qu[a]erit sese' cunctis in rebus agendis, | | Nemo non inhiat priuatis undique ueris, | Hic trahit, ille trahit, cunctis amor <text:s/>unus habendi est.</text:p>
          </table:table-cell>
          <table:table-cell/>
          <table:table-cell office:value-type="string">
            <text:p>Engraving</text:p>
          </table:table-cell>
          <table:table-cell/>
          <table:table-cell office:value-type="float" office:value="2">
            <text:p>2</text:p>
          </table:table-cell>
          <table:table-cell office:value-type="string">
            <text:p>Pieter van der Heyden</text:p>
          </table:table-cell>
          <table:table-cell office:value-type="string">
            <text:p>Joannes Galle</text:p>
          </table:table-cell>
          <table:table-cell table:number-columns-repeated="6"/>
          <table:table-cell office:value-type="string">
            <text:p>Nagler Monogrammist IV 1771.11|Van Bastelaer 1908, 152|Lafond 1914, 31 (composition attributed to Bosch)|H. III (Bruegel) 152|H. IV (Cock) 255|Feinblatt 1961, 62|Flein 1963|Vienna 1967-68, 60|Lebeer 1969, 26|De Pauw-De Veen 1970, 109|Domaszewska 1971, 33|Lari 1973, 140|Riggs 1977, 44|Vallese 1979, 45|Marijnissen 1988, pp. 100-02|Tokyo 1989, 26|Gilchrist 1992, 152|Muller 1999, pp. 56-76|Hamburg 2001, 26|Orenstein and Sellink 2001, 59|Gilchrist 2002, 31|Rothstein 2003, pp. 143-73</text:p>
          </table:table-cell>
          <table:table-cell table:number-columns-repeated="5"/>
          <table:table-cell office:value-type="float" office:value="35">
            <text:p>35</text:p>
          </table:table-cell>
          <table:table-cell table:number-columns-repeated="2"/>
          <table:table-cell office:value-type="float" office:value="10084">
            <text:p>10084</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53/thumbnail.jpg</text:p>
          </table:table-cell>
          <table:table-cell office:value-type="string">
            <text:p>img/derivatives/simple/10153/fullwidth.jpg</text:p>
          </table:table-cell>
          <table:table-cell office:value-type="string">
            <text:p>pieterbruegel</text:p>
          </table:table-cell>
          <table:table-cell office:value-type="string">
            <text:p>brueghel_item</text:p>
          </table:table-cell>
          <table:table-cell/>
          <table:table-cell office:value-type="string">
            <text:p>Everyma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54">
            <text:p>10154</text:p>
          </table:table-cell>
          <table:table-cell office:value-type="string">
            <text:p>The Thin Kitchen</text:p>
          </table:table-cell>
          <table:table-cell office:value-type="string">
            <text:p>Print</text:p>
          </table:table-cell>
          <table:table-cell office:value-type="string">
            <text:p>Proverb</text:p>
          </table:table-cell>
          <table:table-cell office:value-type="string">
            <text:p>Eating/Drinking|Dog|Peasants</text:p>
          </table:table-cell>
          <table:table-cell/>
          <table:table-cell office:value-type="float" office:value="22.4">
            <text:p>22.4</text:p>
          </table:table-cell>
          <table:table-cell office:value-type="float" office:value="29.1">
            <text:p>29.1</text:p>
          </table:table-cell>
          <table:table-cell table:number-columns-repeated="6"/>
          <table:table-cell office:value-type="string">
            <text:p>Unknown/Not Applicable</text:p>
          </table:table-cell>
          <table:table-cell table:number-columns-repeated="5"/>
          <table:table-cell office:value-type="string">
            <text:p>brueghel inue[n] 1563</text:p>
          </table:table-cell>
          <table:table-cell office:value-type="string">
            <text:p>Lower right corner</text:p>
          </table:table-cell>
          <table:table-cell/>
          <table:table-cell office:value-type="string">
            <text:p>Signed and dated in the lower right corner: brueghel inue[n] 1563, and at bottom center: . PAME. [monogram]| in the upper left corner the address: H. cock ex. In lower margin two lines of French and Dutch text: Ou Maigre-os Le pot mouue, est vu pouure Conuiue | Pource, a Grasse-cuisine iray, tant que ie viue } } Daer magherman die pot roert is een arm ghasterije } dus Loop ick nae de uette Cuecken met herten blije.</text:p>
          </table:table-cell>
          <table:table-cell/>
          <table:table-cell office:value-type="string">
            <text:p>Engraving</text:p>
          </table:table-cell>
          <table:table-cell/>
          <table:table-cell office:value-type="float" office:value="2">
            <text:p>2</text:p>
          </table:table-cell>
          <table:table-cell office:value-type="string">
            <text:p>Pieter van der Heyden</text:p>
          </table:table-cell>
          <table:table-cell office:value-type="string">
            <text:p>Theodoor Galle</text:p>
          </table:table-cell>
          <table:table-cell office:value-type="string">
            <text:p>The Thin Kitchen and the Fat Kitchen</text:p>
          </table:table-cell>
          <table:table-cell table:number-columns-repeated="5"/>
          <table:table-cell office:value-type="string">
            <text:p>Nagler Monogrammist, 1771, 8|Van Bastelaer 1908, 154|H. III (Bruegel) 154|H. IV (Cock) 256|H. IX (Van der Heyden) 56|Klein 1963, 35|Vienna 1967-68, 66|Lebeer 1969, 55|Lari 1973, 141|Riggs 1977, 45|Vallese 1979, 50|Tokyo 1989, 55|Gilchrist 1992, 154|GdZ, VI, 18.1 (2219)|Hamburg 2001, 55</text:p>
          </table:table-cell>
          <table:table-cell table:number-columns-repeated="5"/>
          <table:table-cell office:value-type="float" office:value="36">
            <text:p>36</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54/thumbnail.jpg</text:p>
          </table:table-cell>
          <table:table-cell office:value-type="string">
            <text:p>img/derivatives/simple/10154/fullwidth.jpg</text:p>
          </table:table-cell>
          <table:table-cell office:value-type="string">
            <text:p>pieterbruegel</text:p>
          </table:table-cell>
          <table:table-cell office:value-type="string">
            <text:p>brueghel_item</text:p>
          </table:table-cell>
          <table:table-cell/>
          <table:table-cell office:value-type="string">
            <text:p>The_Thin_Kitche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55">
            <text:p>10155</text:p>
          </table:table-cell>
          <table:table-cell office:value-type="string">
            <text:p>The Fat Kitchen</text:p>
          </table:table-cell>
          <table:table-cell office:value-type="string">
            <text:p>Print</text:p>
          </table:table-cell>
          <table:table-cell office:value-type="string">
            <text:p>Proverb</text:p>
          </table:table-cell>
          <table:table-cell office:value-type="string">
            <text:p>Eating/Drinking|Abundance|Dog|Swine|Children|Peasants</text:p>
          </table:table-cell>
          <table:table-cell/>
          <table:table-cell office:value-type="float" office:value="22.4">
            <text:p>22.4</text:p>
          </table:table-cell>
          <table:table-cell office:value-type="float" office:value="29.5">
            <text:p>29.5</text:p>
          </table:table-cell>
          <table:table-cell table:number-columns-repeated="6"/>
          <table:table-cell office:value-type="string">
            <text:p>Unknown/Not Applicable</text:p>
          </table:table-cell>
          <table:table-cell table:number-columns-repeated="5"/>
          <table:table-cell office:value-type="string">
            <text:p>Pieter brueghel inue[n]</text:p>
          </table:table-cell>
          <table:table-cell office:value-type="string">
            <text:p>Upper right</text:p>
          </table:table-cell>
          <table:table-cell/>
          <table:table-cell office:value-type="string">
            <text:p>In the upper right: Pieter brueghel inue[n]| signed and dated at bottom left of center: 1563 and .PAME. [monogram]| in the lower left cornern the address: H. Cock excudeb. In the lower margin two sets of two lines verses in French and Dutch: Hors dici Maigre-dos a eune hideuse mine | Tu nas que faire ici Car cest Grasse-Cuisine | | Vuech magherman uan hier hoe hongherich ghij siet | Tis hier al uette Cuecken ghi en dient [e under the i] hier niet.</text:p>
          </table:table-cell>
          <table:table-cell/>
          <table:table-cell office:value-type="string">
            <text:p>Engraving</text:p>
          </table:table-cell>
          <table:table-cell/>
          <table:table-cell office:value-type="float" office:value="3">
            <text:p>3</text:p>
          </table:table-cell>
          <table:table-cell office:value-type="string">
            <text:p>Pieter van der Heyden</text:p>
          </table:table-cell>
          <table:table-cell office:value-type="string">
            <text:p>Joannes Galle</text:p>
          </table:table-cell>
          <table:table-cell office:value-type="string">
            <text:p>The Thin Kitchen and the Fat Kitchen</text:p>
          </table:table-cell>
          <table:table-cell table:number-columns-repeated="5"/>
          <table:table-cell office:value-type="string">
            <text:p>Van Bastelaer 1908, 159|H. III (Bruegel) 159|H. IV (Cock) 257)|H. IX ( Van der Heyden) 57|Vienna 1967-68, 65|Lebeer 1969, 56|De Pauw-De Veen 1970, 120|Lari 1973, 142|Riggs 1977, 46|Vallese 1979, 51|Tokyo 1989, 57|Gilchrist 1992, 159|GdZ, VI, 18.2 (2220)|Hamburg 2001, 56</text:p>
          </table:table-cell>
          <table:table-cell table:number-columns-repeated="5"/>
          <table:table-cell office:value-type="float" office:value="37">
            <text:p>37</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55/thumbnail.jpg</text:p>
          </table:table-cell>
          <table:table-cell office:value-type="string">
            <text:p>img/derivatives/simple/10155/fullwidth.jpg</text:p>
          </table:table-cell>
          <table:table-cell office:value-type="string">
            <text:p>pieterbruegel</text:p>
          </table:table-cell>
          <table:table-cell office:value-type="string">
            <text:p>brueghel_item</text:p>
          </table:table-cell>
          <table:table-cell/>
          <table:table-cell office:value-type="string">
            <text:p>The_Fat_Kitchen.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56">
            <text:p>10156</text:p>
          </table:table-cell>
          <table:table-cell office:value-type="string">
            <text:p>The Stone Operation or the Witch of Mallegem</text:p>
          </table:table-cell>
          <table:table-cell office:value-type="string">
            <text:p>Print</text:p>
          </table:table-cell>
          <table:table-cell office:value-type="string">
            <text:p>Magic</text:p>
          </table:table-cell>
          <table:table-cell office:value-type="string">
            <text:p>Windmill|Lake|Crowd|Musical instruments</text:p>
          </table:table-cell>
          <table:table-cell/>
          <table:table-cell office:value-type="float" office:value="35.5">
            <text:p>35.5</text:p>
          </table:table-cell>
          <table:table-cell office:value-type="float" office:value="47.3">
            <text:p>47.3</text:p>
          </table:table-cell>
          <table:table-cell table:number-columns-repeated="6"/>
          <table:table-cell office:value-type="string">
            <text:p>Unknown/Not Applicable</text:p>
          </table:table-cell>
          <table:table-cell table:number-columns-repeated="5"/>
          <table:table-cell office:value-type="string">
            <text:p>P. brueghel | innuentor</text:p>
          </table:table-cell>
          <table:table-cell office:value-type="string">
            <text:p>On panel hanging from egg on right</text:p>
          </table:table-cell>
          <table:table-cell/>
          <table:table-cell office:value-type="string">
            <text:p>On side of bench in center: PAME [monogram]. At bottom center: .H.Cock.EXCVD.CVM.PRIVILEGIO.1559. On banner in background: …Jan kernakel. On jar at lower left: honich.</text:p>
          </table:table-cell>
          <table:table-cell/>
          <table:table-cell office:value-type="string">
            <text:p>Engraving</text:p>
          </table:table-cell>
          <table:table-cell/>
          <table:table-cell office:value-type="float" office:value="5">
            <text:p>5</text:p>
          </table:table-cell>
          <table:table-cell office:value-type="string">
            <text:p>Pieter van der Heyden</text:p>
          </table:table-cell>
          <table:table-cell office:value-type="string">
            <text:p>Hieronymus Cock</text:p>
          </table:table-cell>
          <table:table-cell table:number-columns-repeated="6"/>
          <table:table-cell office:value-type="string">
            <text:p>Nagler Monogrammist vol. IV, 1771|Van Bastelaer 1908, 193|H. III (Bruegel) 193|H. IV (Cock) 258|H. IX (Van der Heyden), 59|Feinblatt1961, 70|Klein 1963, 37|Vienna 1967-68, 62|Lebeer 1969, 28|De Pauw-De Veen 1970, 114|Lari 1973, 157|Riggs 1977, 47|Vallese 1979, 47|Marijnissen 1988, pp. 110-11|Tokyo 1989, 28|Gilchrist 1992, 193|GdZ, VI. 19 (2221)|Hamburg 2001, 28|Orenstein and Sellink 2001, 73 Plate in the inventory of the widow of Hieronymus Cock, Volcxken Diericx, 1601: }"Een coperen plaete van eenen Keysnyer van Bruegel" (Duverger 1984, p. 29).</text:p>
          </table:table-cell>
          <table:table-cell table:number-columns-repeated="5"/>
          <table:table-cell office:value-type="float" office:value="38">
            <text:p>38</text:p>
          </table:table-cell>
          <table:table-cell table:number-columns-repeated="8"/>
          <table:table-cell office:value-type="string">
            <text:p>Rijksmuseum collection page</text:p>
          </table:table-cell>
          <table:table-cell office:value-type="string">
            <text:p>https://www.rijksmuseum.nl/en/search/objects</text:p>
          </table:table-cell>
          <table:table-cell office:value-type="string">
            <text:p>img/derivatives/simple/10156/thumbnail.jpg</text:p>
          </table:table-cell>
          <table:table-cell office:value-type="string">
            <text:p>img/derivatives/simple/10156/fullwidth.jpg</text:p>
          </table:table-cell>
          <table:table-cell office:value-type="string">
            <text:p>pieterbruegel</text:p>
          </table:table-cell>
          <table:table-cell office:value-type="string">
            <text:p>brueghel_item</text:p>
          </table:table-cell>
          <table:table-cell/>
          <table:table-cell office:value-type="string">
            <text:p>The_Stone_Operation_or_the_Witch_of_Mallegem.jpg</text:p>
          </table:table-cell>
          <table:table-cell office:value-type="string">
            <text:p>Rijksmuseum</text:p>
          </table:table-cell>
          <table:table-cell office:value-type="string">
            <text:p>https://www.rijksmuseum.nl/en/search/objects</text:p>
          </table:table-cell>
          <table:table-cell table:number-columns-repeated="963"/>
        </table:table-row>
        <table:table-row table:style-name="ro1">
          <table:table-cell office:value-type="float" office:value="10157">
            <text:p>10157</text:p>
          </table:table-cell>
          <table:table-cell office:value-type="string">
            <text:p>Festival of Fools</text:p>
          </table:table-cell>
          <table:table-cell office:value-type="string">
            <text:p>Print</text:p>
          </table:table-cell>
          <table:table-cell office:value-type="string">
            <text:p>Proverb</text:p>
          </table:table-cell>
          <table:table-cell office:value-type="string">
            <text:p>Dancing|Games|Theatrical Performance|Crowd|Fools|Performers|Musical instruments</text:p>
          </table:table-cell>
          <table:table-cell/>
          <table:table-cell office:value-type="float" office:value="32.5">
            <text:p>32.5</text:p>
          </table:table-cell>
          <table:table-cell office:value-type="float" office:value="43.7">
            <text:p>43.7</text:p>
          </table:table-cell>
          <table:table-cell table:number-columns-repeated="6"/>
          <table:table-cell office:value-type="string">
            <text:p>Unknown/Not Applicable</text:p>
          </table:table-cell>
          <table:table-cell table:number-columns-repeated="5"/>
          <table:table-cell office:value-type="string">
            <text:p>P. Brueghel Inuentor</text:p>
          </table:table-cell>
          <table:table-cell office:value-type="string">
            <text:p>Bottom left</text:p>
          </table:table-cell>
          <table:table-cell/>
          <table:table-cell office:value-type="string">
            <text:p>At the bottom left: P. Brueghel Inuentor and .PAME. [monogram]. At bottom center: Aux quatre Vents. In lower margin four verses in four lines of Dutch text: Ghij Sottebollen, die met ijdelheijt, ghequelt "sijt, | Compt al ter banen, die lust hebt om rollen, } Al wordet deen sijn eere en dander tgelt" quijt, | De weerelt die prijst, de grootste Sottebollen. | | Men vint Sottebols, onder elcke natie, | Al en draghen sij geen sotscappen, op haeren cop, | Die int dansen hebben, al sulken gracie, | Dat hunnen Sottebol, draijet, ghelijck eenen top. | | De vuijlste Sottebols, lappent al duer de billen, | Dan sijnder, die d'een dander, metten nuese vatten, | De sulck, vercoopt trompen, en dander brillen, | Daer sij veel, Sottenbollen, mede verschatten. | | Al sijnder Sottebols, die haer wijbelijck draghen, | En van tSottebollen, den rechten sin"smaken. | Om dat sij in hun selfs sotheijt hebeben behaghen. | Sal hueren Sottebol alder best de pin"raken.</text:p>
          </table:table-cell>
          <table:table-cell/>
          <table:table-cell office:value-type="string">
            <text:p>Engraving</text:p>
          </table:table-cell>
          <table:table-cell/>
          <table:table-cell office:value-type="float" office:value="3">
            <text:p>3</text:p>
          </table:table-cell>
          <table:table-cell office:value-type="string">
            <text:p>Pieter van der Heyden</text:p>
          </table:table-cell>
          <table:table-cell office:value-type="string">
            <text:p>Hieronymus Cock (by his widow)</text:p>
          </table:table-cell>
          <table:table-cell table:number-columns-repeated="6"/>
          <table:table-cell office:value-type="string">
            <text:p>Le Blanc 29|Van Bastelaer 1908, 195|H. III (Bruegel) 195|H. IV (Cock) 259|H. IX (Van der Heyde) 60|Feinblatt 1961, 71|Vienna 1967-68, 59|Lebeer 1969, 29|De Pauw-De Veen 1970, 116|Lari 1973, 158|Riggs 1977, 48|Moxey 1982|Marijnissen 1988, pp. 112-13|Tokyo 1989, 29|Gilchrist 1992, 195|Hamburg 2001, 29|Orenstein and Sellink 2001, 114</text:p>
          </table:table-cell>
          <table:table-cell table:number-columns-repeated="5"/>
          <table:table-cell office:value-type="float" office:value="39">
            <text:p>39</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57/thumbnail.jpg</text:p>
          </table:table-cell>
          <table:table-cell office:value-type="string">
            <text:p>img/derivatives/simple/10157/fullwidth.jpg</text:p>
          </table:table-cell>
          <table:table-cell office:value-type="string">
            <text:p>pieterbruegel</text:p>
          </table:table-cell>
          <table:table-cell office:value-type="string">
            <text:p>brueghel_item</text:p>
          </table:table-cell>
          <table:table-cell/>
          <table:table-cell office:value-type="string">
            <text:p>Festival_of_Fool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58">
            <text:p>10158</text:p>
          </table:table-cell>
          <table:table-cell office:value-type="string">
            <text:p>The Alchemist</text:p>
          </table:table-cell>
          <table:table-cell office:value-type="string">
            <text:p>Print</text:p>
          </table:table-cell>
          <table:table-cell office:value-type="string">
            <text:p>Magic</text:p>
          </table:table-cell>
          <table:table-cell office:value-type="string">
            <text:p>Village|Children|Peasants|Basket|Books|Tools</text:p>
          </table:table-cell>
          <table:table-cell/>
          <table:table-cell office:value-type="float" office:value="33.7">
            <text:p>33.7</text:p>
          </table:table-cell>
          <table:table-cell office:value-type="float" office:value="44.5">
            <text:p>44.5</text:p>
          </table:table-cell>
          <table:table-cell table:number-columns-repeated="6"/>
          <table:table-cell office:value-type="string">
            <text:p>Unknown/Not Applicable</text:p>
          </table:table-cell>
          <table:table-cell table:number-columns-repeated="5"/>
          <table:table-cell office:value-type="string">
            <text:p>Brueghel inue[nt]</text:p>
          </table:table-cell>
          <table:table-cell office:value-type="string">
            <text:p>Upper left corner</text:p>
          </table:table-cell>
          <table:table-cell/>
          <table:table-cell office:value-type="string">
            <text:p>In bottom left: H COCK EXCVD CVM PRIVILEGIO. In lower margin: DEBENT IGNARI RES FERRE ET POST OPERARI | IVS LAPIDIS CARI VILIS SED DENIQ[UE] RARI | VNICA RES CERTA VILIS SED VBIQ[UE] REPERTA | | QVATVOR INSERTA NATVRIS IN NVBE REFERTA | NVLLA MINERALIS RES EST VBI PRINCIPALIS | SED TALIS QVALIS REPERITVR VBIQ[UE] LOCALIS. Above doorway at upper right: lospital. On books before scholar on right: 12 Ionne [?] marn | | ALGHE MIST | | ACED | | OM| on sack at lower left: Drogery| on containers at right: keue | suler| on paper aning over fireplace: cm misero</text:p>
          </table:table-cell>
          <table:table-cell/>
          <table:table-cell office:value-type="string">
            <text:p>Engraving</text:p>
          </table:table-cell>
          <table:table-cell/>
          <table:table-cell office:value-type="float" office:value="3">
            <text:p>3</text:p>
          </table:table-cell>
          <table:table-cell office:value-type="string">
            <text:p>Philips Galle</text:p>
          </table:table-cell>
          <table:table-cell office:value-type="string">
            <text:p>Hieronymus Cock</text:p>
          </table:table-cell>
          <table:table-cell table:number-columns-repeated="6"/>
          <table:table-cell office:value-type="string">
            <text:p>F.M.hist.pl. 418W|Van Bastelaer 1908, 197|H. III (Bruegel) 197|H. IV (Cock) 260|Feinblatt 1961, 72|Klein 1963, 38|Vienna 1967-78, 67|Lebeer 1969, 27|De Pauw-de Veen 1970, 110|Domaszewska 1971, 20|Lari 1973, 159|Riggs 1977, 33|Dreyer 1977|Vallese 1979, 48|Winner 1979|TIB (Galle) 56, 205|Marijnissen 1988, pp. 103-08|Tokyo 1989, 27|Gilchrist 1992, 197|Hamburg 2001, 27|Orenstein and Sellink 2001, 61|NHD (Galle) part III, 391</text:p>
          </table:table-cell>
          <table:table-cell office:value-type="string">
            <text:p>8300 |8301 |8302 |8303 |8304 |8305 </text:p>
          </table:table-cell>
          <table:table-cell table:number-columns-repeated="4"/>
          <table:table-cell office:value-type="float" office:value="40">
            <text:p>40</text:p>
          </table:table-cell>
          <table:table-cell table:number-columns-repeated="2"/>
          <table:table-cell office:value-type="float" office:value="10085">
            <text:p>10085</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58/thumbnail.jpg</text:p>
          </table:table-cell>
          <table:table-cell office:value-type="string">
            <text:p>img/derivatives/simple/10158/fullwidth.jpg</text:p>
          </table:table-cell>
          <table:table-cell office:value-type="string">
            <text:p>pieterbruegel</text:p>
          </table:table-cell>
          <table:table-cell office:value-type="string">
            <text:p>brueghel_item</text:p>
          </table:table-cell>
          <table:table-cell/>
          <table:table-cell office:value-type="string">
            <text:p>The_Alchemist.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59">
            <text:p>10159</text:p>
          </table:table-cell>
          <table:table-cell office:value-type="string">
            <text:p>Skating Before the St. George's Gate, Antwerp</text:p>
          </table:table-cell>
          <table:table-cell office:value-type="string">
            <text:p>Print</text:p>
          </table:table-cell>
          <table:table-cell office:value-type="string">
            <text:p>Urban, Common and Peasant Life</text:p>
          </table:table-cell>
          <table:table-cell office:value-type="string">
            <text:p>Skating|Horse|Bridge|Church|City|Basket|Antwerp|Children|Crowd|Flag/Banner|Wagon</text:p>
          </table:table-cell>
          <table:table-cell/>
          <table:table-cell office:value-type="float" office:value="23.1">
            <text:p>23.1</text:p>
          </table:table-cell>
          <table:table-cell office:value-type="float" office:value="29.3">
            <text:p>29.3</text:p>
          </table:table-cell>
          <table:table-cell table:number-columns-repeated="6"/>
          <table:table-cell office:value-type="string">
            <text:p>Unknown/Not Applicable</text:p>
          </table:table-cell>
          <table:table-cell table:number-columns-repeated="5"/>
          <table:table-cell office:value-type="string">
            <text:p>.F.H.</text:p>
          </table:table-cell>
          <table:table-cell office:value-type="string">
            <text:p>Lower right corner</text:p>
          </table:table-cell>
          <table:table-cell/>
          <table:table-cell office:value-type="string">
            <text:p>Signed in lower right corner: .F.H.| in the lower left corner the address: .H. cock excudeb.</text:p>
          </table:table-cell>
          <table:table-cell/>
          <table:table-cell office:value-type="string">
            <text:p>Engraving</text:p>
          </table:table-cell>
          <table:table-cell/>
          <table:table-cell office:value-type="float" office:value="2">
            <text:p>2</text:p>
          </table:table-cell>
          <table:table-cell office:value-type="string">
            <text:p>Frans Huys</text:p>
          </table:table-cell>
          <table:table-cell office:value-type="string">
            <text:p>Hieronymus Cock</text:p>
          </table:table-cell>
          <table:table-cell table:number-columns-repeated="6"/>
          <table:table-cell office:value-type="string">
            <text:p>Van Bastelaer 1908, 205|H. IV ( Cock) 263|H. IX (Huys) 27|Klein 1963, 21|Feinblatt 1961, 76|Vienna 1967-68, 63|Lebeer 1969, 51|De Ramaix 1968-69, 51|Lari 1973, 163|Riggs 1977, 52|Vallese 1979, 54|Monballieu 1981|Bauer and Bauer 1984, pp. 149-50|Marijnissen 1988, pp. 66-7|Tokyo 1989, 51|Gilchrist 1992, 205|De Jongh and Luijten 1997, 2|Hamburg 2001, 51|Orenstein and Sellink 2001, 63</text:p>
          </table:table-cell>
          <table:table-cell office:value-type="string">
            <text:p>8419 |8420 |8421 |8422 </text:p>
          </table:table-cell>
          <table:table-cell table:number-columns-repeated="4"/>
          <table:table-cell office:value-type="float" office:value="41">
            <text:p>41</text:p>
          </table:table-cell>
          <table:table-cell table:number-columns-repeated="2"/>
          <table:table-cell office:value-type="float" office:value="10086">
            <text:p>10086</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59/thumbnail.jpg</text:p>
          </table:table-cell>
          <table:table-cell office:value-type="string">
            <text:p>img/derivatives/simple/10159/fullwidth.jpg</text:p>
          </table:table-cell>
          <table:table-cell office:value-type="string">
            <text:p>pieterbruegel</text:p>
          </table:table-cell>
          <table:table-cell office:value-type="string">
            <text:p>brueghel_item</text:p>
          </table:table-cell>
          <table:table-cell/>
          <table:table-cell office:value-type="string">
            <text:p>Skating_Before_the_St_Georges_Gate_Antwerp.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60">
            <text:p>10160</text:p>
          </table:table-cell>
          <table:table-cell office:value-type="string">
            <text:p>The Kermis of St. George</text:p>
          </table:table-cell>
          <table:table-cell office:value-type="string">
            <text:p>Print</text:p>
          </table:table-cell>
          <table:table-cell office:value-type="string">
            <text:p>Urban, Common and Peasant Life</text:p>
          </table:table-cell>
          <table:table-cell office:value-type="string">
            <text:p>Dancing|Games|City|Windmill|Vase|Children|Crowd|Peasants|Soldiers|Wagon</text:p>
          </table:table-cell>
          <table:table-cell/>
          <table:table-cell office:value-type="float" office:value="33.2">
            <text:p>33.2</text:p>
          </table:table-cell>
          <table:table-cell office:value-type="float" office:value="52.3">
            <text:p>52.3</text:p>
          </table:table-cell>
          <table:table-cell table:number-columns-repeated="6"/>
          <table:table-cell office:value-type="string">
            <text:p>Unknown/Not Applicable</text:p>
          </table:table-cell>
          <table:table-cell table:number-columns-repeated="5"/>
          <table:table-cell office:value-type="string">
            <text:p>BRVEGEL INVENTOR</text:p>
          </table:table-cell>
          <table:table-cell office:value-type="string">
            <text:p>Lower right corner</text:p>
          </table:table-cell>
          <table:table-cell/>
          <table:table-cell office:value-type="string">
            <text:p>At bottom center the address: .H. COCK EXCVDBAT. On sign hanging outside the tavern at right: dit is in die kro[on]| on the banner with St George hanging from tavern at right: laet die boeren haer kermis houuen.</text:p>
          </table:table-cell>
          <table:table-cell/>
          <table:table-cell office:value-type="string">
            <text:p>Etching and engraving</text:p>
          </table:table-cell>
          <table:table-cell/>
          <table:table-cell office:value-type="float" office:value="4">
            <text:p>4</text:p>
          </table:table-cell>
          <table:table-cell office:value-type="string">
            <text:p>Jan or Lucas van Doetecum</text:p>
          </table:table-cell>
          <table:table-cell office:value-type="string">
            <text:p>Hieronymus Cock</text:p>
          </table:table-cell>
          <table:table-cell table:number-columns-repeated="6"/>
          <table:table-cell office:value-type="string">
            <text:p>Le Blanc (Breughel) 2|Van Bastelaer 1908, 207|Wurzbach (Brueghel, Radierungen) 3|Delen 1935, p. 66 (as Hieronymus Cock)|H.III (Bruegel), 207|H. IV (Cock) 264 (published by Hieronyous Cock)|Lebeer 1943, pp. 218-227|Feinblatt 1961, 77|Klein 1963, 22|Cas., p. 56, no. 58 (Cock)|Vienna 1967-68, 64|Lebeer 1969, 52 (as Hieronymus Cock)|De Ramaix 1980-81, p. 38, no. 42|Miedema 1981, p. 199-200|Stockholm 1984-85, 68|Marijnissen 1988, p. 114|Tokyo 1989, 52|Gilchrist 1992, 207|GdZ, II, 12 (578)|NHD (Doetecum) part II, 219|Hamburg 2001, 52|Orenstein and Sellink 2001, 79</text:p>
          </table:table-cell>
          <table:table-cell table:number-columns-repeated="5"/>
          <table:table-cell office:value-type="float" office:value="42">
            <text:p>42</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60/thumbnail.jpg</text:p>
          </table:table-cell>
          <table:table-cell office:value-type="string">
            <text:p>img/derivatives/simple/10160/fullwidth.jpg</text:p>
          </table:table-cell>
          <table:table-cell office:value-type="string">
            <text:p>pieterbruegel</text:p>
          </table:table-cell>
          <table:table-cell office:value-type="string">
            <text:p>brueghel_item</text:p>
          </table:table-cell>
          <table:table-cell/>
          <table:table-cell office:value-type="string">
            <text:p>AN00161324_001_l.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61">
            <text:p>10161</text:p>
          </table:table-cell>
          <table:table-cell office:value-type="string">
            <text:p>The Kermis at Hoboken</text:p>
          </table:table-cell>
          <table:table-cell office:value-type="string">
            <text:p>Print</text:p>
          </table:table-cell>
          <table:table-cell office:value-type="string">
            <text:p>Urban, Common and Peasant Life</text:p>
          </table:table-cell>
          <table:table-cell office:value-type="string">
            <text:p>Dancing|Games|Church|Village|Vase|Children|Crowd|Peasants|Soldiers|Flag/Banner|Musical instruments|Weaponry|Road|Wagon</text:p>
          </table:table-cell>
          <table:table-cell/>
          <table:table-cell office:value-type="float" office:value="29.8">
            <text:p>29.8</text:p>
          </table:table-cell>
          <table:table-cell office:value-type="float" office:value="40.8">
            <text:p>40.8</text:p>
          </table:table-cell>
          <table:table-cell table:number-columns-repeated="6"/>
          <table:table-cell office:value-type="string">
            <text:p>Unknown/Not Applicable</text:p>
          </table:table-cell>
          <table:table-cell office:value-type="string">
            <text:p>ca. 1559</text:p>
          </table:table-cell>
          <table:table-cell office:value-type="float" office:value="1559">
            <text:p>1559</text:p>
          </table:table-cell>
          <table:table-cell table:number-columns-repeated="3"/>
          <table:table-cell office:value-type="string">
            <text:p>Bruegel</text:p>
          </table:table-cell>
          <table:table-cell office:value-type="string">
            <text:p>Bottom right</text:p>
          </table:table-cell>
          <table:table-cell/>
          <table:table-cell office:value-type="string">
            <text:p>On barrel at bottom left: FHB [linked]. At bottom right: Bruegel. In lower margin two lines of Dutch text: Die boeren verblijen hun in sulken feesten | Te dansen springhen en dronckendrincken als beesten - | | Sij moeten die kermissen onderhouwen | Al souen sij vasten en steruen van kauwen - In margin right: Bartolomeus | de mumpere. Excu.</text:p>
          </table:table-cell>
          <table:table-cell/>
          <table:table-cell office:value-type="string">
            <text:p>Etching and engraving</text:p>
          </table:table-cell>
          <table:table-cell/>
          <table:table-cell office:value-type="float" office:value="4">
            <text:p>4</text:p>
          </table:table-cell>
          <table:table-cell office:value-type="string">
            <text:p>Frans Hogenberg</text:p>
          </table:table-cell>
          <table:table-cell office:value-type="string">
            <text:p>Bartholomaus de Momper</text:p>
          </table:table-cell>
          <table:table-cell table:number-columns-repeated="6"/>
          <table:table-cell office:value-type="string">
            <text:p>Le Blanc (Brueghel) 4|Van Bastelaer 1908, 208|Wurzbach (Brueghel, Radierungen), 5 and (Stiche nach) 29|Le B. 30|Feinblatt 1961, 78|Lebeer 1969, 30|Lari 1973, 165|Vallese 1979, 56|Monballieu 1974|Monballie 1987|Marijnissen 1988, pp. 115-16|Tokyo 1989, 30|Gilchrist 1992, 208|De JOngh and Luijten 1997, 1|Hamburg 2001, 30|Orenstein and Sellink 2001, 80</text:p>
          </table:table-cell>
          <table:table-cell table:number-columns-repeated="5"/>
          <table:table-cell office:value-type="float" office:value="43">
            <text:p>43</text:p>
          </table:table-cell>
          <table:table-cell table:number-columns-repeated="2"/>
          <table:table-cell office:value-type="float" office:value="10087">
            <text:p>10087</text:p>
          </table:table-cell>
          <table:table-cell table:number-columns-repeated="5"/>
          <table:table-cell office:value-type="string">
            <text:p>Rijksmuseum collection page</text:p>
          </table:table-cell>
          <table:table-cell office:value-type="string">
            <text:p>https://www.rijksmuseum.nl/en/collection/RP-P-OB-7369</text:p>
          </table:table-cell>
          <table:table-cell office:value-type="string">
            <text:p>img/derivatives/simple/10161/thumbnail.jpg</text:p>
          </table:table-cell>
          <table:table-cell office:value-type="string">
            <text:p>img/derivatives/simple/10161/fullwidth.jpg</text:p>
          </table:table-cell>
          <table:table-cell office:value-type="string">
            <text:p>pieterbruegel</text:p>
          </table:table-cell>
          <table:table-cell office:value-type="string">
            <text:p>brueghel_item</text:p>
          </table:table-cell>
          <table:table-cell/>
          <table:table-cell office:value-type="string">
            <text:p>The_Kermis_at_Hoboken.jpg</text:p>
          </table:table-cell>
          <table:table-cell office:value-type="string">
            <text:p>Rijksmuseum</text:p>
          </table:table-cell>
          <table:table-cell office:value-type="string">
            <text:p>https://www.rijksmuseum.nl/en/collection/RP-P-OB-7369</text:p>
          </table:table-cell>
          <table:table-cell table:number-columns-repeated="963"/>
        </table:table-row>
        <table:table-row table:style-name="ro1">
          <table:table-cell office:value-type="float" office:value="10162">
            <text:p>10162</text:p>
          </table:table-cell>
          <table:table-cell office:value-type="string">
            <text:p>The Peasant Wedding Dance</text:p>
          </table:table-cell>
          <table:table-cell office:value-type="string">
            <text:p>Print</text:p>
          </table:table-cell>
          <table:table-cell office:value-type="string">
            <text:p>Urban, Common and Peasant Life</text:p>
          </table:table-cell>
          <table:table-cell office:value-type="string">
            <text:p>Dancing|Peasants|Musical instruments</text:p>
          </table:table-cell>
          <table:table-cell/>
          <table:table-cell office:value-type="float" office:value="37.5">
            <text:p>37.5</text:p>
          </table:table-cell>
          <table:table-cell office:value-type="float" office:value="42.3">
            <text:p>42.3</text:p>
          </table:table-cell>
          <table:table-cell table:number-columns-repeated="6"/>
          <table:table-cell office:value-type="string">
            <text:p>Unknown/Not Applicable</text:p>
          </table:table-cell>
          <table:table-cell table:number-columns-repeated="5"/>
          <table:table-cell office:value-type="string">
            <text:p>P.BRVEGEL.INVENT</text:p>
          </table:table-cell>
          <table:table-cell office:value-type="string">
            <text:p>Lower left corner on scroll</text:p>
          </table:table-cell>
          <table:table-cell/>
          <table:table-cell office:value-type="string">
            <text:p>Signed in lower left corner on scroll: P.BRVEGEL.INVENT and in the lower right corner: .PAME. [monogram]| at bottom ventre the address: Aux quatre Vents In lower margin eight lines of Dutch text in two columns: Locht op speelman ende latet wel dueren, | Soo langh als de lul ghaet en den rommel vermach: | Doet lijse weldapper haer billen rueren, | Want ten is vrij met haer gheen bruijloft alden dach. | | Nu hebbelijck hannen danst soomen plach, | Ick luijster na de pijp en ghij mist den voet: | Maer ons bruijt neemt nu van dansen verdrach, | Trouwens, tis oock best, want sij ghaet vol en soete.</text:p>
          </table:table-cell>
          <table:table-cell/>
          <table:table-cell office:value-type="string">
            <text:p>Engraving</text:p>
          </table:table-cell>
          <table:table-cell/>
          <table:table-cell office:value-type="float" office:value="3">
            <text:p>3</text:p>
          </table:table-cell>
          <table:table-cell office:value-type="string">
            <text:p>Pieter van der Heyden</text:p>
          </table:table-cell>
          <table:table-cell office:value-type="string">
            <text:p>Hieronymus Cock</text:p>
          </table:table-cell>
          <table:table-cell table:number-columns-repeated="6"/>
          <table:table-cell office:value-type="string">
            <text:p>Nagler Monogrammist 552.7|Van Bastelaer 1908, 210|H. III (Bruegel) 210|H. IV (Cock) 265|H. IX (Van der Heyden) 61|Feinblatt 1961, 79|Klein 1963, 24|Vienna 1967-68, 68|Lebeer 1969, 61|De Pauw-De Veen 1970, 126|Miedema 1981, p. 199|Lari 1973, 166|Riggs 1977, 50|Vallese 1979, 59|Marijnissen 1988, p 292|Tokyo 1989, 61|Gilchrist 1992, 210|De Jongh and Luijten 1997, 3|Hamburg 2001, 61|Orenstein and Sellink 2001, 113</text:p>
          </table:table-cell>
          <table:table-cell table:number-columns-repeated="5"/>
          <table:table-cell office:value-type="float" office:value="44">
            <text:p>44</text:p>
          </table:table-cell>
          <table:table-cell table:number-columns-repeated="8"/>
          <table:table-cell office:value-type="string">
            <text:p>The Metropolitan Museum of Art collection page</text:p>
          </table:table-cell>
          <table:table-cell office:value-type="string">
            <text:p>http://www.metmuseum.org/collection/the-collection-online/search/338711</text:p>
          </table:table-cell>
          <table:table-cell office:value-type="string">
            <text:p>img/derivatives/simple/10162/thumbnail.jpg</text:p>
          </table:table-cell>
          <table:table-cell office:value-type="string">
            <text:p>img/derivatives/simple/10162/fullwidth.jpg</text:p>
          </table:table-cell>
          <table:table-cell office:value-type="string">
            <text:p>pieterbruegel</text:p>
          </table:table-cell>
          <table:table-cell office:value-type="string">
            <text:p>brueghel_item</text:p>
          </table:table-cell>
          <table:table-cell/>
          <table:table-cell office:value-type="string">
            <text:p>The_Peasant_Wedding_Dance.jpg</text:p>
          </table:table-cell>
          <table:table-cell office:value-type="string">
            <text:p>Met Museum</text:p>
          </table:table-cell>
          <table:table-cell office:value-type="string">
            <text:p>http://www.metmuseum.org/collection/the-collection-online/search/338711</text:p>
          </table:table-cell>
          <table:table-cell table:number-columns-repeated="963"/>
        </table:table-row>
        <table:table-row table:style-name="ro1">
          <table:table-cell office:value-type="float" office:value="10163">
            <text:p>10163</text:p>
          </table:table-cell>
          <table:table-cell office:value-type="string">
            <text:p>The Dirty Bride or the Wedding of Mopsus and Nisa</text:p>
          </table:table-cell>
          <table:table-cell office:value-type="string">
            <text:p>Print</text:p>
          </table:table-cell>
          <table:table-cell office:value-type="string">
            <text:p>Urban, Common and Peasant Life</text:p>
          </table:table-cell>
          <table:table-cell office:value-type="string">
            <text:p>Theatrical Performance|Castle|Peasants|Flag/Banner|Shells</text:p>
          </table:table-cell>
          <table:table-cell/>
          <table:table-cell office:value-type="float" office:value="22.3">
            <text:p>22.3</text:p>
          </table:table-cell>
          <table:table-cell office:value-type="float" office:value="28.9">
            <text:p>28.9</text:p>
          </table:table-cell>
          <table:table-cell table:number-columns-repeated="6"/>
          <table:table-cell office:value-type="string">
            <text:p>Unknown/Not Applicable</text:p>
          </table:table-cell>
          <table:table-cell table:number-columns-repeated="5"/>
          <table:table-cell office:value-type="string">
            <text:p>Bruegel.inuentor</text:p>
          </table:table-cell>
          <table:table-cell office:value-type="string">
            <text:p>Lower right corner</text:p>
          </table:table-cell>
          <table:table-cell/>
          <table:table-cell office:value-type="string">
            <text:p>Signed in lower left: .AME. [monogram] and in lower right corner: Bruegel.inuentor.| address at bottom right: H. Cock.excud.1570. In lower margin: MOPSO NISA DATVR, QVID NON SP</text:p>
          </table:table-cell>
          <table:table-cell/>
          <table:table-cell office:value-type="string">
            <text:p>Engraving</text:p>
          </table:table-cell>
          <table:table-cell/>
          <table:table-cell office:value-type="float" office:value="4">
            <text:p>4</text:p>
          </table:table-cell>
          <table:table-cell office:value-type="string">
            <text:p>Pieter van der Heyden</text:p>
          </table:table-cell>
          <table:table-cell office:value-type="string">
            <text:p>Cornelis van Tienen</text:p>
          </table:table-cell>
          <table:table-cell table:number-columns-repeated="6"/>
          <table:table-cell office:value-type="string">
            <text:p>Van Bastelaer 1908, 216|H. III (Bruegel) 216|H. IV (Cock) 266|H. IX (Van der Heyden) 62|Feinblatt 1961, 82|Klein 1963, 26|McPherson 1968|Lebeer 1969, 80 De Pauw-De Veen 1970, 123|Lari 1973, 168|Riggs 1977, 51|Vallese 1979, 61|Tokyo 1989, 70|Gilchrist 1992, 57|GdZ, VI, 20 (2222)|Hamburg 2001, 80|Orenstein and Sellink 2001, 112</text:p>
          </table:table-cell>
          <table:table-cell table:number-columns-repeated="5"/>
          <table:table-cell office:value-type="float" office:value="45">
            <text:p>45</text:p>
          </table:table-cell>
          <table:table-cell table:number-columns-repeated="2"/>
          <table:table-cell office:value-type="float" office:value="10116">
            <text:p>10116</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63/thumbnail.jpg</text:p>
          </table:table-cell>
          <table:table-cell office:value-type="string">
            <text:p>img/derivatives/simple/10163/fullwidth.jpg</text:p>
          </table:table-cell>
          <table:table-cell office:value-type="string">
            <text:p>pieterbruegel</text:p>
          </table:table-cell>
          <table:table-cell office:value-type="string">
            <text:p>brueghel_item</text:p>
          </table:table-cell>
          <table:table-cell/>
          <table:table-cell office:value-type="string">
            <text:p>The_Dirty_Bride_or_the_Wedding_of_Mopsus_and_Nis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64">
            <text:p>10164</text:p>
          </table:table-cell>
          <table:table-cell office:value-type="string">
            <text:p>The Wild Man or the Masquerade of Orson and Valentine</text:p>
          </table:table-cell>
          <table:table-cell office:value-type="string">
            <text:p>Print</text:p>
          </table:table-cell>
          <table:table-cell office:value-type="string">
            <text:p>Urban, Common and Peasant Life</text:p>
          </table:table-cell>
          <table:table-cell office:value-type="string">
            <text:p>Charity|Theatrical Performance|Burghers|Crosse|Weaponry</text:p>
          </table:table-cell>
          <table:table-cell/>
          <table:table-cell office:value-type="float" office:value="27.2">
            <text:p>27.2</text:p>
          </table:table-cell>
          <table:table-cell office:value-type="float" office:value="41">
            <text:p>41</text:p>
          </table:table-cell>
          <table:table-cell table:number-columns-repeated="6"/>
          <table:table-cell office:value-type="string">
            <text:p>Unknown/Not Applicable</text:p>
          </table:table-cell>
          <table:table-cell table:number-columns-repeated="5"/>
          <table:table-cell office:value-type="string">
            <text:p>1566 | BRVEGEL</text:p>
          </table:table-cell>
          <table:table-cell office:value-type="string">
            <text:p>Lower right corner</text:p>
          </table:table-cell>
          <table:table-cell table:number-columns-repeated="3"/>
          <table:table-cell office:value-type="string">
            <text:p>Woodcut</text:p>
          </table:table-cell>
          <table:table-cell/>
          <table:table-cell office:value-type="float" office:value="1">
            <text:p>1</text:p>
          </table:table-cell>
          <table:table-cell office:value-type="string">
            <text:p>Anonymous</text:p>
          </table:table-cell>
          <table:table-cell table:number-columns-repeated="7"/>
          <table:table-cell office:value-type="string">
            <text:p>Le Blanc (Brueghel) 5|Van Bastelaer 1908, 215|Wurzbach (Brueghel) 22|H. III (Bruegel) 215|Feinblatt 1961, 81|Klein 1963, 25|Vienna 1967-68, 69|Lebeer 1969, 60|Lari 1973, 167|Vallese 1979, 60|Marijnissen 1988, p. 290|Tokyo 1989, 60|Gilchrist 1992, 215|Hamburg 2001, 60|Orenstein and Sellink 2001, 108</text:p>
          </table:table-cell>
          <table:table-cell table:number-columns-repeated="5"/>
          <table:table-cell office:value-type="float" office:value="46">
            <text:p>46</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64/thumbnail.jpg</text:p>
          </table:table-cell>
          <table:table-cell office:value-type="string">
            <text:p>img/derivatives/simple/10164/fullwidth.jpg</text:p>
          </table:table-cell>
          <table:table-cell office:value-type="string">
            <text:p>pieterbruegel</text:p>
          </table:table-cell>
          <table:table-cell office:value-type="string">
            <text:p>brueghel_item</text:p>
          </table:table-cell>
          <table:table-cell/>
          <table:table-cell office:value-type="string">
            <text:p>The_Wild_Man_or_the_Masquerade_of_Orson_and_Valentine.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65">
            <text:p>10165</text:p>
          </table:table-cell>
          <table:table-cell office:value-type="string">
            <text:p>The Land of Cockaigne</text:p>
          </table:table-cell>
          <table:table-cell office:value-type="string">
            <text:p>Print</text:p>
          </table:table-cell>
          <table:table-cell office:value-type="string">
            <text:p>Proverb</text:p>
          </table:table-cell>
          <table:table-cell office:value-type="string">
            <text:p>Eating/Drinking|Resting|Abundance|Swine|Coast|Sea|Books|Tools|Weaponry</text:p>
          </table:table-cell>
          <table:table-cell/>
          <table:table-cell office:value-type="float" office:value="20.9">
            <text:p>20.9</text:p>
          </table:table-cell>
          <table:table-cell office:value-type="float" office:value="27.7">
            <text:p>27.7</text:p>
          </table:table-cell>
          <table:table-cell table:number-columns-repeated="6"/>
          <table:table-cell office:value-type="string">
            <text:p>Unknown/Not Applicable</text:p>
          </table:table-cell>
          <table:table-cell table:number-columns-repeated="5"/>
          <table:table-cell office:value-type="string">
            <text:p>P. Breugel. | inuentor</text:p>
          </table:table-cell>
          <table:table-cell office:value-type="string">
            <text:p>Lower right corner</text:p>
          </table:table-cell>
          <table:table-cell/>
          <table:table-cell office:value-type="string">
            <text:p>In lower margin four lines of Dutch verses in two columns: Die daer [e above a] luij en lacker sijt boer [e above o] crijsman oft clercken | die gheraeckt [e above a] daer en smaeckt clear [e above a] van als sonder werken | | Die tuijnen sijn worsten die huijsen met vlaijen | cappuijnen en kieckens tvliechter al ghebraijen.</text:p>
          </table:table-cell>
          <table:table-cell/>
          <table:table-cell office:value-type="string">
            <text:p>Engraving</text:p>
          </table:table-cell>
          <table:table-cell/>
          <table:table-cell office:value-type="float" office:value="3">
            <text:p>3</text:p>
          </table:table-cell>
          <table:table-cell office:value-type="string">
            <text:p>Pieter van der Heyden</text:p>
          </table:table-cell>
          <table:table-cell office:value-type="string">
            <text:p>Volcxken Diericx</text:p>
          </table:table-cell>
          <table:table-cell table:number-columns-repeated="6"/>
          <table:table-cell office:value-type="string">
            <text:p>Van Bastelaer 1908, no. 147 and 147 bis|H. III (Bruegel) 147|H. IV (Cock) 253|H. IX (Van der Heyden) 54|Feinblatt 1961, 60|Klein 1963, 32|Lebeer 1969,63|Lari 1973, 138|Riggs 1977, 1-12|Vallese 1979, 52|Marijnissen 1988, p. 337|Tokyo 1989, 63|Gilchrist 1992, 147 and 147bis|Hamburg 2001, 63|Orenstein and Sellink 2001, 116</text:p>
          </table:table-cell>
          <table:table-cell table:number-columns-repeated="5"/>
          <table:table-cell office:value-type="float" office:value="47">
            <text:p>47</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65/thumbnail.jpg</text:p>
          </table:table-cell>
          <table:table-cell office:value-type="string">
            <text:p>img/derivatives/simple/10165/fullwidth.jpg</text:p>
          </table:table-cell>
          <table:table-cell office:value-type="string">
            <text:p>pieterbruegel</text:p>
          </table:table-cell>
          <table:table-cell office:value-type="string">
            <text:p>brueghel_item</text:p>
          </table:table-cell>
          <table:table-cell/>
          <table:table-cell office:value-type="string">
            <text:p>The_Land_of_Cockaigne.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66">
            <text:p>10166</text:p>
          </table:table-cell>
          <table:table-cell office:value-type="string">
            <text:p>Naval Battle in the Strait of Messina</text:p>
          </table:table-cell>
          <table:table-cell office:value-type="string">
            <text:p>Print</text:p>
          </table:table-cell>
          <table:table-cell office:value-type="string">
            <text:p>Seascape</text:p>
          </table:table-cell>
          <table:table-cell office:value-type="string">
            <text:p>Battle|City|Village|Cliff|Coast|Fire|Landing stage|Mountain|Sea|Volcano|Crowd|Flag/Banner|Ship</text:p>
          </table:table-cell>
          <table:table-cell/>
          <table:table-cell office:value-type="float" office:value="43.4">
            <text:p>43.4</text:p>
          </table:table-cell>
          <table:table-cell office:value-type="float" office:value="71.7">
            <text:p>71.7</text:p>
          </table:table-cell>
          <table:table-cell table:number-columns-repeated="6"/>
          <table:table-cell office:value-type="string">
            <text:p>Unknown/Not Applicable</text:p>
          </table:table-cell>
          <table:table-cell table:number-columns-repeated="4"/>
          <table:table-cell office:value-type="string">
            <text:p>Two plates</text:p>
          </table:table-cell>
          <table:table-cell office:value-type="string">
            <text:p>BRVEGEL INVENTOR</text:p>
          </table:table-cell>
          <table:table-cell office:value-type="string">
            <text:p>Lower right in cartouche</text:p>
          </table:table-cell>
          <table:table-cell/>
          <table:table-cell office:value-type="string">
            <text:p>Signed in cartouche at lower right: BRVEGEL INVENTOR [VE linked and both Ns are reversed] and at the lower left: F. HVIIS FECIT.</text:p>
          </table:table-cell>
          <table:table-cell/>
          <table:table-cell office:value-type="string">
            <text:p>Etching and engraving</text:p>
          </table:table-cell>
          <table:table-cell/>
          <table:table-cell office:value-type="float" office:value="5">
            <text:p>5</text:p>
          </table:table-cell>
          <table:table-cell office:value-type="string">
            <text:p>Frans Huys</text:p>
          </table:table-cell>
          <table:table-cell office:value-type="string">
            <text:p>Cornelis van Dalem and Hieronymous Cock</text:p>
          </table:table-cell>
          <table:table-cell table:number-columns-repeated="6"/>
          <table:table-cell office:value-type="string">
            <text:p>Nagler, Lexikon, VI, 14|Le Blanc (Huys) 19|Van Bastelaer 1908, 96|Wurzbach (Brueghel) 40|Wurzbach (Huys) 8|H. III (Bruegel) 96|H. IV (Cock) 215|H. IX (Huys) 15|Vienna 1967-68, 41|Lebeer 1969, 40|De Ramaix 1968-69, 40|Lari 1973, 94|Vallese 1979, 32|Marijnissen 1988, p. 164|Tokyo 1989, 40|Gilchrist 1992, 96|Hamburg, 2001, 40|Orenstein and Sellink 2001, 85</text:p>
          </table:table-cell>
          <table:table-cell office:value-type="string">
            <text:p>10245 |10246 |10247 </text:p>
          </table:table-cell>
          <table:table-cell table:number-columns-repeated="4"/>
          <table:table-cell office:value-type="float" office:value="48">
            <text:p>48</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66/thumbnail.jpg</text:p>
          </table:table-cell>
          <table:table-cell office:value-type="string">
            <text:p>img/derivatives/simple/10166/fullwidth.jpg</text:p>
          </table:table-cell>
          <table:table-cell office:value-type="string">
            <text:p>pieterbruegel</text:p>
          </table:table-cell>
          <table:table-cell office:value-type="string">
            <text:p>brueghel_item</text:p>
          </table:table-cell>
          <table:table-cell/>
          <table:table-cell office:value-type="string">
            <text:p>Naval_Battle_in_the_Strait_of_Messina.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67">
            <text:p>10167</text:p>
          </table:table-cell>
          <table:table-cell office:value-type="string">
            <text:p>View of the Tiber (Tivoli) (Prospectus Tyburtinus)</text:p>
          </table:table-cell>
          <table:table-cell office:value-type="string">
            <text:p>Print</text:p>
          </table:table-cell>
          <table:table-cell office:value-type="string">
            <text:p>Landscape</text:p>
          </table:table-cell>
          <table:table-cell office:value-type="string">
            <text:p>Bridge|City|Tower|Cliff|River|Waterfall</text:p>
          </table:table-cell>
          <table:table-cell/>
          <table:table-cell office:value-type="float" office:value="32">
            <text:p>32</text:p>
          </table:table-cell>
          <table:table-cell office:value-type="float" office:value="42">
            <text:p>42</text:p>
          </table:table-cell>
          <table:table-cell table:number-columns-repeated="6"/>
          <table:table-cell office:value-type="string">
            <text:p>Unknown/Not Applicable</text:p>
          </table:table-cell>
          <table:table-cell table:number-columns-repeated="8"/>
          <table:table-cell office:value-type="string">
            <text:p>At bottom right: h. cock excude. In lower margin: PROSPECTVS TYBVRTINVS (each "S" in PROSPECTVS is reversed)</text:p>
          </table:table-cell>
          <table:table-cell/>
          <table:table-cell office:value-type="string">
            <text:p>Etching and engraving</text:p>
          </table:table-cell>
          <table:table-cell/>
          <table:table-cell office:value-type="float" office:value="3">
            <text:p>3</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3|H. III (Bruegel) 3|H. IV (Cock 151)|Feinblatt 1961, 4|Klein 1963, 1|Lebeer 1969, 1|Domaszewska 1971, 2|Lari 1973, 5|Riggs 1977, 28, 1|Vallese 1979, 1|Tokyo 1989, 1|Gilchrist 1992, 3|NHD (Doetecum), 10|Hamburg 2001, 1|Orenstein and Sellink 2001, 24</text:p>
          </table:table-cell>
          <table:table-cell table:number-columns-repeated="5"/>
          <table:table-cell office:value-type="float" office:value="49">
            <text:p>49</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67/thumbnail.jpg</text:p>
          </table:table-cell>
          <table:table-cell office:value-type="string">
            <text:p>img/derivatives/simple/10167/fullwidth.jpg</text:p>
          </table:table-cell>
          <table:table-cell office:value-type="string">
            <text:p>pieterbruegel</text:p>
          </table:table-cell>
          <table:table-cell office:value-type="string">
            <text:p>brueghel_item</text:p>
          </table:table-cell>
          <table:table-cell/>
          <table:table-cell office:value-type="string">
            <text:p>View_of_the_Tiber_Tivoli_Prospectus_Tyburtinu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68">
            <text:p>10168</text:p>
          </table:table-cell>
          <table:table-cell office:value-type="string">
            <text:p>St. Jerome in the Wilderness (S. Hieronymus in Deserto)</text:p>
          </table:table-cell>
          <table:table-cell office:value-type="string">
            <text:p>Print</text:p>
          </table:table-cell>
          <table:table-cell office:value-type="string">
            <text:p>Religious</text:p>
          </table:table-cell>
          <table:table-cell office:value-type="string">
            <text:p>Castle|Cliff|Forest|Mountain|River</text:p>
          </table:table-cell>
          <table:table-cell/>
          <table:table-cell office:value-type="float" office:value="32.7">
            <text:p>32.7</text:p>
          </table:table-cell>
          <table:table-cell office:value-type="float" office:value="42.9">
            <text:p>42.9</text:p>
          </table:table-cell>
          <table:table-cell table:number-columns-repeated="6"/>
          <table:table-cell office:value-type="string">
            <text:p>Unknown/Not Applicable</text:p>
          </table:table-cell>
          <table:table-cell table:number-columns-repeated="5"/>
          <table:table-cell office:value-type="string">
            <text:p>brueghel Inue[nt]</text:p>
          </table:table-cell>
          <table:table-cell office:value-type="string">
            <text:p>Bottom right</text:p>
          </table:table-cell>
          <table:table-cell/>
          <table:table-cell office:value-type="string">
            <text:p>In bottom right: brueghel Inue[nt] | h cock excu. In lower margin: -S- HIERONIJMVS IN DESERTO-</text:p>
          </table:table-cell>
          <table:table-cell/>
          <table:table-cell office:value-type="string">
            <text:p>Etching and engraving</text:p>
          </table:table-cell>
          <table:table-cell/>
          <table:table-cell office:value-type="float" office:value="1">
            <text:p>1</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7|Wurzbach (Bruegel) 11|H. III (Bruegel) 4|H. IV (Cock) 152|Feinblatt 1961, 5|Klein 1963, 2|Arndt 1966, pp. 207-212|Lebeer 1969, 2|De Pauw-De Veen 1970, 148|Lari 1973, 6|Riggs 1977, 28, no. 2|Vallese 1979, 4|Tokyo 1989, 2|Gilchrist 1992, 7|NHD (Doetecum), 11|Hamburg 2001, 2|Orensteing and Sellink 2001, 25</text:p>
          </table:table-cell>
          <table:table-cell table:number-columns-repeated="5"/>
          <table:table-cell office:value-type="float" office:value="50">
            <text:p>50</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68/thumbnail.jpg</text:p>
          </table:table-cell>
          <table:table-cell office:value-type="string">
            <text:p>img/derivatives/simple/10168/fullwidth.jpg</text:p>
          </table:table-cell>
          <table:table-cell office:value-type="string">
            <text:p>pieterbruegel</text:p>
          </table:table-cell>
          <table:table-cell office:value-type="string">
            <text:p>brueghel_item</text:p>
          </table:table-cell>
          <table:table-cell/>
          <table:table-cell office:value-type="string">
            <text:p>St_Jerome_in_the_Wilderness_S_Hieronymus_in_Deserto.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69">
            <text:p>10169</text:p>
          </table:table-cell>
          <table:table-cell office:value-type="string">
            <text:p>The Penitent Magdalene (Magdalena Poenitens)</text:p>
          </table:table-cell>
          <table:table-cell office:value-type="string">
            <text:p>Print</text:p>
          </table:table-cell>
          <table:table-cell office:value-type="string">
            <text:p>Religious</text:p>
          </table:table-cell>
          <table:table-cell office:value-type="string">
            <text:p>Castle|City|Forest|Mountain|River|Crosse|Mary Magdalenee|Books</text:p>
          </table:table-cell>
          <table:table-cell/>
          <table:table-cell office:value-type="float" office:value="32.4">
            <text:p>32.4</text:p>
          </table:table-cell>
          <table:table-cell office:value-type="float" office:value="42.7">
            <text:p>42.7</text:p>
          </table:table-cell>
          <table:table-cell table:number-columns-repeated="6"/>
          <table:table-cell office:value-type="string">
            <text:p>Unknown/Not Applicable</text:p>
          </table:table-cell>
          <table:table-cell table:number-columns-repeated="5"/>
          <table:table-cell office:value-type="string">
            <text:p>brueghel Inuen.</text:p>
          </table:table-cell>
          <table:table-cell office:value-type="string">
            <text:p>Bottom left corner</text:p>
          </table:table-cell>
          <table:table-cell/>
          <table:table-cell office:value-type="string">
            <text:p>In bottom left corner: brueghel Inuen. | .h. cock excud. In lower margin: MAGDALENA POENITENS</text:p>
          </table:table-cell>
          <table:table-cell/>
          <table:table-cell office:value-type="string">
            <text:p>Etching and engraving</text:p>
          </table:table-cell>
          <table:table-cell/>
          <table:table-cell office:value-type="float" office:value="2">
            <text:p>2</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8|Wurzbach (Brueghel) 10|H. III (Bruegel) 5|H. IV (Cock) 153|Feinblatt 1961, 6|Klein 1963, 3|Vienna 1967-68, 35|Lebeer 1969, 3|De Pauw-De Veen 1970, 146|Lari 1973, 7|Riggs 1977, 28, no. 33|Vallese 1979, 5|Tokyo 1989, 3|Gilchrist 1992, 8|NHD (Doetecum) 12|Hamburg 2001, 3|Orenstein and Sellink 2001, 26</text:p>
          </table:table-cell>
          <table:table-cell table:number-columns-repeated="5"/>
          <table:table-cell office:value-type="float" office:value="51">
            <text:p>51</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69/thumbnail.jpg</text:p>
          </table:table-cell>
          <table:table-cell office:value-type="string">
            <text:p>img/derivatives/simple/10169/fullwidth.jpg</text:p>
          </table:table-cell>
          <table:table-cell office:value-type="string">
            <text:p>pieterbruegel</text:p>
          </table:table-cell>
          <table:table-cell office:value-type="string">
            <text:p>brueghel_item</text:p>
          </table:table-cell>
          <table:table-cell/>
          <table:table-cell office:value-type="string">
            <text:p>The_Penitent_Magdalene_Magdalena_Poeniten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70">
            <text:p>10170</text:p>
          </table:table-cell>
          <table:table-cell office:value-type="string">
            <text:p>Alpine Landscape with Deep Valley</text:p>
          </table:table-cell>
          <table:table-cell office:value-type="string">
            <text:p>Print</text:p>
          </table:table-cell>
          <table:table-cell office:value-type="string">
            <text:p>Landscape</text:p>
          </table:table-cell>
          <table:table-cell office:value-type="string">
            <text:p>Traveling|Horse|Bridge|Cliff|Forest|Mountain|Crosse</text:p>
          </table:table-cell>
          <table:table-cell/>
          <table:table-cell office:value-type="float" office:value="32.5">
            <text:p>32.5</text:p>
          </table:table-cell>
          <table:table-cell office:value-type="float" office:value="42.9">
            <text:p>42.9</text:p>
          </table:table-cell>
          <table:table-cell table:number-columns-repeated="6"/>
          <table:table-cell office:value-type="string">
            <text:p>Unknown/Not Applicable</text:p>
          </table:table-cell>
          <table:table-cell table:number-columns-repeated="5"/>
          <table:table-cell office:value-type="string">
            <text:p>brueghel Inuentor</text:p>
          </table:table-cell>
          <table:table-cell office:value-type="string">
            <text:p>Bottom left corner</text:p>
          </table:table-cell>
          <table:table-cell/>
          <table:table-cell office:value-type="string">
            <text:p>At bottom left corner: brueghel Inuentor | .h. cock excude. At bottom right corner: brue. Inu[ent]</text:p>
          </table:table-cell>
          <table:table-cell/>
          <table:table-cell office:value-type="string">
            <text:p>Etching and engraving</text:p>
          </table:table-cell>
          <table:table-cell/>
          <table:table-cell office:value-type="float" office:value="1">
            <text:p>1</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9|H.III (Bruegel) 6|H. IV (Cock) 154|Feinblatt 1961, 7|Klein 1963|Lebeer 1969, 4|Domaszewska 1971, 3|Lari 1973, 8|Riggs 1977, 28, no. 4|Vallese 1979, 2|Tokyo 1989, 4|Gilchrist 1992, 9|NHD (Doetecum) 13|Hamburg 2001, 4|Orenstein and Sellink 2001, 29</text:p>
          </table:table-cell>
          <table:table-cell office:value-type="string">
            <text:p>10230 |10231 |10232 |10233 </text:p>
          </table:table-cell>
          <table:table-cell table:number-columns-repeated="4"/>
          <table:table-cell office:value-type="float" office:value="52">
            <text:p>52</text:p>
          </table:table-cell>
          <table:table-cell table:number-columns-repeated="2"/>
          <table:table-cell office:value-type="float" office:value="10063">
            <text:p>10063</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70/thumbnail.jpg</text:p>
          </table:table-cell>
          <table:table-cell office:value-type="string">
            <text:p>img/derivatives/simple/10170/fullwidth.jpg</text:p>
          </table:table-cell>
          <table:table-cell office:value-type="string">
            <text:p>pieterbruegel</text:p>
          </table:table-cell>
          <table:table-cell office:value-type="string">
            <text:p>brueghel_item</text:p>
          </table:table-cell>
          <table:table-cell/>
          <table:table-cell office:value-type="string">
            <text:p>Alpine_Landscape_with_Deep_Valley.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71">
            <text:p>10171</text:p>
          </table:table-cell>
          <table:table-cell office:value-type="string">
            <text:p>The Crafty Bird-Catcher (Insidiosus Auceps)</text:p>
          </table:table-cell>
          <table:table-cell office:value-type="string">
            <text:p>Print</text:p>
          </table:table-cell>
          <table:table-cell office:value-type="string">
            <text:p>Landscape</text:p>
          </table:table-cell>
          <table:table-cell office:value-type="string">
            <text:p>Traveling|Dog|City|Cliff|Mountain</text:p>
          </table:table-cell>
          <table:table-cell/>
          <table:table-cell office:value-type="float" office:value="32.9">
            <text:p>32.9</text:p>
          </table:table-cell>
          <table:table-cell office:value-type="float" office:value="42.3">
            <text:p>42.3</text:p>
          </table:table-cell>
          <table:table-cell table:number-columns-repeated="6"/>
          <table:table-cell office:value-type="string">
            <text:p>Unknown/Not Applicable</text:p>
          </table:table-cell>
          <table:table-cell table:number-columns-repeated="5"/>
          <table:table-cell office:value-type="string">
            <text:p>BRVEGHEL INVE[NT]</text:p>
          </table:table-cell>
          <table:table-cell office:value-type="string">
            <text:p>Bottom right corner</text:p>
          </table:table-cell>
          <table:table-cell/>
          <table:table-cell office:value-type="string">
            <text:p>At bottom right corner: BRVEGHEL INVE[NT] | h. cock excudeb.</text:p>
          </table:table-cell>
          <table:table-cell/>
          <table:table-cell office:value-type="string">
            <text:p>Etching and engraving</text:p>
          </table:table-cell>
          <table:table-cell/>
          <table:table-cell office:value-type="float" office:value="1">
            <text:p>1</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10|H. III (Bruegel) 7|H. IV (Cock) 155|Feinblatt 1961, 8|Klein 1963, 4|Lebeer 1969, 5|Lari 1973, 9|Vallese 1979, 3|Tokyo 1989, 5|Gilchrist 1992, 10|NHD (Doetecum) 14|Hamburg 2001, 5|Orenstein and Sellink 2001, 27</text:p>
          </table:table-cell>
          <table:table-cell table:number-columns-repeated="5"/>
          <table:table-cell office:value-type="float" office:value="53">
            <text:p>53</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71/thumbnail.jpg</text:p>
          </table:table-cell>
          <table:table-cell office:value-type="string">
            <text:p>img/derivatives/simple/10171/fullwidth.jpg</text:p>
          </table:table-cell>
          <table:table-cell office:value-type="string">
            <text:p>pieterbruegel</text:p>
          </table:table-cell>
          <table:table-cell office:value-type="string">
            <text:p>brueghel_item</text:p>
          </table:table-cell>
          <table:table-cell/>
          <table:table-cell office:value-type="string">
            <text:p>The_Crafty_Bird_Catcher_Insidiosus_Aucep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72">
            <text:p>10172</text:p>
          </table:table-cell>
          <table:table-cell office:value-type="string">
            <text:p>The Belgian Wagon (Plaustrum Belgicum)</text:p>
          </table:table-cell>
          <table:table-cell office:value-type="string">
            <text:p>Print</text:p>
          </table:table-cell>
          <table:table-cell office:value-type="string">
            <text:p>Landscape</text:p>
          </table:table-cell>
          <table:table-cell office:value-type="string">
            <text:p>Horse|Church|City|Basket|River|Crosse|Boat|Ship|Wagon</text:p>
          </table:table-cell>
          <table:table-cell/>
          <table:table-cell office:value-type="float" office:value="32.4">
            <text:p>32.4</text:p>
          </table:table-cell>
          <table:table-cell office:value-type="float" office:value="42.8">
            <text:p>42.8</text:p>
          </table:table-cell>
          <table:table-cell table:number-columns-repeated="6"/>
          <table:table-cell office:value-type="string">
            <text:p>Unknown/Not Applicable</text:p>
          </table:table-cell>
          <table:table-cell table:number-columns-repeated="5"/>
          <table:table-cell office:value-type="string">
            <text:p>BRVEGHEL INVE[NT]</text:p>
          </table:table-cell>
          <table:table-cell office:value-type="string">
            <text:p>Bottom right corner</text:p>
          </table:table-cell>
          <table:table-cell/>
          <table:table-cell office:value-type="string">
            <text:p>At bottom right corner: BRVEGHEL INVE[NT] | H. cock excudeb.</text:p>
          </table:table-cell>
          <table:table-cell/>
          <table:table-cell office:value-type="string">
            <text:p>Etching and engraving</text:p>
          </table:table-cell>
          <table:table-cell/>
          <table:table-cell office:value-type="float" office:value="2">
            <text:p>2</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11|H. III (Bruegel) 8|H. IV (Cock) 156|Feinblatt 1961, 9|Klein 1963, 5|Lebeer 1969, 6|Domaszewska 1971, 4|Lari 1973, 10|Riggs 1977, 28, no. 6|Vallese 1979, 6|Tokyo 1989, 6|Gilchrist 1992, 11|NHD (Doetecum) 15|Hamburg 2001, 6|Orenstein and Sellink 2001, 30</text:p>
          </table:table-cell>
          <table:table-cell table:number-columns-repeated="5"/>
          <table:table-cell office:value-type="float" office:value="54">
            <text:p>54</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72/thumbnail.jpg</text:p>
          </table:table-cell>
          <table:table-cell office:value-type="string">
            <text:p>img/derivatives/simple/10172/fullwidth.jpg</text:p>
          </table:table-cell>
          <table:table-cell office:value-type="string">
            <text:p>pieterbruegel</text:p>
          </table:table-cell>
          <table:table-cell office:value-type="string">
            <text:p>brueghel_item</text:p>
          </table:table-cell>
          <table:table-cell/>
          <table:table-cell office:value-type="string">
            <text:p>The_Belgian_Wagon_Plaustrum_Belgicum.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73">
            <text:p>10173</text:p>
          </table:table-cell>
          <table:table-cell office:value-type="string">
            <text:p>Rustic Solicitude (Solicitudo Rustica)</text:p>
          </table:table-cell>
          <table:table-cell office:value-type="string">
            <text:p>Print</text:p>
          </table:table-cell>
          <table:table-cell office:value-type="string">
            <text:p>Landscape</text:p>
          </table:table-cell>
          <table:table-cell office:value-type="string">
            <text:p>Traveling|Horse|Mountain|River|Boat|Ship|Wagon</text:p>
          </table:table-cell>
          <table:table-cell/>
          <table:table-cell office:value-type="float" office:value="32.6">
            <text:p>32.6</text:p>
          </table:table-cell>
          <table:table-cell office:value-type="float" office:value="43.1">
            <text:p>43.1</text:p>
          </table:table-cell>
          <table:table-cell table:number-columns-repeated="6"/>
          <table:table-cell office:value-type="string">
            <text:p>Unknown/Not Applicable</text:p>
          </table:table-cell>
          <table:table-cell table:number-columns-repeated="5"/>
          <table:table-cell office:value-type="string">
            <text:p>BRVEGHEL INVE[NT]</text:p>
          </table:table-cell>
          <table:table-cell office:value-type="string">
            <text:p>Bottom center</text:p>
          </table:table-cell>
          <table:table-cell/>
          <table:table-cell office:value-type="string">
            <text:p>At bottom center: brueghel Inue[nt]| .H. cock excu. In lower margin: SOLICITVDO RVSTICA</text:p>
          </table:table-cell>
          <table:table-cell/>
          <table:table-cell office:value-type="string">
            <text:p>Etching and engraving</text:p>
          </table:table-cell>
          <table:table-cell/>
          <table:table-cell office:value-type="float" office:value="2">
            <text:p>2</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12|H. III (Bruegel) 9|H. IV (Cock) 157|Feinblatt 1961, 10|Klein 1963, 6|Vienna 1967-68, 36|Lebeer 1969, 7|Lari 1973, 11|Riggs 1977, 28, no.7|Vallese 1979, 7|Tokyo 1989, 7|Gilchrist 1992, 12|NHD (Doetecum) 16|Hamburg 2001, 7|Orenstein and Sellink 2001, 28</text:p>
          </table:table-cell>
          <table:table-cell office:value-type="string">
            <text:p>8353 |8354 |8355 |8356 </text:p>
          </table:table-cell>
          <table:table-cell table:number-columns-repeated="4"/>
          <table:table-cell office:value-type="float" office:value="55">
            <text:p>55</text:p>
          </table:table-cell>
          <table:table-cell table:number-columns-repeated="2"/>
          <table:table-cell office:value-type="float" office:value="10066">
            <text:p>10066</text:p>
          </table:table-cell>
          <table:table-cell table:number-columns-repeated="5"/>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73/thumbnail.jpg</text:p>
          </table:table-cell>
          <table:table-cell office:value-type="string">
            <text:p>img/derivatives/simple/10173/fullwidth.jpg</text:p>
          </table:table-cell>
          <table:table-cell office:value-type="string">
            <text:p>pieterbruegel</text:p>
          </table:table-cell>
          <table:table-cell office:value-type="string">
            <text:p>brueghel_item</text:p>
          </table:table-cell>
          <table:table-cell/>
          <table:table-cell office:value-type="string">
            <text:p>AN00061907_001_l.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74">
            <text:p>10174</text:p>
          </table:table-cell>
          <table:table-cell office:value-type="string">
            <text:p>The Way to Emmaus (Euntes in Emaus)</text:p>
          </table:table-cell>
          <table:table-cell office:value-type="string">
            <text:p>Print</text:p>
          </table:table-cell>
          <table:table-cell office:value-type="string">
            <text:p>Landscape</text:p>
          </table:table-cell>
          <table:table-cell office:value-type="string">
            <text:p>Traveling|Mountain|River|Wagon</text:p>
          </table:table-cell>
          <table:table-cell/>
          <table:table-cell office:value-type="float" office:value="32.6">
            <text:p>32.6</text:p>
          </table:table-cell>
          <table:table-cell office:value-type="float" office:value="42.9">
            <text:p>42.9</text:p>
          </table:table-cell>
          <table:table-cell table:number-columns-repeated="6"/>
          <table:table-cell office:value-type="string">
            <text:p>Unknown/Not Applicable</text:p>
          </table:table-cell>
          <table:table-cell table:number-columns-repeated="5"/>
          <table:table-cell office:value-type="string">
            <text:p>brughel Inue[nt]-</text:p>
          </table:table-cell>
          <table:table-cell office:value-type="string">
            <text:p>Bottom left corner</text:p>
          </table:table-cell>
          <table:table-cell/>
          <table:table-cell office:value-type="string">
            <text:p>At bottom left corner: brughel Inue[nt]- | -H- cock excud-. In lower margin: EVNTES IN EMAVS.</text:p>
          </table:table-cell>
          <table:table-cell/>
          <table:table-cell office:value-type="string">
            <text:p>Etching and engraving</text:p>
          </table:table-cell>
          <table:table-cell/>
          <table:table-cell office:value-type="float" office:value="1">
            <text:p>1</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14|Wrzbach (Breughel) 8|H. III (Bruegel) 14|H. IV (Cock), 159|Feinblatt 1961, 12|Vienna 1967-68, 37|Lebeer 196, 9|Domaszewska 1971, 6|Lari 1973, 13|Riggs 1977, 28, no. 9|Vallese 1979, 9|Tokyo 1989, 9|Gilchrist 1992, 14|NHD (Doetecum) 18|Hamburg2001, 9|Orenstein and Sellink 2001, 23</text:p>
          </table:table-cell>
          <table:table-cell table:number-columns-repeated="5"/>
          <table:table-cell office:value-type="float" office:value="56">
            <text:p>56</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74/thumbnail.jpg</text:p>
          </table:table-cell>
          <table:table-cell office:value-type="string">
            <text:p>img/derivatives/simple/10174/fullwidth.jpg</text:p>
          </table:table-cell>
          <table:table-cell office:value-type="string">
            <text:p>pieterbruegel</text:p>
          </table:table-cell>
          <table:table-cell office:value-type="string">
            <text:p>brueghel_item</text:p>
          </table:table-cell>
          <table:table-cell/>
          <table:table-cell office:value-type="string">
            <text:p>The_Way_to_Emmaus_Euntes_in_Emau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75">
            <text:p>10175</text:p>
          </table:table-cell>
          <table:table-cell office:value-type="string">
            <text:p>Wooded Region (Pagus Nemorosvs)</text:p>
          </table:table-cell>
          <table:table-cell office:value-type="string">
            <text:p>Print</text:p>
          </table:table-cell>
          <table:table-cell office:value-type="string">
            <text:p>Landscape</text:p>
          </table:table-cell>
          <table:table-cell office:value-type="string">
            <text:p>Traveling|Horse|Church|Forest|River|Weaponry|Wagon</text:p>
          </table:table-cell>
          <table:table-cell/>
          <table:table-cell office:value-type="float" office:value="39.6">
            <text:p>39.6</text:p>
          </table:table-cell>
          <table:table-cell office:value-type="float" office:value="42.8">
            <text:p>42.8</text:p>
          </table:table-cell>
          <table:table-cell table:number-columns-repeated="6"/>
          <table:table-cell office:value-type="string">
            <text:p>Unknown/Not Applicable</text:p>
          </table:table-cell>
          <table:table-cell table:number-columns-repeated="5"/>
          <table:table-cell office:value-type="string">
            <text:p>brueghel inue[nt]</text:p>
          </table:table-cell>
          <table:table-cell office:value-type="string">
            <text:p>Bottom left</text:p>
          </table:table-cell>
          <table:table-cell/>
          <table:table-cell office:value-type="string">
            <text:p>At bottom left: brueghel inue[nt] and .h. cock excu. In lower margin: PAGVS NEMOROSVS</text:p>
          </table:table-cell>
          <table:table-cell/>
          <table:table-cell office:value-type="string">
            <text:p>Etching and engraving</text:p>
          </table:table-cell>
          <table:table-cell/>
          <table:table-cell office:value-type="float" office:value="2">
            <text:p>2</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16|H. III (Bruegel) 13|H. IV (Cock), 161|Feinblatt 1961, 14|Klein 1963, 7|Vienna 1967-68, 39|Lebeer 1969, 11|De Pauw-De Veen 1970, 147|Domaszewska 1971, 7|Lari 1973, 15|Riggs 1977, 28, no. 11|Vallese 1979, 10|Tokyo 1989, 11|Gilchrist 1992, 16|NHD (Doetecum) 20|Hamburg 2001, 11|Orenstein and Sellink 2001, 32</text:p>
          </table:table-cell>
          <table:table-cell table:number-columns-repeated="5"/>
          <table:table-cell office:value-type="float" office:value="57">
            <text:p>57</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75/thumbnail.jpg</text:p>
          </table:table-cell>
          <table:table-cell office:value-type="string">
            <text:p>img/derivatives/simple/10175/fullwidth.jpg</text:p>
          </table:table-cell>
          <table:table-cell office:value-type="string">
            <text:p>pieterbruegel</text:p>
          </table:table-cell>
          <table:table-cell office:value-type="string">
            <text:p>brueghel_item</text:p>
          </table:table-cell>
          <table:table-cell/>
          <table:table-cell office:value-type="string">
            <text:p>Wooded_Region_Pagus_Nemorosv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76">
            <text:p>10176</text:p>
          </table:table-cell>
          <table:table-cell office:value-type="string">
            <text:p>Soldiers at Rest (Milites Requiescentes)</text:p>
          </table:table-cell>
          <table:table-cell office:value-type="string">
            <text:p>Print</text:p>
          </table:table-cell>
          <table:table-cell office:value-type="string">
            <text:p>Landscape</text:p>
          </table:table-cell>
          <table:table-cell office:value-type="string">
            <text:p>Mountain|River|Weaponry|Ship</text:p>
          </table:table-cell>
          <table:table-cell/>
          <table:table-cell office:value-type="float" office:value="32.2">
            <text:p>32.2</text:p>
          </table:table-cell>
          <table:table-cell office:value-type="float" office:value="42.1">
            <text:p>42.1</text:p>
          </table:table-cell>
          <table:table-cell table:number-columns-repeated="6"/>
          <table:table-cell office:value-type="string">
            <text:p>Unknown/Not Applicable</text:p>
          </table:table-cell>
          <table:table-cell table:number-columns-repeated="5"/>
          <table:table-cell office:value-type="string">
            <text:p>brueghel inue[nt]</text:p>
          </table:table-cell>
          <table:table-cell office:value-type="string">
            <text:p>Bottom left</text:p>
          </table:table-cell>
          <table:table-cell/>
          <table:table-cell office:value-type="string">
            <text:p>At bottom right: h.cock excu. In lower margin: MILITES [second "I" smaller and squeezed in between L and T] REQVIESCENTES</text:p>
          </table:table-cell>
          <table:table-cell/>
          <table:table-cell office:value-type="string">
            <text:p>Etching and engraving</text:p>
          </table:table-cell>
          <table:table-cell/>
          <table:table-cell office:value-type="float" office:value="1">
            <text:p>1</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17|H. III (Bruegel) 14|H. IV (Cock) 162|Feinblatt 1961, 15|Lebeer 1969, 12|Lari 1973, 16|Riggs 1977, 28, no. 12|Vallese 1979, 8|Tokyo 1989, 12|Gilchrist 1992, 17|NHD (Doetecum) 21|Hamburg 2001, 12|Orenstein and Sellink 2001, 31</text:p>
          </table:table-cell>
          <table:table-cell office:value-type="string">
            <text:p>8443 |8444 |8445 </text:p>
          </table:table-cell>
          <table:table-cell table:number-columns-repeated="4"/>
          <table:table-cell office:value-type="float" office:value="58">
            <text:p>58</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76/thumbnail.jpg</text:p>
          </table:table-cell>
          <table:table-cell office:value-type="string">
            <text:p>img/derivatives/simple/10176/fullwidth.jpg</text:p>
          </table:table-cell>
          <table:table-cell office:value-type="string">
            <text:p>pieterbruegel</text:p>
          </table:table-cell>
          <table:table-cell office:value-type="string">
            <text:p>brueghel_item</text:p>
          </table:table-cell>
          <table:table-cell/>
          <table:table-cell office:value-type="string">
            <text:p>Soldiers_at_Rest_Milites_Requiescentes.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77">
            <text:p>10177</text:p>
          </table:table-cell>
          <table:table-cell office:value-type="string">
            <text:p>Rustic Market</text:p>
          </table:table-cell>
          <table:table-cell office:value-type="string">
            <text:p>Print</text:p>
          </table:table-cell>
          <table:table-cell office:value-type="string">
            <text:p>Landscape</text:p>
          </table:table-cell>
          <table:table-cell office:value-type="string">
            <text:p>Traveling|Forest|Weaponry</text:p>
          </table:table-cell>
          <table:table-cell/>
          <table:table-cell office:value-type="float" office:value="32">
            <text:p>32</text:p>
          </table:table-cell>
          <table:table-cell office:value-type="float" office:value="42.4">
            <text:p>42.4</text:p>
          </table:table-cell>
          <table:table-cell table:number-columns-repeated="6"/>
          <table:table-cell office:value-type="string">
            <text:p>Unknown/Not Applicable</text:p>
          </table:table-cell>
          <table:table-cell table:number-columns-repeated="5"/>
          <table:table-cell office:value-type="string">
            <text:p>Brueghel inue[nt]</text:p>
          </table:table-cell>
          <table:table-cell office:value-type="string">
            <text:p>Bottom left</text:p>
          </table:table-cell>
          <table:table-cell/>
          <table:table-cell office:value-type="string">
            <text:p>At bottom left: Brueghel inue[nt] | H. cock excude. In lower margin: NVNDINAE RVSTICORVM</text:p>
          </table:table-cell>
          <table:table-cell/>
          <table:table-cell office:value-type="string">
            <text:p>Etching and engraving</text:p>
          </table:table-cell>
          <table:table-cell/>
          <table:table-cell office:value-type="float" office:value="3">
            <text:p>3</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13|H. (Bruegel) 13|Feinblatt 1961, 11|Vienna 1967-68|38|Lebeer 1969, 8|Domaszewska 1971, 5|Lari 1973, 12|Riggs 1977, 28, no. 8|Vallese 1979 (not after Bruegel), 11|Tokyo 1989, 8|Gilchrist 1992, 13|Hamburg 2001, 7|Orenstein and Sellink 2001, 34</text:p>
          </table:table-cell>
          <table:table-cell office:value-type="string">
            <text:p>8350 |8351 |8352 </text:p>
          </table:table-cell>
          <table:table-cell table:number-columns-repeated="4"/>
          <table:table-cell office:value-type="float" office:value="59">
            <text:p>59</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77/thumbnail.jpg</text:p>
          </table:table-cell>
          <table:table-cell office:value-type="string">
            <text:p>img/derivatives/simple/10177/fullwidth.jpg</text:p>
          </table:table-cell>
          <table:table-cell office:value-type="string">
            <text:p>pieterbruegel</text:p>
          </table:table-cell>
          <table:table-cell office:value-type="string">
            <text:p>brueghel_item</text:p>
          </table:table-cell>
          <table:table-cell/>
          <table:table-cell office:value-type="string">
            <text:p>Rustic_Market.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78">
            <text:p>10178</text:p>
          </table:table-cell>
          <table:table-cell office:value-type="string">
            <text:p>The Flight into Egypt (Fuga Deiparae in Aegyptum)</text:p>
          </table:table-cell>
          <table:table-cell office:value-type="string">
            <text:p>Print</text:p>
          </table:table-cell>
          <table:table-cell office:value-type="string">
            <text:p>Religious</text:p>
          </table:table-cell>
          <table:table-cell office:value-type="string">
            <text:p>Forest|River|Boat</text:p>
          </table:table-cell>
          <table:table-cell/>
          <table:table-cell office:value-type="float" office:value="31.5">
            <text:p>31.5</text:p>
          </table:table-cell>
          <table:table-cell office:value-type="float" office:value="42.4">
            <text:p>42.4</text:p>
          </table:table-cell>
          <table:table-cell table:number-columns-repeated="6"/>
          <table:table-cell office:value-type="string">
            <text:p>Unknown/Not Applicable</text:p>
          </table:table-cell>
          <table:table-cell table:number-columns-repeated="5"/>
          <table:table-cell office:value-type="string">
            <text:p>brueghel inue[nt]</text:p>
          </table:table-cell>
          <table:table-cell office:value-type="string">
            <text:p>Bottom right</text:p>
          </table:table-cell>
          <table:table-cell/>
          <table:table-cell office:value-type="string">
            <text:p>At bottom right: brueghel inue[nt] H. cock excud. In lower margin: FGA DEIPARAE IN AEGYPTVM.</text:p>
          </table:table-cell>
          <table:table-cell/>
          <table:table-cell office:value-type="string">
            <text:p>Etching and engraving</text:p>
          </table:table-cell>
          <table:table-cell/>
          <table:table-cell office:value-type="float" office:value="2">
            <text:p>2</text:p>
          </table:table-cell>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15|Wurzbach (Breughel, Stiche nach) 1|H. III (Bruegel) 15|H. IV (Cock) 160|Feinblatt 1961, 13|Lebeer 1969, 10|Lari 1973, 14|Vallese 1979, 12 (not after Bruegel)|Tokyko 1989, 10|Gilchrist 1992, 15|NHD (Doetecum) 19|Hamburg 2001, 10|Orenstein and Sellink 2001, 33</text:p>
          </table:table-cell>
          <table:table-cell table:number-columns-repeated="5"/>
          <table:table-cell office:value-type="float" office:value="60">
            <text:p>60</text:p>
          </table:table-cell>
          <table:table-cell table:number-columns-repeated="8"/>
          <table:table-cell office:value-type="string">
            <text:p>British Museum collection page</text:p>
          </table:table-cell>
          <table:table-cell office:value-type="string">
            <text:p>http://www.britishmuseum.org/research/collection_online/collection_object_details.aspx</text:p>
          </table:table-cell>
          <table:table-cell office:value-type="string">
            <text:p>img/derivatives/simple/10178/thumbnail.jpg</text:p>
          </table:table-cell>
          <table:table-cell office:value-type="string">
            <text:p>img/derivatives/simple/10178/fullwidth.jpg</text:p>
          </table:table-cell>
          <table:table-cell office:value-type="string">
            <text:p>pieterbruegel</text:p>
          </table:table-cell>
          <table:table-cell office:value-type="string">
            <text:p>brueghel_item</text:p>
          </table:table-cell>
          <table:table-cell/>
          <table:table-cell office:value-type="string">
            <text:p>The_Flight_into_Egypt_Fuga_Deiparae_in_Aegyptum.jpg</text:p>
          </table:table-cell>
          <table:table-cell office:value-type="string">
            <text:p>British Museum</text:p>
          </table:table-cell>
          <table:table-cell office:value-type="string">
            <text:p>http://www.britishmuseum.org/research/collection_online/collection_object_details/collection_image_gallery.aspx</text:p>
          </table:table-cell>
          <table:table-cell table:number-columns-repeated="963"/>
        </table:table-row>
        <table:table-row table:style-name="ro1">
          <table:table-cell office:value-type="float" office:value="10179">
            <text:p>10179</text:p>
          </table:table-cell>
          <table:table-cell office:value-type="string">
            <text:p>Large Alpine Landscape</text:p>
          </table:table-cell>
          <table:table-cell office:value-type="string">
            <text:p>Print</text:p>
          </table:table-cell>
          <table:table-cell office:value-type="string">
            <text:p>Landscape</text:p>
          </table:table-cell>
          <table:table-cell office:value-type="string">
            <text:p>Forest|Mountain</text:p>
          </table:table-cell>
          <table:table-cell/>
          <table:table-cell office:value-type="float" office:value="36.8">
            <text:p>36.8</text:p>
          </table:table-cell>
          <table:table-cell office:value-type="float" office:value="46.8">
            <text:p>46.8</text:p>
          </table:table-cell>
          <table:table-cell table:number-columns-repeated="6"/>
          <table:table-cell office:value-type="string">
            <text:p>Unknown/Not Applicable</text:p>
          </table:table-cell>
          <table:table-cell table:number-columns-repeated="5"/>
          <table:table-cell office:value-type="string">
            <text:p>brueghel inue[nt]</text:p>
          </table:table-cell>
          <table:table-cell office:value-type="string">
            <text:p>Bottom right</text:p>
          </table:table-cell>
          <table:table-cell/>
          <table:table-cell office:value-type="string">
            <text:p>At the bottom right: brueghel inue[nt] H. cock excudeb.</text:p>
          </table:table-cell>
          <table:table-cell/>
          <table:table-cell office:value-type="string">
            <text:p>Etching and engraving</text:p>
          </table:table-cell>
          <table:table-cell table:number-columns-repeated="2"/>
          <table:table-cell office:value-type="string">
            <text:p>Jan and Lucas van Doetecum</text:p>
          </table:table-cell>
          <table:table-cell office:value-type="string">
            <text:p>Hieronymus Cock</text:p>
          </table:table-cell>
          <table:table-cell office:value-type="string">
            <text:p>The Large Landscapes</text:p>
          </table:table-cell>
          <table:table-cell table:number-columns-repeated="5"/>
          <table:table-cell office:value-type="string">
            <text:p>Van Bastelaer 1908, 18|H. III (Bruegel) 18|H. IV (Cock) 163|Feinblatt 1961, 16|Klein 1963, 8|Vienna 1967-68, 40|Lebeer 1969, 13|De Pauw-De Veen 1970, 145|Lari 1973, 17|Riggs 1977, 29|Vallese 1979, 13|Tokyo 1989, 13|Gilchrist 1992, 18|NHD (Doetecum) 22|Hamburg 2001, 13|Orenstein and Sellink 2001, 135</text:p>
          </table:table-cell>
          <table:table-cell table:number-columns-repeated="5"/>
          <table:table-cell office:value-type="float" office:value="61">
            <text:p>61</text:p>
          </table:table-cell>
          <table:table-cell table:number-columns-repeated="8"/>
          <table:table-cell office:value-type="string">
            <text:p>The Metropolitan Museum of Art collection page</text:p>
          </table:table-cell>
          <table:table-cell office:value-type="string">
            <text:p>http://www.metmuseum.org/art/collection/search/415680</text:p>
          </table:table-cell>
          <table:table-cell office:value-type="string">
            <text:p>img/derivatives/simple/10179/thumbnail.jpg</text:p>
          </table:table-cell>
          <table:table-cell office:value-type="string">
            <text:p>img/derivatives/simple/10179/fullwidth.jpg</text:p>
          </table:table-cell>
          <table:table-cell office:value-type="string">
            <text:p>pieterbruegel</text:p>
          </table:table-cell>
          <table:table-cell office:value-type="string">
            <text:p>brueghel_item</text:p>
          </table:table-cell>
          <table:table-cell/>
          <table:table-cell office:value-type="string">
            <text:p>Large_Alpine_Landscape.jpg</text:p>
          </table:table-cell>
          <table:table-cell office:value-type="string">
            <text:p>The Met</text:p>
          </table:table-cell>
          <table:table-cell office:value-type="string">
            <text:p>http://www.metmuseum.org/art/collection/search/415680</text:p>
          </table:table-cell>
          <table:table-cell table:number-columns-repeated="963"/>
        </table:table-row>
        <table:table-row table:style-name="ro1">
          <table:table-cell office:value-type="float" office:value="10180">
            <text:p>10180</text:p>
          </table:table-cell>
          <table:table-cell office:value-type="string">
            <text:p>A Dutch Hulk and a Boeier</text:p>
          </table:table-cell>
          <table:table-cell office:value-type="string">
            <text:p>Print</text:p>
          </table:table-cell>
          <table:table-cell office:value-type="string">
            <text:p>Seascape</text:p>
          </table:table-cell>
          <table:table-cell office:value-type="string">
            <text:p>Ship</text:p>
          </table:table-cell>
          <table:table-cell/>
          <table:table-cell office:value-type="float" office:value="24.2">
            <text:p>24.2</text:p>
          </table:table-cell>
          <table:table-cell office:value-type="float" office:value="19.3">
            <text:p>19.3</text:p>
          </table:table-cell>
          <table:table-cell table:number-columns-repeated="6"/>
          <table:table-cell office:value-type="string">
            <text:p>Unknown/Not Applicable</text:p>
          </table:table-cell>
          <table:table-cell table:number-columns-repeated="8"/>
          <table:table-cell office:value-type="string">
            <text:p>Dated at the bottom center: 1565| on the stern of the ship: Dit scip 1564</text:p>
          </table:table-cell>
          <table:table-cell/>
          <table:table-cell office:value-type="string">
            <text:p>Engraving</text:p>
          </table:table-cell>
          <table:table-cell/>
          <table:table-cell office:value-type="float" office:value="2">
            <text:p>2</text:p>
          </table:table-cell>
          <table:table-cell office:value-type="string">
            <text:p>Frans Huys and Cornelis Cort (?)</text:p>
          </table:table-cell>
          <table:table-cell office:value-type="string">
            <text:p>Hieronymus Cock</text:p>
          </table:table-cell>
          <table:table-cell office:value-type="string">
            <text:p>Sailing Vessels</text:p>
          </table:table-cell>
          <table:table-cell table:number-columns-repeated="5"/>
          <table:table-cell office:value-type="string">
            <text:p>Van Bastelaer 1908, 98|Wurzbach (Huys) 9|H. III (Bruegel) 98|Feinblatt 1961, 18|Lebeer 1969, 41|De Ramaix 1968-69, 41|Lari 1973, 95|Vallese 1979, 33|De Groot and Vortsman 1980, 1|Tokyo 1989, 41|Gilchrist 1992, 98|GdZ, VI, 3.1 (2333)|Hamburg 2001, 41|Orenstein and Sellink 2001, pp. 217-18|De Groot and Vortsman 1980 identify location as the Zuider Zee off the coast of Enkhuizen, the coat-of-arms on the stern as that of the town of Hoorn and the flag on the left as the red, white, and red flag of Hoorn.</text:p>
          </table:table-cell>
          <table:table-cell office:value-type="string">
            <text:p>10122 |10123 |10124 |10125 |10126 |10140 </text:p>
          </table:table-cell>
          <table:table-cell table:number-columns-repeated="4"/>
          <table:table-cell office:value-type="float" office:value="62">
            <text:p>62</text:p>
          </table:table-cell>
          <table:table-cell table:number-columns-repeated="8"/>
          <table:table-cell office:value-type="string">
            <text:p>The Metropolitan Museum of Art collection page</text:p>
          </table:table-cell>
          <table:table-cell office:value-type="string">
            <text:p>http://www.metmuseum.org/art/collection/search/383040</text:p>
          </table:table-cell>
          <table:table-cell office:value-type="string">
            <text:p>img/derivatives/simple/10180/thumbnail.jpg</text:p>
          </table:table-cell>
          <table:table-cell office:value-type="string">
            <text:p>img/derivatives/simple/10180/fullwidth.jpg</text:p>
          </table:table-cell>
          <table:table-cell office:value-type="string">
            <text:p>pieterbruegel</text:p>
          </table:table-cell>
          <table:table-cell office:value-type="string">
            <text:p>brueghel_item</text:p>
          </table:table-cell>
          <table:table-cell/>
          <table:table-cell office:value-type="string">
            <text:p>A_Dutch_Hulk_and_a_Boeier.jpg</text:p>
          </table:table-cell>
          <table:table-cell office:value-type="string">
            <text:p>The Met</text:p>
          </table:table-cell>
          <table:table-cell office:value-type="string">
            <text:p>http://www.metmuseum.org/art/collection/search/383040</text:p>
          </table:table-cell>
          <table:table-cell table:number-columns-repeated="963"/>
        </table:table-row>
        <table:table-row table:style-name="ro1">
          <table:table-cell office:value-type="float" office:value="10181">
            <text:p>10181</text:p>
          </table:table-cell>
          <table:table-cell office:value-type="string">
            <text:p>Armed Four-Master Sailing Towards a Port</text:p>
          </table:table-cell>
          <table:table-cell office:value-type="string">
            <text:p>Print</text:p>
          </table:table-cell>
          <table:table-cell office:value-type="string">
            <text:p>Seascape</text:p>
          </table:table-cell>
          <table:table-cell office:value-type="string">
            <text:p>Ship</text:p>
          </table:table-cell>
          <table:table-cell/>
          <table:table-cell office:value-type="float" office:value="29.1">
            <text:p>29.1</text:p>
          </table:table-cell>
          <table:table-cell office:value-type="float" office:value="21.9">
            <text:p>21.9</text:p>
          </table:table-cell>
          <table:table-cell table:number-columns-repeated="6"/>
          <table:table-cell office:value-type="string">
            <text:p>Unknown/Not Applicable</text:p>
          </table:table-cell>
          <table:table-cell table:number-columns-repeated="5"/>
          <table:table-cell office:value-type="string">
            <text:p>FH</text:p>
          </table:table-cell>
          <table:table-cell office:value-type="string">
            <text:p>Bottom center</text:p>
          </table:table-cell>
          <table:table-cell/>
          <table:table-cell office:value-type="string">
            <text:p>The address and privilege at the upper left and right: H. Cock exc // Com priuilegio</text:p>
          </table:table-cell>
          <table:table-cell/>
          <table:table-cell office:value-type="string">
            <text:p>Etching and engraving</text:p>
          </table:table-cell>
          <table:table-cell/>
          <table:table-cell office:value-type="float" office:value="4">
            <text:p>4</text:p>
          </table:table-cell>
          <table:table-cell office:value-type="string">
            <text:p>Frans Huys</text:p>
          </table:table-cell>
          <table:table-cell office:value-type="string">
            <text:p>Hieronymus Cock</text:p>
          </table:table-cell>
          <table:table-cell office:value-type="string">
            <text:p>Sailing Vessels</text:p>
          </table:table-cell>
          <table:table-cell table:number-columns-repeated="5"/>
          <table:table-cell office:value-type="string">
            <text:p>Van Bastelaer 1908, 99|H. III (Bruegel) 99|Feinblatt 1961, 19|Vienna 1967-68, 44|Lebeer 1969, 42|De Ramaix 1968-69, 42|Lari 1973, 96|Vallese 1979, 34|Tokyo 1989, 42|Gilchrist 1992, 99|GdZ, VI 3.2 (2334)|Hamburg 2001, 42</text:p>
          </table:table-cell>
          <table:table-cell table:number-columns-repeated="5"/>
          <table:table-cell office:value-type="float" office:value="63">
            <text:p>63</text:p>
          </table:table-cell>
          <table:table-cell table:number-columns-repeated="8"/>
          <table:table-cell office:value-type="string">
            <text:p>The Metropolitan Museum of Art collection page</text:p>
          </table:table-cell>
          <table:table-cell office:value-type="string">
            <text:p>http://www.metmuseum.org/art/collection/search/383043</text:p>
          </table:table-cell>
          <table:table-cell office:value-type="string">
            <text:p>img/derivatives/simple/10181/thumbnail.jpg</text:p>
          </table:table-cell>
          <table:table-cell office:value-type="string">
            <text:p>img/derivatives/simple/10181/fullwidth.jpg</text:p>
          </table:table-cell>
          <table:table-cell office:value-type="string">
            <text:p>pieterbruegel</text:p>
          </table:table-cell>
          <table:table-cell office:value-type="string">
            <text:p>brueghel_item</text:p>
          </table:table-cell>
          <table:table-cell/>
          <table:table-cell office:value-type="string">
            <text:p>Armed_Four_Master_Sailing_Towards_a_Port.jpg</text:p>
          </table:table-cell>
          <table:table-cell office:value-type="string">
            <text:p>The Met</text:p>
          </table:table-cell>
          <table:table-cell office:value-type="string">
            <text:p>http://www.metmuseum.org/art/collection/search/383043</text:p>
          </table:table-cell>
          <table:table-cell table:number-columns-repeated="963"/>
        </table:table-row>
        <table:table-row table:style-name="ro1">
          <table:table-cell office:value-type="float" office:value="10182">
            <text:p>10182</text:p>
          </table:table-cell>
          <table:table-cell office:value-type="string">
            <text:p>Armed Three-Master on the Open Sea Accompanied by a Galley</text:p>
          </table:table-cell>
          <table:table-cell office:value-type="string">
            <text:p>Print</text:p>
          </table:table-cell>
          <table:table-cell office:value-type="string">
            <text:p>Seascape</text:p>
          </table:table-cell>
          <table:table-cell office:value-type="string">
            <text:p>Ship</text:p>
          </table:table-cell>
          <table:table-cell/>
          <table:table-cell office:value-type="float" office:value="31.4">
            <text:p>31.4</text:p>
          </table:table-cell>
          <table:table-cell office:value-type="float" office:value="24.6">
            <text:p>24.6</text:p>
          </table:table-cell>
          <table:table-cell table:number-columns-repeated="6"/>
          <table:table-cell office:value-type="string">
            <text:p>Unknown/Not Applicable</text:p>
          </table:table-cell>
          <table:table-cell table:number-columns-repeated="5"/>
          <table:table-cell office:value-type="string">
            <text:p>Bruegel [VE attached] / .FH</text:p>
          </table:table-cell>
          <table:table-cell office:value-type="string">
            <text:p>Bottom Left Corner</text:p>
          </table:table-cell>
          <table:table-cell/>
          <table:table-cell office:value-type="string">
            <text:p>Address in the bottom right corner: .H. Cock ex| in the upper left corner: Cum preuilegio</text:p>
          </table:table-cell>
          <table:table-cell/>
          <table:table-cell office:value-type="string">
            <text:p>Etching and engraving</text:p>
          </table:table-cell>
          <table:table-cell/>
          <table:table-cell office:value-type="float" office:value="3">
            <text:p>3</text:p>
          </table:table-cell>
          <table:table-cell office:value-type="string">
            <text:p>Frans Huys</text:p>
          </table:table-cell>
          <table:table-cell office:value-type="string">
            <text:p>Hieronymus Cock</text:p>
          </table:table-cell>
          <table:table-cell office:value-type="string">
            <text:p>Sailing Vessels</text:p>
          </table:table-cell>
          <table:table-cell table:number-columns-repeated="5"/>
          <table:table-cell office:value-type="string">
            <text:p>Van Bastelaer 1908, 100|Wurzbach (Huys) 9|H. III (Bruegel) 100|Feinblatt 1961, 20|Vienna 1967-68, 43|Lebeer 1969, 43|De Ramaix 1968-69, 43|Lari 1973, 97|Vallese 1979, 35|Tokyo 1989, 43|Gilchrist 1992, 100|GdZ, VI, 3.3 (2335)|Hamburg 2001, 43|Orenstein and Sellink 2001, 94</text:p>
          </table:table-cell>
          <table:table-cell table:number-columns-repeated="5"/>
          <table:table-cell office:value-type="float" office:value="64">
            <text:p>64</text:p>
          </table:table-cell>
          <table:table-cell table:number-columns-repeated="8"/>
          <table:table-cell office:value-type="string">
            <text:p>The Metropolitan Museum of Art collection page</text:p>
          </table:table-cell>
          <table:table-cell office:value-type="string">
            <text:p>http://www.metmuseum.org/art/collection/search/383042</text:p>
          </table:table-cell>
          <table:table-cell office:value-type="string">
            <text:p>img/derivatives/simple/10182/thumbnail.jpg</text:p>
          </table:table-cell>
          <table:table-cell office:value-type="string">
            <text:p>img/derivatives/simple/10182/fullwidth.jpg</text:p>
          </table:table-cell>
          <table:table-cell office:value-type="string">
            <text:p>pieterbruegel</text:p>
          </table:table-cell>
          <table:table-cell office:value-type="string">
            <text:p>brueghel_item</text:p>
          </table:table-cell>
          <table:table-cell/>
          <table:table-cell office:value-type="string">
            <text:p>Armed_Three_Master_on_the_Open_Sea_Accompanied_by_a_Galley.jpg</text:p>
          </table:table-cell>
          <table:table-cell office:value-type="string">
            <text:p>The Met</text:p>
          </table:table-cell>
          <table:table-cell office:value-type="string">
            <text:p>http://www.metmuseum.org/art/collection/search/383042</text:p>
          </table:table-cell>
          <table:table-cell table:number-columns-repeated="963"/>
        </table:table-row>
        <table:table-row table:style-name="ro1">
          <table:table-cell office:value-type="float" office:value="10183">
            <text:p>10183</text:p>
          </table:table-cell>
          <table:table-cell office:value-type="string">
            <text:p>Armed Three-Master with Daedalus and Icarus in the Sky</text:p>
          </table:table-cell>
          <table:table-cell office:value-type="string">
            <text:p>Print</text:p>
          </table:table-cell>
          <table:table-cell office:value-type="string">
            <text:p>Seascape</text:p>
          </table:table-cell>
          <table:table-cell office:value-type="string">
            <text:p>Ship</text:p>
          </table:table-cell>
          <table:table-cell/>
          <table:table-cell office:value-type="float" office:value="22.6">
            <text:p>22.6</text:p>
          </table:table-cell>
          <table:table-cell office:value-type="float" office:value="29.4">
            <text:p>29.4</text:p>
          </table:table-cell>
          <table:table-cell table:number-columns-repeated="6"/>
          <table:table-cell office:value-type="string">
            <text:p>Unknown/Not Applicable</text:p>
          </table:table-cell>
          <table:table-cell table:number-columns-repeated="5"/>
          <table:table-cell office:value-type="string">
            <text:p>.F.H. bruegel</text:p>
          </table:table-cell>
          <table:table-cell office:value-type="string">
            <text:p>Lower left</text:p>
          </table:table-cell>
          <table:table-cell/>
          <table:table-cell office:value-type="string">
            <text:p>In the lower right margin: .Cum.priuileg.</text:p>
          </table:table-cell>
          <table:table-cell/>
          <table:table-cell office:value-type="string">
            <text:p>Engraving</text:p>
          </table:table-cell>
          <table:table-cell/>
          <table:table-cell office:value-type="float" office:value="3">
            <text:p>3</text:p>
          </table:table-cell>
          <table:table-cell office:value-type="string">
            <text:p>Frans Huys</text:p>
          </table:table-cell>
          <table:table-cell office:value-type="string">
            <text:p>Hieronymus Cock</text:p>
          </table:table-cell>
          <table:table-cell office:value-type="string">
            <text:p>Sailing Vessels</text:p>
          </table:table-cell>
          <table:table-cell table:number-columns-repeated="5"/>
          <table:table-cell office:value-type="string">
            <text:p>Van Bastelaer 1908, 101|Wurzbach (Huys) 9|H. III (Bruegel) 101|Feinblatt 1961, 21|Vienna 1967-68, 45|Lebeer 1969, 44|De Ramaix 1968-69, 44|Lari 1973, 98|Vallese 1979, 36|De Groot and Vortsman 1980, 2|Tokyo 1989, 44|Gilchrist 1992, 101|GdZ, VI, 3.4 (2336)|Hamburg 2001, 44|Orenstein and Sellink 2001, 89</text:p>
          </table:table-cell>
          <table:table-cell table:number-columns-repeated="5"/>
          <table:table-cell office:value-type="float" office:value="65">
            <text:p>65</text:p>
          </table:table-cell>
          <table:table-cell table:number-columns-repeated="8"/>
          <table:table-cell office:value-type="string">
            <text:p>The Metropolitan Museum of Art collection page</text:p>
          </table:table-cell>
          <table:table-cell office:value-type="string">
            <text:p>http://metmuseum.org/exhibitions/view</text:p>
          </table:table-cell>
          <table:table-cell office:value-type="string">
            <text:p>img/derivatives/simple/10183/thumbnail.jpg</text:p>
          </table:table-cell>
          <table:table-cell office:value-type="string">
            <text:p>img/derivatives/simple/10183/fullwidth.jpg</text:p>
          </table:table-cell>
          <table:table-cell office:value-type="string">
            <text:p>pieterbruegel</text:p>
          </table:table-cell>
          <table:table-cell office:value-type="string">
            <text:p>brueghel_item</text:p>
          </table:table-cell>
          <table:table-cell/>
          <table:table-cell office:value-type="string">
            <text:p>Armed_Three_Master_with_Daedalus_and_Icarus_in_the_Sky.jpg</text:p>
          </table:table-cell>
          <table:table-cell office:value-type="string">
            <text:p>The Met</text:p>
          </table:table-cell>
          <table:table-cell office:value-type="string">
            <text:p>http://metmuseum.org/exhibitions/view</text:p>
          </table:table-cell>
          <table:table-cell table:number-columns-repeated="963"/>
        </table:table-row>
        <table:table-row table:style-name="ro1">
          <table:table-cell office:value-type="float" office:value="10184">
            <text:p>10184</text:p>
          </table:table-cell>
          <table:table-cell office:value-type="string">
            <text:p>Armed Four-Master Putting Out to Sea</text:p>
          </table:table-cell>
          <table:table-cell office:value-type="string">
            <text:p>Print</text:p>
          </table:table-cell>
          <table:table-cell office:value-type="string">
            <text:p>Seascape</text:p>
          </table:table-cell>
          <table:table-cell office:value-type="string">
            <text:p>Sea|Ship</text:p>
          </table:table-cell>
          <table:table-cell/>
          <table:table-cell office:value-type="float" office:value="22.3">
            <text:p>22.3</text:p>
          </table:table-cell>
          <table:table-cell office:value-type="float" office:value="29.3">
            <text:p>29.3</text:p>
          </table:table-cell>
          <table:table-cell table:number-columns-repeated="6"/>
          <table:table-cell office:value-type="string">
            <text:p>Unknown/Not Applicable</text:p>
          </table:table-cell>
          <table:table-cell table:number-columns-repeated="5"/>
          <table:table-cell office:value-type="string">
            <text:p>.F.H. bruegel</text:p>
          </table:table-cell>
          <table:table-cell office:value-type="string">
            <text:p>Lower left corner</text:p>
          </table:table-cell>
          <table:table-cell/>
          <table:table-cell office:value-type="string">
            <text:p>In the lower margin right: .Cum.priuileg</text:p>
          </table:table-cell>
          <table:table-cell/>
          <table:table-cell office:value-type="string">
            <text:p>Engraving</text:p>
          </table:table-cell>
          <table:table-cell table:number-columns-repeated="2"/>
          <table:table-cell office:value-type="string">
            <text:p>Frans Huys</text:p>
          </table:table-cell>
          <table:table-cell office:value-type="string">
            <text:p>Hieronymus Cock</text:p>
          </table:table-cell>
          <table:table-cell office:value-type="string">
            <text:p>Sailing Vessels</text:p>
          </table:table-cell>
          <table:table-cell table:number-columns-repeated="5"/>
          <table:table-cell office:value-type="string">
            <text:p>Van Bastelaer 1908, 102|Wurzbach (Huys) 9|H. III (Bruegel) 102|Feinblatt 1961, 22|Lebeer 1969, 45|De Ramaix 1968-69, 45|Lari 1973, 99|Vallese 1979, 37|De Groot and Vortsman 1980, 3|Tokyo 1989, 45|Gilchrist 1992, 102|GdZ, VI, 3.5 (2337)|Hamburg 2001, 45</text:p>
          </table:table-cell>
          <table:table-cell table:number-columns-repeated="5"/>
          <table:table-cell office:value-type="float" office:value="66">
            <text:p>66</text:p>
          </table:table-cell>
          <table:table-cell table:number-columns-repeated="8"/>
          <table:table-cell office:value-type="string">
            <text:p>The Metropolitan Museum of Art collection page</text:p>
          </table:table-cell>
          <table:table-cell office:value-type="string">
            <text:p>http://www.metmuseum.org/art/collection/search/383047</text:p>
          </table:table-cell>
          <table:table-cell office:value-type="string">
            <text:p>img/derivatives/simple/10184/thumbnail.jpg</text:p>
          </table:table-cell>
          <table:table-cell office:value-type="string">
            <text:p>img/derivatives/simple/10184/fullwidth.jpg</text:p>
          </table:table-cell>
          <table:table-cell office:value-type="string">
            <text:p>pieterbruegel</text:p>
          </table:table-cell>
          <table:table-cell office:value-type="string">
            <text:p>brueghel_item</text:p>
          </table:table-cell>
          <table:table-cell/>
          <table:table-cell office:value-type="string">
            <text:p>Armed_Four_Master_Putting_Out_to_Sea.jpg</text:p>
          </table:table-cell>
          <table:table-cell office:value-type="string">
            <text:p>The Met</text:p>
          </table:table-cell>
          <table:table-cell office:value-type="string">
            <text:p>http://www.metmuseum.org/art/collection/search/383047</text:p>
          </table:table-cell>
          <table:table-cell table:number-columns-repeated="963"/>
        </table:table-row>
        <table:table-row table:style-name="ro1">
          <table:table-cell office:value-type="float" office:value="10185">
            <text:p>10185</text:p>
          </table:table-cell>
          <table:table-cell office:value-type="string">
            <text:p>Armed Three-Master Anchored Near a City</text:p>
          </table:table-cell>
          <table:table-cell office:value-type="string">
            <text:p>Print</text:p>
          </table:table-cell>
          <table:table-cell office:value-type="string">
            <text:p>Seascape</text:p>
          </table:table-cell>
          <table:table-cell office:value-type="string">
            <text:p>Ship</text:p>
          </table:table-cell>
          <table:table-cell/>
          <table:table-cell office:value-type="float" office:value="23.2">
            <text:p>23.2</text:p>
          </table:table-cell>
          <table:table-cell office:value-type="float" office:value="29.2">
            <text:p>29.2</text:p>
          </table:table-cell>
          <table:table-cell table:number-columns-repeated="6"/>
          <table:table-cell office:value-type="string">
            <text:p>Unknown/Not Applicable</text:p>
          </table:table-cell>
          <table:table-cell table:number-columns-repeated="5"/>
          <table:table-cell office:value-type="string">
            <text:p>.F.H. bruegel</text:p>
          </table:table-cell>
          <table:table-cell office:value-type="string">
            <text:p>Lower right corner</text:p>
          </table:table-cell>
          <table:table-cell/>
          <table:table-cell office:value-type="string">
            <text:p>In the lower margin right: .Cum.priuileg</text:p>
          </table:table-cell>
          <table:table-cell/>
          <table:table-cell office:value-type="string">
            <text:p>Etching and engraving</text:p>
          </table:table-cell>
          <table:table-cell/>
          <table:table-cell office:value-type="float" office:value="2">
            <text:p>2</text:p>
          </table:table-cell>
          <table:table-cell office:value-type="string">
            <text:p>Frans Huys</text:p>
          </table:table-cell>
          <table:table-cell office:value-type="string">
            <text:p>Hieronymus Cock</text:p>
          </table:table-cell>
          <table:table-cell office:value-type="string">
            <text:p>Sailing Vessels</text:p>
          </table:table-cell>
          <table:table-cell table:number-columns-repeated="5"/>
          <table:table-cell office:value-type="string">
            <text:p>Van Bastelaer 1908, 103|Wurzbach (Huys) 9|H. III (Bruegel) 103|Feinblatt 1961, 23|Lebeer 1969, 46|De Ramaix 1968-69, 46|Lari 1973, 100|Vallese 1979, 38|Tokyo 1989, 46|Gilchrist 1992, 103|GdZ, VI, 3.6 (2338)|Hamburg 2001, 46|Orenstein and Sellink 2001, 91</text:p>
          </table:table-cell>
          <table:table-cell table:number-columns-repeated="5"/>
          <table:table-cell office:value-type="float" office:value="67">
            <text:p>67</text:p>
          </table:table-cell>
          <table:table-cell table:number-columns-repeated="8"/>
          <table:table-cell office:value-type="string">
            <text:p>The Metropolitan Museum of Art collection page</text:p>
          </table:table-cell>
          <table:table-cell office:value-type="string">
            <text:p>http://www.metmuseum.org/art/collection/search/383056</text:p>
          </table:table-cell>
          <table:table-cell office:value-type="string">
            <text:p>img/derivatives/simple/10185/thumbnail.jpg</text:p>
          </table:table-cell>
          <table:table-cell office:value-type="string">
            <text:p>img/derivatives/simple/10185/fullwidth.jpg</text:p>
          </table:table-cell>
          <table:table-cell office:value-type="string">
            <text:p>pieterbruegel</text:p>
          </table:table-cell>
          <table:table-cell office:value-type="string">
            <text:p>brueghel_item</text:p>
          </table:table-cell>
          <table:table-cell/>
          <table:table-cell office:value-type="string">
            <text:p>Armed_Three_Master_Anchored_Near_a_City.jpg</text:p>
          </table:table-cell>
          <table:table-cell office:value-type="string">
            <text:p>The Met</text:p>
          </table:table-cell>
          <table:table-cell office:value-type="string">
            <text:p>http://www.metmuseum.org/art/collection/search/383056</text:p>
          </table:table-cell>
          <table:table-cell table:number-columns-repeated="963"/>
        </table:table-row>
        <table:table-row table:style-name="ro1">
          <table:table-cell office:value-type="float" office:value="10186">
            <text:p>10186</text:p>
          </table:table-cell>
          <table:table-cell office:value-type="string">
            <text:p>Four-Master (Left) and Two Three-Masters Anchored Near a Fortified Island with a Lighthouse</text:p>
          </table:table-cell>
          <table:table-cell office:value-type="string">
            <text:p>Print</text:p>
          </table:table-cell>
          <table:table-cell office:value-type="string">
            <text:p>Seascape</text:p>
          </table:table-cell>
          <table:table-cell office:value-type="string">
            <text:p>Ship</text:p>
          </table:table-cell>
          <table:table-cell/>
          <table:table-cell office:value-type="float" office:value="22.6">
            <text:p>22.6</text:p>
          </table:table-cell>
          <table:table-cell office:value-type="float" office:value="29.4">
            <text:p>29.4</text:p>
          </table:table-cell>
          <table:table-cell table:number-columns-repeated="6"/>
          <table:table-cell office:value-type="string">
            <text:p>Unknown/Not Applicable</text:p>
          </table:table-cell>
          <table:table-cell table:number-columns-repeated="5"/>
          <table:table-cell office:value-type="string">
            <text:p>.F.H. bruegel</text:p>
          </table:table-cell>
          <table:table-cell office:value-type="string">
            <text:p>Lower right corner</text:p>
          </table:table-cell>
          <table:table-cell/>
          <table:table-cell office:value-type="string">
            <text:p>In the lower margin right: .Cum.priuileg</text:p>
          </table:table-cell>
          <table:table-cell/>
          <table:table-cell office:value-type="string">
            <text:p>Etching and engraving</text:p>
          </table:table-cell>
          <table:table-cell/>
          <table:table-cell office:value-type="float" office:value="3">
            <text:p>3</text:p>
          </table:table-cell>
          <table:table-cell office:value-type="string">
            <text:p>Frans Huys</text:p>
          </table:table-cell>
          <table:table-cell office:value-type="string">
            <text:p>Hieronymus Cock</text:p>
          </table:table-cell>
          <table:table-cell office:value-type="string">
            <text:p>Sailing Vessels</text:p>
          </table:table-cell>
          <table:table-cell table:number-columns-repeated="5"/>
          <table:table-cell office:value-type="string">
            <text:p>Van Bastelaer 1908, 104|Wurzbach (Huys) 9|H. III (Bruegel) 104|Feinblatt 1961, 24|Vienna 1967-68, 42|Lebeer 1969, 47|De Ramaix 1968-69, 47|Lari 1973, 101|Vallese 1979, 39|Tokyo 1989, 47|Gilchrist 1992, 104|GdZ, VI, 3.7 (2339)|Hamburg 2001, 47|Orenstein and Sellink 2001, 92</text:p>
          </table:table-cell>
          <table:table-cell table:number-columns-repeated="5"/>
          <table:table-cell office:value-type="float" office:value="68">
            <text:p>68</text:p>
          </table:table-cell>
          <table:table-cell table:number-columns-repeated="8"/>
          <table:table-cell office:value-type="string">
            <text:p>The Metropolitan Museum of Art collection page</text:p>
          </table:table-cell>
          <table:table-cell office:value-type="string">
            <text:p>http://www.metmuseum.org/toah/works-of-art/59.534.23/</text:p>
          </table:table-cell>
          <table:table-cell office:value-type="string">
            <text:p>img/derivatives/simple/10186/thumbnail.jpg</text:p>
          </table:table-cell>
          <table:table-cell office:value-type="string">
            <text:p>img/derivatives/simple/10186/fullwidth.jpg</text:p>
          </table:table-cell>
          <table:table-cell office:value-type="string">
            <text:p>pieterbruegel</text:p>
          </table:table-cell>
          <table:table-cell office:value-type="string">
            <text:p>brueghel_item</text:p>
          </table:table-cell>
          <table:table-cell/>
          <table:table-cell office:value-type="string">
            <text:p>Four_Master_Left_and_Two_Three_Masters_Anchored_Near_a_Fortified_Island_with_a_Lighthouse.jpg</text:p>
          </table:table-cell>
          <table:table-cell office:value-type="string">
            <text:p>The Met</text:p>
          </table:table-cell>
          <table:table-cell office:value-type="string">
            <text:p>http://www.metmuseum.org/toah/works-of-art/59.534.23/</text:p>
          </table:table-cell>
          <table:table-cell table:number-columns-repeated="963"/>
        </table:table-row>
        <table:table-row table:style-name="ro1">
          <table:table-cell office:value-type="float" office:value="10187">
            <text:p>10187</text:p>
          </table:table-cell>
          <table:table-cell office:value-type="string">
            <text:p>Three Caravels in a Rising Squall with Arion on a Dolphin</text:p>
          </table:table-cell>
          <table:table-cell office:value-type="string">
            <text:p>Print</text:p>
          </table:table-cell>
          <table:table-cell office:value-type="string">
            <text:p>Seascape</text:p>
          </table:table-cell>
          <table:table-cell office:value-type="string">
            <text:p>Ship</text:p>
          </table:table-cell>
          <table:table-cell/>
          <table:table-cell office:value-type="float" office:value="21.8">
            <text:p>21.8</text:p>
          </table:table-cell>
          <table:table-cell office:value-type="float" office:value="28.6">
            <text:p>28.6</text:p>
          </table:table-cell>
          <table:table-cell table:number-columns-repeated="6"/>
          <table:table-cell office:value-type="string">
            <text:p>Unknown/Not Applicable</text:p>
          </table:table-cell>
          <table:table-cell table:number-columns-repeated="5"/>
          <table:table-cell office:value-type="string">
            <text:p>.F.H. bruegel</text:p>
          </table:table-cell>
          <table:table-cell office:value-type="string">
            <text:p>Lower left corner</text:p>
          </table:table-cell>
          <table:table-cell/>
          <table:table-cell office:value-type="string">
            <text:p>On a cloud in the upper right the address: H. cock ex| in the lower right margin: .Cum.priuileg</text:p>
          </table:table-cell>
          <table:table-cell/>
          <table:table-cell office:value-type="string">
            <text:p>Etching and engraving</text:p>
          </table:table-cell>
          <table:table-cell/>
          <table:table-cell office:value-type="float" office:value="6">
            <text:p>6</text:p>
          </table:table-cell>
          <table:table-cell office:value-type="string">
            <text:p>Frans Huys</text:p>
          </table:table-cell>
          <table:table-cell office:value-type="string">
            <text:p>Hieronymus Cock</text:p>
          </table:table-cell>
          <table:table-cell office:value-type="string">
            <text:p>Sailing Vessels</text:p>
          </table:table-cell>
          <table:table-cell table:number-columns-repeated="5"/>
          <table:table-cell office:value-type="string">
            <text:p>Van Bastelaer 1908, 105|Wurzbach (Huys) 9|H. III (Bruegel) 105|Feinblatt 1961, 25|Lebeer 1969, 48|De Ramaix 1968-69, 48|Lari 1973, 102|Vallese 1979, 40|De Groot and Vortsman 1980, 4|Tokyo 1989, 48|Gilchrist 1992, 105|GdZ, VI, 3.8 (2340)|Hamburg 2001, 48|Orenstein and Sellink 2001, 90|The second ship on the left copied in same direction by Jan Luyken, Spanish carracks or galleons an illustration in Cornelis van Yk, De Nederlandesche Scheeps-bouw-konst, 1697|etching, 29.9 x 37.7 cm|H. XI (Luyken) 309|De Groot and Vortsman 1980, fig. 4a</text:p>
          </table:table-cell>
          <table:table-cell table:number-columns-repeated="5"/>
          <table:table-cell office:value-type="float" office:value="69">
            <text:p>69</text:p>
          </table:table-cell>
          <table:table-cell table:number-columns-repeated="8"/>
          <table:table-cell office:value-type="string">
            <text:p>The Metropolitan Museum of Art collection page</text:p>
          </table:table-cell>
          <table:table-cell office:value-type="string">
            <text:p>http://www.metmuseum.org/art/collection/search/338713</text:p>
          </table:table-cell>
          <table:table-cell office:value-type="string">
            <text:p>img/derivatives/simple/10187/thumbnail.jpg</text:p>
          </table:table-cell>
          <table:table-cell office:value-type="string">
            <text:p>img/derivatives/simple/10187/fullwidth.jpg</text:p>
          </table:table-cell>
          <table:table-cell office:value-type="string">
            <text:p>pieterbruegel</text:p>
          </table:table-cell>
          <table:table-cell office:value-type="string">
            <text:p>brueghel_item</text:p>
          </table:table-cell>
          <table:table-cell/>
          <table:table-cell office:value-type="string">
            <text:p>Three_Caravels_in_a_Rising_Squall_with_Arion_on_a_Dolphin.jpg</text:p>
          </table:table-cell>
          <table:table-cell office:value-type="string">
            <text:p>The Met</text:p>
          </table:table-cell>
          <table:table-cell office:value-type="string">
            <text:p>http://www.metmuseum.org/art/collection/search/338713</text:p>
          </table:table-cell>
          <table:table-cell table:number-columns-repeated="963"/>
        </table:table-row>
        <table:table-row table:style-name="ro1">
          <table:table-cell office:value-type="float" office:value="10188">
            <text:p>10188</text:p>
          </table:table-cell>
          <table:table-cell office:value-type="string">
            <text:p>Two Galleys Sailing Behind an Armed Three-Master with Phaeton and Jupiter in the Sky</text:p>
          </table:table-cell>
          <table:table-cell office:value-type="string">
            <text:p>Print</text:p>
          </table:table-cell>
          <table:table-cell office:value-type="string">
            <text:p>Seascape</text:p>
          </table:table-cell>
          <table:table-cell office:value-type="string">
            <text:p>Ship</text:p>
          </table:table-cell>
          <table:table-cell/>
          <table:table-cell office:value-type="float" office:value="22">
            <text:p>22</text:p>
          </table:table-cell>
          <table:table-cell office:value-type="float" office:value="28.2">
            <text:p>28.2</text:p>
          </table:table-cell>
          <table:table-cell table:number-columns-repeated="6"/>
          <table:table-cell office:value-type="string">
            <text:p>Unknown/Not Applicable</text:p>
          </table:table-cell>
          <table:table-cell table:number-columns-repeated="5"/>
          <table:table-cell office:value-type="string">
            <text:p>F.H. bruegel</text:p>
          </table:table-cell>
          <table:table-cell office:value-type="string">
            <text:p>Cartouche at lower left</text:p>
          </table:table-cell>
          <table:table-cell/>
          <table:table-cell office:value-type="string">
            <text:p>State II: Signed F.H. bruegel in the cartouche at lower left| in center of lower margin: Theodorus Galle excud.| numbered 9 in the lower right margin. </text:p>
          </table:table-cell>
          <table:table-cell/>
          <table:table-cell office:value-type="string">
            <text:p>Engraving</text:p>
          </table:table-cell>
          <table:table-cell/>
          <table:table-cell office:value-type="float" office:value="2">
            <text:p>2</text:p>
          </table:table-cell>
          <table:table-cell office:value-type="string">
            <text:p>Cornelis Cort (?)</text:p>
          </table:table-cell>
          <table:table-cell office:value-type="string">
            <text:p>Hieronymus Cock</text:p>
          </table:table-cell>
          <table:table-cell office:value-type="string">
            <text:p>Sailing Vessels</text:p>
          </table:table-cell>
          <table:table-cell table:number-columns-repeated="5"/>
          <table:table-cell office:value-type="string">
            <text:p>Van Bastelaer 1908, 106|Wurzbach (Huys) 9|H. III (Bruegel) 106|Feinblatt 1961, 26|Lebeer 1969, 49|De Ramaix 1968-69, 49|Lari 1973, 103|Riggs 1979, p. 173|Vallese 1979, 41|Tokyo 1989, 49|Gilchrist 1992, 106|GdZ, VI, 3.9 (2341)|Hamburg 2001, 49|Orenstein and Sellink 2001, pp. 217-18</text:p>
          </table:table-cell>
          <table:table-cell table:number-columns-repeated="5"/>
          <table:table-cell office:value-type="float" office:value="70">
            <text:p>70</text:p>
          </table:table-cell>
          <table:table-cell table:number-columns-repeated="8"/>
          <table:table-cell office:value-type="string">
            <text:p>The Metropolitan Museum of Art collection page</text:p>
          </table:table-cell>
          <table:table-cell office:value-type="string">
            <text:p>http://www.metmuseum.org/art/collection/search/383048</text:p>
          </table:table-cell>
          <table:table-cell office:value-type="string">
            <text:p>img/derivatives/simple/10188/thumbnail.jpg</text:p>
          </table:table-cell>
          <table:table-cell office:value-type="string">
            <text:p>img/derivatives/simple/10188/fullwidth.jpg</text:p>
          </table:table-cell>
          <table:table-cell office:value-type="string">
            <text:p>pieterbruegel</text:p>
          </table:table-cell>
          <table:table-cell office:value-type="string">
            <text:p>brueghel_item</text:p>
          </table:table-cell>
          <table:table-cell/>
          <table:table-cell office:value-type="string">
            <text:p>Two_Galleys_Sailing_Behind_an_Armed_Three_Master_with_Phaeton_and_Jupiter_in_the_Sky.jpg</text:p>
          </table:table-cell>
          <table:table-cell office:value-type="string">
            <text:p>The Met</text:p>
          </table:table-cell>
          <table:table-cell office:value-type="string">
            <text:p>http://www.metmuseum.org/art/collection/search/383048</text:p>
          </table:table-cell>
          <table:table-cell table:number-columns-repeated="963"/>
        </table:table-row>
        <table:table-row table:style-name="ro1">
          <table:table-cell office:value-type="float" office:value="10189">
            <text:p>10189</text:p>
          </table:table-cell>
          <table:table-cell office:value-type="string">
            <text:p>A Fleet of Galleys Escorted by a Caravel</text:p>
          </table:table-cell>
          <table:table-cell office:value-type="string">
            <text:p>Print</text:p>
          </table:table-cell>
          <table:table-cell office:value-type="string">
            <text:p>Seascape</text:p>
          </table:table-cell>
          <table:table-cell office:value-type="string">
            <text:p>Ship</text:p>
          </table:table-cell>
          <table:table-cell/>
          <table:table-cell office:value-type="float" office:value="22.6">
            <text:p>22.6</text:p>
          </table:table-cell>
          <table:table-cell office:value-type="float" office:value="29.2">
            <text:p>29.2</text:p>
          </table:table-cell>
          <table:table-cell table:number-columns-repeated="6"/>
          <table:table-cell office:value-type="string">
            <text:p>Unknown/Not Applicable</text:p>
          </table:table-cell>
          <table:table-cell table:number-columns-repeated="5"/>
          <table:table-cell office:value-type="string">
            <text:p>bruegel</text:p>
          </table:table-cell>
          <table:table-cell office:value-type="string">
            <text:p>Lower right corner</text:p>
          </table:table-cell>
          <table:table-cell/>
          <table:table-cell office:value-type="string">
            <text:p>Signed in lower left corner: F.H. and in the lower right corner: bruegel| in the lower margin right: .Cum.priuileg</text:p>
          </table:table-cell>
          <table:table-cell/>
          <table:table-cell office:value-type="string">
            <text:p>Etching and engraving</text:p>
          </table:table-cell>
          <table:table-cell/>
          <table:table-cell office:value-type="float" office:value="2">
            <text:p>2</text:p>
          </table:table-cell>
          <table:table-cell office:value-type="string">
            <text:p>Frans Huys</text:p>
          </table:table-cell>
          <table:table-cell office:value-type="string">
            <text:p>Hieronymus Cock</text:p>
          </table:table-cell>
          <table:table-cell office:value-type="string">
            <text:p>Sailing Vessels</text:p>
          </table:table-cell>
          <table:table-cell table:number-columns-repeated="5"/>
          <table:table-cell office:value-type="string">
            <text:p>Van Bastelaer 1908, 107|Wurzbach (Huys) 9|H. III (Bruegel) 107|Feinblatt 1961, 27|Lebeer 1969, 50|De Ramaix 1968-69, 50|Lari 1973, 104|Vallese 1979, 42|De Groot and Vortsman 1980, 5|Tokyo 1989, 50|Gilchrist 1992, 107|GdZ, VI, 3.10 (2342)|Orenstein and Sellink 2001, 93|The caravel in the center and the center galley on the right copied in reverse by Lambert Cornelisz in the title page to Jan Van Linschoten, Itinerario, Voyage ofte schipvaert van Jan Huygen van Linschoten naar Oost ofte Portugaels Indien, Amsterdam, 1596|12.7 x 18.1 cm|De Groot and Vortsman 1980, fig. 5a</text:p>
          </table:table-cell>
          <table:table-cell office:value-type="string">
            <text:p>10141 |10142 |10143 </text:p>
          </table:table-cell>
          <table:table-cell table:number-columns-repeated="4"/>
          <table:table-cell office:value-type="float" office:value="71">
            <text:p>71</text:p>
          </table:table-cell>
          <table:table-cell table:number-columns-repeated="8"/>
          <table:table-cell office:value-type="string">
            <text:p>The Metropolitan Museum of Art collection page</text:p>
          </table:table-cell>
          <table:table-cell office:value-type="string">
            <text:p>http://www.metmuseum.org/art/collection/search/338708</text:p>
          </table:table-cell>
          <table:table-cell office:value-type="string">
            <text:p>img/derivatives/simple/10189/thumbnail.jpg</text:p>
          </table:table-cell>
          <table:table-cell office:value-type="string">
            <text:p>img/derivatives/simple/10189/fullwidth.jpg</text:p>
          </table:table-cell>
          <table:table-cell office:value-type="string">
            <text:p>pieterbruegel</text:p>
          </table:table-cell>
          <table:table-cell office:value-type="string">
            <text:p>brueghel_item</text:p>
          </table:table-cell>
          <table:table-cell/>
          <table:table-cell office:value-type="string">
            <text:p>A_Fleet_of_Galleys_Escorted_by_a_Caravel.jpg</text:p>
          </table:table-cell>
          <table:table-cell office:value-type="string">
            <text:p>The Met</text:p>
          </table:table-cell>
          <table:table-cell office:value-type="string">
            <text:p>http://www.metmuseum.org/art/collection/search/338708</text:p>
          </table:table-cell>
          <table:table-cell table:number-columns-repeated="963"/>
        </table:table-row>
        <table:table-row table:style-name="ro1">
          <table:table-cell office:value-type="float" office:value="10190">
            <text:p>10190</text:p>
          </table:table-cell>
          <table:table-cell office:value-type="string">
            <text:p>The Beekeepers</text:p>
          </table:table-cell>
          <table:table-cell office:value-type="string">
            <text:p>Drawing</text:p>
          </table:table-cell>
          <table:table-cell office:value-type="string">
            <text:p>Urban, Common and Peasant Life</text:p>
          </table:table-cell>
          <table:table-cell/>
          <table:table-cell office:value-type="string">
            <text:p>47I241</text:p>
          </table:table-cell>
          <table:table-cell office:value-type="float" office:value="20.3">
            <text:p>20.3</text:p>
          </table:table-cell>
          <table:table-cell office:value-type="float" office:value="30.9">
            <text:p>30.9</text:p>
          </table:table-cell>
          <table:table-cell/>
          <table:table-cell office:value-type="string">
            <text:p>Germany</text:p>
          </table:table-cell>
          <table:table-cell office:value-type="string">
            <text:p>Berlin</text:p>
          </table:table-cell>
          <table:table-cell office:value-type="string">
            <text:p>Kupferstichkabinett, Staatliche Museen zu Berlin</text:p>
          </table:table-cell>
          <table:table-cell table:number-columns-repeated="2"/>
          <table:table-cell office:value-type="string">
            <text:p>Public</text:p>
          </table:table-cell>
          <table:table-cell table:number-columns-repeated="3"/>
          <table:table-cell office:value-type="string">
            <text:p>Paper</text:p>
          </table:table-cell>
          <table:table-cell/>
          <table:table-cell office:value-type="string">
            <text:p>BRVEGEL MDLXV...</text:p>
          </table:table-cell>
          <table:table-cell office:value-type="string">
            <text:p>Bottom right, by the artist</text:p>
          </table:table-cell>
          <table:table-cell/>
          <table:table-cell office:value-type="string">
            <text:p>Inscription lower left "dije den nest Weet dije(n) Weeten dijen Roft dij heeten". </text:p>
          </table:table-cell>
          <table:table-cell table:number-columns-repeated="11"/>
          <table:table-cell office:value-type="string">
            <text:p>Mielke, cat. #66: P. Bruegel.</text:p>
          </table:table-cell>
          <table:table-cell table:number-columns-repeated="2"/>
          <table:table-cell office:value-type="string">
            <text:p>Berlin 1975, nr. 100 (Renger), Washington/New York 1986-87, nr. 31</text:p>
          </table:table-cell>
          <table:table-cell table:number-columns-repeated="4"/>
          <table:table-cell office:value-type="string">
            <text:p>9742|9743</text:p>
          </table:table-cell>
          <table:table-cell office:value-type="string">
            <text:p>From Nagler (L.2529), aquired 1835.</text:p>
          </table:table-cell>
          <table:table-cell table:number-columns-repeated="8"/>
          <table:table-cell office:value-type="string">
            <text:p>img/derivatives/simple/10190/thumbnail.jpg</text:p>
          </table:table-cell>
          <table:table-cell office:value-type="string">
            <text:p>img/derivatives/simple/10190/fullwidth.jpg</text:p>
          </table:table-cell>
          <table:table-cell office:value-type="string">
            <text:p>pieterbruegel</text:p>
          </table:table-cell>
          <table:table-cell office:value-type="string">
            <text:p>brueghel_item</text:p>
          </table:table-cell>
          <table:table-cell/>
          <table:table-cell office:value-type="string">
            <text:p>66_The_Beekeepers.jpg</text:p>
          </table:table-cell>
          <table:table-cell office:value-type="string">
            <text:p>Wikimedia Commons</text:p>
          </table:table-cell>
          <table:table-cell table:number-columns-repeated="964"/>
        </table:table-row>
      </table:table>
      <table:database-ranges>
        <table:database-range table:name="__Anonymous_Sheet_DB__1" table:target-range-address="Sheet1.A1:Sheet1.BJ207"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30">09/30/2021</text:date>, <text:time>17:21: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Unix OpenOffice.org_project/417m1$Build-9800</meta:generator>
    <dc:date>2021-09-30T17:21:05</dc:date>
    <dc:creator>Stephanie Moore</dc:creator>
    <meta:editing-duration>PT15M12S</meta:editing-duration>
    <meta:editing-cycles>7</meta:editing-cycles>
    <meta:document-statistic meta:table-count="1" meta:cell-count="5414" meta:object-count="0"/>
  </office:meta>
</office:document-meta>
</file>